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25in" style:rel-column-width="12235*"/>
    </style:style>
    <style:style style:name="Table7.B" style:family="table-column">
      <style:table-column-properties style:column-width="5.4451in" style:rel-column-width="53300*"/>
    </style:style>
    <style:style style:name="Table7.A1" style:family="table-cell">
      <style:table-cell-properties fo:padding="0.0201in" fo:border-left="none" fo:border-right="none" fo:border-top="none" fo:border-bottom="0.05pt solid #000000" style:writing-mode="page"/>
    </style:style>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8903in" fo:margin-left="-0.1972in" table:align="left"/>
    </style:style>
    <style:style style:name="Table1.A" style:family="table-column">
      <style:table-column-properties style:column-width="2.6604in"/>
    </style:style>
    <style:style style:name="Table1.B" style:family="table-column">
      <style:table-column-properties style:column-width="0.9076in"/>
    </style:style>
    <style:style style:name="Table1.C" style:family="table-column">
      <style:table-column-properties style:column-width="0.8403in"/>
    </style:style>
    <style:style style:name="Table1.D" style:family="table-column">
      <style:table-column-properties style:column-width="0.9736in"/>
    </style:style>
    <style:style style:name="Table1.E" style:family="table-column">
      <style:table-column-properties style:column-width="0.7701in"/>
    </style:style>
    <style:style style:name="Table1.F" style:family="table-column">
      <style:table-column-properties style:column-width="0.7382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F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F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none" style:writing-mode="lr-tb"/>
    </style:style>
    <style:style style:name="Table1.E4" style:family="table-cell">
      <style:table-cell-properties fo:padding-left="0.075in" fo:padding-right="0.075in" fo:padding-top="0in" fo:padding-bottom="0in" fo:border="none" style:writing-mode="lr-tb"/>
    </style:style>
    <style:style style:name="Table1.F4" style:family="table-cell">
      <style:table-cell-properties fo:padding-left="0.075in" fo:padding-right="0.075in" fo:padding-top="0in" fo:padding-bottom="0in" fo:border="none" style:writing-mode="lr-tb"/>
    </style:style>
    <style:style style:name="Table1.5" style:family="table-row">
      <style:table-row-properties style:min-row-height="0.2236in"/>
    </style:style>
    <style:style style:name="Table1.E5" style:family="table-cell">
      <style:table-cell-properties fo:padding-left="0.075in" fo:padding-right="0.075in" fo:padding-top="0in" fo:padding-bottom="0in" fo:border="none" style:writing-mode="lr-tb"/>
    </style:style>
    <style:style style:name="Table1.F5" style:family="table-cell">
      <style:table-cell-properties fo:padding-left="0.075in" fo:padding-right="0.075in" fo:padding-top="0in" fo:padding-bottom="0in" fo:border="none" style:writing-mode="lr-tb"/>
    </style:style>
    <style:style style:name="Table1.6" style:family="table-row">
      <style:table-row-properties style:min-row-height="0.0521in"/>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8903in" fo:margin-left="-0.1972in" table:align="left"/>
    </style:style>
    <style:style style:name="Table3.A" style:family="table-column">
      <style:table-column-properties style:column-width="2.6604in"/>
    </style:style>
    <style:style style:name="Table3.B" style:family="table-column">
      <style:table-column-properties style:column-width="0.9076in"/>
    </style:style>
    <style:style style:name="Table3.C" style:family="table-column">
      <style:table-column-properties style:column-width="0.8403in"/>
    </style:style>
    <style:style style:name="Table3.D" style:family="table-column">
      <style:table-column-properties style:column-width="0.9736in"/>
    </style:style>
    <style:style style:name="Table3.E" style:family="table-column">
      <style:table-column-properties style:column-width="0.7701in"/>
    </style:style>
    <style:style style:name="Table3.F" style:family="table-column">
      <style:table-column-properties style:column-width="0.7382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F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F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7" style:family="table-row">
      <style:table-row-properties style:min-row-height="0.0521in"/>
    </style:style>
    <style:style style:name="Table4" style:family="table">
      <style:table-properties style:width="6.7931in" fo:margin-left="-0.1972in" table:align="left"/>
    </style:style>
    <style:style style:name="Table4.A" style:family="table-column">
      <style:table-column-properties style:column-width="4.6618in"/>
    </style:style>
    <style:style style:name="Table4.B" style:family="table-column">
      <style:table-column-properties style:column-width="1.0785in"/>
    </style:style>
    <style:style style:name="Table4.C" style:family="table-column">
      <style:table-column-properties style:column-width="0.3889in"/>
    </style:style>
    <style:style style:name="Table4.D" style:family="table-column">
      <style:table-column-properties style:column-width="0.1028in"/>
    </style:style>
    <style:style style:name="Table4.E" style:family="table-column">
      <style:table-column-properties style:column-width="0.4583in"/>
    </style:style>
    <style:style style:name="Table4.1" style:family="table-row">
      <style:table-row-properties style:min-row-height="0.1056in"/>
    </style:style>
    <style:style style:name="Table4.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D1" style:family="table-cell">
      <style:table-cell-properties fo:padding-left="0.075in" fo:padding-right="0.075in" fo:padding-top="0in" fo:padding-bottom="0in" fo:border-left="none" fo:border-right="none" fo:border-top="none" fo:border-bottom="0.5pt solid #000000" style:writing-mode="lr-tb"/>
    </style:style>
    <style:style style:name="Table4.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4.C2" style:family="table-cell">
      <style:table-cell-properties fo:padding-left="0.075in" fo:padding-right="0.075in" fo:padding-top="0in" fo:padding-bottom="0in" fo:border-left="none" fo:border-right="none" fo:border-top="0.5pt solid #000000" fo:border-bottom="0.5pt solid #000000" style:writing-mode="lr-tb"/>
    </style:style>
    <style:style style:name="Table4.E2" style:family="table-cell">
      <style:table-cell-properties fo:padding-left="0.075in" fo:padding-right="0.075in" fo:padding-top="0in" fo:padding-bottom="0in" fo:border-left="none" fo:border-right="none" fo:border-top="0.5pt solid #000000" fo:border-bottom="0.5pt solid #000000" style:writing-mode="lr-tb"/>
    </style:style>
    <style:style style:name="Table4.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4.A4" style:family="table-cell">
      <style:table-cell-properties style:vertical-align="middle" fo:padding-left="0.075in" fo:padding-right="0.075in" fo:padding-top="0in" fo:padding-bottom="0in" fo:border="none" style:writing-mode="lr-tb"/>
    </style:style>
    <style:style style:name="Table4.E7"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6.8479in" fo:margin-left="-0.1972in" table:align="left"/>
    </style:style>
    <style:style style:name="Table5.A" style:family="table-column">
      <style:table-column-properties style:column-width="4.6771in"/>
    </style:style>
    <style:style style:name="Table5.B" style:family="table-column">
      <style:table-column-properties style:column-width="1.0764in"/>
    </style:style>
    <style:style style:name="Table5.C" style:family="table-column">
      <style:table-column-properties style:column-width="0.4444in"/>
    </style:style>
    <style:style style:name="Table5.D" style:family="table-column">
      <style:table-column-properties style:column-width="0.1028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5.D1" style:family="table-cell">
      <style:table-cell-properties fo:padding-left="0.075in" fo:padding-right="0.075in" fo:padding-top="0in" fo:padding-bottom="0in" fo:border-left="none" fo:border-right="none" fo:border-top="none" fo:border-bottom="0.5pt solid #000000"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E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table-cell-properties fo:padding-left="0.075in" fo:padding-right="0.075in" fo:padding-top="0in" fo:padding-bottom="0in" fo:border-left="none" fo:border-right="none" fo:border-top="0.5pt solid #000000" fo:border-bottom="none" style:writing-mode="lr-tb"/>
    </style:style>
    <style:style style:name="Table5.E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E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E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E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E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E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E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E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E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E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E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E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E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E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E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0.5pt solid #000000" style:writing-mode="lr-tb"/>
    </style:style>
    <style:style style:name="Table5.B18" style:family="table-cell">
      <style:table-cell-properties fo:padding-left="0.075in" fo:padding-right="0.075in" fo:padding-top="0in" fo:padding-bottom="0in" fo:border-left="none" fo:border-right="none" fo:border-top="0.5pt solid #000000" fo:border-bottom="0.5pt solid #000000" style:writing-mode="lr-tb"/>
    </style:style>
    <style:style style:name="Table5.C18" style:family="table-cell">
      <style:table-cell-properties fo:padding-left="0.075in" fo:padding-right="0.075in" fo:padding-top="0in" fo:padding-bottom="0in" fo:border-left="none" fo:border-right="none" fo:border-top="0.5pt solid #000000" fo:border-bottom="0.5pt solid #000000" style:writing-mode="lr-tb"/>
    </style:style>
    <style:style style:name="Table5.E18" style:family="table-cell">
      <style:table-cell-properties fo:padding-left="0.075in" fo:padding-right="0.075in" fo:padding-top="0in" fo:padding-bottom="0in" fo:border-left="none" fo:border-right="none" fo:border-top="0.5pt solid #000000" fo:border-bottom="0.5pt solid #000000" style:writing-mode="lr-tb"/>
    </style:style>
    <style:style style:name="Table6" style:family="table">
      <style:table-properties style:width="6.9667in" fo:margin-left="-0.1972in" table:align="left"/>
    </style:style>
    <style:style style:name="Table6.A" style:family="table-column">
      <style:table-column-properties style:column-width="3.2813in"/>
    </style:style>
    <style:style style:name="Table6.B" style:family="table-column">
      <style:table-column-properties style:column-width="0.866in"/>
    </style:style>
    <style:style style:name="Table6.C" style:family="table-column">
      <style:table-column-properties style:column-width="0.6694in"/>
    </style:style>
    <style:style style:name="Table6.D" style:family="table-column">
      <style:table-column-properties style:column-width="0.9146in"/>
    </style:style>
    <style:style style:name="Table6.E" style:family="table-column">
      <style:table-column-properties style:column-width="0.4167in"/>
    </style:style>
    <style:style style:name="Table6.F" style:family="table-column">
      <style:table-column-properties style:column-width="0.8188in"/>
    </style:style>
    <style:style style:name="Table6.1" style:family="table-row">
      <style:table-row-properties style:min-row-height="0.1153in"/>
    </style:style>
    <style:style style:name="Table6.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6.3" style:family="table-row">
      <style:table-row-properties style:min-row-height="0.0521in"/>
    </style:style>
    <style:style style:name="Table6.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5" style:family="table-row">
      <style:table-row-properties style:min-row-height="0.2368in"/>
    </style:style>
    <style:style style:name="Table6.7" style:family="table-row">
      <style:table-row-properties style:min-row-height="0.0556in"/>
    </style:style>
    <style:style style:name="P1" style:family="paragraph" style:parent-style-name="Footer">
      <style:text-properties officeooo:paragraph-rsid="02145812"/>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background-color="#ffff00"/>
    </style:style>
    <style:style style:name="P4" style:family="paragraph" style:parent-style-name="Standard">
      <style:text-properties officeooo:paragraph-rsid="002688f5" fo:background-color="#ffff00"/>
    </style:style>
    <style:style style:name="P5" style:family="paragraph" style:parent-style-name="Standard">
      <style:paragraph-properties fo:text-align="center" style:justify-single-word="false"/>
      <style:text-properties officeooo:paragraph-rsid="006143ad" fo:background-color="#ffff00"/>
    </style:style>
    <style:style style:name="P6" style:family="paragraph" style:parent-style-name="Standard">
      <style:text-properties officeooo:rsid="02145812" officeooo:paragraph-rsid="02145812" fo:background-color="#ffff00"/>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f9dec2" officeooo:paragraph-rsid="03887445" fo:background-color="#ffff00"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Standard">
      <style:text-properties fo:color="#000000" style:font-name="Liberation Serif1"/>
    </style:style>
    <style:style style:name="P11" style:family="paragraph" style:parent-style-name="Standard">
      <style:text-properties fo:color="#000000" style:font-name="Liberation Serif1" fo:font-style="italic" officeooo:rsid="001b98b5" officeooo:paragraph-rsid="002688f5" fo:background-color="#ffff00" style:font-style-asian="italic" style:font-style-complex="italic"/>
    </style:style>
    <style:style style:name="P12" style:family="paragraph" style:parent-style-name="Standard">
      <style:text-properties fo:color="#000000" style:font-name="Liberation Serif1" officeooo:paragraph-rsid="00575799"/>
    </style:style>
    <style:style style:name="P13" style:family="paragraph" style:parent-style-name="Standard">
      <style:text-properties fo:color="#000000" style:font-name="Liberation Serif1" fo:font-size="11pt" officeooo:rsid="01184667" officeooo:paragraph-rsid="018f64d5" fo:background-color="transparent" style:font-size-asian="11pt" style:font-size-complex="11pt"/>
    </style:style>
    <style:style style:name="P14" style:family="paragraph" style:parent-style-name="Standard">
      <style:text-properties fo:color="#000000" style:font-name="Liberation Serif1" fo:font-size="11pt" officeooo:rsid="03633644" officeooo:paragraph-rsid="03633644" fo:background-color="#ffff00" style:font-size-asian="11pt" style:font-size-complex="11pt"/>
    </style:style>
    <style:style style:name="P15" style:family="paragraph" style:parent-style-name="Standard">
      <style:text-properties fo:color="#000000" style:font-name="Liberation Serif1" officeooo:rsid="00ce53a4" officeooo:paragraph-rsid="018f64d5"/>
    </style:style>
    <style:style style:name="P16" style:family="paragraph" style:parent-style-name="Standard">
      <style:text-properties fo:color="#000000" style:font-name="Liberation Serif1" officeooo:paragraph-rsid="018f64d5"/>
    </style:style>
    <style:style style:name="P17" style:family="paragraph" style:parent-style-name="Standard">
      <style:text-properties fo:color="#000000" style:font-name="Liberation Serif1" officeooo:rsid="02136904" officeooo:paragraph-rsid="02145812" fo:background-color="#ffff00"/>
    </style:style>
    <style:style style:name="P18" style:family="paragraph" style:parent-style-name="Standard">
      <style:text-properties fo:color="#000000" style:font-name="Liberation Serif1" officeooo:paragraph-rsid="0208ea4b"/>
    </style:style>
    <style:style style:name="P19" style:family="paragraph" style:parent-style-name="Standard">
      <style:text-properties fo:color="#000000" style:font-name="Liberation Serif1" officeooo:paragraph-rsid="00550d2c"/>
    </style:style>
    <style:style style:name="P20" style:family="paragraph" style:parent-style-name="Standard">
      <style:text-properties fo:color="#000000" style:font-name="Liberation Serif1" fo:background-color="transparent"/>
    </style:style>
    <style:style style:name="P21" style:family="paragraph" style:parent-style-name="Standard">
      <style:text-properties style:font-name="Liberation Serif1"/>
    </style:style>
    <style:style style:name="P22" style:family="paragraph" style:parent-style-name="Standard">
      <style:paragraph-properties fo:text-align="justify" style:justify-single-word="false"/>
      <style:text-properties style:font-name="Liberation Serif1"/>
    </style:style>
    <style:style style:name="P23" style:family="paragraph" style:parent-style-name="Standard">
      <style:text-properties style:font-name="Liberation Serif1" fo:language="nl" fo:country="NL"/>
    </style:style>
    <style:style style:name="P24" style:family="paragraph" style:parent-style-name="Standard">
      <style:paragraph-properties fo:text-align="justify" style:justify-single-word="false"/>
      <style:text-properties style:font-name="Liberation Serif1" fo:language="nl" fo:country="NL" fo:background-color="#ffff00"/>
    </style:style>
    <style:style style:name="P25" style:family="paragraph" style:parent-style-name="Standard">
      <style:text-properties style:font-name="Liberation Serif1" fo:language="en" fo:country="US"/>
    </style:style>
    <style:style style:name="P26" style:family="paragraph" style:parent-style-name="Standard">
      <style:paragraph-properties fo:text-align="justify" style:justify-single-word="false"/>
      <style:text-properties style:font-name="Liberation Serif1" fo:background-color="#ffff00"/>
    </style:style>
    <style:style style:name="P27" style:family="paragraph" style:parent-style-name="Standard">
      <style:text-properties style:font-name="Liberation Serif1" officeooo:paragraph-rsid="03887445" fo:background-color="#ffff00"/>
    </style:style>
    <style:style style:name="P28" style:family="paragraph" style:parent-style-name="Standard">
      <style:text-properties style:font-name="Liberation Serif1" officeooo:paragraph-rsid="018f64d5"/>
    </style:style>
    <style:style style:name="P29" style:family="paragraph" style:parent-style-name="Standard">
      <style:text-properties style:font-name="Liberation Serif1" fo:font-size="11pt" officeooo:rsid="00e24acb" officeooo:paragraph-rsid="03887445" fo:background-color="#ffff00" style:font-size-asian="11pt" style:font-size-complex="11pt"/>
    </style:style>
    <style:style style:name="P30" style:family="paragraph" style:parent-style-name="Standard">
      <style:text-properties style:font-name="Liberation Serif1" fo:background-color="transparent"/>
    </style:style>
    <style:style style:name="P31" style:family="paragraph" style:parent-style-name="Standard">
      <style:text-properties style:font-name="Liberation Serif1" officeooo:paragraph-rsid="00975de7"/>
    </style:style>
    <style:style style:name="P32" style:family="paragraph" style:parent-style-name="Standard">
      <style:text-properties style:font-name="Liberation Serif1" officeooo:paragraph-rsid="028c73f5"/>
    </style:style>
    <style:style style:name="P33" style:family="paragraph" style:parent-style-name="Standard">
      <style:text-properties style:font-name="Liberation Serif1" officeooo:paragraph-rsid="0280aa5a"/>
    </style:style>
    <style:style style:name="P34" style:family="paragraph" style:parent-style-name="Standard">
      <style:text-properties style:font-name="Liberation Serif1" officeooo:rsid="032ab5a6" officeooo:paragraph-rsid="032ab5a6"/>
    </style:style>
    <style:style style:name="P35" style:family="paragraph" style:parent-style-name="Standard">
      <style:text-properties style:font-name="Liberation Serif1" fo:font-weight="normal" officeooo:rsid="0052765b" officeooo:paragraph-rsid="03887445" fo:background-color="#ffff00" style:font-weight-asian="normal" style:font-weight-complex="normal"/>
    </style:style>
    <style:style style:name="P36" style:family="paragraph" style:parent-style-name="Standard">
      <style:text-properties fo:font-weight="normal" officeooo:rsid="0052765b" officeooo:paragraph-rsid="0052765b" style:font-weight-asian="normal" style:font-weight-complex="normal"/>
    </style:style>
    <style:style style:name="P37" style:family="paragraph" style:parent-style-name="Standard">
      <style:text-properties fo:font-weight="normal" officeooo:rsid="0052765b" officeooo:paragraph-rsid="024475d8" style:font-weight-asian="normal" style:font-weight-complex="normal"/>
    </style:style>
    <style:style style:name="P38" style:family="paragraph" style:parent-style-name="Standard">
      <style:text-properties fo:font-weight="normal" officeooo:rsid="00532f1c" officeooo:paragraph-rsid="00532f1c" style:font-weight-asian="normal" style:font-weight-complex="normal"/>
    </style:style>
    <style:style style:name="P39" style:family="paragraph" style:parent-style-name="Standard">
      <style:text-properties fo:font-weight="normal" officeooo:rsid="0052765b" officeooo:paragraph-rsid="03887445" fo:background-color="#ffff00" style:font-weight-asian="normal" style:font-weight-complex="normal"/>
    </style:style>
    <style:style style:name="P40" style:family="paragraph" style:parent-style-name="Standard">
      <style:text-properties fo:font-weight="normal" officeooo:rsid="00f9dec2" officeooo:paragraph-rsid="03887445" fo:background-color="#ffff00" style:font-weight-asian="normal" style:font-weight-complex="normal"/>
    </style:style>
    <style:style style:name="P41" style:family="paragraph" style:parent-style-name="Standard">
      <style:text-properties fo:font-weight="normal" officeooo:rsid="0360c86c" officeooo:paragraph-rsid="0360c86c" fo:background-color="#ffff00" style:font-weight-asian="normal" style:font-weight-complex="normal"/>
    </style:style>
    <style:style style:name="P42" style:family="paragraph" style:parent-style-name="Standard">
      <style:text-properties fo:font-weight="normal" officeooo:rsid="036206f8" officeooo:paragraph-rsid="036206f8" fo:background-color="#ffff00" style:font-weight-asian="normal" style:font-weight-complex="normal"/>
    </style:style>
    <style:style style:name="P43" style:family="paragraph" style:parent-style-name="Standard">
      <style:text-properties officeooo:paragraph-rsid="018f64d5" fo:background-color="transparent"/>
    </style:style>
    <style:style style:name="P44" style:family="paragraph" style:parent-style-name="Standard">
      <style:text-properties officeooo:paragraph-rsid="02686368" fo:background-color="transparent"/>
    </style:style>
    <style:style style:name="P45" style:family="paragraph" style:parent-style-name="Standard">
      <style:text-properties officeooo:rsid="026a9ee1" officeooo:paragraph-rsid="029ae8f7" fo:background-color="transparent"/>
    </style:style>
    <style:style style:name="P46" style:family="paragraph" style:parent-style-name="Standard">
      <style:paragraph-properties fo:text-align="start" style:justify-single-word="false"/>
      <style:text-properties officeooo:paragraph-rsid="018f64d5"/>
    </style:style>
    <style:style style:name="P47" style:family="paragraph" style:parent-style-name="Standard">
      <style:text-properties officeooo:paragraph-rsid="018f64d5"/>
    </style:style>
    <style:style style:name="P48" style:family="paragraph" style:parent-style-name="Standard">
      <style:text-properties officeooo:paragraph-rsid="0211b4bb"/>
    </style:style>
    <style:style style:name="P49" style:family="paragraph" style:parent-style-name="Standard">
      <style:text-properties officeooo:paragraph-rsid="027a06f5"/>
    </style:style>
    <style:style style:name="P50" style:family="paragraph" style:parent-style-name="Standard">
      <style:text-properties officeooo:paragraph-rsid="00975de7"/>
    </style:style>
    <style:style style:name="P51" style:family="paragraph" style:parent-style-name="Standard">
      <style:text-properties officeooo:paragraph-rsid="0280aa5a"/>
    </style:style>
    <style:style style:name="P52" style:family="paragraph" style:parent-style-name="Standard">
      <style:text-properties officeooo:paragraph-rsid="02822e86"/>
    </style:style>
    <style:style style:name="P53" style:family="paragraph" style:parent-style-name="Standard">
      <style:text-properties officeooo:paragraph-rsid="028ad468"/>
    </style:style>
    <style:style style:name="P54" style:family="paragraph" style:parent-style-name="Standard">
      <style:text-properties officeooo:paragraph-rsid="028c73f5"/>
    </style:style>
    <style:style style:name="P55" style:family="paragraph" style:parent-style-name="Standard">
      <style:text-properties officeooo:paragraph-rsid="029ae8f7"/>
    </style:style>
    <style:style style:name="P56" style:family="paragraph" style:parent-style-name="Standard">
      <style:text-properties officeooo:rsid="02f586fe" officeooo:paragraph-rsid="02f586fe"/>
    </style:style>
    <style:style style:name="P57" style:family="paragraph" style:parent-style-name="Standard">
      <style:text-properties officeooo:rsid="02f5ae33" officeooo:paragraph-rsid="02f5ae33"/>
    </style:style>
    <style:style style:name="P58" style:family="paragraph" style:parent-style-name="Standard">
      <style:text-properties officeooo:rsid="02f62952" officeooo:paragraph-rsid="02f62952"/>
    </style:style>
    <style:style style:name="P59" style:family="paragraph" style:parent-style-name="Standard">
      <style:text-properties officeooo:paragraph-rsid="030c9022"/>
    </style:style>
    <style:style style:name="P60" style:family="paragraph" style:parent-style-name="Standard">
      <style:text-properties officeooo:paragraph-rsid="030e392c"/>
    </style:style>
    <style:style style:name="P61" style:family="paragraph" style:parent-style-name="Standard">
      <style:text-properties fo:font-style="normal" officeooo:rsid="026c8a4d" officeooo:paragraph-rsid="02762338" fo:background-color="transparent" style:font-style-asian="normal" style:font-style-complex="normal"/>
    </style:style>
    <style:style style:name="P62" style:family="paragraph" style:parent-style-name="Standard">
      <style:text-properties officeooo:paragraph-rsid="0052765b"/>
    </style:style>
    <style:style style:name="P63" style:family="paragraph" style:parent-style-name="Standard">
      <style:text-properties officeooo:paragraph-rsid="0360c86c"/>
    </style:style>
    <style:style style:name="P64" style:family="paragraph" style:parent-style-name="Standard">
      <style:text-properties officeooo:paragraph-rsid="036bb68c"/>
    </style:style>
    <style:style style:name="P65" style:family="paragraph" style:parent-style-name="Standard">
      <style:text-properties officeooo:paragraph-rsid="0370f6e9"/>
    </style:style>
    <style:style style:name="P66" style:family="paragraph" style:parent-style-name="Text_20_body">
      <style:text-properties fo:color="#000000"/>
    </style:style>
    <style:style style:name="P67" style:family="paragraph" style:parent-style-name="Text_20_body">
      <style:text-properties fo:color="#000000" style:font-name="Liberation Serif1"/>
    </style:style>
    <style:style style:name="P68" style:family="paragraph" style:parent-style-name="Text_20_body">
      <style:text-properties fo:color="#000000" style:font-name="Liberation Serif1" fo:font-style="italic" officeooo:paragraph-rsid="002688f5" fo:background-color="#ffff00" style:font-style-asian="italic" style:font-style-complex="italic"/>
    </style:style>
    <style:style style:name="P69" style:family="paragraph" style:parent-style-name="Text_20_body">
      <style:text-properties fo:color="#000000" style:font-name="Liberation Serif1" officeooo:paragraph-rsid="002db07b" fo:background-color="#ffff00"/>
    </style:style>
    <style:style style:name="P70" style:family="paragraph" style:parent-style-name="Text_20_body">
      <style:text-properties fo:color="#000000" style:font-name="Liberation Serif1" officeooo:paragraph-rsid="03887445" fo:background-color="#ffff00"/>
    </style:style>
    <style:style style:name="P71" style:family="paragraph" style:parent-style-name="Text_20_body">
      <style:text-properties fo:color="#000000" style:font-name="Liberation Serif1" fo:font-size="11pt" officeooo:rsid="00e4b854" officeooo:paragraph-rsid="018f64d5" fo:background-color="transparent" style:font-size-asian="11pt" style:font-size-complex="11pt"/>
    </style:style>
    <style:style style:name="P72" style:family="paragraph" style:parent-style-name="Text_20_body">
      <style:text-properties fo:color="#000000" style:font-name="Liberation Serif1" officeooo:paragraph-rsid="018f64d5"/>
    </style:style>
    <style:style style:name="P73" style:family="paragraph" style:parent-style-name="Text_20_body">
      <style:text-properties fo:color="#000000" style:font-name="Liberation Serif1" officeooo:rsid="0347a09c" officeooo:paragraph-rsid="0347a09c" fo:background-color="transparent"/>
    </style:style>
    <style:style style:name="P74" style:family="paragraph" style:parent-style-name="Text_20_body">
      <style:text-properties fo:color="#000000" style:font-name="Liberation Serif1" officeooo:rsid="0347a09c" officeooo:paragraph-rsid="03693aac" fo:background-color="transparent"/>
    </style:style>
    <style:style style:name="P75" style:family="paragraph" style:parent-style-name="Text_20_body">
      <style:text-properties style:font-name="Liberation Serif1"/>
    </style:style>
    <style:style style:name="P76" style:family="paragraph" style:parent-style-name="Text_20_body">
      <style:text-properties style:font-name="Liberation Serif1" fo:language="en" fo:country="US"/>
    </style:style>
    <style:style style:name="P77" style:family="paragraph" style:parent-style-name="Text_20_body">
      <style:text-properties style:font-name="Liberation Serif1" fo:background-color="#ffff00"/>
    </style:style>
    <style:style style:name="P78" style:family="paragraph" style:parent-style-name="Text_20_body">
      <style:text-properties style:font-name="Liberation Serif1" officeooo:rsid="00996c56" officeooo:paragraph-rsid="00f7f241" fo:background-color="#ffff00"/>
    </style:style>
    <style:style style:name="P79" style:family="paragraph" style:parent-style-name="Text_20_body">
      <style:text-properties style:font-name="Liberation Serif1" officeooo:rsid="012e4955" officeooo:paragraph-rsid="01392889" fo:background-color="#ffff00"/>
    </style:style>
    <style:style style:name="P80" style:family="paragraph" style:parent-style-name="Text_20_body">
      <style:text-properties style:font-name="Liberation Serif1" officeooo:paragraph-rsid="01f3cd5b" fo:background-color="#ffff00"/>
    </style:style>
    <style:style style:name="P81" style:family="paragraph" style:parent-style-name="Text_20_body">
      <style:text-properties style:font-name="Liberation Serif1" officeooo:paragraph-rsid="024d6a25" fo:background-color="#ffff00"/>
    </style:style>
    <style:style style:name="P82" style:family="paragraph" style:parent-style-name="Text_20_body">
      <style:text-properties style:font-name="Liberation Serif1" officeooo:paragraph-rsid="02708085" fo:background-color="#ffff00"/>
    </style:style>
    <style:style style:name="P83" style:family="paragraph" style:parent-style-name="Text_20_body">
      <style:text-properties style:font-name="Liberation Serif1" officeooo:paragraph-rsid="02c59b0c" fo:background-color="#ffff00"/>
    </style:style>
    <style:style style:name="P84" style:family="paragraph" style:parent-style-name="Text_20_body">
      <style:text-properties style:font-name="Liberation Serif1" officeooo:paragraph-rsid="02e66629" fo:background-color="#ffff00"/>
    </style:style>
    <style:style style:name="P85" style:family="paragraph" style:parent-style-name="Text_20_body">
      <style:text-properties style:font-name="Liberation Serif1" officeooo:paragraph-rsid="002688f5"/>
    </style:style>
    <style:style style:name="P86" style:family="paragraph" style:parent-style-name="Text_20_body">
      <style:text-properties style:font-name="Liberation Serif1" fo:font-size="11pt" officeooo:rsid="01b3c86d" officeooo:paragraph-rsid="01c3b8ba" fo:background-color="transparent" style:font-size-asian="11pt" style:font-size-complex="11pt"/>
    </style:style>
    <style:style style:name="P87" style:family="paragraph" style:parent-style-name="Text_20_body">
      <style:text-properties style:font-name="Liberation Serif1" fo:font-size="11pt" officeooo:rsid="01843dc9" fo:background-color="transparent" style:font-size-asian="11pt" style:font-size-complex="11pt"/>
    </style:style>
    <style:style style:name="P88" style:family="paragraph" style:parent-style-name="Text_20_body">
      <style:text-properties style:font-name="Liberation Serif1" fo:font-size="11pt" officeooo:rsid="01843dc9" officeooo:paragraph-rsid="02b29185" fo:background-color="transparent" style:font-size-asian="11pt" style:font-size-complex="11pt"/>
    </style:style>
    <style:style style:name="P89" style:family="paragraph" style:parent-style-name="Text_20_body">
      <style:text-properties style:font-name="Liberation Serif1" fo:font-size="11pt" officeooo:rsid="02e3c420" officeooo:paragraph-rsid="031f9502" fo:background-color="transparent" style:font-size-asian="11pt" style:font-size-complex="11pt"/>
    </style:style>
    <style:style style:name="P90" style:family="paragraph" style:parent-style-name="Text_20_body">
      <style:text-properties style:font-name="Liberation Serif1" fo:font-size="11pt" officeooo:rsid="006d908a" officeooo:paragraph-rsid="01a5e722" fo:background-color="transparent" style:font-size-asian="11pt" style:font-size-complex="11pt"/>
    </style:style>
    <style:style style:name="P91" style:family="paragraph" style:parent-style-name="Text_20_body">
      <style:text-properties style:font-name="Liberation Serif1" fo:font-size="11pt" officeooo:rsid="034471fd" officeooo:paragraph-rsid="034471fd" fo:background-color="transparent" style:font-size-asian="11pt" style:font-size-complex="11pt"/>
    </style:style>
    <style:style style:name="P92" style:family="paragraph" style:parent-style-name="Text_20_body">
      <style:text-properties style:font-name="Liberation Serif1" fo:font-size="11pt" officeooo:rsid="0185c2b9" officeooo:paragraph-rsid="01a5e722" fo:background-color="transparent" style:font-size-asian="11pt" style:font-size-complex="11pt"/>
    </style:style>
    <style:style style:name="P93" style:family="paragraph" style:parent-style-name="Text_20_body">
      <style:text-properties style:font-name="Liberation Serif1" fo:font-size="11pt" officeooo:rsid="02c2d12e" officeooo:paragraph-rsid="032a6f13" fo:background-color="transparent" style:font-size-asian="11pt" style:font-size-complex="11pt"/>
    </style:style>
    <style:style style:name="P94" style:family="paragraph" style:parent-style-name="Text_20_body">
      <style:text-properties style:font-name="Liberation Serif1" fo:font-size="11pt" officeooo:rsid="02d1a17d" officeooo:paragraph-rsid="02d1a17d" fo:background-color="#ffff00" style:font-size-asian="11pt" style:font-size-complex="11pt"/>
    </style:style>
    <style:style style:name="P95" style:family="paragraph" style:parent-style-name="Text_20_body">
      <style:text-properties style:font-name="Liberation Serif1" fo:font-size="11pt" officeooo:rsid="0185c2b9" officeooo:paragraph-rsid="01a5e722" fo:background-color="#ffff00" style:font-size-asian="11pt" style:font-size-complex="11pt"/>
    </style:style>
    <style:style style:name="P96" style:family="paragraph" style:parent-style-name="Text_20_body">
      <style:text-properties style:font-name="Liberation Serif1" fo:font-size="11pt" officeooo:rsid="018c6695" officeooo:paragraph-rsid="03887445" fo:background-color="#ffff00" style:font-size-asian="11pt" style:font-size-complex="11pt"/>
    </style:style>
    <style:style style:name="P97"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officeooo:paragraph-rsid="038e038d" style:font-size-asian="11pt" style:font-size-complex="11pt" fo:hyphenate="false" fo:hyphenation-remain-char-count="2" fo:hyphenation-push-char-count="2" loext:hyphenation-no-caps="false"/>
    </style:style>
    <style:style style:name="P98" style:family="paragraph" style:parent-style-name="Text_20_body">
      <style:text-properties style:font-name="Liberation Serif1" fo:font-size="11pt" officeooo:paragraph-rsid="038e038d" style:font-size-asian="11pt" style:font-size-complex="11pt"/>
    </style:style>
    <style:style style:name="P99" style:family="paragraph" style:parent-style-name="Text_20_body">
      <style:text-properties style:font-name="Liberation Serif1" officeooo:rsid="007482a4" officeooo:paragraph-rsid="006e0aa3"/>
    </style:style>
    <style:style style:name="P100" style:family="paragraph" style:parent-style-name="Text_20_body">
      <style:text-properties style:font-name="Liberation Serif1" fo:font-style="normal" fo:font-weight="normal" officeooo:rsid="00aaa4a2" officeooo:paragraph-rsid="00aaa4a2" fo:background-color="transparent"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0adb65b" officeooo:paragraph-rsid="00aaa4a2" fo:background-color="transparent"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0e0790a" officeooo:paragraph-rsid="01058c77" fo:background-color="transparent" style:font-style-asian="normal" style:font-weight-asian="normal" style:font-style-complex="normal" style:font-weight-complex="normal"/>
    </style:style>
    <style:style style:name="P103" style:family="paragraph" style:parent-style-name="Text_20_body">
      <style:text-properties style:font-name="Liberation Serif1" fo:background-color="transparent"/>
    </style:style>
    <style:style style:name="P104" style:family="paragraph" style:parent-style-name="Text_20_body">
      <style:text-properties style:font-name="Liberation Serif1" officeooo:rsid="00aaa4a2" officeooo:paragraph-rsid="00aaa4a2" fo:background-color="transparent"/>
    </style:style>
    <style:style style:name="P105" style:family="paragraph" style:parent-style-name="Text_20_body">
      <style:text-properties style:font-name="Liberation Serif1" officeooo:rsid="01058c77" officeooo:paragraph-rsid="01058c77" fo:background-color="transparent"/>
    </style:style>
    <style:style style:name="P106" style:family="paragraph" style:parent-style-name="Text_20_body">
      <style:text-properties style:font-name="Liberation Serif1" officeooo:paragraph-rsid="01a5e722" fo:background-color="transparent"/>
    </style:style>
    <style:style style:name="P107" style:family="paragraph" style:parent-style-name="Text_20_body">
      <style:text-properties style:font-name="Liberation Serif1" officeooo:paragraph-rsid="01396505" fo:background-color="transparent"/>
    </style:style>
    <style:style style:name="P108" style:family="paragraph" style:parent-style-name="Text_20_body">
      <style:text-properties style:font-name="Liberation Serif1" officeooo:rsid="006e0aa3" officeooo:paragraph-rsid="006e0aa3" fo:background-color="transparent"/>
    </style:style>
    <style:style style:name="P109" style:family="paragraph" style:parent-style-name="Text_20_body">
      <style:text-properties style:font-name="Liberation Serif1" officeooo:rsid="006e0aa3" officeooo:paragraph-rsid="01f9a87e" fo:background-color="transparent"/>
    </style:style>
    <style:style style:name="P110" style:family="paragraph" style:parent-style-name="Text_20_body">
      <style:text-properties style:font-name="Liberation Serif1" officeooo:rsid="01a5e722" officeooo:paragraph-rsid="01a5e722" fo:background-color="transparent"/>
    </style:style>
    <style:style style:name="P111" style:family="paragraph" style:parent-style-name="Text_20_body">
      <style:paragraph-properties>
        <style:tab-stops>
          <style:tab-stop style:position="6.3717in"/>
        </style:tab-stops>
      </style:paragraph-properties>
      <style:text-properties style:font-name="Liberation Serif1" officeooo:rsid="0146d386" officeooo:paragraph-rsid="01396505" fo:background-color="transparent"/>
    </style:style>
    <style:style style:name="P112" style:family="paragraph" style:parent-style-name="Text_20_body">
      <style:paragraph-properties>
        <style:tab-stops>
          <style:tab-stop style:position="6.3717in"/>
        </style:tab-stops>
      </style:paragraph-properties>
      <style:text-properties style:font-name="Liberation Serif1" officeooo:paragraph-rsid="0252cdb3" fo:background-color="transparent"/>
    </style:style>
    <style:style style:name="P113" style:family="paragraph" style:parent-style-name="Text_20_body">
      <style:text-properties style:font-name="Liberation Serif1" officeooo:paragraph-rsid="0304930a" fo:background-color="transparent"/>
    </style:style>
    <style:style style:name="P114" style:family="paragraph" style:parent-style-name="Text_20_body">
      <style:text-properties style:font-name="Liberation Serif1" officeooo:rsid="02b29185" officeooo:paragraph-rsid="02b29185" fo:background-color="transparent"/>
    </style:style>
    <style:style style:name="P115" style:family="paragraph" style:parent-style-name="Text_20_body">
      <style:text-properties style:font-name="Liberation Serif1" officeooo:rsid="02b29185" officeooo:paragraph-rsid="02b732b6" fo:background-color="transparent"/>
    </style:style>
    <style:style style:name="P116" style:family="paragraph" style:parent-style-name="Text_20_body">
      <style:paragraph-properties>
        <style:tab-stops>
          <style:tab-stop style:position="6.3717in"/>
        </style:tab-stops>
      </style:paragraph-properties>
      <style:text-properties style:font-name="Liberation Serif1" officeooo:rsid="01b66b49" officeooo:paragraph-rsid="02596edd" fo:background-color="transparent"/>
    </style:style>
    <style:style style:name="P117" style:family="paragraph" style:parent-style-name="Text_20_body">
      <style:text-properties style:font-name="Liberation Serif1" officeooo:paragraph-rsid="02bc2755" fo:background-color="transparent"/>
    </style:style>
    <style:style style:name="P118" style:family="paragraph" style:parent-style-name="Text_20_body">
      <style:text-properties style:font-name="Liberation Serif1" officeooo:rsid="0304930a" officeooo:paragraph-rsid="0304930a" fo:background-color="transparent"/>
    </style:style>
    <style:style style:name="P119" style:family="paragraph" style:parent-style-name="Text_20_body">
      <style:text-properties style:font-name="Liberation Serif1" officeooo:rsid="0034fabb" officeooo:paragraph-rsid="0038aece"/>
    </style:style>
    <style:style style:name="P120" style:family="paragraph" style:parent-style-name="Text_20_body">
      <style:text-properties style:font-name="Liberation Serif1" officeooo:paragraph-rsid="016c0563"/>
    </style:style>
    <style:style style:name="P121" style:family="paragraph" style:parent-style-name="Text_20_body">
      <style:text-properties style:font-name="Liberation Serif1" officeooo:rsid="013e44a9"/>
    </style:style>
    <style:style style:name="P122" style:family="paragraph" style:parent-style-name="Text_20_body">
      <style:text-properties style:font-name="Liberation Serif1" officeooo:rsid="013e44a9" officeooo:paragraph-rsid="02a799ee"/>
    </style:style>
    <style:style style:name="P123" style:family="paragraph" style:parent-style-name="Text_20_body">
      <style:text-properties style:font-name="Liberation Serif1" officeooo:paragraph-rsid="018f64d5"/>
    </style:style>
    <style:style style:name="P124" style:family="paragraph" style:parent-style-name="Text_20_body">
      <style:text-properties style:font-name="Liberation Serif1" officeooo:rsid="00269483" officeooo:paragraph-rsid="019b7d7c"/>
    </style:style>
    <style:style style:name="P125" style:family="paragraph" style:parent-style-name="Text_20_body">
      <style:text-properties style:font-name="Liberation Serif1" officeooo:paragraph-rsid="024cab06"/>
    </style:style>
    <style:style style:name="P126" style:family="paragraph" style:parent-style-name="Text_20_body">
      <style:text-properties style:font-name="Liberation Serif1" fo:font-style="italic" officeooo:rsid="01f35b8c" officeooo:paragraph-rsid="01f3cd5b" fo:background-color="#ffff00" style:font-style-asian="italic" style:font-style-complex="italic"/>
    </style:style>
    <style:style style:name="P127" style:family="paragraph" style:parent-style-name="Text_20_body">
      <style:text-properties style:font-name="Liberation Serif1" officeooo:paragraph-rsid="02dad15f"/>
    </style:style>
    <style:style style:name="P128" style:family="paragraph" style:parent-style-name="Text_20_body">
      <style:text-properties style:font-name="Liberation Serif1" officeooo:rsid="012fceca" officeooo:paragraph-rsid="02dad15f"/>
    </style:style>
    <style:style style:name="P129" style:family="paragraph" style:parent-style-name="Text_20_body">
      <style:text-properties style:font-name="Liberation Serif1" officeooo:paragraph-rsid="038e038d"/>
    </style:style>
    <style:style style:name="P130" style:family="paragraph" style:parent-style-name="Text_20_body">
      <style:text-properties officeooo:paragraph-rsid="007bec61"/>
    </style:style>
    <style:style style:name="P131" style:family="paragraph" style:parent-style-name="Text_20_body">
      <style:text-properties officeooo:paragraph-rsid="00882baf"/>
    </style:style>
    <style:style style:name="P132" style:family="paragraph" style:parent-style-name="Text_20_body">
      <style:text-properties officeooo:paragraph-rsid="00aaa4a2"/>
    </style:style>
    <style:style style:name="P133" style:family="paragraph" style:parent-style-name="Text_20_body">
      <style:text-properties officeooo:paragraph-rsid="01058c77" fo:background-color="transparent"/>
    </style:style>
    <style:style style:name="P134" style:family="paragraph" style:parent-style-name="Text_20_body">
      <style:text-properties officeooo:rsid="0112c03f" officeooo:paragraph-rsid="0112c03f" fo:background-color="transparent"/>
    </style:style>
    <style:style style:name="P135" style:family="paragraph" style:parent-style-name="Text_20_body">
      <style:text-properties officeooo:paragraph-rsid="0190ba42" fo:background-color="transparent"/>
    </style:style>
    <style:style style:name="P136" style:family="paragraph" style:parent-style-name="Text_20_body">
      <style:text-properties officeooo:paragraph-rsid="02cd25f8" fo:background-color="transparent"/>
    </style:style>
    <style:style style:name="P137" style:family="paragraph" style:parent-style-name="Text_20_body">
      <style:text-properties officeooo:rsid="02f1f98f" officeooo:paragraph-rsid="02f1f98f" fo:background-color="transparent"/>
    </style:style>
    <style:style style:name="P138" style:family="paragraph" style:parent-style-name="Text_20_body">
      <style:text-properties officeooo:rsid="02f39475" officeooo:paragraph-rsid="02f39475" fo:background-color="transparent"/>
    </style:style>
    <style:style style:name="P139" style:family="paragraph" style:parent-style-name="Text_20_body">
      <style:text-properties officeooo:paragraph-rsid="034651b1" fo:background-color="transparent"/>
    </style:style>
    <style:style style:name="P140" style:family="paragraph" style:parent-style-name="Text_20_body">
      <style:text-properties officeooo:rsid="0105b0b3" officeooo:paragraph-rsid="010a3b01" fo:background-color="#ffff00"/>
    </style:style>
    <style:style style:name="P141" style:family="paragraph" style:parent-style-name="Text_20_body">
      <style:text-properties officeooo:paragraph-rsid="03693aac" fo:background-color="#ffff00"/>
    </style:style>
    <style:style style:name="P142" style:family="paragraph" style:parent-style-name="Text_20_body">
      <style:text-properties fo:font-weight="normal" officeooo:rsid="0052765b" officeooo:paragraph-rsid="03887445" fo:background-color="#ffff00" style:font-weight-asian="normal" style:font-weight-complex="normal"/>
    </style:style>
    <style:style style:name="P143" style:family="paragraph" style:parent-style-name="Text_20_body">
      <style:text-properties officeooo:paragraph-rsid="01058c77"/>
    </style:style>
    <style:style style:name="P144" style:family="paragraph" style:parent-style-name="Text_20_body">
      <style:paragraph-properties>
        <style:tab-stops>
          <style:tab-stop style:position="6.3717in"/>
        </style:tab-stops>
      </style:paragraph-properties>
      <style:text-properties officeooo:paragraph-rsid="01396505"/>
    </style:style>
    <style:style style:name="P145" style:family="paragraph" style:parent-style-name="Text_20_body">
      <style:paragraph-properties>
        <style:tab-stops>
          <style:tab-stop style:position="6.3717in"/>
        </style:tab-stops>
      </style:paragraph-properties>
      <style:text-properties officeooo:paragraph-rsid="02596edd"/>
    </style:style>
    <style:style style:name="P146" style:family="paragraph" style:parent-style-name="Text_20_body">
      <style:paragraph-properties>
        <style:tab-stops>
          <style:tab-stop style:position="6.3717in"/>
        </style:tab-stops>
      </style:paragraph-properties>
      <style:text-properties officeooo:paragraph-rsid="02617970"/>
    </style:style>
    <style:style style:name="P147" style:family="paragraph" style:parent-style-name="Text_20_body">
      <style:paragraph-properties>
        <style:tab-stops>
          <style:tab-stop style:position="6.3717in"/>
        </style:tab-stops>
      </style:paragraph-properties>
      <style:text-properties officeooo:paragraph-rsid="02cb4f59"/>
    </style:style>
    <style:style style:name="P148" style:family="paragraph" style:parent-style-name="Text_20_body">
      <style:text-properties officeooo:paragraph-rsid="01396505"/>
    </style:style>
    <style:style style:name="P149" style:family="paragraph" style:parent-style-name="Text_20_body">
      <style:text-properties officeooo:paragraph-rsid="016dd43e"/>
    </style:style>
    <style:style style:name="P150" style:family="paragraph" style:parent-style-name="Text_20_body">
      <style:text-properties officeooo:paragraph-rsid="0180f5a7"/>
    </style:style>
    <style:style style:name="P151" style:family="paragraph" style:parent-style-name="Text_20_body">
      <style:text-properties officeooo:paragraph-rsid="018f64d5"/>
    </style:style>
    <style:style style:name="P152" style:family="paragraph" style:parent-style-name="Text_20_body">
      <style:text-properties officeooo:paragraph-rsid="01982a48"/>
    </style:style>
    <style:style style:name="P153" style:family="paragraph" style:parent-style-name="Text_20_body">
      <style:text-properties officeooo:paragraph-rsid="019cf0c1"/>
    </style:style>
    <style:style style:name="P154" style:family="paragraph" style:parent-style-name="Text_20_body">
      <style:text-properties officeooo:paragraph-rsid="01ba59ff"/>
    </style:style>
    <style:style style:name="P155" style:family="paragraph" style:parent-style-name="Text_20_body">
      <style:text-properties officeooo:rsid="01c5f6ec" officeooo:paragraph-rsid="01c6667e"/>
    </style:style>
    <style:style style:name="P156" style:family="paragraph" style:parent-style-name="Text_20_body">
      <style:text-properties officeooo:rsid="01c5f6ec" officeooo:paragraph-rsid="01e782bd"/>
    </style:style>
    <style:style style:name="P157" style:family="paragraph" style:parent-style-name="Text_20_body">
      <style:text-properties officeooo:rsid="01c5f6ec" officeooo:paragraph-rsid="01ea6c63"/>
    </style:style>
    <style:style style:name="P158" style:family="paragraph" style:parent-style-name="Text_20_body">
      <style:text-properties officeooo:rsid="01c5f6ec" officeooo:paragraph-rsid="02b29185"/>
    </style:style>
    <style:style style:name="P159" style:family="paragraph" style:parent-style-name="Text_20_body">
      <style:text-properties officeooo:paragraph-rsid="01d18263"/>
    </style:style>
    <style:style style:name="P160" style:family="paragraph" style:parent-style-name="Text_20_body">
      <style:text-properties officeooo:paragraph-rsid="01ca9239"/>
    </style:style>
    <style:style style:name="P161" style:family="paragraph" style:parent-style-name="Text_20_body">
      <style:text-properties officeooo:rsid="01fb7b76" officeooo:paragraph-rsid="01fb7b76"/>
    </style:style>
    <style:style style:name="P162" style:family="paragraph" style:parent-style-name="Text_20_body">
      <style:text-properties officeooo:paragraph-rsid="024cab06"/>
    </style:style>
    <style:style style:name="P163" style:family="paragraph" style:parent-style-name="Text_20_body">
      <style:text-properties officeooo:paragraph-rsid="02a799ee"/>
    </style:style>
    <style:style style:name="P164" style:family="paragraph" style:parent-style-name="Text_20_body">
      <style:text-properties officeooo:paragraph-rsid="02708085"/>
    </style:style>
    <style:style style:name="P165" style:family="paragraph" style:parent-style-name="Text_20_body">
      <style:text-properties officeooo:rsid="02b14ad5" officeooo:paragraph-rsid="02b14ad5"/>
    </style:style>
    <style:style style:name="P166" style:family="paragraph" style:parent-style-name="Text_20_body">
      <style:text-properties officeooo:rsid="02b14ad5" officeooo:paragraph-rsid="02bc2755"/>
    </style:style>
    <style:style style:name="P167" style:family="paragraph" style:parent-style-name="Text_20_body">
      <style:text-properties officeooo:paragraph-rsid="02b29185"/>
    </style:style>
    <style:style style:name="P168" style:family="paragraph" style:parent-style-name="Text_20_body">
      <style:text-properties officeooo:paragraph-rsid="02bc2755"/>
    </style:style>
    <style:style style:name="P169" style:family="paragraph" style:parent-style-name="Text_20_body">
      <style:text-properties officeooo:paragraph-rsid="02dad15f"/>
    </style:style>
    <style:style style:name="P170" style:family="paragraph" style:parent-style-name="Text_20_body">
      <style:text-properties officeooo:paragraph-rsid="02e763e2"/>
    </style:style>
    <style:style style:name="P171" style:family="paragraph" style:parent-style-name="Text_20_body">
      <style:text-properties officeooo:paragraph-rsid="031f9502"/>
    </style:style>
    <style:style style:name="P172" style:family="paragraph" style:parent-style-name="Text_20_body">
      <style:text-properties officeooo:paragraph-rsid="032a6f13"/>
    </style:style>
    <style:style style:name="P173" style:family="paragraph" style:parent-style-name="Text_20_body">
      <style:text-properties officeooo:paragraph-rsid="0313b900"/>
    </style:style>
    <style:style style:name="P174" style:family="paragraph" style:parent-style-name="Text_20_body">
      <style:text-properties officeooo:paragraph-rsid="033ef9a8"/>
    </style:style>
    <style:style style:name="P175" style:family="paragraph" style:parent-style-name="Text_20_body">
      <style:text-properties fo:font-size="11pt" officeooo:rsid="02270d13" officeooo:paragraph-rsid="03887445" style:font-size-asian="11pt" style:font-size-complex="11pt"/>
    </style:style>
    <style:style style:name="P176" style:family="paragraph" style:parent-style-name="Text_20_body">
      <style:text-properties officeooo:paragraph-rsid="0347a09c"/>
    </style:style>
    <style:style style:name="P177" style:family="paragraph" style:parent-style-name="Text_20_body">
      <style:text-properties officeooo:paragraph-rsid="03693aac"/>
    </style:style>
    <style:style style:name="P178" style:family="paragraph" style:parent-style-name="Text_20_body">
      <style:text-properties officeooo:paragraph-rsid="03494f0e"/>
    </style:style>
    <style:style style:name="P179" style:family="paragraph" style:parent-style-name="Text_20_body">
      <style:text-properties officeooo:paragraph-rsid="03887445"/>
    </style:style>
    <style:style style:name="P180" style:family="paragraph" style:parent-style-name="Text_20_body">
      <style:text-properties officeooo:paragraph-rsid="038e038d"/>
    </style:style>
    <style:style style:name="P181" style:family="paragraph" style:parent-style-name="Text_20_body">
      <style:paragraph-properties fo:margin-top="0.0417in" fo:margin-bottom="0.0417in" loext:contextual-spacing="false" fo:line-height="100%"/>
    </style:style>
    <style:style style:name="P182" style:family="paragraph" style:parent-style-name="Text_20_body">
      <style:paragraph-properties fo:margin-top="0.0417in" fo:margin-bottom="0.0417in" loext:contextual-spacing="false" fo:line-height="100%" fo:text-align="end" style:justify-single-word="false"/>
    </style:style>
    <style:style style:name="P183" style:family="paragraph" style:parent-style-name="Text_20_body">
      <style:paragraph-properties fo:margin-top="0.0417in" fo:margin-bottom="0.0417in" loext:contextual-spacing="false" fo:line-height="100%"/>
      <style:text-properties style:font-name="Liberation Serif1" fo:font-size="12pt" fo:font-weight="bold" style:font-size-asian="12pt" style:font-weight-asian="bold" style:font-size-complex="12pt" style:font-weight-complex="bold"/>
    </style:style>
    <style:style style:name="P184" style:family="paragraph" style:parent-style-name="Text_20_body">
      <style:paragraph-properties fo:margin-top="0.0417in" fo:margin-bottom="0.0417in" loext:contextual-spacing="false" fo:line-height="100%"/>
      <style:text-properties style:font-name="Liberation Serif1" fo:font-weight="bold" style:font-weight-asian="bold" style:font-weight-complex="bold"/>
    </style:style>
    <style:style style:name="P185" style:family="paragraph" style:parent-style-name="Text_20_body">
      <style:paragraph-properties fo:margin-top="0.0417in" fo:margin-bottom="0.0417in" loext:contextual-spacing="false" fo:line-height="100%" fo:text-align="center" style:justify-single-word="false"/>
      <style:text-properties style:font-name="Liberation Serif1" fo:font-weight="bold" style:font-weight-asian="bold" style:font-weight-complex="bold"/>
    </style:style>
    <style:style style:name="P186" style:family="paragraph" style:parent-style-name="Text_20_body">
      <style:paragraph-properties fo:margin-top="0.0417in" fo:margin-bottom="0.0417in" loext:contextual-spacing="false" fo:line-height="100%"/>
      <style:text-properties style:font-name="Liberation Serif1"/>
    </style:style>
    <style:style style:name="P187" style:family="paragraph" style:parent-style-name="Text_20_body">
      <style:paragraph-properties fo:margin-top="0.0417in" fo:margin-bottom="0.0417in" loext:contextual-spacing="false" fo:line-height="100%" fo:text-align="end" style:justify-single-word="false"/>
      <style:text-properties style:font-name="Liberation Serif1"/>
    </style:style>
    <style:style style:name="P188" style:family="paragraph" style:parent-style-name="Text_20_body">
      <style:paragraph-properties fo:margin-top="0.0417in" fo:margin-bottom="0.0417in" loext:contextual-spacing="false" fo:line-height="100%"/>
      <style:text-properties style:font-name="Liberation Serif1" fo:language="en" fo:country="US"/>
    </style:style>
    <style:style style:name="P189" style:family="paragraph" style:parent-style-name="Text_20_body">
      <style:paragraph-properties fo:margin-top="0.0417in" fo:margin-bottom="0.0417in" loext:contextual-spacing="false" fo:line-height="100%"/>
      <style:text-properties style:font-name="Liberation Serif1" fo:language="en" fo:country="US" style:letter-kerning="false" style:font-name-complex="Arial" style:language-complex="ar" style:country-complex="SA"/>
    </style:style>
    <style:style style:name="P190" style:family="paragraph" style:parent-style-name="Text_20_body">
      <style:paragraph-properties fo:margin-top="0.0417in" fo:margin-bottom="0.0417in" loext:contextual-spacing="false" fo:line-height="100%"/>
      <style:text-properties style:font-name="Liberation Serif1" fo:language="en" fo:country="NL" style:letter-kerning="false" style:font-name-complex="Arial" style:language-complex="ar" style:country-complex="SA"/>
    </style:style>
    <style:style style:name="P191" style:family="paragraph" style:parent-style-name="Text_20_body">
      <style:paragraph-properties fo:margin-left="0.25in" fo:margin-right="0in" fo:text-indent="0in" style:auto-text-indent="false">
        <style:tab-stops/>
      </style:paragraph-properties>
      <style:text-properties officeooo:paragraph-rsid="03887445"/>
    </style:style>
    <style:style style:name="P192"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font-weight="bold" style:font-weight-asian="bold" style:font-weight-complex="bold"/>
    </style:style>
    <style:style style:name="P193" style:family="paragraph" style:parent-style-name="Footnote">
      <style:text-properties officeooo:rsid="006f6820" officeooo:paragraph-rsid="006f6820"/>
    </style:style>
    <style:style style:name="P194" style:family="paragraph" style:parent-style-name="Footnote">
      <style:text-properties officeooo:paragraph-rsid="009649d1"/>
    </style:style>
    <style:style style:name="P195" style:family="paragraph" style:parent-style-name="Footnote">
      <style:text-properties officeooo:rsid="01c8a6ec" officeooo:paragraph-rsid="01c8a6ec"/>
    </style:style>
    <style:style style:name="P196" style:family="paragraph" style:parent-style-name="Footnote">
      <style:text-properties officeooo:paragraph-rsid="01de0777"/>
    </style:style>
    <style:style style:name="P197" style:family="paragraph" style:parent-style-name="Text_20_body">
      <style:paragraph-properties fo:margin-left="0.5in" fo:margin-right="0.3118in" fo:text-indent="0in" style:auto-text-indent="false">
        <style:tab-stops/>
      </style:paragraph-properties>
      <style:text-properties style:font-name="Liberation Serif1" fo:font-style="italic" officeooo:paragraph-rsid="018f64d5" style:font-style-asian="italic" style:font-style-complex="italic"/>
    </style:style>
    <style:style style:name="P198" style:family="paragraph" style:parent-style-name="Text_20_body">
      <style:paragraph-properties fo:margin-left="0in" fo:margin-right="0.3118in" fo:text-indent="0in" style:auto-text-indent="false"/>
      <style:text-properties style:font-name="Liberation Serif1" officeooo:paragraph-rsid="018f64d5"/>
    </style:style>
    <style:style style:name="P199"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200" style:family="paragraph" style:parent-style-name="Table_20_Contents">
      <style:text-properties style:font-name="Liberation Serif1" fo:font-weight="bold" officeooo:rsid="0158f223" officeooo:paragraph-rsid="024d6a25" style:font-weight-asian="bold" style:font-weight-complex="bold"/>
    </style:style>
    <style:style style:name="P201" style:family="paragraph" style:parent-style-name="Table_20_Contents">
      <style:text-properties style:font-name="Liberation Serif1" fo:font-weight="bold" officeooo:rsid="0150df2c" officeooo:paragraph-rsid="024d6a25" style:font-weight-asian="bold" style:font-weight-complex="bold"/>
    </style:style>
    <style:style style:name="P202" style:family="paragraph" style:parent-style-name="Table_20_Contents">
      <style:text-properties style:font-name="Liberation Serif1" fo:font-weight="bold" officeooo:rsid="0150df2c" officeooo:paragraph-rsid="02d1a17d" style:font-weight-asian="bold" style:font-weight-complex="bold"/>
    </style:style>
    <style:style style:name="P203" style:family="paragraph" style:parent-style-name="Table_20_Contents">
      <style:text-properties style:font-name="Liberation Serif1" fo:font-weight="bold" officeooo:rsid="014aef43" officeooo:paragraph-rsid="024d6a25" style:font-weight-asian="bold" style:font-weight-complex="bold"/>
    </style:style>
    <style:style style:name="P204" style:family="paragraph" style:parent-style-name="Table_20_Contents">
      <style:text-properties style:font-name="Liberation Serif1" fo:font-weight="bold" officeooo:rsid="014aef43" officeooo:paragraph-rsid="02d1a17d" style:font-weight-asian="bold" style:font-weight-complex="bold"/>
    </style:style>
    <style:style style:name="P205" style:family="paragraph" style:parent-style-name="Table_20_Contents">
      <style:text-properties style:font-name="Liberation Serif1" fo:font-size="11pt" fo:font-weight="bold" officeooo:rsid="01843dc9" officeooo:paragraph-rsid="024d6a25" style:font-size-asian="11pt" style:font-weight-asian="bold" style:font-size-complex="11pt" style:font-weight-complex="bold"/>
    </style:style>
    <style:style style:name="P206" style:family="paragraph" style:parent-style-name="Table_20_Contents">
      <style:text-properties style:font-name="Liberation Serif1" fo:font-size="11pt" fo:font-weight="bold" officeooo:rsid="01843dc9" officeooo:paragraph-rsid="02d1a17d" style:font-size-asian="11pt" style:font-weight-asian="bold" style:font-size-complex="11pt" style:font-weight-complex="bold"/>
    </style:style>
    <style:style style:name="P207" style:family="paragraph" style:parent-style-name="Table_20_Contents">
      <style:text-properties style:font-name="Liberation Serif1" fo:font-size="11pt" fo:font-weight="bold" officeooo:rsid="02ba42ca" officeooo:paragraph-rsid="02ba42ca" style:font-size-asian="11pt" style:font-weight-asian="bold" style:font-size-complex="11pt" style:font-weight-complex="bold"/>
    </style:style>
    <style:style style:name="P208" style:family="paragraph" style:parent-style-name="Table_20_Contents">
      <style:text-properties style:font-name="Liberation Serif1" fo:font-size="11pt" fo:font-weight="bold" officeooo:rsid="02ba42ca" officeooo:paragraph-rsid="02d1a17d" style:font-size-asian="11pt" style:font-weight-asian="bold" style:font-size-complex="11pt" style:font-weight-complex="bold"/>
    </style:style>
    <style:style style:name="P209" style:family="paragraph" style:parent-style-name="Table_20_Contents">
      <style:text-properties style:font-name="Liberation Serif1" fo:font-size="11pt" fo:font-weight="bold" officeooo:rsid="02d49b17" officeooo:paragraph-rsid="02d49b17" style:font-size-asian="11pt" style:font-weight-asian="bold" style:font-size-complex="11pt" style:font-weight-complex="bold"/>
    </style:style>
    <style:style style:name="P210" style:family="paragraph" style:parent-style-name="Table_20_Contents">
      <style:text-properties style:font-name="Liberation Serif1" officeooo:rsid="014aef43" officeooo:paragraph-rsid="024d6a25"/>
    </style:style>
    <style:style style:name="P211" style:family="paragraph" style:parent-style-name="Table_20_Contents">
      <style:text-properties style:font-name="Liberation Serif1" officeooo:rsid="014aef43" officeooo:paragraph-rsid="02d1a17d"/>
    </style:style>
    <style:style style:name="P212" style:family="paragraph" style:parent-style-name="Table_20_Contents">
      <style:text-properties style:font-name="Liberation Serif1" officeooo:rsid="015a6aa4" officeooo:paragraph-rsid="02ce5abe"/>
    </style:style>
    <style:style style:name="P213" style:family="paragraph" style:parent-style-name="Table_20_Contents">
      <style:text-properties style:font-name="Liberation Serif1" officeooo:rsid="02af8180" officeooo:paragraph-rsid="02ce5abe"/>
    </style:style>
    <style:style style:name="P214" style:family="paragraph" style:parent-style-name="Table_20_Contents">
      <style:text-properties style:font-name="Liberation Serif1" officeooo:rsid="02d2d962" officeooo:paragraph-rsid="02d2d962"/>
    </style:style>
    <style:style style:name="P215" style:family="paragraph" style:parent-style-name="Table_20_Contents">
      <style:text-properties officeooo:paragraph-rsid="02d1a17d"/>
    </style:style>
    <style:style style:name="P21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14aef43" officeooo:paragraph-rsid="024d6a25" fo:hyphenate="false" loext:hyphenation-no-caps="false"/>
    </style:style>
    <style:style style:name="P21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14aef43" officeooo:paragraph-rsid="02ce5abe" fo:hyphenate="false" loext:hyphenation-no-caps="false"/>
    </style:style>
    <style:style style:name="P21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14aef43" officeooo:paragraph-rsid="02d1a17d" fo:hyphenate="false" loext:hyphenation-no-caps="false"/>
    </style:style>
    <style:style style:name="P21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aef43" officeooo:paragraph-rsid="024d6a25" fo:hyphenate="false" loext:hyphenation-no-caps="false"/>
    </style:style>
    <style:style style:name="P22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aef43" officeooo:paragraph-rsid="02ce5abe" fo:hyphenate="false" loext:hyphenation-no-caps="false"/>
    </style:style>
    <style:style style:name="P22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aef43" officeooo:paragraph-rsid="02d1a17d" fo:hyphenate="false" loext:hyphenation-no-caps="false"/>
    </style:style>
    <style:style style:name="P22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dc303" officeooo:paragraph-rsid="02ce5abe" fo:hyphenate="false" loext:hyphenation-no-caps="false"/>
    </style:style>
    <style:style style:name="P22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dc303" officeooo:paragraph-rsid="02d1a17d" fo:hyphenate="false" loext:hyphenation-no-caps="false"/>
    </style:style>
    <style:style style:name="P22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55e9a2" officeooo:paragraph-rsid="02ce5abe" fo:hyphenate="false" loext:hyphenation-no-caps="false"/>
    </style:style>
    <style:style style:name="P22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55e9a2" officeooo:paragraph-rsid="02d1a17d" fo:hyphenate="false" loext:hyphenation-no-caps="false"/>
    </style:style>
    <style:style style:name="P22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bcd6f" officeooo:paragraph-rsid="02ce5abe" fo:hyphenate="false" loext:hyphenation-no-caps="false"/>
    </style:style>
    <style:style style:name="P22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bcd6f" officeooo:paragraph-rsid="02d1a17d" fo:hyphenate="false" loext:hyphenation-no-caps="false"/>
    </style:style>
    <style:style style:name="P22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2d1a17d" officeooo:paragraph-rsid="02d1a17d" fo:hyphenate="false" loext:hyphenation-no-caps="false"/>
    </style:style>
    <style:style style:name="P22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277bf" officeooo:paragraph-rsid="02d277bf" fo:hyphenate="false" loext:hyphenation-no-caps="false"/>
    </style:style>
    <style:style style:name="P23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49b17" officeooo:paragraph-rsid="02d49b17" fo:hyphenate="false" loext:hyphenation-no-caps="false"/>
    </style:style>
    <style:style style:name="P23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50918" officeooo:paragraph-rsid="02d50918" fo:hyphenate="false" loext:hyphenation-no-caps="false"/>
    </style:style>
    <style:style style:name="P23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50918" officeooo:paragraph-rsid="03214be4" fo:hyphenate="false" loext:hyphenation-no-caps="false"/>
    </style:style>
    <style:style style:name="P23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af8180" officeooo:paragraph-rsid="02d1a17d" fo:hyphenate="false" loext:hyphenation-no-caps="false"/>
    </style:style>
    <style:style style:name="P23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5a6aa4" officeooo:paragraph-rsid="02d1a17d" fo:hyphenate="false" loext:hyphenation-no-caps="false"/>
    </style:style>
    <style:style style:name="P235"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officeooo:rsid="02d1a17d" officeooo:paragraph-rsid="02d1a17d" fo:hyphenate="false" loext:hyphenation-no-caps="false"/>
    </style:style>
    <style:style style:name="P236"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officeooo:rsid="02d50918" officeooo:paragraph-rsid="0323ed8e" fo:hyphenate="false" loext:hyphenation-no-caps="false"/>
    </style:style>
    <style:style style:name="P237" style:family="paragraph" style:parent-style-name="Text_20_body">
      <style:paragraph-properties fo:margin-left="0in" fo:margin-right="0in" fo:text-indent="0in" style:auto-text-indent="false"/>
      <style:text-properties fo:font-style="normal" officeooo:paragraph-rsid="02cd25f8" fo:background-color="transparent" style:font-style-asian="normal" style:font-style-complex="normal"/>
    </style:style>
    <style:style style:name="P238" style:family="paragraph" style:parent-style-name="Text_20_body">
      <style:paragraph-properties fo:margin-left="0in" fo:margin-right="0in" fo:text-indent="0in" style:auto-text-indent="false"/>
      <style:text-properties fo:font-style="normal" officeooo:paragraph-rsid="03806d42" fo:background-color="transparent" style:font-style-asian="normal" style:font-style-complex="normal"/>
    </style:style>
    <style:style style:name="P239" style:family="paragraph" style:parent-style-name="Text_20_body">
      <style:paragraph-properties fo:margin-left="0.2835in" fo:margin-right="0in" fo:text-indent="0in" style:auto-text-indent="false"/>
      <style:text-properties fo:font-style="italic" officeooo:rsid="01c5f6ec" officeooo:paragraph-rsid="02b29185" style:font-style-asian="italic" style:font-style-complex="italic"/>
    </style:style>
    <style:style style:name="P240" style:family="paragraph" style:parent-style-name="Text_20_body">
      <style:paragraph-properties fo:margin-left="0.2835in" fo:margin-right="0in" fo:text-indent="0in" style:auto-text-indent="false"/>
      <style:text-properties fo:font-style="italic" officeooo:paragraph-rsid="02cd25f8" fo:background-color="transparent" style:font-style-asian="italic" style:font-style-complex="italic"/>
    </style:style>
    <style:style style:name="P241" style:family="paragraph" style:parent-style-name="Text_20_body">
      <style:paragraph-properties fo:margin-left="0.2835in" fo:margin-right="0in" fo:text-indent="0in" style:auto-text-indent="false"/>
      <style:text-properties style:font-name="Liberation Serif1" fo:font-size="11pt" fo:font-style="italic" officeooo:rsid="02fd3d67" officeooo:paragraph-rsid="02cd25f8" fo:background-color="transparent" style:font-size-asian="11pt" style:font-style-asian="italic" style:font-size-complex="11pt" style:font-style-complex="italic"/>
    </style:style>
    <style:style style:name="P242" style:family="paragraph" style:parent-style-name="Heading_20_1">
      <style:paragraph-properties fo:break-before="page"/>
    </style:style>
    <style:style style:name="P243" style:family="paragraph" style:parent-style-name="Heading_20_1">
      <style:paragraph-properties fo:break-before="page"/>
      <style:text-properties style:font-name="Liberation Serif" fo:font-size="16pt" fo:font-weight="bold" officeooo:rsid="0248377c" officeooo:paragraph-rsid="0248377c" style:font-name-asian="Liberation Serif" style:font-size-asian="16pt" style:font-weight-asian="bold" style:font-name-complex="Liberation Serif" style:font-size-complex="16pt" style:font-weight-complex="bold"/>
    </style:style>
    <style:style style:name="P244" style:family="paragraph" style:parent-style-name="Heading_20_2">
      <style:text-properties officeooo:paragraph-rsid="018f64d5"/>
    </style:style>
    <style:style style:name="P245" style:family="paragraph" style:parent-style-name="Heading_20_2">
      <style:text-properties officeooo:paragraph-rsid="02e93a2a"/>
    </style:style>
    <style:style style:name="P246" style:family="paragraph" style:parent-style-name="Heading_20_2">
      <style:text-properties officeooo:paragraph-rsid="039e4ea0"/>
    </style:style>
    <style:style style:name="P247" style:family="paragraph" style:parent-style-name="Heading_20_2">
      <style:text-properties fo:background-color="#ffff00"/>
    </style:style>
    <style:style style:name="P248" style:family="paragraph" style:parent-style-name="Heading_20_3">
      <style:text-properties officeooo:paragraph-rsid="018f64d5"/>
    </style:style>
    <style:style style:name="P249" style:family="paragraph" style:parent-style-name="Heading_20_3">
      <style:text-properties officeooo:rsid="021fb499" officeooo:paragraph-rsid="021fb499"/>
    </style:style>
    <style:style style:name="P250" style:family="paragraph" style:parent-style-name="Heading_20_3">
      <style:text-properties officeooo:paragraph-rsid="0204fa56"/>
    </style:style>
    <style:style style:name="P251" style:family="paragraph" style:parent-style-name="Heading_20_4">
      <style:text-properties officeooo:rsid="01b8339d" officeooo:paragraph-rsid="01b8339d"/>
    </style:style>
    <style:style style:name="P252" style:family="paragraph" style:parent-style-name="Heading_20_4">
      <style:text-properties style:font-name="Liberation Serif1" officeooo:rsid="01d98d6a" officeooo:paragraph-rsid="01d98d6a"/>
    </style:style>
    <style:style style:name="P253" style:family="paragraph" style:parent-style-name="Heading_20_4">
      <style:text-properties style:font-name="Liberation Serif1" fo:font-size="11pt" fo:font-style="italic" fo:font-weight="bold" officeooo:rsid="0201741f" officeooo:paragraph-rsid="0201741f" style:font-name-asian="Liberation Serif" style:font-size-asian="11pt" style:font-style-asian="italic" style:font-weight-asian="bold" style:font-name-complex="Liberation Serif" style:font-size-complex="11pt" style:font-style-complex="italic" style:font-weight-complex="bold"/>
    </style:style>
    <style:style style:name="P254" style:family="paragraph" style:parent-style-name="Heading_20_4">
      <style:text-properties fo:background-color="transparent"/>
    </style:style>
    <style:style style:name="P255" style:family="paragraph" style:parent-style-name="Heading_20_4">
      <style:text-properties officeooo:rsid="02ff09a6" officeooo:paragraph-rsid="02ff09a6"/>
    </style:style>
    <style:style style:name="P256" style:family="paragraph" style:parent-style-name="Heading_20_4">
      <style:text-properties officeooo:paragraph-rsid="018f64d5"/>
    </style:style>
    <style:style style:name="P257" style:family="paragraph" style:parent-style-name="Normal">
      <style:paragraph-properties fo:orphans="2" fo:widows="2" fo:hyphenation-ladder-count="no-limit" style:text-autospace="none" style:vertical-align="auto"/>
      <style:text-properties style:font-name="Liberation Serif1" fo:font-size="12pt" fo:language="en" fo:country="US" style:letter-kerning="false" fo:background-color="#ffff00" style:font-size-asian="12pt" style:font-name-complex="Times New Roman" style:language-complex="ar" style:country-complex="SA" fo:hyphenate="true" loext:hyphenation-no-caps="false"/>
    </style:style>
    <style:style style:name="P258" style:family="paragraph" style:parent-style-name="Standard" style:master-page-name="MP0">
      <style:paragraph-properties style:page-number="auto" fo:break-before="page"/>
    </style:style>
    <style:style style:name="P259" style:family="paragraph" style:parent-style-name="Standard" style:list-style-name="WWNum19">
      <style:text-properties officeooo:paragraph-rsid="004abc07"/>
    </style:style>
    <style:style style:name="P260" style:family="paragraph" style:parent-style-name="Standard" style:list-style-name="WWNum19">
      <style:text-properties style:font-name="Liberation Serif1"/>
    </style:style>
    <style:style style:name="P261"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background-color="transparent" fo:hyphenate="false" loext:hyphenation-no-caps="false"/>
    </style:style>
    <style:style style:name="P262" style:family="paragraph" style:parent-style-name="Standard" style:list-style-name="L6">
      <style:text-properties style:font-name="Liberation Serif1" officeooo:paragraph-rsid="018f64d5"/>
    </style:style>
    <style:style style:name="P263" style:family="paragraph" style:parent-style-name="Standard" style:list-style-name="WWNum21">
      <style:text-properties style:font-name="Liberation Serif1" officeooo:paragraph-rsid="03887445" fo:background-color="#ffff00"/>
    </style:style>
    <style:style style:name="P264" style:family="paragraph" style:parent-style-name="Standard" style:list-style-name="L8">
      <style:text-properties style:font-name="Liberation Serif1" officeooo:paragraph-rsid="03887445" fo:background-color="#ffff00"/>
    </style:style>
    <style:style style:name="P265" style:family="paragraph" style:parent-style-name="Standard">
      <style:text-properties style:font-name="Liberation Serif1" officeooo:paragraph-rsid="03887445" fo:background-color="#ffff00"/>
    </style:style>
    <style:style style:name="P266"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background-color="transparent" fo:hyphenate="false" loext:hyphenation-no-caps="false"/>
    </style:style>
    <style:style style:name="P267" style:family="paragraph" style:parent-style-name="Standard" style:list-style-name="L5">
      <style:text-properties fo:color="#000000" style:font-name="Liberation Serif1" officeooo:paragraph-rsid="018f64d5" fo:background-color="transparent"/>
    </style:style>
    <style:style style:name="P268" style:family="paragraph" style:parent-style-name="Standard">
      <style:text-properties fo:background-color="#ffff00"/>
    </style:style>
    <style:style style:name="P269" style:family="paragraph" style:parent-style-name="Standard">
      <style:text-properties officeooo:paragraph-rsid="03887445"/>
    </style:style>
    <style:style style:name="P270"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background-color="transparent" fo:hyphenate="false" loext:hyphenation-no-caps="false"/>
    </style:style>
    <style:style style:name="P271" style:family="paragraph" style:parent-style-name="TOC_20_1">
      <style:paragraph-properties>
        <style:tab-stops>
          <style:tab-stop style:position="6.6953in" style:type="right" style:leader-style="dotted" style:leader-text="."/>
        </style:tab-stops>
      </style:paragraph-properties>
    </style:style>
    <style:style style:name="P272" style:family="paragraph" style:parent-style-name="TOC_20_2">
      <style:paragraph-properties>
        <style:tab-stops>
          <style:tab-stop style:position="6.5492in" style:type="right" style:leader-style="dotted" style:leader-text="."/>
        </style:tab-stops>
      </style:paragraph-properties>
    </style:style>
    <style:style style:name="P273"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officeooo:paragraph-rsid="033432f1" fo:background-color="transparent" fo:hyphenate="false" loext:hyphenation-no-caps="false"/>
    </style:style>
    <style:style style:name="P274"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style:font-name="Liberation Serif1" officeooo:rsid="00269483" officeooo:paragraph-rsid="031b1068" fo:background-color="#ffff00" fo:hyphenate="false" loext:hyphenation-no-caps="false"/>
    </style:style>
    <style:style style:name="P275" style:family="paragraph" style:parent-style-name="Text_20_body">
      <style:text-properties style:font-name="Liberation Serif1" officeooo:rsid="0046ee46" officeooo:paragraph-rsid="0393d36d" fo:background-color="transparent"/>
    </style:style>
    <style:style style:name="P276" style:family="paragraph" style:parent-style-name="Text_20_body" style:list-style-name="L3">
      <style:text-properties style:font-name="Liberation Serif1" officeooo:paragraph-rsid="024cab06" fo:background-color="transparent"/>
    </style:style>
    <style:style style:name="P277" style:family="paragraph" style:parent-style-name="Text_20_body" style:list-style-name="L2">
      <style:text-properties style:font-name="Liberation Serif1" fo:font-weight="bold" style:font-weight-asian="bold" style:font-weight-complex="bold"/>
    </style:style>
    <style:style style:name="P278" style:family="paragraph" style:parent-style-name="Text_20_body">
      <style:text-properties style:font-name="Liberation Serif1" officeooo:paragraph-rsid="03975674"/>
    </style:style>
    <style:style style:name="P279" style:family="paragraph" style:parent-style-name="Text_20_body" style:list-style-name="L2">
      <style:text-properties officeooo:paragraph-rsid="015c632b"/>
    </style:style>
    <style:style style:name="P280" style:family="paragraph" style:parent-style-name="Text_20_body" style:list-style-name="L2">
      <style:text-properties fo:font-weight="bold" style:font-weight-asian="bold" style:font-weight-complex="bold"/>
    </style:style>
    <style:style style:name="P281" style:family="paragraph" style:parent-style-name="Text_20_body" style:list-style-name="L3">
      <style:text-properties officeooo:paragraph-rsid="024cab06"/>
    </style:style>
    <style:style style:name="P282" style:family="paragraph" style:parent-style-name="Text_20_body" style:list-style-name="L7">
      <style:text-properties officeooo:paragraph-rsid="03975674"/>
    </style:style>
    <style:style style:name="P283" style:family="paragraph" style:parent-style-name="Text_20_body" style:list-style-name="L7">
      <style:text-properties officeooo:rsid="022ee1e7" officeooo:paragraph-rsid="03697a68"/>
    </style:style>
    <style:style style:name="P284" style:family="paragraph" style:parent-style-name="Text_20_body">
      <style:text-properties officeooo:rsid="022ee1e7" officeooo:paragraph-rsid="0384d08e"/>
    </style:style>
    <style:style style:name="P285" style:family="paragraph" style:parent-style-name="Text_20_body" style:list-style-name="WWNum5">
      <style:text-properties officeooo:paragraph-rsid="016c0563"/>
    </style:style>
    <style:style style:name="P286" style:family="paragraph" style:parent-style-name="Text_20_body">
      <style:text-properties officeooo:paragraph-rsid="038e038d"/>
    </style:style>
    <style:style style:name="P287" style:family="paragraph" style:parent-style-name="Text_20_body">
      <style:text-properties officeooo:paragraph-rsid="0393d36d"/>
    </style:style>
    <style:style style:name="P288" style:family="paragraph" style:parent-style-name="Text_20_body" style:list-style-name="L11">
      <style:text-properties officeooo:rsid="03954903" officeooo:paragraph-rsid="03954903"/>
    </style:style>
    <style:style style:name="P289" style:family="paragraph" style:parent-style-name="Text_20_body" style:list-style-name="L11">
      <style:text-properties officeooo:rsid="03954903" officeooo:paragraph-rsid="039e4ea0"/>
    </style:style>
    <style:style style:name="P290" style:family="paragraph" style:parent-style-name="Text_20_body" style:list-style-name="L11">
      <style:text-properties officeooo:rsid="03975674" officeooo:paragraph-rsid="03975674"/>
    </style:style>
    <style:style style:name="P291" style:family="paragraph" style:parent-style-name="Text_20_body">
      <style:text-properties officeooo:paragraph-rsid="039e4ea0"/>
    </style:style>
    <style:style style:name="P292"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officeooo:paragraph-rsid="031e726d" fo:background-color="transparent" fo:hyphenate="false" loext:hyphenation-no-caps="false"/>
    </style:style>
    <style:style style:name="P293" style:family="paragraph" style:parent-style-name="Text_20_body">
      <style:paragraph-properties fo:margin-top="0.0417in" fo:margin-bottom="0.0417in" loext:contextual-spacing="false" fo:line-height="100%"/>
      <style:text-properties style:font-name="Liberation Serif1" fo:font-weight="bold" fo:background-color="#ffff00" style:font-weight-asian="bold" style:font-weight-complex="bold"/>
    </style:style>
    <style:style style:name="P294" style:family="paragraph" style:parent-style-name="Text_20_body">
      <style:paragraph-properties fo:margin-top="0.0417in" fo:margin-bottom="0.0417in" loext:contextual-spacing="false" fo:line-height="100%"/>
      <style:text-properties style:font-name="Liberation Serif1" fo:background-color="#ffff00"/>
    </style:style>
    <style:style style:name="T1" style:family="text">
      <style:text-properties fo:font-size="12pt" style:font-size-asian="12pt" style:font-size-complex="12pt"/>
    </style:style>
    <style:style style:name="T2" style:family="text">
      <style:text-properties fo:background-color="#ffff00" loext:char-shading-value="0"/>
    </style:style>
    <style:style style:name="T3" style:family="text">
      <style:text-properties officeooo:rsid="002db07b" fo:background-color="#ffff00" loext:char-shading-value="0"/>
    </style:style>
    <style:style style:name="T4" style:family="text">
      <style:text-properties officeooo:rsid="036a4569" fo:background-color="#ffff00" loext:char-shading-value="0"/>
    </style:style>
    <style:style style:name="T5" style:family="text">
      <style:text-properties officeooo:rsid="0373bb71" fo:background-color="#ffff00" loext:char-shading-value="0"/>
    </style:style>
    <style:style style:name="T6" style:family="text">
      <style:text-properties fo:background-color="#ffff00" loext:char-shading-value="0"/>
    </style:style>
    <style:style style:name="T7" style:family="text">
      <style:text-properties fo:font-style="italic" style:font-style-asian="italic" style:font-style-complex="italic"/>
    </style:style>
    <style:style style:name="T8" style:family="text">
      <style:text-properties fo:font-style="italic" officeooo:rsid="01e782bd" style:font-style-asian="italic" style:font-style-complex="italic"/>
    </style:style>
    <style:style style:name="T9" style:family="text">
      <style:text-properties fo:font-style="italic" officeooo:rsid="026c8a4d" fo:background-color="transparent" loext:char-shading-value="0" style:font-style-asian="italic" style:font-style-complex="italic"/>
    </style:style>
    <style:style style:name="T10" style:family="text">
      <style:text-properties style:text-position="super 64%" style:font-name="Liberation Serif1" fo:language="nl" fo:country="NL"/>
    </style:style>
    <style:style style:name="T11" style:family="text">
      <style:text-properties style:text-position="super 64%" style:font-name="Liberation Serif1" fo:language="nl" fo:country="NL" fo:background-color="#ffff00" loext:char-shading-value="0"/>
    </style:style>
    <style:style style:name="T12" style:family="text">
      <style:text-properties style:text-position="super 64%" style:font-name="Liberation Serif1" fo:language="nl" fo:country="NL" fo:background-color="#ffff00" loext:char-shading-value="0"/>
    </style:style>
    <style:style style:name="T13" style:family="text">
      <style:text-properties fo:color="#000000"/>
    </style:style>
    <style:style style:name="T14" style:family="text">
      <style:text-properties fo:color="#000000" style:text-position="sub 64%" style:font-name="Liberation Serif1" fo:font-style="italic" fo:background-color="#ffff00" loext:char-shading-value="0" style:font-style-asian="italic" style:font-style-complex="italic"/>
    </style:style>
    <style:style style:name="T15" style:family="text">
      <style:text-properties fo:color="#000000" style:font-name="Liberation Serif1"/>
    </style:style>
    <style:style style:name="T16" style:family="text">
      <style:text-properties fo:color="#000000" style:font-name="Liberation Serif1" fo:font-style="italic" style:font-style-asian="italic" style:font-style-complex="italic"/>
    </style:style>
    <style:style style:name="T17" style:family="text">
      <style:text-properties fo:color="#000000" style:font-name="Liberation Serif1" fo:font-style="italic" officeooo:rsid="001b98b5" style:font-style-asian="italic" style:font-style-complex="italic"/>
    </style:style>
    <style:style style:name="T18" style:family="text">
      <style:text-properties fo:color="#000000" style:font-name="Liberation Serif1" fo:font-style="italic" officeooo:rsid="00269483" style:font-style-asian="italic" style:font-style-complex="italic"/>
    </style:style>
    <style:style style:name="T19" style:family="text">
      <style:text-properties fo:color="#000000" style:font-name="Liberation Serif1" fo:font-style="italic" officeooo:rsid="00552688" style:font-style-asian="italic" style:font-style-complex="italic"/>
    </style:style>
    <style:style style:name="T20" style:family="text">
      <style:text-properties fo:color="#000000" style:font-name="Liberation Serif1" fo:font-style="italic" officeooo:rsid="006143ad" style:font-style-asian="italic" style:font-style-complex="italic"/>
    </style:style>
    <style:style style:name="T21" style:family="text">
      <style:text-properties fo:color="#000000" style:font-name="Liberation Serif1" fo:font-style="italic" officeooo:rsid="00628d88" style:font-style-asian="italic" style:font-style-complex="italic"/>
    </style:style>
    <style:style style:name="T22" style:family="text">
      <style:text-properties fo:color="#000000" style:font-name="Liberation Serif1" fo:font-style="italic" officeooo:rsid="01ba59ff" style:font-style-asian="italic" style:font-style-complex="italic"/>
    </style:style>
    <style:style style:name="T23" style:family="text">
      <style:text-properties fo:color="#000000" style:font-name="Liberation Serif1" fo:font-style="italic" officeooo:rsid="03362367" style:font-style-asian="italic" style:font-style-complex="italic"/>
    </style:style>
    <style:style style:name="T24" style:family="text">
      <style:text-properties fo:color="#000000" style:font-name="Liberation Serif1" fo:font-style="italic" fo:background-color="#ffff00" loext:char-shading-value="0" style:font-style-asian="italic" style:font-style-complex="italic"/>
    </style:style>
    <style:style style:name="T25" style:family="text">
      <style:text-properties fo:color="#000000" style:font-name="Liberation Serif1" fo:font-style="italic" fo:background-color="transparent" loext:char-shading-value="0" style:font-style-asian="italic" style:font-style-complex="italic"/>
    </style:style>
    <style:style style:name="T26" style:family="text">
      <style:text-properties fo:color="#000000" style:font-name="Liberation Serif1" fo:font-style="italic" officeooo:rsid="01058c77" fo:background-color="transparent" loext:char-shading-value="0" style:font-style-asian="italic" style:font-style-complex="italic"/>
    </style:style>
    <style:style style:name="T27" style:family="text">
      <style:text-properties fo:color="#000000" style:font-name="Liberation Serif1" fo:font-style="italic" officeooo:rsid="01ec01a0" fo:background-color="transparent" loext:char-shading-value="0" style:font-style-asian="italic" style:font-style-complex="italic"/>
    </style:style>
    <style:style style:name="T28" style:family="text">
      <style:text-properties fo:color="#000000" style:font-name="Liberation Serif1" style:font-name-complex="Calibri"/>
    </style:style>
    <style:style style:name="T29" style:family="text">
      <style:text-properties fo:color="#000000" style:font-name="Liberation Serif1" style:text-underline-style="solid" style:text-underline-width="auto" style:text-underline-color="font-color" style:text-underline-mode="continuous" style:text-overline-mode="continuous" style:text-line-through-mode="continuous" fo:background-color="#ffff00" loext:char-shading-value="0"/>
    </style:style>
    <style:style style:name="T30" style:family="text">
      <style:text-properties fo:color="#000000" style:font-name="Liberation Serif1" fo:font-size="11pt" fo:font-style="italic" officeooo:rsid="001feddb" style:font-size-asian="11pt" style:font-style-asian="italic" style:font-size-complex="11pt" style:font-style-complex="italic"/>
    </style:style>
    <style:style style:name="T31" style:family="text">
      <style:text-properties fo:color="#000000" style:font-name="Liberation Serif1" fo:font-size="11pt" fo:font-style="italic" officeooo:rsid="00628d88" style:font-size-asian="11pt" style:font-style-asian="italic" style:font-size-complex="11pt" style:font-style-complex="italic"/>
    </style:style>
    <style:style style:name="T32" style:family="text">
      <style:text-properties fo:color="#000000" style:font-name="Liberation Serif1" fo:font-size="11pt" style:font-size-asian="11pt" style:font-size-complex="11pt"/>
    </style:style>
    <style:style style:name="T33" style:family="text">
      <style:text-properties fo:color="#000000" style:font-name="Liberation Serif1" fo:font-size="11pt" officeooo:rsid="0056203d" style:font-size-asian="11pt" style:font-size-complex="11pt"/>
    </style:style>
    <style:style style:name="T34" style:family="text">
      <style:text-properties fo:color="#000000" style:font-name="Liberation Serif1" fo:font-size="11pt" officeooo:rsid="00593be9" style:font-size-asian="11pt" style:font-size-complex="11pt"/>
    </style:style>
    <style:style style:name="T35" style:family="text">
      <style:text-properties fo:color="#000000" style:font-name="Liberation Serif1" fo:font-size="11pt" officeooo:rsid="005d25ae" style:font-size-asian="11pt" style:font-size-complex="11pt"/>
    </style:style>
    <style:style style:name="T36" style:family="text">
      <style:text-properties fo:color="#000000" style:font-name="Liberation Serif1" fo:font-size="11pt" officeooo:rsid="00be965c" style:font-size-asian="11pt" style:font-size-complex="11pt"/>
    </style:style>
    <style:style style:name="T37" style:family="text">
      <style:text-properties fo:color="#000000" style:font-name="Liberation Serif1" fo:font-size="11pt" officeooo:rsid="00cb0a87" style:font-size-asian="11pt" style:font-size-complex="11pt"/>
    </style:style>
    <style:style style:name="T38" style:family="text">
      <style:text-properties fo:color="#000000" style:font-name="Liberation Serif1" fo:font-size="11pt" officeooo:rsid="00cd40b5" style:font-size-asian="11pt" style:font-size-complex="11pt"/>
    </style:style>
    <style:style style:name="T39" style:family="text">
      <style:text-properties fo:color="#000000" style:font-name="Liberation Serif1" fo:font-size="11pt" officeooo:rsid="00cd583d" style:font-size-asian="11pt" style:font-size-complex="11pt"/>
    </style:style>
    <style:style style:name="T40" style:family="text">
      <style:text-properties fo:color="#000000" style:font-name="Liberation Serif1" fo:font-size="11pt" officeooo:rsid="00e4b854" style:font-size-asian="11pt" style:font-size-complex="11pt"/>
    </style:style>
    <style:style style:name="T41" style:family="text">
      <style:text-properties fo:color="#000000" style:font-name="Liberation Serif1" fo:font-size="11pt" officeooo:rsid="0034fabb" style:font-size-asian="11pt" style:font-size-complex="11pt"/>
    </style:style>
    <style:style style:name="T42" style:family="text">
      <style:text-properties fo:color="#000000" style:font-name="Liberation Serif1" fo:font-size="11pt" officeooo:rsid="01184667" style:font-size-asian="11pt" style:font-size-complex="11pt"/>
    </style:style>
    <style:style style:name="T43" style:family="text">
      <style:text-properties fo:color="#000000" style:font-name="Liberation Serif1" fo:font-size="11pt" officeooo:rsid="0114d570" style:font-size-asian="11pt" style:font-size-complex="11pt"/>
    </style:style>
    <style:style style:name="T44" style:family="text">
      <style:text-properties fo:color="#000000" style:font-name="Liberation Serif1" fo:font-size="11pt" officeooo:rsid="00382e39" style:font-size-asian="11pt" style:font-size-complex="11pt"/>
    </style:style>
    <style:style style:name="T45" style:family="text">
      <style:text-properties fo:color="#000000" style:font-name="Liberation Serif1" fo:font-size="11pt" officeooo:rsid="011944df" style:font-size-asian="11pt" style:font-size-complex="11pt"/>
    </style:style>
    <style:style style:name="T46" style:family="text">
      <style:text-properties fo:color="#000000" style:font-name="Liberation Serif1" fo:font-size="11pt" officeooo:rsid="011e4460" style:font-size-asian="11pt" style:font-size-complex="11pt"/>
    </style:style>
    <style:style style:name="T47" style:family="text">
      <style:text-properties fo:color="#000000" style:font-name="Liberation Serif1" fo:font-size="11pt" officeooo:rsid="0190ba42" style:font-size-asian="11pt" style:font-size-complex="11pt"/>
    </style:style>
    <style:style style:name="T48" style:family="text">
      <style:text-properties fo:color="#000000" style:font-name="Liberation Serif1" fo:font-size="11pt" officeooo:rsid="01ba7285" style:font-size-asian="11pt" style:font-size-complex="11pt"/>
    </style:style>
    <style:style style:name="T49" style:family="text">
      <style:text-properties fo:color="#000000" style:font-name="Liberation Serif1" fo:font-size="11pt" officeooo:rsid="0211b4bb" style:font-size-asian="11pt" style:font-size-complex="11pt"/>
    </style:style>
    <style:style style:name="T50" style:family="text">
      <style:text-properties fo:color="#000000" style:font-name="Liberation Serif1" fo:font-size="11pt" officeooo:rsid="034471fd" style:font-size-asian="11pt" style:font-size-complex="11pt"/>
    </style:style>
    <style:style style:name="T51" style:family="text">
      <style:text-properties fo:color="#000000" style:font-name="Liberation Serif1" fo:font-size="11pt" officeooo:rsid="0353acc3" style:font-size-asian="11pt" style:font-size-complex="11pt"/>
    </style:style>
    <style:style style:name="T52" style:family="text">
      <style:text-properties fo:color="#000000" style:font-name="Liberation Serif1" fo:font-size="11pt" officeooo:rsid="03693aac" style:font-size-asian="11pt" style:font-size-complex="11pt"/>
    </style:style>
    <style:style style:name="T53" style:family="text">
      <style:text-properties fo:color="#000000" style:font-name="Liberation Serif1" fo:font-size="11pt" officeooo:rsid="036bb68c" style:font-size-asian="11pt" style:font-size-complex="11pt"/>
    </style:style>
    <style:style style:name="T54" style:family="text">
      <style:text-properties fo:color="#000000" style:font-name="Liberation Serif1" fo:font-size="11pt" officeooo:rsid="0393d36d" style:font-size-asian="11pt" style:font-size-complex="11pt"/>
    </style:style>
    <style:style style:name="T55" style:family="text">
      <style:text-properties fo:color="#000000" style:font-name="Liberation Serif1" fo:font-size="11pt" officeooo:rsid="03954903" style:font-size-asian="11pt" style:font-size-complex="11pt"/>
    </style:style>
    <style:style style:name="T56" style:family="text">
      <style:text-properties fo:color="#000000" style:font-name="Liberation Serif1" fo:font-size="11pt" officeooo:rsid="03975674" style:font-size-asian="11pt" style:font-size-complex="11pt"/>
    </style:style>
    <style:style style:name="T57" style:family="text">
      <style:text-properties fo:color="#000000" style:font-name="Liberation Serif1" fo:font-size="11pt" officeooo:rsid="01058c77" fo:background-color="transparent" loext:char-shading-value="0" style:font-size-asian="11pt" style:font-size-complex="11pt"/>
    </style:style>
    <style:style style:name="T58" style:family="text">
      <style:text-properties fo:color="#000000" style:font-name="Liberation Serif1" fo:font-size="11pt" officeooo:rsid="011944df" fo:background-color="transparent" loext:char-shading-value="0" style:font-size-asian="11pt" style:font-size-complex="11pt"/>
    </style:style>
    <style:style style:name="T59" style:family="text">
      <style:text-properties fo:color="#000000" style:font-name="Liberation Serif1" fo:font-size="11pt" officeooo:rsid="0114d570" fo:background-color="transparent" loext:char-shading-value="0" style:font-size-asian="11pt" style:font-size-complex="11pt"/>
    </style:style>
    <style:style style:name="T60" style:family="text">
      <style:text-properties fo:color="#000000" style:font-name="Liberation Serif1" fo:font-size="11pt" officeooo:rsid="01184667" fo:background-color="transparent" loext:char-shading-value="0" style:font-size-asian="11pt" style:font-size-complex="11pt"/>
    </style:style>
    <style:style style:name="T61" style:family="text">
      <style:text-properties fo:color="#000000" style:font-name="Liberation Serif1" fo:font-size="11pt" officeooo:rsid="00382e39" fo:background-color="transparent" loext:char-shading-value="0" style:font-size-asian="11pt" style:font-size-complex="11pt"/>
    </style:style>
    <style:style style:name="T62" style:family="text">
      <style:text-properties fo:color="#000000" style:font-name="Liberation Serif1" fo:font-size="11pt" officeooo:rsid="011cd655" fo:background-color="transparent" loext:char-shading-value="0" style:font-size-asian="11pt" style:font-size-complex="11pt"/>
    </style:style>
    <style:style style:name="T63" style:family="text">
      <style:text-properties fo:color="#000000" style:font-name="Liberation Serif1" fo:font-size="11pt" officeooo:rsid="011d7545" fo:background-color="transparent" loext:char-shading-value="0" style:font-size-asian="11pt" style:font-size-complex="11pt"/>
    </style:style>
    <style:style style:name="T64" style:family="text">
      <style:text-properties fo:color="#000000" style:font-name="Liberation Serif1" fo:font-size="11pt" officeooo:rsid="011e40b7" fo:background-color="transparent" loext:char-shading-value="0" style:font-size-asian="11pt" style:font-size-complex="11pt"/>
    </style:style>
    <style:style style:name="T65" style:family="text">
      <style:text-properties fo:color="#000000" style:font-name="Liberation Serif1" fo:font-size="11pt" officeooo:rsid="012a94d2" fo:background-color="transparent" loext:char-shading-value="0" style:font-size-asian="11pt" style:font-size-complex="11pt"/>
    </style:style>
    <style:style style:name="T66" style:family="text">
      <style:text-properties fo:color="#000000" style:font-name="Liberation Serif1" fo:font-size="11pt" officeooo:rsid="012bec71" fo:background-color="transparent" loext:char-shading-value="0" style:font-size-asian="11pt" style:font-size-complex="11pt"/>
    </style:style>
    <style:style style:name="T67" style:family="text">
      <style:text-properties fo:color="#000000" style:font-name="Liberation Serif1" fo:font-size="11pt" officeooo:rsid="0128c00d" fo:background-color="transparent" loext:char-shading-value="0" style:font-size-asian="11pt" style:font-size-complex="11pt"/>
    </style:style>
    <style:style style:name="T68" style:family="text">
      <style:text-properties fo:color="#000000" style:font-name="Liberation Serif1" fo:font-size="11pt" officeooo:rsid="0192c9e3" fo:background-color="transparent" loext:char-shading-value="0" style:font-size-asian="11pt" style:font-size-complex="11pt"/>
    </style:style>
    <style:style style:name="T69" style:family="text">
      <style:text-properties fo:color="#000000" style:font-name="Liberation Serif1" fo:font-size="11pt" officeooo:rsid="01954544" fo:background-color="transparent" loext:char-shading-value="0" style:font-size-asian="11pt" style:font-size-complex="11pt"/>
    </style:style>
    <style:style style:name="T70" style:family="text">
      <style:text-properties fo:color="#000000" style:font-name="Liberation Serif1" fo:font-size="11pt" officeooo:rsid="0196264f" fo:background-color="transparent" loext:char-shading-value="0" style:font-size-asian="11pt" style:font-size-complex="11pt"/>
    </style:style>
    <style:style style:name="T71" style:family="text">
      <style:text-properties fo:color="#000000" style:font-name="Liberation Serif1" fo:font-size="11pt" officeooo:rsid="0034fabb" fo:background-color="transparent" loext:char-shading-value="0" style:font-size-asian="11pt" style:font-size-complex="11pt"/>
    </style:style>
    <style:style style:name="T72" style:family="text">
      <style:text-properties fo:color="#000000" style:font-name="Liberation Serif1" fo:font-size="11pt" officeooo:rsid="017347de" fo:background-color="transparent" loext:char-shading-value="0" style:font-size-asian="11pt" style:font-size-complex="11pt"/>
    </style:style>
    <style:style style:name="T73" style:family="text">
      <style:text-properties fo:color="#000000" style:font-name="Liberation Serif1" fo:font-size="11pt" officeooo:rsid="00e4b854" fo:background-color="transparent" loext:char-shading-value="0" style:font-size-asian="11pt" style:font-size-complex="11pt"/>
    </style:style>
    <style:style style:name="T74" style:family="text">
      <style:text-properties fo:color="#000000" style:font-name="Liberation Serif1" fo:font-size="11pt" officeooo:rsid="01982a48" fo:background-color="transparent" loext:char-shading-value="0" style:font-size-asian="11pt" style:font-size-complex="11pt"/>
    </style:style>
    <style:style style:name="T75" style:family="text">
      <style:text-properties fo:color="#000000" style:font-name="Liberation Serif1" fo:font-size="11pt" officeooo:rsid="033236b2" fo:background-color="transparent" loext:char-shading-value="0" style:font-size-asian="11pt" style:font-size-complex="11pt"/>
    </style:style>
    <style:style style:name="T76" style:family="text">
      <style:text-properties fo:color="#000000" style:font-name="Liberation Serif1" fo:font-size="11pt" officeooo:rsid="037c6685" fo:background-color="transparent" loext:char-shading-value="0" style:font-size-asian="11pt" style:font-size-complex="11pt"/>
    </style:style>
    <style:style style:name="T77" style:family="text">
      <style:text-properties fo:color="#000000" style:font-name="Liberation Serif1" fo:font-size="11pt" officeooo:rsid="03817f05" fo:background-color="transparent" loext:char-shading-value="0" style:font-size-asian="11pt" style:font-size-complex="11pt"/>
    </style:style>
    <style:style style:name="T78" style:family="text">
      <style:text-properties fo:color="#000000" style:font-name="Liberation Serif1" fo:font-size="11pt" fo:font-style="normal" officeooo:rsid="012a94d2" fo:background-color="transparent" loext:char-shading-value="0" style:font-size-asian="11pt" style:font-style-asian="normal" style:font-size-complex="11pt" style:font-style-complex="normal"/>
    </style:style>
    <style:style style:name="T79" style:family="text">
      <style:text-properties fo:color="#000000" style:font-name="Liberation Serif1" fo:font-size="11pt" fo:font-style="normal" officeooo:rsid="012bec71" fo:background-color="transparent" loext:char-shading-value="0" style:font-size-asian="11pt" style:font-style-asian="normal" style:font-size-complex="11pt" style:font-style-complex="normal"/>
    </style:style>
    <style:style style:name="T80" style:family="text">
      <style:text-properties fo:color="#000000" style:font-name="Liberation Serif1" fo:font-size="11pt" fo:font-style="normal" officeooo:rsid="01954544" fo:background-color="transparent" loext:char-shading-value="0" style:font-size-asian="11pt" style:font-style-asian="normal" style:font-size-complex="11pt" style:font-style-complex="normal"/>
    </style:style>
    <style:style style:name="T81" style:family="text">
      <style:text-properties fo:color="#000000" style:font-name="Liberation Serif1" fo:font-size="11pt" fo:font-style="normal" officeooo:rsid="0192c9e3" fo:background-color="transparent" loext:char-shading-value="0" style:font-size-asian="11pt" style:font-style-asian="normal" style:font-size-complex="11pt" style:font-style-complex="normal"/>
    </style:style>
    <style:style style:name="T82" style:family="text">
      <style:text-properties fo:color="#000000" style:font-name="Liberation Serif1" fo:font-size="11pt" fo:font-style="normal" officeooo:rsid="0128c00d" fo:background-color="transparent" loext:char-shading-value="0" style:font-size-asian="11pt" style:font-style-asian="normal" style:font-size-complex="11pt" style:font-style-complex="normal"/>
    </style:style>
    <style:style style:name="T83" style:family="text">
      <style:text-properties fo:color="#000000" style:font-name="Liberation Serif1" fo:font-size="11pt" fo:font-style="normal" officeooo:rsid="0196264f" fo:background-color="transparent" loext:char-shading-value="0" style:font-size-asian="11pt" style:font-style-asian="normal" style:font-size-complex="11pt" style:font-style-complex="normal"/>
    </style:style>
    <style:style style:name="T84" style:family="text">
      <style:text-properties fo:color="#000000" style:font-name="Liberation Serif1" fo:font-size="11pt" fo:font-style="normal" officeooo:rsid="019b7d7c" fo:background-color="transparent" loext:char-shading-value="0" style:font-size-asian="11pt" style:font-style-asian="normal" style:font-size-complex="11pt" style:font-style-complex="normal"/>
    </style:style>
    <style:style style:name="T85" style:family="text">
      <style:text-properties fo:color="#000000" style:font-name="Liberation Serif1" fo:font-size="11pt" fo:font-style="normal" officeooo:rsid="019cf0c1" fo:background-color="transparent" loext:char-shading-value="0" style:font-size-asian="11pt" style:font-style-asian="normal" style:font-size-complex="11pt" style:font-style-complex="normal"/>
    </style:style>
    <style:style style:name="T86" style:family="text">
      <style:text-properties fo:color="#000000" style:font-name="Liberation Serif1" fo:font-size="11pt" fo:font-style="normal" officeooo:rsid="019db579" fo:background-color="transparent" loext:char-shading-value="0" style:font-size-asian="11pt" style:font-style-asian="normal" style:font-size-complex="11pt" style:font-style-complex="normal"/>
    </style:style>
    <style:style style:name="T87" style:family="text">
      <style:text-properties fo:color="#000000" style:font-name="Liberation Serif1" fo:font-size="11pt" fo:font-weight="normal" officeooo:rsid="0360c86c" style:font-size-asian="11pt" style:font-weight-asian="normal" style:font-size-complex="11pt" style:font-weight-complex="normal"/>
    </style:style>
    <style:style style:name="T88" style:family="text">
      <style:text-properties fo:color="#000000" style:font-name="Liberation Serif1" fo:font-size="11pt" officeooo:rsid="0370f6e9" fo:background-color="#ffff00" loext:char-shading-value="0" style:font-size-asian="11pt" style:font-size-complex="11pt"/>
    </style:style>
    <style:style style:name="T89" style:family="text">
      <style:text-properties fo:color="#000000" style:font-name="Liberation Serif1" fo:font-size="11pt" officeooo:rsid="0373bb71" fo:background-color="#ffff00" loext:char-shading-value="0" style:font-size-asian="11pt" style:font-size-complex="11pt"/>
    </style:style>
    <style:style style:name="T90" style:family="text">
      <style:text-properties fo:color="#000000" style:font-name="Liberation Serif1" fo:font-size="11pt" officeooo:rsid="03774003" fo:background-color="#ffff00" loext:char-shading-value="0" style:font-size-asian="11pt" style:font-size-complex="11pt"/>
    </style:style>
    <style:style style:name="T91" style:family="text">
      <style:text-properties fo:color="#000000" style:font-name="Liberation Serif1" fo:font-size="11pt" officeooo:rsid="0384d08e" fo:background-color="#ffff00" loext:char-shading-value="0" style:font-size-asian="11pt" style:font-size-complex="11pt"/>
    </style:style>
    <style:style style:name="T92" style:family="text">
      <style:text-properties fo:color="#000000" style:font-name="Liberation Serif1" fo:font-size="11pt" officeooo:rsid="0386688b" fo:background-color="#ffff00" loext:char-shading-value="0" style:font-size-asian="11pt" style:font-size-complex="11pt"/>
    </style:style>
    <style:style style:name="T93" style:family="text">
      <style:text-properties fo:color="#000000" style:font-name="Liberation Serif1" fo:font-size="11pt" officeooo:rsid="03871a4e" fo:background-color="#ffff00" loext:char-shading-value="0" style:font-size-asian="11pt" style:font-size-complex="11pt"/>
    </style:style>
    <style:style style:name="T94" style:family="text">
      <style:text-properties fo:color="#000000" style:font-name="Liberation Serif1" officeooo:rsid="002688f5"/>
    </style:style>
    <style:style style:name="T95" style:family="text">
      <style:text-properties fo:color="#000000" style:font-name="Liberation Serif1" fo:font-style="normal" style:font-style-asian="normal" style:font-style-complex="normal"/>
    </style:style>
    <style:style style:name="T96" style:family="text">
      <style:text-properties fo:color="#000000" style:font-name="Liberation Serif1" fo:font-style="normal" officeooo:rsid="00269483" style:font-style-asian="normal" style:font-style-complex="normal"/>
    </style:style>
    <style:style style:name="T97" style:family="text">
      <style:text-properties fo:color="#000000" style:font-name="Liberation Serif1" fo:font-style="normal" officeooo:rsid="00552688" style:font-style-asian="normal" style:font-style-complex="normal"/>
    </style:style>
    <style:style style:name="T98" style:family="text">
      <style:text-properties fo:color="#000000" style:font-name="Liberation Serif1" fo:font-style="normal" officeooo:rsid="01ba59ff" style:font-style-asian="normal" style:font-style-complex="normal"/>
    </style:style>
    <style:style style:name="T99" style:family="text">
      <style:text-properties fo:color="#000000" style:font-name="Liberation Serif1" fo:font-style="normal" officeooo:rsid="01ef6f8a" fo:background-color="transparent" loext:char-shading-value="0" style:font-style-asian="normal" style:font-style-complex="normal"/>
    </style:style>
    <style:style style:name="T100" style:family="text">
      <style:text-properties fo:color="#000000" style:font-name="Liberation Serif1" fo:font-style="normal" officeooo:rsid="01ec01a0" fo:background-color="transparent" loext:char-shading-value="0" style:font-style-asian="normal" style:font-style-complex="normal"/>
    </style:style>
    <style:style style:name="T101" style:family="text">
      <style:text-properties fo:color="#000000" style:font-name="Liberation Serif1" fo:font-style="normal" officeooo:rsid="01ece63a" fo:background-color="transparent" loext:char-shading-value="0" style:font-style-asian="normal" style:font-style-complex="normal"/>
    </style:style>
    <style:style style:name="T102" style:family="text">
      <style:text-properties fo:color="#000000" style:font-name="Liberation Serif1" officeooo:rsid="0026ebfe"/>
    </style:style>
    <style:style style:name="T103" style:family="text">
      <style:text-properties fo:color="#000000" style:font-name="Liberation Serif1" officeooo:rsid="00550d2c"/>
    </style:style>
    <style:style style:name="T104" style:family="text">
      <style:text-properties fo:color="#000000" style:font-name="Liberation Serif1" officeooo:rsid="00552688"/>
    </style:style>
    <style:style style:name="T105" style:family="text">
      <style:text-properties fo:color="#000000" style:font-name="Liberation Serif1" officeooo:rsid="00575799"/>
    </style:style>
    <style:style style:name="T106" style:family="text">
      <style:text-properties fo:color="#000000" style:font-name="Liberation Serif1" officeooo:rsid="005b1603"/>
    </style:style>
    <style:style style:name="T107" style:family="text">
      <style:text-properties fo:color="#000000" style:font-name="Liberation Serif1" officeooo:rsid="005c2d49"/>
    </style:style>
    <style:style style:name="T108" style:family="text">
      <style:text-properties fo:color="#000000" style:font-name="Liberation Serif1" officeooo:rsid="005d25ae"/>
    </style:style>
    <style:style style:name="T109" style:family="text">
      <style:text-properties fo:color="#000000" style:font-name="Liberation Serif1" officeooo:rsid="00bcadbf"/>
    </style:style>
    <style:style style:name="T110" style:family="text">
      <style:text-properties fo:color="#000000" style:font-name="Liberation Serif1" officeooo:rsid="00bcdcd4"/>
    </style:style>
    <style:style style:name="T111" style:family="text">
      <style:text-properties fo:color="#000000" style:font-name="Liberation Serif1" officeooo:rsid="00bdda05"/>
    </style:style>
    <style:style style:name="T112" style:family="text">
      <style:text-properties fo:color="#000000" style:font-name="Liberation Serif1" officeooo:rsid="00be965c"/>
    </style:style>
    <style:style style:name="T113" style:family="text">
      <style:text-properties fo:color="#000000" style:font-name="Liberation Serif1" officeooo:rsid="00c1d8ef"/>
    </style:style>
    <style:style style:name="T114" style:family="text">
      <style:text-properties fo:color="#000000" style:font-name="Liberation Serif1" officeooo:rsid="00c338be"/>
    </style:style>
    <style:style style:name="T115" style:family="text">
      <style:text-properties fo:color="#000000" style:font-name="Liberation Serif1" officeooo:rsid="00c3f0c1"/>
    </style:style>
    <style:style style:name="T116" style:family="text">
      <style:text-properties fo:color="#000000" style:font-name="Liberation Serif1" officeooo:rsid="00c5a636"/>
    </style:style>
    <style:style style:name="T117" style:family="text">
      <style:text-properties fo:color="#000000" style:font-name="Liberation Serif1" officeooo:rsid="00cb7304"/>
    </style:style>
    <style:style style:name="T118" style:family="text">
      <style:text-properties fo:color="#000000" style:font-name="Liberation Serif1" officeooo:rsid="00cbe791"/>
    </style:style>
    <style:style style:name="T119" style:family="text">
      <style:text-properties fo:color="#000000" style:font-name="Liberation Serif1" officeooo:rsid="00cd40b5"/>
    </style:style>
    <style:style style:name="T120" style:family="text">
      <style:text-properties fo:color="#000000" style:font-name="Liberation Serif1" officeooo:rsid="00ce53a4"/>
    </style:style>
    <style:style style:name="T121" style:family="text">
      <style:text-properties fo:color="#000000" style:font-name="Liberation Serif1" officeooo:rsid="00cf46b1"/>
    </style:style>
    <style:style style:name="T122" style:family="text">
      <style:text-properties fo:color="#000000" style:font-name="Liberation Serif1" officeooo:rsid="00d07168"/>
    </style:style>
    <style:style style:name="T123" style:family="text">
      <style:text-properties fo:color="#000000" style:font-name="Liberation Serif1" officeooo:rsid="00d0aa51"/>
    </style:style>
    <style:style style:name="T124" style:family="text">
      <style:text-properties fo:color="#000000" style:font-name="Liberation Serif1" officeooo:rsid="00d18390"/>
    </style:style>
    <style:style style:name="T125" style:family="text">
      <style:text-properties fo:color="#000000" style:font-name="Liberation Serif1" officeooo:rsid="00353e59" style:font-name-asian="Noto Serif CJK SC" style:font-name-complex="Lohit Devanagari"/>
    </style:style>
    <style:style style:name="T126" style:family="text">
      <style:text-properties fo:color="#000000" style:font-name="Liberation Serif1" fo:background-color="#ffff00" loext:char-shading-value="0"/>
    </style:style>
    <style:style style:name="T127" style:family="text">
      <style:text-properties fo:color="#000000" style:font-name="Liberation Serif1" officeooo:rsid="00ff741d" fo:background-color="#ffff00" loext:char-shading-value="0"/>
    </style:style>
    <style:style style:name="T128" style:family="text">
      <style:text-properties fo:color="#000000" style:font-name="Liberation Serif1" fo:background-color="transparent" loext:char-shading-value="0"/>
    </style:style>
    <style:style style:name="T129" style:family="text">
      <style:text-properties fo:color="#000000" style:font-name="Liberation Serif1" officeooo:rsid="01058c77" fo:background-color="transparent" loext:char-shading-value="0"/>
    </style:style>
    <style:style style:name="T130" style:family="text">
      <style:text-properties fo:color="#000000" style:font-name="Liberation Serif1" officeooo:rsid="0105b0b3" fo:background-color="transparent" loext:char-shading-value="0"/>
    </style:style>
    <style:style style:name="T131" style:family="text">
      <style:text-properties fo:color="#000000" style:font-name="Liberation Serif1" officeooo:rsid="00d07168" fo:background-color="transparent" loext:char-shading-value="0"/>
    </style:style>
    <style:style style:name="T132" style:family="text">
      <style:text-properties fo:color="#000000" style:font-name="Liberation Serif1" officeooo:rsid="0105a85c" fo:background-color="transparent" loext:char-shading-value="0"/>
    </style:style>
    <style:style style:name="T133" style:family="text">
      <style:text-properties fo:color="#000000" style:font-name="Liberation Serif1" officeooo:rsid="0172d299" fo:background-color="transparent" loext:char-shading-value="0" style:font-name-asian="Noto Serif CJK SC" style:font-name-complex="Lohit Devanagari"/>
    </style:style>
    <style:style style:name="T134" style:family="text">
      <style:text-properties fo:color="#000000" style:font-name="Liberation Serif1" officeooo:rsid="00407ca4" fo:background-color="transparent" loext:char-shading-value="0" style:font-name-asian="Noto Serif CJK SC" style:font-name-complex="Lohit Devanagari"/>
    </style:style>
    <style:style style:name="T135" style:family="text">
      <style:text-properties fo:color="#000000" style:font-name="Liberation Serif1" officeooo:rsid="00353e59" fo:background-color="transparent" loext:char-shading-value="0" style:font-name-asian="Noto Serif CJK SC" style:font-name-complex="Lohit Devanagari"/>
    </style:style>
    <style:style style:name="T136" style:family="text">
      <style:text-properties fo:color="#000000" style:font-name="Liberation Serif1" officeooo:rsid="03147722" fo:background-color="transparent" loext:char-shading-value="0"/>
    </style:style>
    <style:style style:name="T137" style:family="text">
      <style:text-properties fo:color="#000000" style:font-name="Liberation Serif1" officeooo:rsid="0316356e" fo:background-color="transparent" loext:char-shading-value="0"/>
    </style:style>
    <style:style style:name="T138" style:family="text">
      <style:text-properties fo:color="#000000" style:font-name="Liberation Serif1" officeooo:rsid="01c5f6ec" fo:background-color="transparent" loext:char-shading-value="0"/>
    </style:style>
    <style:style style:name="T139" style:family="text">
      <style:text-properties fo:color="#000000" style:font-name="Liberation Serif1" officeooo:rsid="01ec01a0" fo:background-color="transparent" loext:char-shading-value="0"/>
    </style:style>
    <style:style style:name="T140" style:family="text">
      <style:text-properties fo:color="#000000" style:font-name="Liberation Serif1" officeooo:rsid="0330cd10" fo:background-color="transparent" loext:char-shading-value="0"/>
    </style:style>
    <style:style style:name="T141" style:family="text">
      <style:text-properties fo:color="#000000" style:font-name="Liberation Serif1" officeooo:rsid="030f133d" fo:background-color="transparent" loext:char-shading-value="0"/>
    </style:style>
    <style:style style:name="T142" style:family="text">
      <style:text-properties fo:color="#000000" style:font-name="Liberation Serif1" officeooo:rsid="033236b2" fo:background-color="transparent" loext:char-shading-value="0"/>
    </style:style>
    <style:style style:name="T143" style:family="text">
      <style:text-properties fo:color="#000000" style:font-name="Liberation Serif1" officeooo:rsid="0347a09c" fo:background-color="transparent" loext:char-shading-value="0"/>
    </style:style>
    <style:style style:name="T144" style:family="text">
      <style:text-properties fo:color="#000000" style:font-name="Liberation Serif1" officeooo:rsid="034651b1" fo:background-color="transparent" loext:char-shading-value="0"/>
    </style:style>
    <style:style style:name="T145" style:family="text">
      <style:text-properties fo:color="#000000" style:font-name="Liberation Serif1" officeooo:rsid="034722c5" fo:background-color="transparent" loext:char-shading-value="0"/>
    </style:style>
    <style:style style:name="T146" style:family="text">
      <style:text-properties fo:color="#000000" style:font-name="Liberation Serif1" officeooo:rsid="03494f0e" fo:background-color="transparent" loext:char-shading-value="0"/>
    </style:style>
    <style:style style:name="T147" style:family="text">
      <style:text-properties fo:color="#000000" style:font-name="Liberation Serif1" officeooo:rsid="03693aac" fo:background-color="transparent" loext:char-shading-value="0"/>
    </style:style>
    <style:style style:name="T148" style:family="text">
      <style:text-properties fo:color="#000000" style:font-name="Liberation Serif1" officeooo:rsid="01ba59ff"/>
    </style:style>
    <style:style style:name="T149" style:family="text">
      <style:text-properties fo:color="#000000" style:font-name="Liberation Serif1" officeooo:rsid="01ba7285"/>
    </style:style>
    <style:style style:name="T150" style:family="text">
      <style:text-properties fo:color="#000000" style:font-name="Liberation Serif1" officeooo:rsid="005f1ee6"/>
    </style:style>
    <style:style style:name="T151" style:family="text">
      <style:text-properties fo:color="#000000" style:font-name="Liberation Serif1" officeooo:rsid="0211b4bb"/>
    </style:style>
    <style:style style:name="T152" style:family="text">
      <style:text-properties fo:color="#000000" style:font-name="Liberation Serif1" officeooo:rsid="02136904"/>
    </style:style>
    <style:style style:name="T153" style:family="text">
      <style:text-properties fo:color="#000000" style:font-name="Liberation Serif1" officeooo:rsid="03362367"/>
    </style:style>
    <style:style style:name="T154" style:family="text">
      <style:text-properties fo:color="#000000" style:font-name="Liberation Serif1" officeooo:rsid="036bb68c"/>
    </style:style>
    <style:style style:name="T155" style:family="text">
      <style:text-properties fo:color="#000000" style:font-name="Liberation Serif1" officeooo:rsid="036e2f4a"/>
    </style:style>
    <style:style style:name="T156" style:family="text">
      <style:text-properties fo:color="#000000" style:font-name="Liberation Serif1" officeooo:rsid="03700eac"/>
    </style:style>
    <style:style style:name="T157" style:family="text">
      <style:text-properties fo:color="#000000" style:font-name="Liberation Serif1" officeooo:rsid="037118ce"/>
    </style:style>
    <style:style style:name="T158" style:family="text">
      <style:text-properties fo:color="#000000" officeooo:rsid="030f133d"/>
    </style:style>
    <style:style style:name="T159"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160" style:family="text">
      <style:text-properties fo:language="nl" fo:country="NL"/>
    </style:style>
    <style:style style:name="T161" style:family="text">
      <style:text-properties style:text-position="super 67%" style:font-name="Liberation Serif1" fo:font-size="12pt" fo:language="en" fo:country="US" style:letter-kerning="false" fo:background-color="#ffff00" loext:char-shading-value="0" style:font-size-asian="12pt" style:font-name-complex="Times New Roman" style:language-complex="ar" style:country-complex="SA"/>
    </style:style>
    <style:style style:name="T162" style:family="text">
      <style:text-properties style:font-name="Liberation Serif1"/>
    </style:style>
    <style:style style:name="T163" style:family="text">
      <style:text-properties style:font-name="Liberation Serif1" fo:font-weight="bold" style:font-weight-asian="bold" style:font-weight-complex="bold"/>
    </style:style>
    <style:style style:name="T164" style:family="text">
      <style:text-properties style:font-name="Liberation Serif1" fo:font-weight="bold" officeooo:rsid="0158f223" style:font-weight-asian="bold" style:font-weight-complex="bold"/>
    </style:style>
    <style:style style:name="T165" style:family="text">
      <style:text-properties style:font-name="Liberation Serif1" fo:font-weight="bold" officeooo:rsid="02d1a17d" style:font-weight-asian="bold" style:font-weight-complex="bold"/>
    </style:style>
    <style:style style:name="T166" style:family="text">
      <style:text-properties style:font-name="Liberation Serif1" fo:font-weight="bold" fo:background-color="#ffff00" loext:char-shading-value="0" style:font-weight-asian="bold" style:font-weight-complex="bold"/>
    </style:style>
    <style:style style:name="T167" style:family="text">
      <style:text-properties style:font-name="Liberation Serif1" fo:font-weight="bold" fo:background-color="#ffff00" loext:char-shading-value="0" style:font-weight-asian="bold" style:font-weight-complex="bold"/>
    </style:style>
    <style:style style:name="T168" style:family="text">
      <style:text-properties style:font-name="Liberation Serif1" fo:font-style="italic" style:font-style-asian="italic" style:font-style-complex="italic"/>
    </style:style>
    <style:style style:name="T169" style:family="text">
      <style:text-properties style:font-name="Liberation Serif1" fo:font-style="italic" officeooo:rsid="008194d6" style:font-style-asian="italic" style:font-style-complex="italic"/>
    </style:style>
    <style:style style:name="T170" style:family="text">
      <style:text-properties style:font-name="Liberation Serif1" fo:font-style="italic" officeooo:rsid="007e5a77" style:font-style-asian="italic" style:font-style-complex="italic"/>
    </style:style>
    <style:style style:name="T171" style:family="text">
      <style:text-properties style:font-name="Liberation Serif1" fo:font-style="italic" officeooo:rsid="02822e86" style:font-style-asian="italic" style:font-style-complex="italic"/>
    </style:style>
    <style:style style:name="T172" style:family="text">
      <style:text-properties style:font-name="Liberation Serif1" fo:font-style="italic" officeooo:rsid="030c9022" style:font-style-asian="italic" style:font-style-complex="italic"/>
    </style:style>
    <style:style style:name="T173" style:family="text">
      <style:text-properties style:font-name="Liberation Serif1" fo:font-style="italic" fo:font-weight="bold" fo:background-color="#ffff00" loext:char-shading-value="0" style:font-style-asian="italic" style:font-weight-asian="bold" style:font-style-complex="italic" style:font-weight-complex="bold"/>
    </style:style>
    <style:style style:name="T174" style:family="text">
      <style:text-properties style:font-name="Liberation Serif1" fo:font-style="italic" fo:font-weight="bold" fo:background-color="#ffff00" loext:char-shading-value="0" style:font-style-asian="italic" style:font-weight-asian="bold" style:font-style-complex="italic" style:font-weight-complex="bold"/>
    </style:style>
    <style:style style:name="T175" style:family="text">
      <style:text-properties style:font-name="Liberation Serif1" fo:font-style="italic" fo:font-weight="bold" style:font-style-asian="italic" style:font-weight-asian="bold" style:font-style-complex="italic" style:font-weight-complex="bold"/>
    </style:style>
    <style:style style:name="T176" style:family="text">
      <style:text-properties style:font-name="Liberation Serif1" fo:font-style="italic" fo:font-weight="normal" officeooo:rsid="007794f0" fo:background-color="transparent" loext:char-shading-value="0" style:font-style-asian="italic" style:font-weight-asian="normal" style:font-style-complex="italic" style:font-weight-complex="normal"/>
    </style:style>
    <style:style style:name="T177" style:family="text">
      <style:text-properties style:font-name="Liberation Serif1" fo:font-style="italic" fo:background-color="transparent" loext:char-shading-value="0" style:font-style-asian="italic" style:font-style-complex="italic"/>
    </style:style>
    <style:style style:name="T178" style:family="text">
      <style:text-properties style:font-name="Liberation Serif1" fo:font-style="italic" officeooo:rsid="01809204" fo:background-color="transparent" loext:char-shading-value="0" style:font-style-asian="italic" style:font-style-complex="italic"/>
    </style:style>
    <style:style style:name="T179" style:family="text">
      <style:text-properties style:font-name="Liberation Serif1" fo:font-style="italic" officeooo:rsid="01a5e722" fo:background-color="transparent" loext:char-shading-value="0" style:font-style-asian="italic" style:font-style-complex="italic"/>
    </style:style>
    <style:style style:name="T180" style:family="text">
      <style:text-properties style:font-name="Liberation Serif1" fo:font-style="italic" style:text-underline-style="none" style:font-style-asian="italic" style:font-style-complex="italic"/>
    </style:style>
    <style:style style:name="T181" style:family="text">
      <style:text-properties style:font-name="Liberation Serif1" style:font-name-asian="Noto Serif CJK SC" style:font-name-complex="Lohit Devanagari"/>
    </style:style>
    <style:style style:name="T182" style:family="text">
      <style:text-properties style:font-name="Liberation Serif1" style:font-name-asian="Noto Sans CJK SC" style:font-name-complex="Lohit Devanagari"/>
    </style:style>
    <style:style style:name="T183" style:family="text">
      <style:text-properties style:font-name="Liberation Serif1" fo:font-size="12pt" fo:font-weight="bold" style:font-size-asian="12pt" style:font-weight-asian="bold" style:font-size-complex="12pt" style:font-weight-complex="bold"/>
    </style:style>
    <style:style style:name="T184" style:family="text">
      <style:text-properties style:font-name="Liberation Serif1" fo:font-size="12pt" fo:font-weight="bold" fo:background-color="#ffff00" loext:char-shading-value="0" style:font-size-asian="12pt" style:font-weight-asian="bold" style:font-size-complex="12pt" style:font-weight-complex="bold"/>
    </style:style>
    <style:style style:name="T185" style:family="text">
      <style:text-properties style:font-name="Liberation Serif1" fo:font-size="12pt" fo:font-weight="bold" fo:background-color="#ffff00" loext:char-shading-value="0" style:font-size-asian="12pt" style:font-weight-asian="bold" style:font-size-complex="12pt" style:font-weight-complex="bold"/>
    </style:style>
    <style:style style:name="T186" style:family="text">
      <style:text-properties style:font-name="Liberation Serif1" fo:font-size="12pt" fo:language="en" fo:country="US" style:letter-kerning="false" fo:background-color="#ffff00" loext:char-shading-value="0" style:font-size-asian="12pt" style:font-name-complex="Times New Roman" style:language-complex="ar" style:country-complex="SA"/>
    </style:style>
    <style:style style:name="T187" style:family="text">
      <style:text-properties style:font-name="Liberation Serif1" fo:font-size="12pt" fo:language="en" fo:country="US" style:letter-kerning="false" fo:background-color="#ffff00" loext:char-shading-value="0" style:font-name-asian="Liberation Serif" style:font-size-asian="12pt" style:font-name-complex="Times New Roman" style:font-size-complex="14pt" style:language-complex="ar" style:country-complex="SA"/>
    </style:style>
    <style:style style:name="T188" style:family="text">
      <style:text-properties style:font-name="Liberation Serif1" fo:font-size="12pt" fo:language="en" fo:country="US" officeooo:rsid="0100f48c" style:letter-kerning="false" fo:background-color="#ffff00" loext:char-shading-value="0" style:font-name-asian="Liberation Serif" style:font-size-asian="12pt" style:font-name-complex="Times New Roman" style:font-size-complex="14pt" style:language-complex="ar" style:country-complex="SA"/>
    </style:style>
    <style:style style:name="T189" style:family="text">
      <style:text-properties style:font-name="Liberation Serif1" fo:font-size="12pt" fo:language="en" fo:country="US" fo:font-style="italic" style:letter-kerning="false" fo:background-color="#ffff00" loext:char-shading-value="0" style:font-size-asian="12pt" style:font-style-asian="italic" style:font-name-complex="Times New Roman" style:language-complex="ar" style:country-complex="SA" style:font-style-complex="italic"/>
    </style:style>
    <style:style style:name="T190" style:family="text">
      <style:text-properties style:font-name="Liberation Serif1" fo:font-size="12pt" fo:language="en" fo:country="US" fo:font-weight="normal" officeooo:rsid="0100311e" style:letter-kerning="false" fo:background-color="#ffff00" loext:char-shading-value="0" style:font-name-asian="Liberation Serif" style:font-size-asian="12pt" style:font-weight-asian="normal" style:font-name-complex="Times New Roman" style:font-size-complex="14pt" style:language-complex="ar" style:country-complex="SA" style:font-weight-complex="normal"/>
    </style:style>
    <style:style style:name="T191" style:family="text">
      <style:text-properties style:font-name="Liberation Serif1" fo:font-size="12pt" fo:language="en" fo:country="US" fo:font-weight="normal" officeooo:rsid="0100f48c" style:letter-kerning="false" fo:background-color="#ffff00" loext:char-shading-value="0" style:font-name-asian="Liberation Serif" style:font-size-asian="12pt" style:font-weight-asian="normal" style:font-name-complex="Times New Roman" style:font-size-complex="14pt" style:language-complex="ar" style:country-complex="SA" style:font-weight-complex="normal"/>
    </style:style>
    <style:style style:name="T192" style:family="text">
      <style:text-properties style:font-name="Liberation Serif1" fo:language="en" fo:country="NL" style:letter-kerning="false" style:font-name-complex="Arial" style:language-complex="ar" style:country-complex="SA"/>
    </style:style>
    <style:style style:name="T193" style:family="text">
      <style:text-properties style:font-name="Liberation Serif1" fo:language="nl" fo:country="NL"/>
    </style:style>
    <style:style style:name="T194" style:family="text">
      <style:text-properties style:font-name="Liberation Serif1" fo:language="nl" fo:country="NL" style:letter-kerning="false" style:font-name-complex="Arial" style:language-complex="ar" style:country-complex="SA"/>
    </style:style>
    <style:style style:name="T195" style:family="text">
      <style:text-properties style:font-name="Liberation Serif1" fo:language="nl" fo:country="NL" fo:font-style="italic" style:letter-kerning="false" style:font-style-asian="italic" style:font-name-complex="Arial" style:language-complex="ar" style:country-complex="SA" style:font-style-complex="italic"/>
    </style:style>
    <style:style style:name="T196" style:family="text">
      <style:text-properties style:font-name="Liberation Serif1" fo:language="nl" fo:country="NL" fo:font-style="normal" officeooo:rsid="00f4c710" fo:background-color="transparent" loext:char-shading-value="0" style:font-style-asian="normal" style:font-style-complex="normal"/>
    </style:style>
    <style:style style:name="T197" style:family="text">
      <style:text-properties style:font-name="Liberation Serif1" fo:language="nl" fo:country="NL" officeooo:rsid="008ea00c"/>
    </style:style>
    <style:style style:name="T198" style:family="text">
      <style:text-properties style:font-name="Liberation Serif1" fo:language="nl" fo:country="NL" officeooo:rsid="009438f7"/>
    </style:style>
    <style:style style:name="T199" style:family="text">
      <style:text-properties style:font-name="Liberation Serif1" fo:language="nl" fo:country="NL" officeooo:rsid="009438f7" fo:background-color="transparent" loext:char-shading-value="0"/>
    </style:style>
    <style:style style:name="T200" style:family="text">
      <style:text-properties style:font-name="Liberation Serif1" fo:language="nl" fo:country="NL" officeooo:rsid="00f4c710" fo:background-color="transparent" loext:char-shading-value="0"/>
    </style:style>
    <style:style style:name="T201" style:family="text">
      <style:text-properties style:font-name="Liberation Serif1" fo:language="nl" fo:country="NL" officeooo:rsid="018053fd" fo:background-color="transparent" loext:char-shading-value="0"/>
    </style:style>
    <style:style style:name="T202" style:family="text">
      <style:text-properties style:font-name="Liberation Serif1" fo:language="nl" fo:country="NL" fo:background-color="#ffff00" loext:char-shading-value="0"/>
    </style:style>
    <style:style style:name="T203" style:family="text">
      <style:text-properties style:font-name="Liberation Serif1" fo:language="nl" fo:country="NL" fo:background-color="#ffff00" loext:char-shading-value="0"/>
    </style:style>
    <style:style style:name="T204" style:family="text">
      <style:text-properties style:font-name="Liberation Serif1" fo:language="en" fo:country="US"/>
    </style:style>
    <style:style style:name="T205" style:family="text">
      <style:text-properties style:font-name="Liberation Serif1" fo:language="en" fo:country="US" style:letter-kerning="false" style:font-name-complex="Arial" style:language-complex="ar" style:country-complex="SA"/>
    </style:style>
    <style:style style:name="T206" style:family="text">
      <style:text-properties style:font-name="Liberation Serif1" fo:language="en" fo:country="US" style:letter-kerning="false" fo:background-color="#ffff00" loext:char-shading-value="0" style:font-name-complex="Times New Roman" style:language-complex="ar" style:country-complex="SA"/>
    </style:style>
    <style:style style:name="T207" style:family="text">
      <style:text-properties style:font-name="Liberation Serif1" fo:language="en" fo:country="US" fo:font-style="italic" style:letter-kerning="false" style:font-style-asian="italic" style:font-name-complex="Arial" style:language-complex="ar" style:country-complex="SA" style:font-style-complex="italic"/>
    </style:style>
    <style:style style:name="T208" style:family="text">
      <style:text-properties style:font-name="Liberation Serif1" fo:language="en" fo:country="US" fo:font-style="italic" style:letter-kerning="false" fo:background-color="#ffff00" loext:char-shading-value="0" style:font-style-asian="italic" style:font-name-complex="Times New Roman" style:language-complex="ar" style:country-complex="SA" style:font-style-complex="italic"/>
    </style:style>
    <style:style style:name="T209" style:family="text">
      <style:text-properties style:font-name="Liberation Serif1" fo:language="en" fo:country="US" fo:background-color="#ffff00" loext:char-shading-value="0"/>
    </style:style>
    <style:style style:name="T210" style:family="text">
      <style:text-properties style:font-name="Liberation Serif1" fo:language="en" fo:country="US" fo:background-color="#ffff00" loext:char-shading-value="0"/>
    </style:style>
    <style:style style:name="T211" style:family="text">
      <style:text-properties style:font-name="Liberation Serif1" fo:font-size="11pt" officeooo:rsid="007482a4" style:font-size-asian="11pt" style:font-size-complex="11pt"/>
    </style:style>
    <style:style style:name="T212" style:family="text">
      <style:text-properties style:font-name="Liberation Serif1" fo:font-size="11pt" officeooo:rsid="0101f25a" style:font-size-asian="11pt" style:font-size-complex="11pt"/>
    </style:style>
    <style:style style:name="T213" style:family="text">
      <style:text-properties style:font-name="Liberation Serif1" fo:font-size="11pt" officeooo:rsid="01334e85" style:font-size-asian="11pt" style:font-size-complex="11pt"/>
    </style:style>
    <style:style style:name="T214" style:family="text">
      <style:text-properties style:font-name="Liberation Serif1" fo:font-size="11pt" officeooo:rsid="01404e8c" style:font-size-asian="11pt" style:font-size-complex="11pt"/>
    </style:style>
    <style:style style:name="T215" style:family="text">
      <style:text-properties style:font-name="Liberation Serif1" fo:font-size="11pt" officeooo:rsid="0225af5d" style:font-size-asian="11pt" style:font-size-complex="11pt"/>
    </style:style>
    <style:style style:name="T216" style:family="text">
      <style:text-properties style:font-name="Liberation Serif1" fo:font-size="11pt" officeooo:rsid="0280aa5a" style:font-size-asian="11pt" style:font-size-complex="11pt"/>
    </style:style>
    <style:style style:name="T217" style:family="text">
      <style:text-properties style:font-name="Liberation Serif1" fo:font-size="11pt" officeooo:rsid="028e3843" style:font-size-asian="11pt" style:font-size-complex="11pt"/>
    </style:style>
    <style:style style:name="T218" style:family="text">
      <style:text-properties style:font-name="Liberation Serif1" fo:font-size="11pt" officeooo:rsid="002cc570" style:font-size-asian="11pt" style:font-size-complex="11pt"/>
    </style:style>
    <style:style style:name="T219" style:family="text">
      <style:text-properties style:font-name="Liberation Serif1" fo:font-size="11pt" officeooo:rsid="02a952ee" style:font-size-asian="11pt" style:font-size-complex="11pt"/>
    </style:style>
    <style:style style:name="T220" style:family="text">
      <style:text-properties style:font-name="Liberation Serif1" fo:font-size="11pt" officeooo:rsid="02b29185" style:font-size-asian="11pt" style:font-size-complex="11pt"/>
    </style:style>
    <style:style style:name="T221" style:family="text">
      <style:text-properties style:font-name="Liberation Serif1" fo:font-size="11pt" officeooo:rsid="02dadd4e" style:font-size-asian="11pt" style:font-size-complex="11pt"/>
    </style:style>
    <style:style style:name="T222" style:family="text">
      <style:text-properties style:font-name="Liberation Serif1" fo:font-size="11pt" officeooo:rsid="02c2d12e" style:font-size-asian="11pt" style:font-size-complex="11pt"/>
    </style:style>
    <style:style style:name="T223" style:family="text">
      <style:text-properties style:font-name="Liberation Serif1" fo:font-size="11pt" officeooo:rsid="02fd3d67" style:font-size-asian="11pt" style:font-size-complex="11pt"/>
    </style:style>
    <style:style style:name="T224" style:family="text">
      <style:text-properties style:font-name="Liberation Serif1" fo:font-size="11pt" officeooo:rsid="031e726d" style:font-size-asian="11pt" style:font-size-complex="11pt"/>
    </style:style>
    <style:style style:name="T225" style:family="text">
      <style:text-properties style:font-name="Liberation Serif1" fo:font-size="11pt" officeooo:rsid="033432f1" style:font-size-asian="11pt" style:font-size-complex="11pt"/>
    </style:style>
    <style:style style:name="T226" style:family="text">
      <style:text-properties style:font-name="Liberation Serif1" fo:font-size="11pt" officeooo:rsid="034471fd" style:font-size-asian="11pt" style:font-size-complex="11pt"/>
    </style:style>
    <style:style style:name="T227" style:family="text">
      <style:text-properties style:font-name="Liberation Serif1" fo:font-size="11pt" officeooo:rsid="034651b1" style:font-size-asian="11pt" style:font-size-complex="11pt"/>
    </style:style>
    <style:style style:name="T228" style:family="text">
      <style:text-properties style:font-name="Liberation Serif1" fo:font-size="11pt" officeooo:rsid="02b14ad5" style:font-size-asian="11pt" style:font-size-complex="11pt"/>
    </style:style>
    <style:style style:name="T229" style:family="text">
      <style:text-properties style:font-name="Liberation Serif1" fo:font-size="11pt" fo:background-color="#ffff00" loext:char-shading-value="0" style:font-size-asian="11pt" style:font-size-complex="11pt"/>
    </style:style>
    <style:style style:name="T230" style:family="text">
      <style:text-properties style:font-name="Liberation Serif1" fo:font-size="11pt" officeooo:rsid="0185c2b9" fo:background-color="#ffff00" loext:char-shading-value="0" style:font-size-asian="11pt" style:font-size-complex="11pt"/>
    </style:style>
    <style:style style:name="T231" style:family="text">
      <style:text-properties style:font-name="Liberation Serif1" fo:font-size="11pt" officeooo:rsid="018881a3" fo:background-color="#ffff00" loext:char-shading-value="0" style:font-size-asian="11pt" style:font-size-complex="11pt"/>
    </style:style>
    <style:style style:name="T232" style:family="text">
      <style:text-properties style:font-name="Liberation Serif1" fo:font-size="11pt" officeooo:rsid="0185e879" fo:background-color="#ffff00" loext:char-shading-value="0" style:font-size-asian="11pt" style:font-size-complex="11pt"/>
    </style:style>
    <style:style style:name="T233" style:family="text">
      <style:text-properties style:font-name="Liberation Serif1" fo:font-size="11pt" officeooo:rsid="01896424" fo:background-color="#ffff00" loext:char-shading-value="0" style:font-size-asian="11pt" style:font-size-complex="11pt"/>
    </style:style>
    <style:style style:name="T234" style:family="text">
      <style:text-properties style:font-name="Liberation Serif1" fo:font-size="11pt" officeooo:rsid="018b561c" fo:background-color="#ffff00" loext:char-shading-value="0" style:font-size-asian="11pt" style:font-size-complex="11pt"/>
    </style:style>
    <style:style style:name="T235" style:family="text">
      <style:text-properties style:font-name="Liberation Serif1" fo:font-size="11pt" officeooo:rsid="018c6695" fo:background-color="#ffff00" loext:char-shading-value="0" style:font-size-asian="11pt" style:font-size-complex="11pt"/>
    </style:style>
    <style:style style:name="T236" style:family="text">
      <style:text-properties style:font-name="Liberation Serif1" fo:font-size="11pt" fo:language="nl" fo:country="NL" officeooo:rsid="009438f7" style:font-size-asian="11pt" style:font-size-complex="11pt"/>
    </style:style>
    <style:style style:name="T237" style:family="text">
      <style:text-properties style:font-name="Liberation Serif1" fo:font-size="11pt" fo:language="nl" fo:country="NL" officeooo:rsid="0108a230" fo:background-color="transparent" loext:char-shading-value="0" style:font-size-asian="11pt" style:font-size-complex="11pt"/>
    </style:style>
    <style:style style:name="T238" style:family="text">
      <style:text-properties style:font-name="Liberation Serif1" fo:font-size="11pt" fo:language="nl" fo:country="NL" fo:font-style="normal" officeooo:rsid="0108a230" fo:background-color="transparent" loext:char-shading-value="0" style:font-size-asian="11pt" style:font-style-asian="normal" style:font-size-complex="11pt" style:font-style-complex="normal"/>
    </style:style>
    <style:style style:name="T239" style:family="text">
      <style:text-properties style:font-name="Liberation Serif1" fo:font-size="11pt" fo:background-color="transparent" loext:char-shading-value="0" style:font-size-asian="11pt" style:font-size-complex="11pt"/>
    </style:style>
    <style:style style:name="T240" style:family="text">
      <style:text-properties style:font-name="Liberation Serif1" fo:font-size="11pt" officeooo:rsid="0075a38a" fo:background-color="transparent" loext:char-shading-value="0" style:font-size-asian="11pt" style:font-size-complex="11pt"/>
    </style:style>
    <style:style style:name="T241" style:family="text">
      <style:text-properties style:font-name="Liberation Serif1" fo:font-size="11pt" officeooo:rsid="010accd3" fo:background-color="transparent" loext:char-shading-value="0" style:font-size-asian="11pt" style:font-size-complex="11pt"/>
    </style:style>
    <style:style style:name="T242" style:family="text">
      <style:text-properties style:font-name="Liberation Serif1" fo:font-size="11pt" officeooo:rsid="01809204" fo:background-color="transparent" loext:char-shading-value="0" style:font-size-asian="11pt" style:font-size-complex="11pt"/>
    </style:style>
    <style:style style:name="T243" style:family="text">
      <style:text-properties style:font-name="Liberation Serif1" fo:font-size="11pt" officeooo:rsid="025198c9" fo:background-color="transparent" loext:char-shading-value="0" style:font-size-asian="11pt" style:font-size-complex="11pt"/>
    </style:style>
    <style:style style:name="T244" style:family="text">
      <style:text-properties style:font-name="Liberation Serif1" fo:font-size="11pt" officeooo:rsid="0256a90b" fo:background-color="transparent" loext:char-shading-value="0" style:font-size-asian="11pt" style:font-size-complex="11pt"/>
    </style:style>
    <style:style style:name="T245" style:family="text">
      <style:text-properties style:font-name="Liberation Serif1" fo:font-size="11pt" officeooo:rsid="0257ea10" fo:background-color="transparent" loext:char-shading-value="0" style:font-size-asian="11pt" style:font-size-complex="11pt"/>
    </style:style>
    <style:style style:name="T246" style:family="text">
      <style:text-properties style:font-name="Liberation Serif1" fo:font-size="11pt" officeooo:rsid="025c58c0" fo:background-color="transparent" loext:char-shading-value="0" style:font-size-asian="11pt" style:font-size-complex="11pt"/>
    </style:style>
    <style:style style:name="T247" style:family="text">
      <style:text-properties style:font-name="Liberation Serif1" fo:font-size="11pt" officeooo:rsid="025ef343" fo:background-color="transparent" loext:char-shading-value="0" style:font-size-asian="11pt" style:font-size-complex="11pt"/>
    </style:style>
    <style:style style:name="T248" style:family="text">
      <style:text-properties style:font-name="Liberation Serif1" fo:font-size="11pt" officeooo:rsid="02adde4d" fo:background-color="transparent" loext:char-shading-value="0" style:font-size-asian="11pt" style:font-size-complex="11pt"/>
    </style:style>
    <style:style style:name="T249" style:family="text">
      <style:text-properties style:font-name="Liberation Serif1" fo:font-size="11pt" officeooo:rsid="02bc2755" fo:background-color="transparent" loext:char-shading-value="0" style:font-size-asian="11pt" style:font-size-complex="11pt"/>
    </style:style>
    <style:style style:name="T250" style:family="text">
      <style:text-properties style:font-name="Liberation Serif1" fo:font-size="11pt" officeooo:rsid="02bf7d88" fo:background-color="transparent" loext:char-shading-value="0" style:font-size-asian="11pt" style:font-size-complex="11pt"/>
    </style:style>
    <style:style style:name="T251" style:family="text">
      <style:text-properties style:font-name="Liberation Serif1" fo:font-size="11pt" officeooo:rsid="02cb4f59" fo:background-color="transparent" loext:char-shading-value="0" style:font-size-asian="11pt" style:font-size-complex="11pt"/>
    </style:style>
    <style:style style:name="T252" style:family="text">
      <style:text-properties style:font-name="Liberation Serif1" fo:font-size="11pt" officeooo:rsid="02cbf25a" fo:background-color="transparent" loext:char-shading-value="0" style:font-size-asian="11pt" style:font-size-complex="11pt"/>
    </style:style>
    <style:style style:name="T253" style:family="text">
      <style:text-properties style:font-name="Liberation Serif1" fo:font-size="11pt" officeooo:rsid="02cce7f7" fo:background-color="transparent" loext:char-shading-value="0" style:font-size-asian="11pt" style:font-size-complex="11pt"/>
    </style:style>
    <style:style style:name="T254" style:family="text">
      <style:text-properties style:font-name="Liberation Serif1" fo:font-size="11pt" officeooo:rsid="02c2d12e" fo:background-color="transparent" loext:char-shading-value="0" style:font-size-asian="11pt" style:font-size-complex="11pt"/>
    </style:style>
    <style:style style:name="T255" style:family="text">
      <style:text-properties style:font-name="Liberation Serif1" fo:font-size="11pt" officeooo:rsid="02d7dd40" fo:background-color="transparent" loext:char-shading-value="0" style:font-size-asian="11pt" style:font-size-complex="11pt"/>
    </style:style>
    <style:style style:name="T256" style:family="text">
      <style:text-properties style:font-name="Liberation Serif1" fo:font-size="11pt" officeooo:rsid="02e3c420" fo:background-color="transparent" loext:char-shading-value="0" style:font-size-asian="11pt" style:font-size-complex="11pt"/>
    </style:style>
    <style:style style:name="T257" style:family="text">
      <style:text-properties style:font-name="Liberation Serif1" fo:font-size="11pt" officeooo:rsid="02e763e2" fo:background-color="transparent" loext:char-shading-value="0" style:font-size-asian="11pt" style:font-size-complex="11pt"/>
    </style:style>
    <style:style style:name="T258" style:family="text">
      <style:text-properties style:font-name="Liberation Serif1" fo:font-size="11pt" officeooo:rsid="02e884ea" fo:background-color="transparent" loext:char-shading-value="0" style:font-size-asian="11pt" style:font-size-complex="11pt"/>
    </style:style>
    <style:style style:name="T259" style:family="text">
      <style:text-properties style:font-name="Liberation Serif1" fo:font-size="11pt" officeooo:rsid="03006087" fo:background-color="transparent" loext:char-shading-value="0" style:font-size-asian="11pt" style:font-size-complex="11pt"/>
    </style:style>
    <style:style style:name="T260" style:family="text">
      <style:text-properties style:font-name="Liberation Serif1" fo:font-size="11pt" officeooo:rsid="0302c79f" fo:background-color="transparent" loext:char-shading-value="0" style:font-size-asian="11pt" style:font-size-complex="11pt"/>
    </style:style>
    <style:style style:name="T261" style:family="text">
      <style:text-properties style:font-name="Liberation Serif1" fo:font-size="11pt" officeooo:rsid="03054d69" fo:background-color="transparent" loext:char-shading-value="0" style:font-size-asian="11pt" style:font-size-complex="11pt"/>
    </style:style>
    <style:style style:name="T262" style:family="text">
      <style:text-properties style:font-name="Liberation Serif1" fo:font-size="11pt" officeooo:rsid="031f9093" fo:background-color="transparent" loext:char-shading-value="0" style:font-size-asian="11pt" style:font-size-complex="11pt"/>
    </style:style>
    <style:style style:name="T263" style:family="text">
      <style:text-properties style:font-name="Liberation Serif1" fo:font-size="11pt" officeooo:rsid="031f9502" fo:background-color="transparent" loext:char-shading-value="0" style:font-size-asian="11pt" style:font-size-complex="11pt"/>
    </style:style>
    <style:style style:name="T264" style:family="text">
      <style:text-properties style:font-name="Liberation Serif1" fo:font-size="11pt" officeooo:rsid="031e726d" fo:background-color="transparent" loext:char-shading-value="0" style:font-size-asian="11pt" style:font-size-complex="11pt"/>
    </style:style>
    <style:style style:name="T265" style:family="text">
      <style:text-properties style:font-name="Liberation Serif1" fo:font-size="11pt" officeooo:rsid="031b1068" fo:background-color="transparent" loext:char-shading-value="0" style:font-size-asian="11pt" style:font-size-complex="11pt"/>
    </style:style>
    <style:style style:name="T266" style:family="text">
      <style:text-properties style:font-name="Liberation Serif1" fo:font-size="11pt" officeooo:rsid="031c8bfd" fo:background-color="transparent" loext:char-shading-value="0" style:font-size-asian="11pt" style:font-size-complex="11pt"/>
    </style:style>
    <style:style style:name="T267" style:family="text">
      <style:text-properties style:font-name="Liberation Serif1" fo:font-size="11pt" officeooo:rsid="03287271" fo:background-color="transparent" loext:char-shading-value="0" style:font-size-asian="11pt" style:font-size-complex="11pt"/>
    </style:style>
    <style:style style:name="T268" style:family="text">
      <style:text-properties style:font-name="Liberation Serif1" fo:font-size="11pt" officeooo:rsid="034651b1" fo:background-color="transparent" loext:char-shading-value="0" style:font-size-asian="11pt" style:font-size-complex="11pt"/>
    </style:style>
    <style:style style:name="T269" style:family="text">
      <style:text-properties style:font-name="Liberation Serif1" fo:font-size="11pt" officeooo:rsid="034471fd" fo:background-color="transparent" loext:char-shading-value="0" style:font-size-asian="11pt" style:font-size-complex="11pt"/>
    </style:style>
    <style:style style:name="T270" style:family="text">
      <style:text-properties style:font-name="Liberation Serif1" fo:font-size="11pt" officeooo:rsid="034c5cbb" fo:background-color="transparent" loext:char-shading-value="0" style:font-size-asian="11pt" style:font-size-complex="11pt"/>
    </style:style>
    <style:style style:name="T271" style:family="text">
      <style:text-properties style:font-name="Liberation Serif1" fo:font-size="11pt" officeooo:rsid="034cd8d6" fo:background-color="transparent" loext:char-shading-value="0" style:font-size-asian="11pt" style:font-size-complex="11pt"/>
    </style:style>
    <style:style style:name="T272" style:family="text">
      <style:text-properties style:font-name="Liberation Serif1" fo:font-size="11pt" fo:font-style="normal" fo:font-weight="normal" officeooo:rsid="00b0c51d" fo:background-color="transparent" loext:char-shading-value="0" style:font-size-asian="11pt" style:font-style-asian="normal" style:font-weight-asian="normal" style:font-size-complex="11pt" style:font-style-complex="normal" style:font-weight-complex="normal"/>
    </style:style>
    <style:style style:name="T273" style:family="text">
      <style:text-properties style:font-name="Liberation Serif1" fo:font-size="11pt" fo:font-style="normal" fo:font-weight="normal" officeooo:rsid="00de2ad1" fo:background-color="transparent" loext:char-shading-value="0" style:font-size-asian="11pt" style:font-style-asian="normal" style:font-weight-asian="normal" style:font-size-complex="11pt" style:font-style-complex="normal" style:font-weight-complex="normal"/>
    </style:style>
    <style:style style:name="T274" style:family="text">
      <style:text-properties style:font-name="Liberation Serif1" fo:font-size="11pt" fo:font-style="normal" officeooo:rsid="030c9022" style:font-size-asian="11pt" style:font-style-asian="normal" style:font-size-complex="11pt" style:font-style-complex="normal"/>
    </style:style>
    <style:style style:name="T275" style:family="text">
      <style:text-properties style:font-name="Liberation Serif1" fo:font-size="11pt" fo:font-style="normal" style:text-underline-style="none" fo:background-color="transparent" loext:char-shading-value="0" style:font-size-asian="11pt" style:font-style-asian="normal" style:font-size-complex="11pt" style:font-style-complex="normal"/>
    </style:style>
    <style:style style:name="T276" style:family="text">
      <style:text-properties style:font-name="Liberation Serif1" fo:font-size="11pt" fo:font-style="normal" style:text-underline-style="none" officeooo:rsid="03287271" fo:background-color="transparent" loext:char-shading-value="0" style:font-size-asian="11pt" style:font-style-asian="normal" style:font-size-complex="11pt" style:font-style-complex="normal"/>
    </style:style>
    <style:style style:name="T277" style:family="text">
      <style:text-properties style:font-name="Liberation Serif1" fo:font-size="11pt" fo:font-style="normal" style:text-underline-style="none" officeooo:rsid="032a6f13" fo:background-color="transparent" loext:char-shading-value="0" style:font-size-asian="11pt" style:font-style-asian="normal" style:font-size-complex="11pt" style:font-style-complex="normal"/>
    </style:style>
    <style:style style:name="T278" style:family="text">
      <style:text-properties style:font-name="Liberation Serif1" fo:font-size="11pt" fo:font-weight="normal" officeooo:rsid="015c632b" style:font-size-asian="11pt" style:font-weight-asian="normal" style:font-size-complex="11pt" style:font-weight-complex="normal"/>
    </style:style>
    <style:style style:name="T279" style:family="text">
      <style:text-properties style:font-name="Liberation Serif1" fo:font-size="11pt" fo:font-style="italic" style:text-underline-style="none" officeooo:rsid="032a6f13" fo:background-color="transparent" loext:char-shading-value="0" style:font-size-asian="11pt" style:font-style-asian="italic" style:font-size-complex="11pt" style:font-style-complex="italic"/>
    </style:style>
    <style:style style:name="T280" style:family="text">
      <style:text-properties style:font-name="Liberation Serif1" fo:font-size="11pt" fo:font-weight="bold" officeooo:rsid="02d1a17d" style:font-size-asian="11pt" style:font-weight-asian="bold" style:font-size-complex="11pt" style:font-weight-complex="bold"/>
    </style:style>
    <style:style style:name="T281" style:family="text">
      <style:text-properties style:font-name="Liberation Serif1" fo:font-size="11pt" fo:language="en" fo:country="US" style:letter-kerning="false" fo:background-color="#ffff00" loext:char-shading-value="0" style:font-size-asian="11pt" style:font-name-complex="Times New Roman" style:font-size-complex="11pt" style:language-complex="ar" style:country-complex="SA"/>
    </style:style>
    <style:style style:name="T282" style:family="text">
      <style:text-properties style:font-name="Liberation Serif1" fo:font-size="11pt" fo:language="en" fo:country="US" fo:font-style="italic" style:letter-kerning="false" fo:background-color="#ffff00" loext:char-shading-value="0" style:font-size-asian="11pt" style:font-style-asian="italic" style:font-name-complex="Times New Roman" style:font-size-complex="11pt" style:language-complex="ar" style:country-complex="SA" style:font-style-complex="italic"/>
    </style:style>
    <style:style style:name="T283" style:family="text">
      <style:text-properties style:font-name="Liberation Serif1" officeooo:rsid="00503402"/>
    </style:style>
    <style:style style:name="T284" style:family="text">
      <style:text-properties style:font-name="Liberation Serif1" officeooo:rsid="006e0aa3"/>
    </style:style>
    <style:style style:name="T285" style:family="text">
      <style:text-properties style:font-name="Liberation Serif1" officeooo:rsid="006f6820"/>
    </style:style>
    <style:style style:name="T286" style:family="text">
      <style:text-properties style:font-name="Liberation Serif1" officeooo:rsid="0070d7f4"/>
    </style:style>
    <style:style style:name="T287" style:family="text">
      <style:text-properties style:font-name="Liberation Serif1" officeooo:rsid="007482a4"/>
    </style:style>
    <style:style style:name="T288" style:family="text">
      <style:text-properties style:font-name="Liberation Serif1" officeooo:rsid="007794f0"/>
    </style:style>
    <style:style style:name="T289" style:family="text">
      <style:text-properties style:font-name="Liberation Serif1" officeooo:rsid="007bec61"/>
    </style:style>
    <style:style style:name="T290" style:family="text">
      <style:text-properties style:font-name="Liberation Serif1" officeooo:rsid="0082ed25"/>
    </style:style>
    <style:style style:name="T291" style:family="text">
      <style:text-properties style:font-name="Liberation Serif1" officeooo:rsid="00841af0"/>
    </style:style>
    <style:style style:name="T292" style:family="text">
      <style:text-properties style:font-name="Liberation Serif1" officeooo:rsid="007920ee"/>
    </style:style>
    <style:style style:name="T293" style:family="text">
      <style:text-properties style:font-name="Liberation Serif1" officeooo:rsid="00881d39"/>
    </style:style>
    <style:style style:name="T294" style:family="text">
      <style:text-properties style:font-name="Liberation Serif1" officeooo:rsid="0088ae7f"/>
    </style:style>
    <style:style style:name="T295" style:family="text">
      <style:text-properties style:font-name="Liberation Serif1" fo:background-color="transparent" loext:char-shading-value="0"/>
    </style:style>
    <style:style style:name="T296" style:family="text">
      <style:text-properties style:font-name="Liberation Serif1" officeooo:rsid="00921173" fo:background-color="transparent" loext:char-shading-value="0"/>
    </style:style>
    <style:style style:name="T297" style:family="text">
      <style:text-properties style:font-name="Liberation Serif1" officeooo:rsid="007482a4" fo:background-color="transparent" loext:char-shading-value="0"/>
    </style:style>
    <style:style style:name="T298" style:family="text">
      <style:text-properties style:font-name="Liberation Serif1" officeooo:rsid="0075a38a" fo:background-color="transparent" loext:char-shading-value="0"/>
    </style:style>
    <style:style style:name="T299" style:family="text">
      <style:text-properties style:font-name="Liberation Serif1" officeooo:rsid="00954b51" fo:background-color="transparent" loext:char-shading-value="0"/>
    </style:style>
    <style:style style:name="T300" style:family="text">
      <style:text-properties style:font-name="Liberation Serif1" officeooo:rsid="009649d1" fo:background-color="transparent" loext:char-shading-value="0"/>
    </style:style>
    <style:style style:name="T301" style:family="text">
      <style:text-properties style:font-name="Liberation Serif1" officeooo:rsid="00996c56" fo:background-color="transparent" loext:char-shading-value="0"/>
    </style:style>
    <style:style style:name="T302" style:family="text">
      <style:text-properties style:font-name="Liberation Serif1" officeooo:rsid="00aaa4a2" fo:background-color="transparent" loext:char-shading-value="0"/>
    </style:style>
    <style:style style:name="T303" style:family="text">
      <style:text-properties style:font-name="Liberation Serif1" officeooo:rsid="00ba1b3a" fo:background-color="transparent" loext:char-shading-value="0"/>
    </style:style>
    <style:style style:name="T304" style:family="text">
      <style:text-properties style:font-name="Liberation Serif1" officeooo:rsid="00bac0e1" fo:background-color="transparent" loext:char-shading-value="0"/>
    </style:style>
    <style:style style:name="T305" style:family="text">
      <style:text-properties style:font-name="Liberation Serif1" officeooo:rsid="00ec3ef4" fo:background-color="transparent" loext:char-shading-value="0"/>
    </style:style>
    <style:style style:name="T306" style:family="text">
      <style:text-properties style:font-name="Liberation Serif1" officeooo:rsid="00f8680d" fo:background-color="transparent" loext:char-shading-value="0"/>
    </style:style>
    <style:style style:name="T307" style:family="text">
      <style:text-properties style:font-name="Liberation Serif1" officeooo:rsid="01058c77" fo:background-color="transparent" loext:char-shading-value="0"/>
    </style:style>
    <style:style style:name="T308" style:family="text">
      <style:text-properties style:font-name="Liberation Serif1" officeooo:rsid="0106d8c7" fo:background-color="transparent" loext:char-shading-value="0"/>
    </style:style>
    <style:style style:name="T309" style:family="text">
      <style:text-properties style:font-name="Liberation Serif1" officeooo:rsid="0108a230" fo:background-color="transparent" loext:char-shading-value="0"/>
    </style:style>
    <style:style style:name="T310" style:family="text">
      <style:text-properties style:font-name="Liberation Serif1" officeooo:rsid="010a3b01" fo:background-color="transparent" loext:char-shading-value="0"/>
    </style:style>
    <style:style style:name="T311" style:family="text">
      <style:text-properties style:font-name="Liberation Serif1" officeooo:rsid="0105b0b3" fo:background-color="transparent" loext:char-shading-value="0"/>
    </style:style>
    <style:style style:name="T312" style:family="text">
      <style:text-properties style:font-name="Liberation Serif1" officeooo:rsid="010accd3" fo:background-color="transparent" loext:char-shading-value="0"/>
    </style:style>
    <style:style style:name="T313" style:family="text">
      <style:text-properties style:font-name="Liberation Serif1" officeooo:rsid="010c77de" fo:background-color="transparent" loext:char-shading-value="0"/>
    </style:style>
    <style:style style:name="T314" style:family="text">
      <style:text-properties style:font-name="Liberation Serif1" officeooo:rsid="010cb0f9" fo:background-color="transparent" loext:char-shading-value="0"/>
    </style:style>
    <style:style style:name="T315" style:family="text">
      <style:text-properties style:font-name="Liberation Serif1" officeooo:rsid="0162caaf" fo:background-color="transparent" loext:char-shading-value="0"/>
    </style:style>
    <style:style style:name="T316" style:family="text">
      <style:text-properties style:font-name="Liberation Serif1" officeooo:rsid="016184af" fo:background-color="transparent" loext:char-shading-value="0"/>
    </style:style>
    <style:style style:name="T317" style:family="text">
      <style:text-properties style:font-name="Liberation Serif1" officeooo:rsid="0146d386" fo:background-color="transparent" loext:char-shading-value="0"/>
    </style:style>
    <style:style style:name="T318" style:family="text">
      <style:text-properties style:font-name="Liberation Serif1" officeooo:rsid="017fd424" fo:background-color="transparent" loext:char-shading-value="0"/>
    </style:style>
    <style:style style:name="T319" style:family="text">
      <style:text-properties style:font-name="Liberation Serif1" officeooo:rsid="018053fd" fo:background-color="transparent" loext:char-shading-value="0"/>
    </style:style>
    <style:style style:name="T320" style:family="text">
      <style:text-properties style:font-name="Liberation Serif1" officeooo:rsid="01809204" fo:background-color="transparent" loext:char-shading-value="0"/>
    </style:style>
    <style:style style:name="T321" style:family="text">
      <style:text-properties style:font-name="Liberation Serif1" officeooo:rsid="01a5e722" fo:background-color="transparent" loext:char-shading-value="0"/>
    </style:style>
    <style:style style:name="T322" style:family="text">
      <style:text-properties style:font-name="Liberation Serif1" officeooo:rsid="01b66b49" fo:background-color="transparent" loext:char-shading-value="0"/>
    </style:style>
    <style:style style:name="T323" style:family="text">
      <style:text-properties style:font-name="Liberation Serif1" officeooo:rsid="0257ea10" fo:background-color="transparent" loext:char-shading-value="0"/>
    </style:style>
    <style:style style:name="T324" style:family="text">
      <style:text-properties style:font-name="Liberation Serif1" officeooo:rsid="02596edd" fo:background-color="transparent" loext:char-shading-value="0"/>
    </style:style>
    <style:style style:name="T325" style:family="text">
      <style:text-properties style:font-name="Liberation Serif1" officeooo:rsid="025c58c0" fo:background-color="transparent" loext:char-shading-value="0"/>
    </style:style>
    <style:style style:name="T326" style:family="text">
      <style:text-properties style:font-name="Liberation Serif1" officeooo:rsid="025d488b" fo:background-color="transparent" loext:char-shading-value="0"/>
    </style:style>
    <style:style style:name="T327" style:family="text">
      <style:text-properties style:font-name="Liberation Serif1" officeooo:rsid="025f81f8" fo:background-color="transparent" loext:char-shading-value="0"/>
    </style:style>
    <style:style style:name="T328" style:family="text">
      <style:text-properties style:font-name="Liberation Serif1" officeooo:rsid="02617970" fo:background-color="transparent" loext:char-shading-value="0"/>
    </style:style>
    <style:style style:name="T329" style:family="text">
      <style:text-properties style:font-name="Liberation Serif1" officeooo:rsid="02686368" fo:background-color="transparent" loext:char-shading-value="0"/>
    </style:style>
    <style:style style:name="T330" style:family="text">
      <style:text-properties style:font-name="Liberation Serif1" officeooo:rsid="02acd1b6" fo:background-color="transparent" loext:char-shading-value="0"/>
    </style:style>
    <style:style style:name="T331" style:family="text">
      <style:text-properties style:font-name="Liberation Serif1" officeooo:rsid="02708085" fo:background-color="transparent" loext:char-shading-value="0"/>
    </style:style>
    <style:style style:name="T332" style:family="text">
      <style:text-properties style:font-name="Liberation Serif1" officeooo:rsid="027c7dad" fo:background-color="transparent" loext:char-shading-value="0"/>
    </style:style>
    <style:style style:name="T333" style:family="text">
      <style:text-properties style:font-name="Liberation Serif1" officeooo:rsid="02776979" fo:background-color="transparent" loext:char-shading-value="0"/>
    </style:style>
    <style:style style:name="T334" style:family="text">
      <style:text-properties style:font-name="Liberation Serif1" officeooo:rsid="02726ab2" fo:background-color="transparent" loext:char-shading-value="0"/>
    </style:style>
    <style:style style:name="T335" style:family="text">
      <style:text-properties style:font-name="Liberation Serif1" officeooo:rsid="02b14ad5" fo:background-color="transparent" loext:char-shading-value="0"/>
    </style:style>
    <style:style style:name="T336" style:family="text">
      <style:text-properties style:font-name="Liberation Serif1" officeooo:rsid="02b22d95" fo:background-color="transparent" loext:char-shading-value="0"/>
    </style:style>
    <style:style style:name="T337" style:family="text">
      <style:text-properties style:font-name="Liberation Serif1" officeooo:rsid="02b8c716" fo:background-color="transparent" loext:char-shading-value="0"/>
    </style:style>
    <style:style style:name="T338" style:family="text">
      <style:text-properties style:font-name="Liberation Serif1" officeooo:rsid="02bc2755" fo:background-color="transparent" loext:char-shading-value="0"/>
    </style:style>
    <style:style style:name="T339" style:family="text">
      <style:text-properties style:font-name="Liberation Serif1" officeooo:rsid="02bd9b50" fo:background-color="transparent" loext:char-shading-value="0"/>
    </style:style>
    <style:style style:name="T340" style:family="text">
      <style:text-properties style:font-name="Liberation Serif1" officeooo:rsid="02bf7d88" fo:background-color="transparent" loext:char-shading-value="0"/>
    </style:style>
    <style:style style:name="T341" style:family="text">
      <style:text-properties style:font-name="Liberation Serif1" officeooo:rsid="02c13c43" fo:background-color="transparent" loext:char-shading-value="0"/>
    </style:style>
    <style:style style:name="T342" style:family="text">
      <style:text-properties style:font-name="Liberation Serif1" officeooo:rsid="02cb4f59" fo:background-color="transparent" loext:char-shading-value="0"/>
    </style:style>
    <style:style style:name="T343" style:family="text">
      <style:text-properties style:font-name="Liberation Serif1" officeooo:rsid="030e392c" fo:background-color="transparent" loext:char-shading-value="0"/>
    </style:style>
    <style:style style:name="T344" style:family="text">
      <style:text-properties style:font-name="Liberation Serif1" officeooo:rsid="0342c471" fo:background-color="transparent" loext:char-shading-value="0"/>
    </style:style>
    <style:style style:name="T345" style:family="text">
      <style:text-properties style:font-name="Liberation Serif1" officeooo:rsid="034651b1" fo:background-color="transparent" loext:char-shading-value="0"/>
    </style:style>
    <style:style style:name="T346" style:family="text">
      <style:text-properties style:font-name="Liberation Serif1" officeooo:rsid="03494f0e" fo:background-color="transparent" loext:char-shading-value="0"/>
    </style:style>
    <style:style style:name="T347" style:family="text">
      <style:text-properties style:font-name="Liberation Serif1" officeooo:rsid="0046ee46" fo:background-color="transparent" loext:char-shading-value="0"/>
    </style:style>
    <style:style style:name="T348" style:family="text">
      <style:text-properties style:font-name="Liberation Serif1" officeooo:rsid="0394490d" fo:background-color="transparent" loext:char-shading-value="0"/>
    </style:style>
    <style:style style:name="T349" style:family="text">
      <style:text-properties style:font-name="Liberation Serif1" fo:font-style="normal" fo:font-weight="normal" officeooo:rsid="007794f0" fo:background-color="transparent" loext:char-shading-value="0" style:font-style-asian="normal" style:font-weight-asian="normal" style:font-style-complex="normal" style:font-weight-complex="normal"/>
    </style:style>
    <style:style style:name="T350" style:family="text">
      <style:text-properties style:font-name="Liberation Serif1" fo:font-style="normal" fo:font-weight="normal" officeooo:rsid="00aaa4a2" fo:background-color="transparent" loext:char-shading-value="0" style:font-style-asian="normal" style:font-weight-asian="normal" style:font-style-complex="normal" style:font-weight-complex="normal"/>
    </style:style>
    <style:style style:name="T351" style:family="text">
      <style:text-properties style:font-name="Liberation Serif1" fo:font-style="normal" fo:font-weight="normal" officeooo:rsid="00bc2963" fo:background-color="transparent" loext:char-shading-value="0" style:font-style-asian="normal" style:font-weight-asian="normal" style:font-style-complex="normal" style:font-weight-complex="normal"/>
    </style:style>
    <style:style style:name="T352" style:family="text">
      <style:text-properties style:font-name="Liberation Serif1" fo:font-style="normal" fo:font-weight="normal" officeooo:rsid="00adb65b" fo:background-color="transparent" loext:char-shading-value="0" style:font-style-asian="normal" style:font-weight-asian="normal" style:font-style-complex="normal" style:font-weight-complex="normal"/>
    </style:style>
    <style:style style:name="T353" style:family="text">
      <style:text-properties style:font-name="Liberation Serif1" fo:font-style="normal" fo:font-weight="normal" officeooo:rsid="00d64071" fo:background-color="transparent" loext:char-shading-value="0" style:font-style-asian="normal" style:font-weight-asian="normal" style:font-style-complex="normal" style:font-weight-complex="normal"/>
    </style:style>
    <style:style style:name="T354" style:family="text">
      <style:text-properties style:font-name="Liberation Serif1" fo:font-style="normal" fo:font-weight="normal" officeooo:rsid="00dcbf17" fo:background-color="transparent" loext:char-shading-value="0" style:font-style-asian="normal" style:font-weight-asian="normal" style:font-style-complex="normal" style:font-weight-complex="normal"/>
    </style:style>
    <style:style style:name="T355" style:family="text">
      <style:text-properties style:font-name="Liberation Serif1" fo:font-style="normal" fo:font-weight="normal" officeooo:rsid="00de2ad1" fo:background-color="transparent" loext:char-shading-value="0" style:font-style-asian="normal" style:font-weight-asian="normal" style:font-style-complex="normal" style:font-weight-complex="normal"/>
    </style:style>
    <style:style style:name="T356" style:family="text">
      <style:text-properties style:font-name="Liberation Serif1" fo:font-style="normal" fo:font-weight="normal" officeooo:rsid="00df5244" fo:background-color="transparent" loext:char-shading-value="0" style:font-style-asian="normal" style:font-weight-asian="normal" style:font-style-complex="normal" style:font-weight-complex="normal"/>
    </style:style>
    <style:style style:name="T357" style:family="text">
      <style:text-properties style:font-name="Liberation Serif1" fo:font-style="normal" fo:font-weight="normal" officeooo:rsid="00e0790a" fo:background-color="transparent" loext:char-shading-value="0" style:font-style-asian="normal" style:font-weight-asian="normal" style:font-style-complex="normal" style:font-weight-complex="normal"/>
    </style:style>
    <style:style style:name="T358" style:family="text">
      <style:text-properties style:font-name="Liberation Serif1" fo:font-style="normal" fo:font-weight="normal" officeooo:rsid="00e08266" fo:background-color="transparent" loext:char-shading-value="0" style:font-style-asian="normal" style:font-weight-asian="normal" style:font-style-complex="normal" style:font-weight-complex="normal"/>
    </style:style>
    <style:style style:name="T359" style:family="text">
      <style:text-properties style:font-name="Liberation Serif1" fo:font-style="normal" fo:font-weight="normal" officeooo:rsid="010e9b1a" fo:background-color="transparent" loext:char-shading-value="0" style:font-style-asian="normal" style:font-weight-asian="normal" style:font-style-complex="normal" style:font-weight-complex="normal"/>
    </style:style>
    <style:style style:name="T360" style:family="text">
      <style:text-properties style:font-name="Liberation Serif1" fo:font-style="normal" fo:background-color="transparent" loext:char-shading-value="0" style:font-style-asian="normal" style:font-style-complex="normal"/>
    </style:style>
    <style:style style:name="T361" style:family="text">
      <style:text-properties style:font-name="Liberation Serif1" fo:font-style="normal" officeooo:rsid="01809204" fo:background-color="transparent" loext:char-shading-value="0" style:font-style-asian="normal" style:font-style-complex="normal"/>
    </style:style>
    <style:style style:name="T362" style:family="text">
      <style:text-properties style:font-name="Liberation Serif1" fo:font-style="normal" officeooo:rsid="0180f5a7" fo:background-color="transparent" loext:char-shading-value="0" style:font-style-asian="normal" style:font-style-complex="normal"/>
    </style:style>
    <style:style style:name="T363" style:family="text">
      <style:text-properties style:font-name="Liberation Serif1" fo:font-style="normal" officeooo:rsid="01a5e722" fo:background-color="transparent" loext:char-shading-value="0" style:font-style-asian="normal" style:font-style-complex="normal"/>
    </style:style>
    <style:style style:name="T364" style:family="text">
      <style:text-properties style:font-name="Liberation Serif1" fo:font-style="normal" officeooo:rsid="033ef9a8" fo:background-color="transparent" loext:char-shading-value="0" style:font-style-asian="normal" style:font-style-complex="normal"/>
    </style:style>
    <style:style style:name="T365" style:family="text">
      <style:text-properties style:font-name="Liberation Serif1" fo:font-style="normal" officeooo:rsid="020882e2" fo:background-color="transparent" loext:char-shading-value="0" style:font-style-asian="normal" style:font-style-complex="normal"/>
    </style:style>
    <style:style style:name="T366" style:family="text">
      <style:text-properties style:font-name="Liberation Serif1" fo:font-style="normal" officeooo:rsid="021aebe7" fo:background-color="transparent" loext:char-shading-value="0" style:font-style-asian="normal" style:font-style-complex="normal"/>
    </style:style>
    <style:style style:name="T367" style:family="text">
      <style:text-properties style:font-name="Liberation Serif1" fo:font-style="normal" officeooo:rsid="021bd993" fo:background-color="transparent" loext:char-shading-value="0" style:font-style-asian="normal" style:font-style-complex="normal"/>
    </style:style>
    <style:style style:name="T368" style:family="text">
      <style:text-properties style:font-name="Liberation Serif1" fo:font-style="normal" officeooo:rsid="033f8a33" fo:background-color="transparent" loext:char-shading-value="0" style:font-style-asian="normal" style:font-style-complex="normal"/>
    </style:style>
    <style:style style:name="T369" style:family="text">
      <style:text-properties style:font-name="Liberation Serif1" fo:font-style="normal" officeooo:rsid="033f96fb" fo:background-color="transparent" loext:char-shading-value="0" style:font-style-asian="normal" style:font-style-complex="normal"/>
    </style:style>
    <style:style style:name="T370" style:family="text">
      <style:text-properties style:font-name="Liberation Serif1" fo:font-style="normal" officeooo:rsid="033fd546" fo:background-color="transparent" loext:char-shading-value="0" style:font-style-asian="normal" style:font-style-complex="normal"/>
    </style:style>
    <style:style style:name="T371" style:family="text">
      <style:text-properties style:font-name="Liberation Serif1" fo:font-style="normal" style:font-style-asian="normal" style:font-style-complex="normal"/>
    </style:style>
    <style:style style:name="T372" style:family="text">
      <style:text-properties style:font-name="Liberation Serif1" fo:font-style="normal" officeooo:rsid="028ad468" style:font-style-asian="normal" style:font-style-complex="normal"/>
    </style:style>
    <style:style style:name="T373" style:family="text">
      <style:text-properties style:font-name="Liberation Serif1" fo:font-style="normal" officeooo:rsid="030c9022" style:font-style-asian="normal" style:font-style-complex="normal"/>
    </style:style>
    <style:style style:name="T374" style:family="text">
      <style:text-properties style:font-name="Liberation Serif1" officeooo:rsid="00e689e1"/>
    </style:style>
    <style:style style:name="T375"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376" style:family="text">
      <style:text-properties style:font-name="Liberation Serif1" officeooo:rsid="0100f48c"/>
    </style:style>
    <style:style style:name="T377" style:family="text">
      <style:text-properties style:font-name="Liberation Serif1" officeooo:rsid="01058c77"/>
    </style:style>
    <style:style style:name="T378" style:family="text">
      <style:text-properties style:font-name="Liberation Serif1" officeooo:rsid="00f7f241"/>
    </style:style>
    <style:style style:name="T379" style:family="text">
      <style:text-properties style:font-name="Liberation Serif1" officeooo:rsid="00f3c614"/>
    </style:style>
    <style:style style:name="T380" style:family="text">
      <style:text-properties style:font-name="Liberation Serif1" officeooo:rsid="013ba34b"/>
    </style:style>
    <style:style style:name="T381" style:family="text">
      <style:text-properties style:font-name="Liberation Serif1" officeooo:rsid="013e44a9"/>
    </style:style>
    <style:style style:name="T382" style:family="text">
      <style:text-properties style:font-name="Liberation Serif1" fo:font-weight="normal" officeooo:rsid="013e44a9" style:font-weight-asian="normal" style:font-weight-complex="normal"/>
    </style:style>
    <style:style style:name="T383" style:family="text">
      <style:text-properties style:font-name="Liberation Serif1" fo:font-weight="normal" officeooo:rsid="0141e5ac" style:font-weight-asian="normal" style:font-weight-complex="normal"/>
    </style:style>
    <style:style style:name="T384" style:family="text">
      <style:text-properties style:font-name="Liberation Serif1" fo:font-weight="normal" officeooo:rsid="01437294" style:font-weight-asian="normal" style:font-weight-complex="normal"/>
    </style:style>
    <style:style style:name="T385" style:family="text">
      <style:text-properties style:font-name="Liberation Serif1" fo:font-weight="normal" officeooo:rsid="015c632b" style:font-weight-asian="normal" style:font-weight-complex="normal"/>
    </style:style>
    <style:style style:name="T386" style:family="text">
      <style:text-properties style:font-name="Liberation Serif1" fo:font-weight="normal" officeooo:rsid="015d486e" style:font-weight-asian="normal" style:font-weight-complex="normal"/>
    </style:style>
    <style:style style:name="T387" style:family="text">
      <style:text-properties style:font-name="Liberation Serif1" officeooo:rsid="002688f5"/>
    </style:style>
    <style:style style:name="T388" style:family="text">
      <style:text-properties style:font-name="Liberation Serif1" officeooo:rsid="0239e262"/>
    </style:style>
    <style:style style:name="T389" style:family="text">
      <style:text-properties style:font-name="Liberation Serif1" officeooo:rsid="0280aa5a"/>
    </style:style>
    <style:style style:name="T390" style:family="text">
      <style:text-properties style:font-name="Liberation Serif1" officeooo:rsid="02822e86"/>
    </style:style>
    <style:style style:name="T391" style:family="text">
      <style:text-properties style:font-name="Liberation Serif1" officeooo:rsid="0285efd8"/>
    </style:style>
    <style:style style:name="T392" style:family="text">
      <style:text-properties style:font-name="Liberation Serif1" officeooo:rsid="028e21a1"/>
    </style:style>
    <style:style style:name="T393" style:family="text">
      <style:text-properties style:font-name="Liberation Serif1" officeooo:rsid="012fceca"/>
    </style:style>
    <style:style style:name="T394" style:family="text">
      <style:text-properties style:font-name="Liberation Serif1" officeooo:rsid="0130ad02"/>
    </style:style>
    <style:style style:name="T395" style:family="text">
      <style:text-properties style:font-name="Liberation Serif1" officeooo:rsid="02a1cf0a"/>
    </style:style>
    <style:style style:name="T396" style:family="text">
      <style:text-properties style:font-name="Liberation Serif1" officeooo:rsid="02a22005"/>
    </style:style>
    <style:style style:name="T397" style:family="text">
      <style:text-properties style:font-name="Liberation Serif1" officeooo:rsid="02a799ee"/>
    </style:style>
    <style:style style:name="T398" style:family="text">
      <style:text-properties style:font-name="Liberation Serif1" officeooo:rsid="01312ddc"/>
    </style:style>
    <style:style style:name="T399" style:family="text">
      <style:text-properties style:font-name="Liberation Serif1" officeooo:rsid="02aac7b8"/>
    </style:style>
    <style:style style:name="T400" style:family="text">
      <style:text-properties style:font-name="Liberation Serif1" officeooo:rsid="02dadd4e"/>
    </style:style>
    <style:style style:name="T401" style:family="text">
      <style:text-properties style:font-name="Liberation Serif1" officeooo:rsid="02dd9db5"/>
    </style:style>
    <style:style style:name="T402" style:family="text">
      <style:text-properties style:font-name="Liberation Serif1" officeooo:rsid="02df6ac8"/>
    </style:style>
    <style:style style:name="T403" style:family="text">
      <style:text-properties style:font-name="Liberation Serif1" officeooo:rsid="030c9022"/>
    </style:style>
    <style:style style:name="T404" style:family="text">
      <style:text-properties style:font-name="Liberation Serif1" officeooo:rsid="030cbb54"/>
    </style:style>
    <style:style style:name="T405" style:family="text">
      <style:text-properties style:font-name="Liberation Serif1" officeooo:rsid="031b1068"/>
    </style:style>
    <style:style style:name="T406" style:family="text">
      <style:text-properties style:font-name="Liberation Serif1" officeooo:rsid="031c8bfd"/>
    </style:style>
    <style:style style:name="T407" style:family="text">
      <style:text-properties style:font-name="Liberation Serif1" officeooo:rsid="031e726d"/>
    </style:style>
    <style:style style:name="T408" style:family="text">
      <style:text-properties style:font-name="Liberation Serif1" officeooo:rsid="0393d36d"/>
    </style:style>
    <style:style style:name="T409" style:family="text">
      <style:text-properties style:font-name="Liberation Serif1" officeooo:rsid="03954903"/>
    </style:style>
    <style:style style:name="T410" style:family="text">
      <style:text-properties style:font-name="Liberation Serif1" fo:font-size="10.5pt" fo:language="en" fo:country="US" style:letter-kerning="false" fo:background-color="#ffff00" loext:char-shading-value="0" style:font-size-asian="10.5pt" style:font-name-complex="Times New Roman" style:font-size-complex="10.5pt" style:language-complex="ar" style:country-complex="SA"/>
    </style:style>
    <style:style style:name="T411" style:family="text">
      <style:text-properties style:font-name="Liberation Serif1" fo:font-size="10.5pt" fo:language="en" fo:country="US" fo:font-style="italic" style:letter-kerning="false" fo:background-color="#ffff00" loext:char-shading-value="0" style:font-size-asian="10.5pt" style:font-style-asian="italic" style:font-name-complex="Times New Roman" style:font-size-complex="10.5pt" style:language-complex="ar" style:country-complex="SA" style:font-style-complex="italic"/>
    </style:style>
    <style:style style:name="T412" style:family="text">
      <style:text-properties officeooo:rsid="000f383a"/>
    </style:style>
    <style:style style:name="T413" style:family="text">
      <style:text-properties officeooo:rsid="00144451"/>
    </style:style>
    <style:style style:name="T414" style:family="text">
      <style:text-properties officeooo:rsid="00157a39"/>
    </style:style>
    <style:style style:name="T415" style:family="text">
      <style:text-properties officeooo:rsid="002478d9"/>
    </style:style>
    <style:style style:name="T416" style:family="text">
      <style:text-properties officeooo:rsid="002db07b"/>
    </style:style>
    <style:style style:name="T417" style:family="text">
      <style:text-properties fo:font-size="11pt" style:font-size-asian="11pt" style:font-size-complex="11pt"/>
    </style:style>
    <style:style style:name="T418" style:family="text">
      <style:text-properties fo:font-size="11pt" officeooo:rsid="01e50dd8" style:font-size-asian="11pt" style:font-size-complex="11pt"/>
    </style:style>
    <style:style style:name="T419" style:family="text">
      <style:text-properties fo:font-size="11pt" officeooo:rsid="0225af5d" style:font-size-asian="11pt" style:font-size-complex="11pt"/>
    </style:style>
    <style:style style:name="T420" style:family="text">
      <style:text-properties fo:font-size="11pt" officeooo:rsid="0225b5e6" style:font-size-asian="11pt" style:font-size-complex="11pt"/>
    </style:style>
    <style:style style:name="T421" style:family="text">
      <style:text-properties fo:font-size="11pt" officeooo:rsid="02270d13" style:font-size-asian="11pt" style:font-size-complex="11pt"/>
    </style:style>
    <style:style style:name="T422" style:family="text">
      <style:text-properties fo:font-size="11pt" officeooo:rsid="02286c65" style:font-size-asian="11pt" style:font-size-complex="11pt"/>
    </style:style>
    <style:style style:name="T423" style:family="text">
      <style:text-properties fo:font-size="11pt" officeooo:rsid="022919c6" style:font-size-asian="11pt" style:font-size-complex="11pt"/>
    </style:style>
    <style:style style:name="T424" style:family="text">
      <style:text-properties fo:font-size="11pt" officeooo:rsid="0229f1e1" style:font-size-asian="11pt" style:font-size-complex="11pt"/>
    </style:style>
    <style:style style:name="T425" style:family="text">
      <style:text-properties fo:font-size="11pt" officeooo:rsid="0234e90f" style:font-size-asian="11pt" style:font-size-complex="11pt"/>
    </style:style>
    <style:style style:name="T426" style:family="text">
      <style:text-properties fo:font-size="11pt" officeooo:rsid="02355831" style:font-size-asian="11pt" style:font-size-complex="11pt"/>
    </style:style>
    <style:style style:name="T427" style:family="text">
      <style:text-properties fo:font-size="11pt" officeooo:rsid="0235cf9f" style:font-size-asian="11pt" style:font-size-complex="11pt"/>
    </style:style>
    <style:style style:name="T428" style:family="text">
      <style:text-properties fo:font-size="11pt" officeooo:rsid="02365cb0" style:font-size-asian="11pt" style:font-size-complex="11pt"/>
    </style:style>
    <style:style style:name="T429" style:family="text">
      <style:text-properties fo:font-size="11pt" officeooo:rsid="02672c11" style:font-size-asian="11pt" style:font-size-complex="11pt"/>
    </style:style>
    <style:style style:name="T430"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431"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432" style:family="text">
      <style:text-properties fo:font-size="11pt" fo:font-style="italic" officeooo:rsid="02c2d12e" style:font-size-asian="11pt" style:font-style-asian="italic" style:font-size-complex="11pt" style:font-style-complex="italic"/>
    </style:style>
    <style:style style:name="T433" style:family="text">
      <style:text-properties fo:font-size="11pt" fo:font-style="italic" officeooo:rsid="02d1a17d" style:font-size-asian="11pt" style:font-style-asian="italic" style:font-size-complex="11pt" style:font-style-complex="italic"/>
    </style:style>
    <style:style style:name="T434" style:family="text">
      <style:text-properties fo:font-size="11pt" fo:font-style="italic" officeooo:rsid="02d7dd40" style:font-size-asian="11pt" style:font-style-asian="italic" style:font-size-complex="11pt" style:font-style-complex="italic"/>
    </style:style>
    <style:style style:name="T435" style:family="text">
      <style:text-properties fo:font-size="11pt" fo:font-style="italic" officeooo:rsid="02e3c420" style:font-size-asian="11pt" style:font-style-asian="italic" style:font-size-complex="11pt" style:font-style-complex="italic"/>
    </style:style>
    <style:style style:name="T436" style:family="text">
      <style:text-properties fo:font-size="11pt" officeooo:rsid="0269808c" fo:background-color="transparent" loext:char-shading-value="0" style:font-size-asian="11pt" style:font-size-complex="11pt"/>
    </style:style>
    <style:style style:name="T437" style:family="text">
      <style:text-properties fo:font-size="11pt" officeooo:rsid="01843dc9" fo:background-color="transparent" loext:char-shading-value="0" style:font-size-asian="11pt" style:font-size-complex="11pt"/>
    </style:style>
    <style:style style:name="T438" style:family="text">
      <style:text-properties fo:font-size="11pt" officeooo:rsid="02a48e9c" fo:background-color="transparent" loext:char-shading-value="0" style:font-size-asian="11pt" style:font-size-complex="11pt"/>
    </style:style>
    <style:style style:name="T439" style:family="text">
      <style:text-properties fo:font-size="11pt" fo:font-style="normal" officeooo:rsid="02762338" fo:background-color="transparent" loext:char-shading-value="0" style:font-size-asian="11pt" style:font-style-asian="normal" style:font-size-complex="11pt" style:font-style-complex="normal"/>
    </style:style>
    <style:style style:name="T440" style:family="text">
      <style:text-properties fo:font-size="11pt" fo:font-style="normal" officeooo:rsid="027a06f5" fo:background-color="transparent" loext:char-shading-value="0" style:font-size-asian="11pt" style:font-style-asian="normal" style:font-size-complex="11pt" style:font-style-complex="normal"/>
    </style:style>
    <style:style style:name="T441" style:family="text">
      <style:text-properties fo:font-size="11pt" fo:font-style="normal" officeooo:rsid="0297b74c" fo:background-color="transparent" loext:char-shading-value="0" style:font-size-asian="11pt" style:font-style-asian="normal" style:font-size-complex="11pt" style:font-style-complex="normal"/>
    </style:style>
    <style:style style:name="T442" style:family="text">
      <style:text-properties officeooo:rsid="003d0572"/>
    </style:style>
    <style:style style:name="T443" style:family="text">
      <style:text-properties officeooo:rsid="004cd85b"/>
    </style:style>
    <style:style style:name="T444" style:family="text">
      <style:text-properties officeooo:rsid="004e044f"/>
    </style:style>
    <style:style style:name="T445" style:family="text">
      <style:text-properties officeooo:rsid="004ec897"/>
    </style:style>
    <style:style style:name="T446" style:family="text">
      <style:text-properties fo:font-style="normal" style:font-style-asian="normal" style:font-style-complex="normal"/>
    </style:style>
    <style:style style:name="T447" style:family="text">
      <style:text-properties fo:font-style="normal" officeooo:rsid="01e782bd" style:font-style-asian="normal" style:font-style-complex="normal"/>
    </style:style>
    <style:style style:name="T448" style:family="text">
      <style:text-properties fo:font-style="normal" officeooo:rsid="01e7ada1" style:font-style-asian="normal" style:font-style-complex="normal"/>
    </style:style>
    <style:style style:name="T449" style:family="text">
      <style:text-properties fo:font-style="normal" officeooo:rsid="01ea6c63" style:font-style-asian="normal" style:font-style-complex="normal"/>
    </style:style>
    <style:style style:name="T450" style:family="text">
      <style:text-properties fo:font-style="normal" officeooo:rsid="01ea8c1f" style:font-style-asian="normal" style:font-style-complex="normal"/>
    </style:style>
    <style:style style:name="T451" style:family="text">
      <style:text-properties fo:font-style="normal" fo:font-weight="normal" style:font-style-asian="normal" style:font-weight-asian="normal" style:font-style-complex="normal" style:font-weight-complex="normal"/>
    </style:style>
    <style:style style:name="T452" style:family="text">
      <style:text-properties fo:font-style="normal" fo:font-weight="normal" officeooo:rsid="00adb65b" style:font-style-asian="normal" style:font-weight-asian="normal" style:font-style-complex="normal" style:font-weight-complex="normal"/>
    </style:style>
    <style:style style:name="T453" style:family="text">
      <style:text-properties fo:font-style="normal" fo:font-weight="normal" officeooo:rsid="00b0c51d" style:font-style-asian="normal" style:font-weight-asian="normal" style:font-style-complex="normal" style:font-weight-complex="normal"/>
    </style:style>
    <style:style style:name="T454" style:family="text">
      <style:text-properties fo:font-style="normal" fo:font-weight="normal" officeooo:rsid="00b1d2e9" style:font-style-asian="normal" style:font-weight-asian="normal" style:font-style-complex="normal" style:font-weight-complex="normal"/>
    </style:style>
    <style:style style:name="T455" style:family="text">
      <style:text-properties fo:font-style="normal" fo:font-weight="normal" officeooo:rsid="00b30f29" style:font-style-asian="normal" style:font-weight-asian="normal" style:font-style-complex="normal" style:font-weight-complex="normal"/>
    </style:style>
    <style:style style:name="T456" style:family="text">
      <style:text-properties fo:font-style="normal" fo:font-weight="normal" officeooo:rsid="00b3165f" style:font-style-asian="normal" style:font-weight-asian="normal" style:font-style-complex="normal" style:font-weight-complex="normal"/>
    </style:style>
    <style:style style:name="T457" style:family="text">
      <style:text-properties fo:font-style="normal" fo:font-weight="normal" officeooo:rsid="00b476ed" style:font-style-asian="normal" style:font-weight-asian="normal" style:font-style-complex="normal" style:font-weight-complex="normal"/>
    </style:style>
    <style:style style:name="T458" style:family="text">
      <style:text-properties fo:font-style="normal" fo:font-weight="normal" officeooo:rsid="00ba7678" style:font-style-asian="normal" style:font-weight-asian="normal" style:font-style-complex="normal" style:font-weight-complex="normal"/>
    </style:style>
    <style:style style:name="T459" style:family="text">
      <style:text-properties fo:font-style="normal" fo:font-weight="normal" officeooo:rsid="011092cc" style:font-style-asian="normal" style:font-weight-asian="normal" style:font-style-complex="normal" style:font-weight-complex="normal"/>
    </style:style>
    <style:style style:name="T460" style:family="text">
      <style:text-properties fo:font-style="normal" officeooo:rsid="026c8a4d" fo:background-color="transparent" loext:char-shading-value="0" style:font-style-asian="normal" style:font-style-complex="normal"/>
    </style:style>
    <style:style style:name="T461" style:family="text">
      <style:text-properties fo:font-style="normal" officeooo:rsid="026e1ea4" fo:background-color="transparent" loext:char-shading-value="0" style:font-style-asian="normal" style:font-style-complex="normal"/>
    </style:style>
    <style:style style:name="T462" style:family="text">
      <style:text-properties fo:font-style="normal" officeooo:rsid="02762338" fo:background-color="transparent" loext:char-shading-value="0" style:font-style-asian="normal" style:font-style-complex="normal"/>
    </style:style>
    <style:style style:name="T463" style:family="text">
      <style:text-properties fo:font-style="normal" officeooo:rsid="02776979" fo:background-color="transparent" loext:char-shading-value="0" style:font-style-asian="normal" style:font-style-complex="normal"/>
    </style:style>
    <style:style style:name="T464" style:family="text">
      <style:text-properties fo:font-style="normal" officeooo:rsid="027a06f5" fo:background-color="transparent" loext:char-shading-value="0" style:font-style-asian="normal" style:font-style-complex="normal"/>
    </style:style>
    <style:style style:name="T465" style:family="text">
      <style:text-properties fo:font-style="normal" officeooo:rsid="029383de" fo:background-color="transparent" loext:char-shading-value="0" style:font-style-asian="normal" style:font-style-complex="normal"/>
    </style:style>
    <style:style style:name="T466" style:family="text">
      <style:text-properties fo:font-style="normal" officeooo:rsid="029529a6" fo:background-color="transparent" loext:char-shading-value="0" style:font-style-asian="normal" style:font-style-complex="normal"/>
    </style:style>
    <style:style style:name="T467" style:family="text">
      <style:text-properties fo:font-style="normal" officeooo:rsid="029ae8f7" fo:background-color="transparent" loext:char-shading-value="0" style:font-style-asian="normal" style:font-style-complex="normal"/>
    </style:style>
    <style:style style:name="T468" style:family="text">
      <style:text-properties fo:font-style="normal" officeooo:rsid="029b2c6f" fo:background-color="transparent" loext:char-shading-value="0" style:font-style-asian="normal" style:font-style-complex="normal"/>
    </style:style>
    <style:style style:name="T469" style:family="text">
      <style:text-properties officeooo:rsid="005f1ee6"/>
    </style:style>
    <style:style style:name="T470" style:family="text">
      <style:text-properties officeooo:rsid="0069adc5"/>
    </style:style>
    <style:style style:name="T471" style:family="text">
      <style:text-properties officeooo:rsid="006b34bd"/>
    </style:style>
    <style:style style:name="T472" style:family="text">
      <style:text-properties officeooo:rsid="0072542d"/>
    </style:style>
    <style:style style:name="T473" style:family="text">
      <style:text-properties officeooo:rsid="009649d1"/>
    </style:style>
    <style:style style:name="T474" style:family="text">
      <style:text-properties fo:font-size="10pt" officeooo:rsid="009649d1" style:font-size-asian="10pt" style:font-size-complex="10pt"/>
    </style:style>
    <style:style style:name="T475" style:family="text">
      <style:text-properties fo:font-size="10pt" officeooo:rsid="01de0777" style:font-size-asian="10pt" style:font-size-complex="10pt"/>
    </style:style>
    <style:style style:name="T476" style:family="text">
      <style:text-properties fo:font-size="10pt" officeooo:rsid="01dffea1" style:font-size-asian="10pt" style:font-size-complex="10pt"/>
    </style:style>
    <style:style style:name="T477" style:family="text">
      <style:text-properties officeooo:rsid="00975de7"/>
    </style:style>
    <style:style style:name="T478" style:family="text">
      <style:text-properties officeooo:rsid="009992c7"/>
    </style:style>
    <style:style style:name="T479" style:family="text">
      <style:text-properties officeooo:rsid="009d69f3"/>
    </style:style>
    <style:style style:name="T480" style:family="text">
      <style:text-properties officeooo:rsid="00e21852"/>
    </style:style>
    <style:style style:name="T481" style:family="text">
      <style:text-properties officeooo:rsid="00edfcf8"/>
    </style:style>
    <style:style style:name="T482" style:family="text">
      <style:text-properties fo:font-weight="normal" officeooo:rsid="015c632b" style:font-weight-asian="normal" style:font-weight-complex="normal"/>
    </style:style>
    <style:style style:name="T483" style:family="text">
      <style:text-properties fo:font-weight="normal" officeooo:rsid="015f4154" style:font-weight-asian="normal" style:font-weight-complex="normal"/>
    </style:style>
    <style:style style:name="T484" style:family="text">
      <style:text-properties fo:font-weight="normal" officeooo:rsid="0052765b" style:font-weight-asian="normal" style:font-weight-complex="normal"/>
    </style:style>
    <style:style style:name="T485" style:family="text">
      <style:text-properties fo:font-weight="normal" officeooo:rsid="0360c86c" style:font-weight-asian="normal" style:font-weight-complex="normal"/>
    </style:style>
    <style:style style:name="T486" style:family="text">
      <style:text-properties officeooo:rsid="00fd612b"/>
    </style:style>
    <style:style style:name="T487" style:family="text">
      <style:text-properties officeooo:rsid="00fe70f4"/>
    </style:style>
    <style:style style:name="T488" style:family="text">
      <style:text-properties officeooo:rsid="00fe9242"/>
    </style:style>
    <style:style style:name="T489" style:family="text">
      <style:text-properties officeooo:rsid="0120ebba"/>
    </style:style>
    <style:style style:name="T490" style:family="text">
      <style:text-properties officeooo:rsid="0120ff98"/>
    </style:style>
    <style:style style:name="T491" style:family="text">
      <style:text-properties officeooo:rsid="0125edc9"/>
    </style:style>
    <style:style style:name="T492" style:family="text">
      <style:text-properties officeooo:rsid="014bcd6f"/>
    </style:style>
    <style:style style:name="T493" style:family="text">
      <style:text-properties officeooo:rsid="014e8012"/>
    </style:style>
    <style:style style:name="T494" style:family="text">
      <style:text-properties officeooo:rsid="014fd93b"/>
    </style:style>
    <style:style style:name="T495" style:family="text">
      <style:text-properties officeooo:rsid="0150df2c"/>
    </style:style>
    <style:style style:name="T496" style:family="text">
      <style:text-properties officeooo:rsid="01579767"/>
    </style:style>
    <style:style style:name="T497" style:family="text">
      <style:text-properties officeooo:rsid="016edb06"/>
    </style:style>
    <style:style style:name="T498" style:family="text">
      <style:text-properties officeooo:rsid="0170948a"/>
    </style:style>
    <style:style style:name="T499" style:family="text">
      <style:text-properties officeooo:rsid="0173b61d"/>
    </style:style>
    <style:style style:name="T500" style:family="text">
      <style:text-properties officeooo:rsid="017bf62c"/>
    </style:style>
    <style:style style:name="T501" style:family="text">
      <style:text-properties fo:background-color="transparent" loext:char-shading-value="0"/>
    </style:style>
    <style:style style:name="T502" style:family="text">
      <style:text-properties officeooo:rsid="01b3c86d" fo:background-color="transparent" loext:char-shading-value="0"/>
    </style:style>
    <style:style style:name="T503" style:family="text">
      <style:text-properties officeooo:rsid="00954b51" fo:background-color="transparent" loext:char-shading-value="0"/>
    </style:style>
    <style:style style:name="T504" style:family="text">
      <style:text-properties officeooo:rsid="020c0a23" fo:background-color="transparent" loext:char-shading-value="0"/>
    </style:style>
    <style:style style:name="T505" style:family="text">
      <style:text-properties officeooo:rsid="02686368" fo:background-color="transparent" loext:char-shading-value="0"/>
    </style:style>
    <style:style style:name="T506" style:family="text">
      <style:text-properties officeooo:rsid="0269808c" fo:background-color="transparent" loext:char-shading-value="0"/>
    </style:style>
    <style:style style:name="T507" style:family="text">
      <style:text-properties officeooo:rsid="026a9ee1" fo:background-color="transparent" loext:char-shading-value="0"/>
    </style:style>
    <style:style style:name="T508" style:family="text">
      <style:text-properties officeooo:rsid="026c8a4d" fo:background-color="transparent" loext:char-shading-value="0"/>
    </style:style>
    <style:style style:name="T509" style:family="text">
      <style:text-properties officeooo:rsid="029ae8f7" fo:background-color="transparent" loext:char-shading-value="0"/>
    </style:style>
    <style:style style:name="T510" style:family="text">
      <style:text-properties officeooo:rsid="02a48e9c" fo:background-color="transparent" loext:char-shading-value="0"/>
    </style:style>
    <style:style style:name="T511" style:family="text">
      <style:text-properties officeooo:rsid="0349a7ee" fo:background-color="transparent" loext:char-shading-value="0"/>
    </style:style>
    <style:style style:name="T512" style:family="text">
      <style:text-properties officeooo:rsid="036a4569" fo:background-color="transparent" loext:char-shading-value="0"/>
    </style:style>
    <style:style style:name="T513" style:family="text">
      <style:text-properties officeooo:rsid="03774003" fo:background-color="transparent" loext:char-shading-value="0"/>
    </style:style>
    <style:style style:name="T514" style:family="text">
      <style:text-properties officeooo:rsid="037c6685" fo:background-color="transparent" loext:char-shading-value="0"/>
    </style:style>
    <style:style style:name="T515" style:family="text">
      <style:text-properties officeooo:rsid="03782d39" fo:background-color="transparent" loext:char-shading-value="0"/>
    </style:style>
    <style:style style:name="T516" style:family="text">
      <style:text-properties officeooo:rsid="03975674" fo:background-color="transparent" loext:char-shading-value="0"/>
    </style:style>
    <style:style style:name="T517" style:family="text">
      <style:text-properties officeooo:rsid="018f64d5"/>
    </style:style>
    <style:style style:name="T518" style:family="text">
      <style:text-properties officeooo:rsid="01c5f6ec"/>
    </style:style>
    <style:style style:name="T519" style:family="text">
      <style:text-properties officeooo:rsid="01c6667e"/>
    </style:style>
    <style:style style:name="T520" style:family="text">
      <style:text-properties officeooo:rsid="01c6828d"/>
    </style:style>
    <style:style style:name="T521" style:family="text">
      <style:text-properties officeooo:rsid="01c71fba"/>
    </style:style>
    <style:style style:name="T522" style:family="text">
      <style:text-properties officeooo:rsid="01ca9239"/>
    </style:style>
    <style:style style:name="T523" style:family="text">
      <style:text-properties officeooo:rsid="01d315bd"/>
    </style:style>
    <style:style style:name="T524" style:family="text">
      <style:text-properties officeooo:rsid="01de0777"/>
    </style:style>
    <style:style style:name="T525" style:family="text">
      <style:text-properties officeooo:rsid="01e0dd49"/>
    </style:style>
    <style:style style:name="T526" style:family="text">
      <style:text-properties officeooo:rsid="01e782bd"/>
    </style:style>
    <style:style style:name="T527" style:family="text">
      <style:text-properties officeooo:rsid="01ef141b"/>
    </style:style>
    <style:style style:name="T528" style:family="text">
      <style:text-properties officeooo:rsid="01f6131e"/>
    </style:style>
    <style:style style:name="T529" style:family="text">
      <style:text-properties officeooo:rsid="01f7d167"/>
    </style:style>
    <style:style style:name="T530" style:family="text">
      <style:text-properties officeooo:rsid="01fcbfe3"/>
    </style:style>
    <style:style style:name="T531" style:family="text">
      <style:text-properties officeooo:rsid="01fdd443"/>
    </style:style>
    <style:style style:name="T532" style:family="text">
      <style:text-properties officeooo:rsid="01fdf3c1"/>
    </style:style>
    <style:style style:name="T533" style:family="text">
      <style:text-properties officeooo:rsid="01ff8ea2"/>
    </style:style>
    <style:style style:name="T534" style:family="text">
      <style:text-properties officeooo:rsid="0208ea4b"/>
    </style:style>
    <style:style style:name="T535" style:family="text">
      <style:text-properties officeooo:rsid="020960e9"/>
    </style:style>
    <style:style style:name="T536" style:family="text">
      <style:text-properties officeooo:rsid="020b56de"/>
    </style:style>
    <style:style style:name="T537" style:family="text">
      <style:text-properties officeooo:rsid="020be0ee"/>
    </style:style>
    <style:style style:name="T538" style:family="text">
      <style:text-properties officeooo:rsid="020c0a23"/>
    </style:style>
    <style:style style:name="T539" style:family="text">
      <style:text-properties officeooo:rsid="020c6648"/>
    </style:style>
    <style:style style:name="T540" style:family="text">
      <style:text-properties officeooo:rsid="0221b3bf"/>
    </style:style>
    <style:style style:name="T541" style:family="text">
      <style:text-properties officeooo:rsid="02224c3a"/>
    </style:style>
    <style:style style:name="T542" style:family="text">
      <style:text-properties officeooo:rsid="0222f60f"/>
    </style:style>
    <style:style style:name="T543"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544"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545" style:family="text">
      <style:text-properties officeooo:rsid="0225af5d"/>
    </style:style>
    <style:style style:name="T546" style:family="text">
      <style:text-properties officeooo:rsid="02466015"/>
    </style:style>
    <style:style style:name="T547" style:family="text">
      <style:text-properties fo:font-weight="bold" style:font-weight-asian="bold" style:font-weight-complex="bold"/>
    </style:style>
    <style:style style:name="T548" style:family="text">
      <style:text-properties officeooo:rsid="024e3951"/>
    </style:style>
    <style:style style:name="T549" style:family="text">
      <style:text-properties officeooo:rsid="024f9676"/>
    </style:style>
    <style:style style:name="T550" style:family="text">
      <style:text-properties officeooo:rsid="0264e7b7"/>
    </style:style>
    <style:style style:name="T551" style:family="text">
      <style:text-properties officeooo:rsid="01c58870"/>
    </style:style>
    <style:style style:name="T552" style:family="text">
      <style:text-properties officeooo:rsid="02672c11"/>
    </style:style>
    <style:style style:name="T553" style:family="text">
      <style:text-properties officeooo:rsid="02686368"/>
    </style:style>
    <style:style style:name="T554" style:family="text">
      <style:text-properties officeooo:rsid="02a1cf0a"/>
    </style:style>
    <style:style style:name="T555" style:family="text">
      <style:text-properties officeooo:rsid="02b29185"/>
    </style:style>
    <style:style style:name="T556" style:family="text">
      <style:text-properties officeooo:rsid="01b55e84"/>
    </style:style>
    <style:style style:name="T557" style:family="text">
      <style:text-properties officeooo:rsid="02b2b4ac"/>
    </style:style>
    <style:style style:name="T558" style:family="text">
      <style:text-properties officeooo:rsid="02b732b6"/>
    </style:style>
    <style:style style:name="T559" style:family="text">
      <style:text-properties officeooo:rsid="02ba42ca"/>
    </style:style>
    <style:style style:name="T560" style:family="text">
      <style:text-properties officeooo:rsid="02d277bf"/>
    </style:style>
    <style:style style:name="T561" style:family="text">
      <style:text-properties officeooo:rsid="02d6b339"/>
    </style:style>
    <style:style style:name="T562" style:family="text">
      <style:text-properties officeooo:rsid="02d6cb36"/>
    </style:style>
    <style:style style:name="T563" style:family="text">
      <style:text-properties officeooo:rsid="02e90798"/>
    </style:style>
    <style:style style:name="T564" style:family="text">
      <style:text-properties officeooo:rsid="02f2fc78"/>
    </style:style>
    <style:style style:name="T565" style:family="text">
      <style:text-properties officeooo:rsid="02f39475"/>
    </style:style>
    <style:style style:name="T566" style:family="text">
      <style:text-properties officeooo:rsid="02f3eaef"/>
    </style:style>
    <style:style style:name="T567" style:family="text">
      <style:text-properties officeooo:rsid="02f42178"/>
    </style:style>
    <style:style style:name="T568"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569" style:family="text">
      <style:text-properties officeooo:rsid="02f79b7d"/>
    </style:style>
    <style:style style:name="T570" style:family="text">
      <style:text-properties officeooo:rsid="02f99882"/>
    </style:style>
    <style:style style:name="T571" style:family="text">
      <style:text-properties officeooo:rsid="0304930a"/>
    </style:style>
    <style:style style:name="T572" style:family="text">
      <style:text-properties officeooo:rsid="0305f65e"/>
    </style:style>
    <style:style style:name="T573" style:family="text">
      <style:text-properties officeooo:rsid="030b2e87"/>
    </style:style>
    <style:style style:name="T574" style:family="text">
      <style:text-properties officeooo:rsid="03214be4"/>
    </style:style>
    <style:style style:name="T575" style:family="text">
      <style:text-properties officeooo:rsid="0323ed8e"/>
    </style:style>
    <style:style style:name="T576" style:family="text">
      <style:text-properties officeooo:rsid="0326bdf5"/>
    </style:style>
    <style:style style:name="T577" style:family="text">
      <style:text-properties officeooo:rsid="032a91ce"/>
    </style:style>
    <style:style style:name="T578" style:family="text">
      <style:text-properties officeooo:rsid="031b1068"/>
    </style:style>
    <style:style style:name="T579" style:family="text">
      <style:text-properties officeooo:rsid="03362f43"/>
    </style:style>
    <style:style style:name="T580" style:family="text">
      <style:text-properties officeooo:rsid="03494f0e"/>
    </style:style>
    <style:style style:name="T581" style:family="text">
      <style:text-properties officeooo:rsid="0349a7ee"/>
    </style:style>
    <style:style style:name="T582" style:family="text">
      <style:text-properties officeooo:rsid="034e5aae"/>
    </style:style>
    <style:style style:name="T583" style:family="text">
      <style:text-properties officeooo:rsid="034f8802"/>
    </style:style>
    <style:style style:name="T584" style:family="text">
      <style:text-properties officeooo:rsid="03513edf"/>
    </style:style>
    <style:style style:name="T585" style:family="text">
      <style:text-properties officeooo:rsid="0351c40d"/>
    </style:style>
    <style:style style:name="T586" style:family="text">
      <style:text-properties officeooo:rsid="03645b1e"/>
    </style:style>
    <style:style style:name="T587" style:family="text">
      <style:text-properties officeooo:rsid="03685946"/>
    </style:style>
    <style:style style:name="T588" style:family="text">
      <style:text-properties officeooo:rsid="03693aac"/>
    </style:style>
    <style:style style:name="T589" style:family="text">
      <style:text-properties officeooo:rsid="022ee1e7"/>
    </style:style>
    <style:style style:name="T590" style:family="text">
      <style:text-properties officeooo:rsid="03697a68"/>
    </style:style>
    <style:style style:name="T591" style:family="text">
      <style:text-properties officeooo:rsid="036a4569"/>
    </style:style>
    <style:style style:name="T592" style:family="text">
      <style:text-properties officeooo:rsid="0373bb71"/>
    </style:style>
    <style:style style:name="T593" style:family="text">
      <style:text-properties officeooo:rsid="0375a349"/>
    </style:style>
    <style:style style:name="T594" style:family="text">
      <style:text-properties officeooo:rsid="03806d42"/>
    </style:style>
    <style:style style:name="T595" style:family="text">
      <style:text-properties officeooo:rsid="0387c2aa"/>
    </style:style>
    <style:style style:name="T596" style:family="text">
      <style:text-properties officeooo:rsid="03887445"/>
    </style:style>
    <style:style style:name="T597" style:family="text">
      <style:text-properties officeooo:rsid="03975674"/>
    </style:style>
    <style:style style:name="T598" style:family="text">
      <style:text-properties officeooo:rsid="0397a4d4"/>
    </style:style>
    <style:style style:name="T599" style:family="text">
      <style:text-properties officeooo:rsid="03988897"/>
    </style:style>
    <style:style style:name="T600" style:family="text">
      <style:text-properties officeooo:rsid="039e4ea0"/>
    </style:style>
    <style:style style:name="T601" style:family="text">
      <style:text-properties officeooo:rsid="039e67f7"/>
    </style:style>
    <style:style style:name="T602" style:family="text">
      <style:text-properties fo:language="en" fo:country="US" style:language-complex="ar" style:country-complex="S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7LVL1" text:bullet-char="•">
        <style:list-level-properties text:list-level-position-and-space-mode="label-alignment">
          <style:list-level-label-alignment text:label-followed-by="listtab" fo:text-indent="-0.2811in" fo:margin-left="0.5311in"/>
        </style:list-level-properties>
        <style:text-properties style:font-name="Liberation Serif"/>
      </text:list-level-style-bullet>
      <text:list-level-style-bullet text:level="2" text:style-name="WW_5f_CharLFO3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RASMUS UNIVERSITY ROTTERDAM</text:p>
      <text:p text:style-name="Standard">Erasmus School of Law</text:p>
      <text:p text:style-name="Standard"/>
      <text:p text:style-name="Standard"/>
      <text:p text:style-name="Standard"/>
      <text:p text:style-name="Standard"/>
      <text:p text:style-name="Standard"/>
      <text:p text:style-name="Standard">Master Thesis Legal Theory &amp; Socio-Legal Studies</text:p>
      <text:p text:style-name="Standard"/>
      <text:p text:style-name="P2"><text:span text:style-name="T414">A</text:span><text:span text:style-name="T413">n explorat</text:span><text:span text:style-name="T414">ory study</text:span><text:span text:style-name="T413"> on the role of judicial assistants in the judicial decision-making process </text:span><text:span text:style-name="T414">in the Netherlands</text:span></text:p>
      <text:p text:style-name="Standard"/>
      <text:p text:style-name="Standard"/>
      <text:p text:style-name="Standard"/>
      <text:p text:style-name="Standard"/>
      <text:p text:style-name="Standard"/>
      <text:p text:style-name="Standard"/>
      <text:p text:style-name="Standard"/>
      <text:p text:style-name="Standard">Name student: Jonathan Seib</text:p>
      <text:p text:style-name="Standard">Student ID number: <text:span text:style-name="Default_20_Paragraph_20_Font"><text:span text:style-name="T1">420489</text:span></text:span></text:p>
      <text:p text:style-name="Standard">Supervisor: mr. dr. Nina Holvast</text:p>
      <text:p text:style-name="Standard">Second assessor: prof. dr. Peter Mascini</text:p>
      <text:p text:style-name="Standard">Date final version: <text:span text:style-name="Default_20_Paragraph_20_Font"><text:span text:style-name="T2">n/a</text:span></text:span></text:p>
      <text:h text:style-name="P243" text:outline-level="1"><text:bookmark-start text:name="__RefHeading___Toc8383_2969010275"/>To-do<text:bookmark-end text:name="__RefHeading___Toc8383_2969010275"/></text:h>
      <text:h text:style-name="Heading_20_2" text:outline-level="2"><text:bookmark-start text:name="__RefHeading___Toc8417_2969010275"/>METHODS<text:bookmark-end text:name="__RefHeading___Toc8417_2969010275"/></text:h>
      <text:p text:style-name="P37">[ <text:s/>] schrijfstijl methodology</text:p>
      <text:h text:style-name="Heading_20_2" text:outline-level="2"><text:bookmark-start text:name="__RefHeading___Toc8419_2969010275"/>ANALYSIS<text:bookmark-end text:name="__RefHeading___Toc8419_2969010275"/></text:h>
      <text:p text:style-name="P62"><text:span text:style-name="T484">[</text:span><text:span text:style-name="T87">x</text:span><text:span text:style-name="T484">] regressie op aantal woorden uitleggen (vz minder / jm meer)</text:span></text:p>
      <text:p text:style-name="P36">-&gt; literatuur met meer specialistische kennis langere of kortere stukken schrijven</text:p>
      <text:p text:style-name="P62"><text:span text:style-name="T484">[</text:span><text:span text:style-name="T87">x</text:span><text:span text:style-name="T484">] regressie op referenties doen, en uitleggen</text:span></text:p>
      <text:p text:style-name="P62"><text:span text:style-name="T484">[</text:span><text:span text:style-name="T87">x</text:span><text:span text:style-name="T484">] t-toets voor woorden uitleggen</text:span></text:p>
      <text:p text:style-name="P62"><text:span text:style-name="T484">[</text:span><text:span text:style-name="T87">x</text:span><text:span text:style-name="T484">] aparte t-toets voor verwijzingen</text:span></text:p>
      <text:p text:style-name="P63"><text:span text:style-name="T485">[</text:span><text:span text:style-name="T87">x</text:span><text:span text:style-name="T485">] text analyse</text:span></text:p>
      <text:p text:style-name="P41">[ <text:s/>] ALLES OPSCHRIJVEN!!!!</text:p>
      <text:p text:style-name="P42">[ <text:s/>] Tables in APA reporting omg</text:p>
      <text:h text:style-name="Heading_20_2" text:outline-level="2"><text:bookmark-start text:name="__RefHeading___Toc8421_2969010275"/>OTHER<text:bookmark-end text:name="__RefHeading___Toc8421_2969010275"/></text:h>
      <text:p text:style-name="P36">[ <text:s/>] discussi<text:span text:style-name="T546">on</text:span></text:p>
      <text:p text:style-name="P38">[ <text:s/>] abstract</text:p>
      <text:h text:style-name="P242" text:outline-level="1"><text:bookmark-start text:name="__RefHeading___Toc3657_2386464143"/><text:bookmark-start text:name="_Toc73654131"/>A<text:bookmark-end text:name="_Toc73654131"/>bstract<text:bookmark-end text:name="__RefHeading___Toc3657_2386464143"/></text:h>
      <text:p text:style-name="P14">xxx</text:p>
      <text:p text:style-name="P3"/>
      <text:p text:style-name="P7">Key words</text:p>
      <text:p text:style-name="Standard">Classification: judicial assistants, legal research, quantitative methods </text:p>
      <text:p text:style-name="P3"/>
      <text:p text:style-name="P3"/>
      <text:h text:style-name="P242" text:outline-level="1"><text:bookmark-start text:name="__RefHeading___Toc2938_1190126283"/><text:bookmark-start text:name="_Toc73654132"/>A<text:bookmark-end text:name="_Toc73654132"/>cknowledgements<text:bookmark-end text:name="__RefHeading___Toc2938_1190126283"/></text:h>
      <text:p text:style-name="Text_20_body">I am deeply indebted to mr. dr. Nina Holvast and prof. dr. Peter Mascini for their guidance and feedback on this paper. In particular, Nina’s <text:span text:style-name="Default_20_Paragraph_20_Font"><text:span text:style-name="T13">presentation during one of my first courses</text:span></text:span> sparked my interest in further researching the judiciary. The inspiration to use quantitative methods for this research was ignited by mr. Kees van Noortwijk, who showed the application of similar methods during the Computers &amp; Law course.</text:p>
      <text:p text:style-name="P66"/>
      <text:p text:style-name="Text_20_body"><text:span text:style-name="Default_20_Paragraph_20_Font"><text:span text:style-name="T13">However</text:span></text:span>, my first introduction to legal methodology was by prof. dr. mr. Wibren van der Burg. During the <text:span text:style-name="Default_20_Paragraph_20_Font"><text:span text:style-name="T13">Research skills seminar he activated my interest in legal methods with his </text:span></text:span>constructive and constructive attitude <text:span text:style-name="Default_20_Paragraph_20_Font"><text:span text:style-name="T13">on</text:span></text:span> the subject. He showed me that legal research camps with both a lack of legal methods, as the willingness of some scholars to explore and develop new methods that suit the context of legal theory and practice.</text:p>
      <text:p text:style-name="Text_20_body"/>
      <text:p text:style-name="P149"><text:span text:style-name="Default_20_Paragraph_20_Font"><text:span text:style-name="T13">While conducting</text:span></text:span>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 text:style-name="T412">Elastic </text:span>setup saved me an incredible amount of time. Lastly, my gratitude goes out to Faye Bovelander – master of language – for proofreading this paper <text:span text:style-name="T586">multiple times</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242" text:outline-level="1">Table of Contents</text:h>
          </text:index-title>
          <text:p text:style-name="P271"><text:a xlink:type="simple" xlink:href="#__RefHeading___Toc8383_2969010275" text:style-name="Index_20_Link" text:visited-style-name="Index_20_Link">To-do<text:tab/>2</text:a></text:p>
          <text:p text:style-name="P272"><text:a xlink:type="simple" xlink:href="#__RefHeading___Toc8417_2969010275" text:style-name="Index_20_Link" text:visited-style-name="Index_20_Link">METHODS<text:tab/>2</text:a></text:p>
          <text:p text:style-name="P272"><text:a xlink:type="simple" xlink:href="#__RefHeading___Toc8419_2969010275" text:style-name="Index_20_Link" text:visited-style-name="Index_20_Link">ANALYSIS<text:tab/>2</text:a></text:p>
          <text:p text:style-name="P272"><text:a xlink:type="simple" xlink:href="#__RefHeading___Toc8421_2969010275" text:style-name="Index_20_Link" text:visited-style-name="Index_20_Link">OTHER<text:tab/>2</text:a></text:p>
          <text:p text:style-name="P271"><text:a xlink:type="simple" xlink:href="#__RefHeading___Toc3657_2386464143" text:style-name="Index_20_Link" text:visited-style-name="Index_20_Link">Abstract<text:tab/>3</text:a></text:p>
          <text:p text:style-name="P271"><text:a xlink:type="simple" xlink:href="#__RefHeading___Toc2938_1190126283" text:style-name="Index_20_Link" text:visited-style-name="Index_20_Link">Acknowledgements<text:tab/>4</text:a></text:p>
          <text:p text:style-name="P271"><text:a xlink:type="simple" xlink:href="#__RefHeading___Toc7699_2973193057" text:style-name="Index_20_Link" text:visited-style-name="Index_20_Link">1. Introduction &amp; research questions<text:tab/>6</text:a></text:p>
          <text:p text:style-name="P272"><text:a xlink:type="simple" xlink:href="#__RefHeading___Toc4078_2519047690" text:style-name="Index_20_Link" text:visited-style-name="Index_20_Link">A. Context<text:tab/>6</text:a></text:p>
          <text:p text:style-name="P272"><text:a xlink:type="simple" xlink:href="#__RefHeading___Toc4080_2519047690" text:style-name="Index_20_Link" text:visited-style-name="Index_20_Link">B. Research questions<text:tab/>7</text:a></text:p>
          <text:p text:style-name="P271"><text:a xlink:type="simple" xlink:href="#__RefHeading___Toc7934_2188884813" text:style-name="Index_20_Link" text:visited-style-name="Index_20_Link">2. Theories on judicial assistants and the judicial decision-making process<text:tab/>9</text:a></text:p>
          <text:p text:style-name="P272"><text:a xlink:type="simple" xlink:href="#__RefHeading___Toc4439_2519047690" text:style-name="Index_20_Link" text:visited-style-name="Index_20_Link">A. The changing position of judicial assistants<text:tab/>9</text:a></text:p>
          <text:p text:style-name="P272"><text:a xlink:type="simple" xlink:href="#__RefHeading___Toc8111_2188884813" text:style-name="Index_20_Link" text:visited-style-name="Index_20_Link">B. During which steps of the decision-making process can judicial assistants exert influence?<text:tab/>14</text:a></text:p>
          <text:p text:style-name="P272"><text:a xlink:type="simple" xlink:href="#__RefHeading___Toc8155_2188884813" text:style-name="Index_20_Link" text:visited-style-name="Index_20_Link">C. What factors influence the extent of the influence of a judicial assistant?<text:tab/>20</text:a></text:p>
          <text:p text:style-name="P272"><text:a xlink:type="simple" xlink:href="#__RefHeading___Toc5641_2969010275" text:style-name="Index_20_Link" text:visited-style-name="Index_20_Link">D. Concerns and advantages of judicial assistants’ participation in the decision-making process<text:tab/>21</text:a></text:p>
          <text:p text:style-name="P272"><text:a xlink:type="simple" xlink:href="#__RefHeading___Toc5871_2969010275" text:style-name="Index_20_Link" text:visited-style-name="Index_20_Link">E. Theoretical framework as starting point for quantitative research<text:tab/>26</text:a></text:p>
          <text:p text:style-name="P271"><text:a xlink:type="simple" xlink:href="#__RefHeading___Toc3861_2386464143" text:style-name="Index_20_Link" text:visited-style-name="Index_20_Link">3. Methodology for quantitative research<text:tab/>29</text:a></text:p>
          <text:p text:style-name="P272"><text:a xlink:type="simple" xlink:href="#__RefHeading___Toc4050_3211586710" text:style-name="Index_20_Link" text:visited-style-name="Index_20_Link">A. Research population<text:tab/>29</text:a></text:p>
          <text:p text:style-name="P272"><text:a xlink:type="simple" xlink:href="#__RefHeading___Toc4350_3211586710" text:style-name="Index_20_Link" text:visited-style-name="Index_20_Link">B. Data collection<text:tab/>30</text:a></text:p>
          <text:p text:style-name="P272"><text:a xlink:type="simple" xlink:href="#__RefHeading___Toc6929_744393825" text:style-name="Index_20_Link" text:visited-style-name="Index_20_Link">C. Statistical methods: regressions<text:tab/>36</text:a></text:p>
          <text:p text:style-name="P272"><text:a xlink:type="simple" xlink:href="#__RefHeading___Toc7589_383086430" text:style-name="Index_20_Link" text:visited-style-name="Index_20_Link">D. Statistical methods: text analysis<text:tab/>37</text:a></text:p>
          <text:p text:style-name="P271"><text:a xlink:type="simple" xlink:href="#__RefHeading___Toc3183_1383133807" text:style-name="Index_20_Link" text:visited-style-name="Index_20_Link">4. Analysis &amp; results<text:tab/>39</text:a></text:p>
          <text:p text:style-name="P272"><text:a xlink:type="simple" xlink:href="#__RefHeading___Toc5032_2973193057" text:style-name="Index_20_Link" text:visited-style-name="Index_20_Link">A. Length of verdicts<text:tab/>39</text:a></text:p>
          <text:p text:style-name="P272"><text:a xlink:type="simple" xlink:href="#__RefHeading___Toc5034_2973193057" text:style-name="Index_20_Link" text:visited-style-name="Index_20_Link">B. References in verdicts<text:tab/>39</text:a></text:p>
          <text:p text:style-name="P272"><text:a xlink:type="simple" xlink:href="#__RefHeading___Toc5036_2973193057" text:style-name="Index_20_Link" text:visited-style-name="Index_20_Link">C. Text analysis<text:tab/>39</text:a></text:p>
          <text:p text:style-name="P272"><text:a xlink:type="simple" xlink:href="#__RefHeading___Toc3187_1383133807" text:style-name="Index_20_Link" text:visited-style-name="Index_20_Link">B. Other results<text:tab/>39</text:a></text:p>
          <text:p text:style-name="P271"><text:a xlink:type="simple" xlink:href="#__RefHeading___Toc3885_2386464143" text:style-name="Index_20_Link" text:visited-style-name="Index_20_Link">5. Discussion &amp; options for further research<text:tab/>41</text:a></text:p>
          <text:p text:style-name="P272"><text:a xlink:type="simple" xlink:href="#__RefHeading___Toc3474_4126577050" text:style-name="Index_20_Link" text:visited-style-name="Index_20_Link">A. Implications of this research<text:tab/>41</text:a></text:p>
          <text:p text:style-name="P272"><text:a xlink:type="simple" xlink:href="#__RefHeading___Toc3189_1383133807" text:style-name="Index_20_Link" text:visited-style-name="Index_20_Link">B. Further research options<text:tab/>41</text:a></text:p>
          <text:p text:style-name="P272"><text:a xlink:type="simple" xlink:href="#__RefHeading___Toc3191_1383133807" text:style-name="Index_20_Link" text:visited-style-name="Index_20_Link">C. Problems of this research<text:tab/>42</text:a></text:p>
          <text:p text:style-name="P272"><text:a xlink:type="simple" xlink:href="#__RefHeading___Toc8363_2188884813" text:style-name="Index_20_Link" text:visited-style-name="Index_20_Link">D. A note on data accessibility within the Dutch judiciary<text:tab/>43</text:a></text:p>
          <text:p text:style-name="P271"><text:a xlink:type="simple" xlink:href="#__RefHeading___Toc3924_2386464143" text:style-name="Index_20_Link" text:visited-style-name="Index_20_Link">Bibliography<text:tab/>45</text:a></text:p>
        </text:index-body>
      </text:table-of-content>
      <text:p text:style-name="P149"/>
      <text:h text:style-name="P242" text:outline-level="1"><text:bookmark-start text:name="_Toc73654133"/><text:bookmark-start text:name="__RefHeading___Toc7699_2973193057"/><text:span text:style-name="T162">1. Introduction</text:span><text:bookmark-end text:name="_Toc73654133"/><text:span text:style-name="T162"> </text:span><text:span text:style-name="T387">&amp; research questions</text:span><text:bookmark-end text:name="__RefHeading___Toc7699_2973193057"/></text:h>
      <text:h text:style-name="Heading_20_2" text:outline-level="2"><text:bookmark-start text:name="__RefHeading___Toc4078_2519047690"/>A. Context<text:bookmark-end text:name="__RefHeading___Toc4078_2519047690"/></text:h>
      <text:p text:style-name="P18">Over the past 25 years, the role of judicial assistants has changed. While <text:span text:style-name="T415">they used to perform</text:span> mainly secretarial and administrative tasks, now<text:span text:style-name="T415">adays they are full-fledged assistants to judges and perform work directly </text:span>related to cases. <text:span text:style-name="T534">This is not only the case in the Netherlands (Holvast, 2017), but also in other countries and at international courts.</text:span></text:p>
      <text:p text:style-name="P18"/>
      <text:p text:style-name="Standard"><text:span text:style-name="T534">Nowadays, tasks of judicial assistants </text:span>include “preparing memos for hearings, acting as sparring partners in deliberation and drafting judgements” (Holvast 2017, p. 16). <text:span text:style-name="T535">Additionally, assistants have considerable power of the flow of cases throughout the court, for example by deciding the time allotment for hearings.</text:span> According to Holvast, this trend corresponds with an increase of law degrees amongst judicial assistants; it is a trend that is not inspired by changes in law or policy, but “rather, they appear to be practical responses to changes at the workplace, a course which emerged tacitly within the practices in courts”. <text:span text:style-name="T536">The rise of </text:span><text:span text:style-name="T537">university educated </text:span><text:span text:style-name="T536">judicial assistants corresponds with reforms in the judiciary introduced at the start of the millennium </text:span><text:span text:style-name="T538">(</text:span><text:span text:style-name="T539">Scholtens, 2006; </text:span><text:span text:style-name="T503">Abram et al., 2011</text:span><text:span text:style-name="T504">)</text:span><text:span text:style-name="T536">.</text:span></text:p>
      <text:p text:style-name="P19"/>
      <text:p text:style-name="Standard"><text:span text:style-name="Default_20_Paragraph_20_Font"><text:span text:style-name="T103">There is also a</text:span></text:span><text:span text:style-name="Default_20_Paragraph_20_Font"><text:span text:style-name="T15">necdotal evidence </text:span></text:span><text:span text:style-name="Default_20_Paragraph_20_Font"><text:span text:style-name="T103">that gives insight in the </text:span></text:span><text:span text:style-name="Default_20_Paragraph_20_Font"><text:span text:style-name="T15">influence an assistant might have </text:span></text:span><text:span text:style-name="Default_20_Paragraph_20_Font"><text:span text:style-name="T103">have. For example, </text:span></text:span><text:span text:style-name="Default_20_Paragraph_20_Font"><text:span text:style-name="T15">job openings at various courts include the ‘writing of draft judgements’ as an important task </text:span></text:span><text:span text:style-name="Default_20_Paragraph_20_Font"><text:span text:style-name="T103">description for </text:span></text:span><text:span text:style-name="Default_20_Paragraph_20_Font"><text:span text:style-name="T15">judicial assistants. </text:span></text:span><text:span text:style-name="Default_20_Paragraph_20_Font"><text:span text:style-name="T104">Additionally, i</text:span></text:span><text:span text:style-name="Default_20_Paragraph_20_Font"><text:span text:style-name="T15">n ‘a day of the life of a judicial assistant’ interviews </text:span></text:span><text:span text:style-name="Default_20_Paragraph_20_Font"><text:span text:style-name="T104">on social media, published by the Netherlands Council of the Judiciary (</text:span></text:span><text:span text:style-name="Default_20_Paragraph_20_Font"><text:span text:style-name="T19">Raad voor de Rechtspraak</text:span></text:span><text:span text:style-name="Default_20_Paragraph_20_Font"><text:span text:style-name="T97">)</text:span></text:span><text:span text:style-name="Default_20_Paragraph_20_Font"><text:span text:style-name="T15">, writing the draft judgement is often highlighted as one of </text:span></text:span><text:span text:style-name="Default_20_Paragraph_20_Font"><text:span text:style-name="T33">the</text:span></text:span><text:span text:style-name="Default_20_Paragraph_20_Font"><text:span text:style-name="T15"> most important and interesting tasks.</text:span></text:span><text:span text:style-name="Footnote_20_Reference"><text:span text:style-name="T15"><text:note text:id="ftn1" text:note-class="footnote"><text:note-citation>1</text:note-citation><text:note-body><text:p text:style-name="Footnote">I.e. see <text:a xlink:type="simple" xlink:href="https://www.raadvanstate.nl/werkenbij/bestuursrechtspraak/klaar-start/" office:target-frame-name="_top" xlink:show="replace" text:style-name="Internet_20_link" text:visited-style-name="Visited_20_Internet_20_Link">https://www.raadvanstate.nl/werkenbij/bestuursrechtspraak/klaar-start/</text:a>, <text:a xlink:type="simple" xlink:href="https://m.facebook.com/Rechtspraak/photos/a.325986370873530/1430467350425421" office:target-frame-name="_top" xlink:show="replace"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office:target-frame-name="_top" xlink:show="replace"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Default_20_Paragraph_20_Font"><text:span text:style-name="T15"> In 2018, a new project was started by the Netherlands Council of the Judiciary where judicial assistants are trained in writing verdicts in commercial sections of courts (Commissie Visitatie Gerechten 2018 p. 36).</text:span></text:span></text:p>
      <text:p text:style-name="P12"/>
      <text:p text:style-name="Standard"><text:span text:style-name="T105">How might the </text:span><text:span text:style-name="T34">role</text:span><text:span text:style-name="T105"> of the judicial assistant change in the future? </text:span><text:span text:style-name="T15">Multiple </text:span><text:span text:style-name="T105">initiatives and examples </text:span><text:span text:style-name="T15">exist from which we can hypothesise that the influence of judicial assistants </text:span><text:span text:style-name="T105">could </text:span><text:span text:style-name="T15">grow in the coming years. Influence can grow by increasing the number of tasks allocated to judicial assistants. </text:span><text:span text:style-name="Default_20_Paragraph_20_Font"><text:span text:style-name="T15">For example, Dutch courts faced budgetary issues in the past decade and is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zing a good division of tasks between judge and assistant. More specifically, they concluded more writing of draft judgements could be done by assistants. (Boston Consulting Group 2018, p. 189)</text:span></text:span></text:p>
      <text:p text:style-name="P10"/>
      <text:p text:style-name="Standard"><text:span text:style-name="Default_20_Paragraph_20_Font"><text:span text:style-name="T34">Another example of the role of judicial assistants changing, is a recent pre-advice issued by</text:span></text:span><text:span text:style-name="Default_20_Paragraph_20_Font"><text:span text:style-name="T15"> Stoepker &amp; Schulmer (2020</text:span></text:span><text:span text:style-name="Default_20_Paragraph_20_Font"><text:span text:style-name="T106">). In the pre-advice, they </text:span></text:span><text:span text:style-name="Default_20_Paragraph_20_Font"><text:span text:style-name="T15">called for an experiment where the pre-trial investigation (</text:span></text:span><text:span text:style-name="Default_20_Paragraph_20_Font"><text:span text:style-name="T16">vooronderzoekscomparitie</text:span></text:span><text:span text:style-name="Default_20_Paragraph_20_Font"><text:span text:style-name="T15">) would be led by someone else than an administrative judge; </text:span></text:span><text:span text:style-name="Default_20_Paragraph_20_Font"><text:span text:style-name="T107">more specifically, </text:span></text:span><text:soft-page-break/><text:span text:style-name="Default_20_Paragraph_20_Font"><text:span text:style-name="T107">the judicial assistant</text:span></text:span><text:span text:style-name="Default_20_Paragraph_20_Font"><text:span text:style-name="T15">. This could move part of the case burden from judges to judicial assistants. These types of ‘efficiency incentives’ can – subtly – lead to an increase of tasks and responsibilities for judicial assistants. An increase of tasks and responsibilities </text:span></text:span><text:span text:style-name="Default_20_Paragraph_20_Font"><text:span text:style-name="T35">could</text:span></text:span><text:span text:style-name="Default_20_Paragraph_20_Font"><text:span text:style-name="T15"> lead to an increase in influence of judicial assistants.</text:span></text:span></text:p>
      <text:p text:style-name="P10"/>
      <text:p text:style-name="Standard"><text:span text:style-name="Default_20_Paragraph_20_Font"><text:span text:style-name="T108">There is also recent</text:span></text:span><text:span text:style-name="Default_20_Paragraph_20_Font"><text:span text:style-name="T15"> empirical evidence </text:span></text:span><text:span text:style-name="Default_20_Paragraph_20_Font"><text:span text:style-name="T108">that shows what influence a judicial assistant could currently have.</text:span></text:span><text:span text:style-name="Default_20_Paragraph_20_Font"><text:span text:style-name="T15">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d decisions are influenced by memos. They found that assistants often participate in the decision-making process in three ways: by providing the judge with a partner to reflect, by preparing cases for the judge and by drafting judgements.</text:span></text:span></text:p>
      <text:p text:style-name="P10"/>
      <text:p text:style-name="P48"><text:span text:style-name="T150">In this paper, I will explore the position of the judicial assistants in Dutch courts. </text:span><text:span text:style-name="T151">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 </text:span><text:span text:style-name="T49">Based</text:span><text:span text:style-name="T151"> on this theoretical exploration, </text:span><text:span text:style-name="T150">I </text:span><text:span text:style-name="T151">formulate various starting points for </text:span><text:span text:style-name="T150">exploratory quantitative research </text:span><text:span text:style-name="T152">(section 2.E.).</text:span></text:p>
      <text:p text:style-name="P17"/>
      <text:p text:style-name="P6"><text:span text:style-name="T152">[</text:span><text:span text:style-name="T153">add a section on the</text:span><text:span text:style-name="T15"> quantitative research </text:span><text:span text:style-name="T153">I did</text:span><text:span text:style-name="T15">]</text:span></text:p>
      <text:h text:style-name="Heading_20_2" text:outline-level="2"><text:bookmark-start text:name="__RefHeading___Toc4080_2519047690"/><text:span text:style-name="T102">B</text:span><text:span text:style-name="T15">. </text:span><text:span text:style-name="T94">R</text:span><text:span text:style-name="T15">esearch question</text:span><text:span text:style-name="T102">s</text:span><text:bookmark-end text:name="__RefHeading___Toc4080_2519047690"/></text:h>
      <text:p text:style-name="P124"><text:span text:style-name="T469">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470">I will also perform this quantitative analysis.</text:span><text:span text:style-name="T469"> </text:span><text:span text:style-name="T471">The </text:span><text:span text:style-name="T469">starting point of my research, </text:span><text:span text:style-name="T471">however, </text:span><text:span text:style-name="T469">is my research question. </text:span>Based on the context <text:span text:style-name="T469">in the previous section</text:span>, my research question is:</text:p>
      <text:p text:style-name="P85"/>
      <text:p text:style-name="P5"><text:span text:style-name="T18">Which </text:span><text:span text:style-name="T17">factors </text:span><text:span text:style-name="T20">affect </text:span><text:span text:style-name="T17">the influence a judicial assistant </text:span><text:span text:style-name="T31">has </text:span><text:span text:style-name="T17">in the judicial decision-making </text:span><text:span text:style-name="T21">process</text:span><text:span text:style-name="T17">? </text:span><text:span text:style-name="T23">[rephrase once paper is done]</text:span></text:p>
      <text:p text:style-name="P153"><text:span text:style-name="Default_20_Paragraph_20_Font"><text:span text:style-name="T95"><text:line-break/></text:span></text:span><text:span text:style-name="Default_20_Paragraph_20_Font"><text:span text:style-name="T78">The relevance of this research </text:span></text:span><text:span text:style-name="Default_20_Paragraph_20_Font"><text:span text:style-name="T85">question </text:span></text:span><text:span text:style-name="Default_20_Paragraph_20_Font"><text:span text:style-name="T79">lies in t</text:span></text:span><text:span text:style-name="Default_20_Paragraph_20_Font"><text:span text:style-name="T78">he </text:span></text:span><text:span text:style-name="Default_20_Paragraph_20_Font"><text:span text:style-name="T80">question if </text:span></text:span><text:span text:style-name="Default_20_Paragraph_20_Font"><text:span text:style-name="T78">assistants </text:span></text:span><text:span text:style-name="Default_20_Paragraph_20_Font"><text:span text:style-name="T81">should have </text:span></text:span><text:span text:style-name="Default_20_Paragraph_20_Font"><text:span text:style-name="T80">a role </text:span></text:span><text:span text:style-name="Default_20_Paragraph_20_Font"><text:span text:style-name="T81">in the decision-making process </text:span></text:span><text:span text:style-name="Default_20_Paragraph_20_Font"><text:span text:style-name="T80">and, if so, the extend of that role</text:span></text:span><text:span text:style-name="Default_20_Paragraph_20_Font"><text:span text:style-name="T78">.</text:span></text:span><text:span text:style-name="Default_20_Paragraph_20_Font"><text:span text:style-name="T82"> </text:span></text:span><text:span text:style-name="Default_20_Paragraph_20_Font"><text:span text:style-name="T83">The disagreement over answering that question alone, makes the topic already worth researching. </text:span></text:span><text:span text:style-name="Default_20_Paragraph_20_Font"><text:span text:style-name="T86">In section 2.D. I further describe the discussion around the position of judicial assistants in the decision-making process.</text:span></text:span></text:p>
      <text:p text:style-name="P153"><text:span text:style-name="Default_20_Paragraph_20_Font"><text:span text:style-name="T84"/></text:span></text:p>
      <text:p text:style-name="P153"><text:span text:style-name="Default_20_Paragraph_20_Font"><text:span text:style-name="T96">In order to better answer this question, I formulated a number of sub-questions. These sub-questions are answered throughout this paper, and their answers summarized in the final section. The sub-question are:</text:span></text:span></text:p>
      <text:p text:style-name="P85"/>
      <text:list xml:id="list1400562484" text:style-name="L1">
        <text:list-item>
          <text:p text:style-name="P292"><text:span text:style-name="T224">W</text:span><text:span text:style-name="T405">hat quantitative or experimental research on the influence of judicial assistants on the decision-making process is still missing? </text:span><text:span text:style-name="T406">(section 2.</text:span><text:span text:style-name="T407">B</text:span><text:span text:style-name="T406">.)</text:span></text:p>
        </text:list-item>
        <text:list-item>
          <text:p text:style-name="P273"><text:span text:style-name="T218">W</text:span><text:span text:style-name="T225">hich factors determine the extent of influence judicial assistants have? (section 2.C.)</text:span></text:p>
        </text:list-item>
        <text:list-item>
          <text:p text:style-name="P274">In what ways can the influence of a judicial assistant be measured when analysing verdicts? <text:span text:style-name="T579">[rephrase once quantitative research is done]</text:span></text:p>
        </text:list-item>
      </text:list>
      <text:p text:style-name="P68"/>
      <text:p text:style-name="P21"><text:soft-page-break/>This paper is structured as follows:</text:p>
      <text:p text:style-name="P21"/>
      <text:list xml:id="list2982651291" text:style-name="WWNum19">
        <text:list-item>
          <text:p text:style-name="P260">The next chapter contains <text:span text:style-name="T416">a review of </text:span>prior literature <text:span text:style-name="T416">on the topic. In this chapter, I answer sub-questions 1 </text:span><text:span text:style-name="T443">and</text:span><text:span text:style-name="T416"> 2</text:span>. This section also contains a general reflection on the advantages and dangers of involving judicial assistants in the decision-making process.</text:p>
        </text:list-item>
        <text:list-item>
          <text:p text:style-name="P260">Chapter three contains the methodology of the research. <text:span text:style-name="T443">The third sub-question is also answered in this chapter.</text:span></text:p>
        </text:list-item>
        <text:list-item>
          <text:p text:style-name="P260">Chapter four contains the <text:span text:style-name="T444">results </text:span><text:span text:style-name="T445">of my analysis</text:span>, and a general interpretation <text:span text:style-name="T444">thereof</text:span>.</text:p>
        </text:list-item>
        <text:list-item>
          <text:p text:style-name="P259"><text:span text:style-name="T162">Chapter five contains the findings of this paper in the broader context of previous research. I discuss the implications of the research </text:span><text:span text:style-name="T283">and</text:span><text:span text:style-name="T162"> discuss options for further research.</text:span></text:p>
        </text:list-item>
      </text:list>
      <text:h text:style-name="P242" text:outline-level="1"><text:bookmark-start text:name="_Toc73654134"/><text:bookmark-start text:name="__RefHeading___Toc7934_2188884813"/>2. <text:bookmark-end text:name="_Toc73654134"/><text:span text:style-name="T497">Theories on </text:span><text:span text:style-name="T498">judicial assistants and </text:span><text:span text:style-name="T497">the judicial decision-making process</text:span><text:bookmark-end text:name="__RefHeading___Toc7934_2188884813"/></text:h>
      <text:p text:style-name="P180">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97"/>
      <text:p text:style-name="P180">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text:p>
      <text:p text:style-name="P98"/>
      <text:p text:style-name="P180"><text:span text:style-name="T417">Section C answers the second sub-question: w</text:span>hat factors influence the extent of the influence of a judicial assistant? I do so by reviewing a body of existing theoretical and quantitative literature on the influence of judicial assistants.</text:p>
      <text:p text:style-name="P129"/>
      <text:p text:style-name="P180"><text:span text:style-name="T347">In section D I review concerns and advantages described by academics regarding the increasing involvement of judicial assistants in the judicial decision-making process. Section E concludes this chapter with a short review and intermediary conclusions. </text:span><text:span text:style-name="T348">By formulating three types of analyses that have not yet been done in the Dutch judicial context, I lay the basis for the quantitative research described </text:span><text:span text:style-name="T347">in chapter 3 and 4 of this paper.</text:span></text:p>
      <text:h text:style-name="Heading_20_2" text:outline-level="2"><text:bookmark-start text:name="__RefHeading___Toc4439_2519047690"/>A. The <text:span text:style-name="T442">changing </text:span>position of judicial assistants<text:bookmark-end text:name="__RefHeading___Toc4439_2519047690"/></text:h>
      <text:p text:style-name="P119">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478">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Heading_20_3" text:outline-level="3"><text:bookmark-start text:name="__RefHeading___Toc4628_2620062090"/>I. <text:span text:style-name="T479">The </text:span><text:span text:style-name="T489">changing </text:span><text:span text:style-name="T479">position of judicial assistants in Dutch courts</text:span><text:bookmark-end text:name="__RefHeading___Toc4628_2620062090"/></text:h>
      <text:p text:style-name="Text_20_body"><text:span text:style-name="T284">In Dutch courts, assistants have a variety of tasks. They draft decisions, write memo’s in preparation for a case, decide whether a case is brought to a hearing, have contact with parties, et cetera. These tasks have not always been this way. </text:span><text:span text:style-name="T285">Against a background of various commissions, reports and reforms, a new model for financing the judiciary was developed in the ‘90s and early ‘</text:span><text:span text:style-name="T286">0</text:span><text:span text:style-name="T285">0s.</text:span><text:span text:style-name="T285"><text:note text:id="ftn2" text:note-class="footnote"><text:note-citation>2</text:note-citation><text:note-body><text:p text:style-name="P193">For a full, thorough examination of the process through which these reforms were established, see <text:span text:style-name="T472">Scholtens (2006).</text:span></text:p></text:note-body></text:note></text:span><text:span text:style-name="T285"> </text:span><text:span text:style-name="T287">This new model, the </text:span><text:span text:style-name="T211">Lamicie</text:span><text:span text:style-name="T287">-model, contained a new method of calculating the amount of funding the judiciary would receive. </text:span><text:span text:style-name="T289">It was implemented in 2002.</text:span><text:span text:style-name="T287"> Generally speaking, the model takes the number of (expected) cases a court has </text:span><text:span text:style-name="T290">(P)</text:span><text:span text:style-name="T287">, </text:span><text:soft-page-break/><text:span text:style-name="T287">and multiples the type of case by a standard amount of minutes the case should take</text:span><text:span text:style-name="T291">, expressed in euro’s</text:span><text:span text:style-name="T287"> </text:span><text:span text:style-name="T290">(Q). </text:span><text:span text:style-name="T212">This new type of funding model is often also described as</text:span><text:span text:style-name="T291">: </text:span><text:span text:style-name="T169">funding = </text:span><text:span text:style-name="T170">P x Q</text:span><text:span text:style-name="T287">.</text:span></text:p>
      <text:p text:style-name="P99"/>
      <text:p text:style-name="P130"><text:span text:style-name="T288">Bevers’ (2004) doctoral thesis researched </text:span><text:span text:style-name="T294">the cultural change within the judiciary after the implementation of these reforms</text:span><text:span text:style-name="T288">. </text:span><text:span text:style-name="T292">He concluded that “</text:span><text:span text:style-name="T288">enabling teams or other types of 'enabling cooperation' lead to a higher standard of quality in the work to be accomplished”. </text:span><text:span text:style-name="T292">Amongst other things, he said that, particularly for ‘legal clerks’ (interchangeably used with the term judicial assistant) the diversity and coherence of work increases with these reforms. Additionally, the relationship between judges and assistants improved as well. </text:span><text:span text:style-name="T289">Bevers conducted his research right after the reforms were in place. </text:span><text:span text:style-name="T293">Bevers describes the situation before the reforms as a situation where judges and assistants lived independently lived amongst each other. Each moved within their own compartment, with a strict separation between sections.</text:span></text:p>
      <text:p text:style-name="P131"><text:span text:style-name="Default_20_Paragraph_20_Font"><text:span text:style-name="T197"/></text:span></text:p>
      <text:p text:style-name="P150"><text:span text:style-name="Default_20_Paragraph_20_Font"><text:span text:style-name="T198">These two </text:span></text:span><text:span text:style-name="Default_20_Paragraph_20_Font"><text:span text:style-name="T236">changes</text:span></text:span><text:span text:style-name="Default_20_Paragraph_20_Font"><text:span text:style-name="T198">, social and financial, marked the start of the change in position of judicial assistants. More judicial assistants </text:span></text:span><text:span text:style-name="Default_20_Paragraph_20_Font"><text:span text:style-name="T199">were hired after 2002 </text:span></text:span><text:span text:style-name="Default_20_Paragraph_20_Font"><text:span text:style-name="T201">as noted by</text:span></text:span><text:span text:style-name="Default_20_Paragraph_20_Font"><text:span text:style-name="T199"> </text:span></text:span><text:span text:style-name="T296">Van der Torre et al. </text:span><text:span text:style-name="T319">who saw </text:span><text:span text:style-name="T297">an increase of 11% </text:span><text:span text:style-name="T298">of </text:span><text:span text:style-name="T240">supporting </text:span><text:span text:style-name="T298">staff</text:span><text:span text:style-name="T297"> over the period of 2002 to 2005. </text:span><text:span text:style-name="T320">In their year report of 2020, the Netherlands Council of the Judiciary announced that more than 600 FTE worth of of judicial assistants (</text:span><text:span text:style-name="T178">gerechtsambtenaren</text:span><text:span text:style-name="T361">) was additionally hired between 2015 and 2020 </text:span><text:span text:style-name="T362">(</text:span><text:span text:style-name="Default_20_Paragraph_20_Font"><text:span text:style-name="T196">Raad voor de Rechtspraak, </text:span></text:span><text:span text:style-name="Default_20_Paragraph_20_Font"><text:span text:style-name="T238">2021d</text:span></text:span><text:span text:style-name="Default_20_Paragraph_20_Font"><text:span text:style-name="T196">)</text:span></text:span><text:span text:style-name="T361">. </text:span><text:span text:style-name="T299">New initiatives such as an internal training program and ‘the minimum requirement of holding a diploma from an institute of higher professional education was introduced’ (Holvast, 2017; Abram et al., 2011). </text:span><text:span text:style-name="T300">The position of judicial assistant, from that moment, </text:span><text:span text:style-name="T305">started to change</text:span><text:span text:style-name="T300"> from secretary to legal </text:span><text:span text:style-name="T305">partner</text:span><text:span text:style-name="T300">.</text:span><text:span text:style-name="T300"><text:note text:id="ftn3" text:note-class="footnote"><text:note-citation>3</text:note-citation><text:note-body><text:p text:style-name="P194"><text:span text:style-name="T473">Interestingly, although the increase of judicial assistants was </text:span><text:span text:style-name="T481">in part initiated </text:span><text:span text:style-name="T473">by financial motives, some research indicates that there is no significant increase in productivity when exchanging judges for judicial assistants. See Van der Torre et al. p</text:span><text:span text:style-name="T474">age 17</text:span><text:span text:style-name="T473"> for more information. </text:span><text:span text:style-name="T477">Research by Dumaij et al (2014, p. 15) indicates that – over time – productivity in the judiciary after 2002 has not increased.</text:span></text:p></text:note-body></text:note></text:span><text:span text:style-name="T300"> </text:span><text:span text:style-name="T312">From 2002 onwards, the position of judicial assistants has continued to change and are still changing as of now. </text:span><text:span text:style-name="T241">B</text:span><text:span text:style-name="T307">elow are </text:span><text:span text:style-name="T242">two</text:span><text:span text:style-name="T307"> examples of that change.</text:span></text:p>
      <text:p text:style-name="P105"/>
      <text:p text:style-name="P143"><text:span text:style-name="T242">Firstly</text:span><text:span text:style-name="T307">, multiple experiments have been proposed and held in the past years that affected the tasks and duties of judicial assistants. </text:span><text:span text:style-name="T311">The most recent example is</text:span><text:span text:style-name="T307"> </text:span><text:span text:style-name="Default_20_Paragraph_20_Font"><text:span text:style-name="T129">Stoepker &amp; Schulmer (2020), </text:span></text:span><text:span text:style-name="Default_20_Paragraph_20_Font"><text:span text:style-name="T130">who </text:span></text:span><text:span text:style-name="Default_20_Paragraph_20_Font"><text:span text:style-name="T129">proposed an experiment to have pre-trial investigation </text:span></text:span><text:span text:style-name="Default_20_Paragraph_20_Font"><text:span text:style-name="T131">in administrative law</text:span></text:span><text:span text:style-name="Default_20_Paragraph_20_Font"><text:span text:style-name="T129"> (</text:span></text:span><text:span text:style-name="Default_20_Paragraph_20_Font"><text:span text:style-name="T26">vooronderzoekscomparitie</text:span></text:span><text:span text:style-name="Default_20_Paragraph_20_Font"><text:span text:style-name="T129">) </text:span></text:span><text:span text:style-name="Default_20_Paragraph_20_Font"><text:span text:style-name="T57">be </text:span></text:span><text:span text:style-name="Default_20_Paragraph_20_Font"><text:span text:style-name="T129">led by someone else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text:span></text:span><text:span text:style-name="Default_20_Paragraph_20_Font"><text:span text:style-name="T132">would formalize the role of the judicial assistant as the one leading the pre-trial investigation. A legislative change is needed for this variant as this would introduce a new role within the judiciary: the ‘preliminary researcher’.</text:span></text:span></text:p>
      <text:p text:style-name="P105"/>
      <text:p text:style-name="P140"><text:span text:style-name="T309">Another experiment was conducted </text:span><text:span text:style-name="T308">a few years after the change in funding model, the </text:span><text:span text:style-name="T307">Netherlands Council of the Judiciary </text:span><text:span text:style-name="T308">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text:span><text:span text:style-name="T309">which is still used to enhance the quality of verdicts </text:span><text:span text:style-name="T310">(</text:span><text:span text:style-name="Default_20_Paragraph_20_Font"><text:span text:style-name="T200">Raad voor de Rechtspraak, </text:span></text:span><text:span text:style-name="Default_20_Paragraph_20_Font"><text:span text:style-name="T237">2021d</text:span></text:span><text:span text:style-name="Default_20_Paragraph_20_Font"><text:span text:style-name="T200">).</text:span></text:span></text:p>
      <text:p text:style-name="P78"/>
      <text:p text:style-name="P132"><text:soft-page-break/><text:span text:style-name="T242">The second example </text:span><text:span text:style-name="T313">of the changing position of judicial assistants pertains </text:span><text:span text:style-name="T306">the </text:span><text:span text:style-name="T318">codification of</text:span><text:span text:style-name="T306"> </text:span><text:span text:style-name="T303">tasks and duties </text:span><text:span text:style-name="T301">of judicial assistants. </text:span><text:span text:style-name="T313">Only some tasks and duties are codified</text:span><text:span text:style-name="T303">. </text:span><text:span text:style-name="T314">Those </text:span><text:span text:style-name="T304">that are codified </text:span><text:span text:style-name="T314">for assistants working in criminal law are </text:span><text:span text:style-name="T302">codified in the </text:span><text:span text:style-name="T349">Code of Criminal Procedure (</text:span><text:span text:style-name="T176">Wetboek van Strafvordering</text:span><text:span text:style-name="T349">). </text:span><text:span text:style-name="T272">Transcribing during the trial is</text:span><text:span text:style-name="T350"> such a task (article 25), assisting judges who oversees criminal investigations (article 171) and article 172 even dictates how records of testifications and statements should be kept by the judicial assistant. Article 409 gives judicial assistants in district courts the obligation to distribute relevant information to Courts of Appeal when an appeal was initiated by either party. A final example, article 442 makes it mandatory for judicial assistants to co-sign verdicts together with the presiding judge. </text:span><text:span text:style-name="T359">Roughly speaking</text:span><text:span text:style-name="T351">, these tasks </text:span><text:span text:style-name="T359">do not differ for </text:span><text:span text:style-name="T351">assistants working in civil and administrative law.</text:span></text:p>
      <text:p text:style-name="P100"/>
      <text:p text:style-name="P104"><text:span text:style-name="T451">Many other tasks </text:span><text:span text:style-name="T458">and duties</text:span><text:span text:style-name="T451">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text:span><text:span text:style-name="T453">participating in post-trial discussions with judges </text:span><text:span text:style-name="T454">in formal </text:span><text:span text:style-name="T455">(during panel discussions) </text:span><text:span text:style-name="T454">and informal ways </text:span><text:span text:style-name="T451">(sound boarding). </text:span><text:span text:style-name="T456">While doing each of these uncodified tasks, </text:span><text:span text:style-name="T452">assistants could exert influence </text:span><text:span text:style-name="T459">(</text:span><text:span text:style-name="T457">further </text:span><text:span text:style-name="T459">described </text:span><text:span text:style-name="T457">in </text:span><text:span text:style-name="T452">section B</text:span><text:span text:style-name="T459">)</text:span><text:span text:style-name="T452">.</text:span></text:p>
      <text:p text:style-name="P101"/>
      <text:p text:style-name="P143"><text:span text:style-name="T352">H</text:span><text:span text:style-name="T353">olvast (2017, p. 52) mentions that the lack of codification at a national level led to some courts developing additional guidelines as to what judicial assistants should be able to do. She </text:span><text:span text:style-name="T354">further</text:span><text:span text:style-name="T353"> mentions that some court divisions have detailed documents that list the tasks of assistants. </text:span><text:span text:style-name="T355">The existence of c</text:span><text:span text:style-name="T273">ourt-specific duties</text:span><text:span text:style-name="T353"> </text:span><text:span text:style-name="T355">allows us to label </text:span><text:span text:style-name="T353">the position of judicial assistant </text:span><text:span text:style-name="T355">as </text:span><text:span text:style-name="T353">fluid. </text:span><text:span text:style-name="T358">It is likely </text:span><text:span text:style-name="T356">that </text:span><text:span text:style-name="T353">assistants </text:span><text:span text:style-name="T357">from court to court do not have the same non-codified tasks.</text:span></text:p>
      <text:p text:style-name="P102"/>
      <text:p text:style-name="P133"><text:span text:style-name="T378">In 2016 and 2017, judges from various areas of law convened to establish professional guidelines. </text:span><text:span text:style-name="T377">Much of these guidelines were just formalizations of existing customs. The introduction of these standards, however, are a start of the codification of these tasks and duties. Right now, these guidelines only pertains to judges, however the Netherlands Council of the Judiciary announced in their annual plan of 2021 that they will research whether judicial assistants could benefit from professional standards as well </text:span><text:span text:style-name="T379">(Raad voor de Rechtspraak, 2020 p. 11)</text:span><text:span text:style-name="T377">. That marks the most recent development on the position of judicial assistants in Dutch courts.</text:span></text:p>
      <text:p text:style-name="P105"/>
      <text:p text:style-name="P134"><text:span text:style-name="T377">I</text:span><text:span text:style-name="T162">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however the Netherlands Council of the Judiciary is researching whether some of these tasks could be formalized in professional guidelines.</text:span></text:p>
      <text:h text:style-name="Heading_20_3" text:outline-level="3"><text:bookmark-start text:name="__RefHeading___Toc4630_2620062090"/>II. The position of judicial assistants <text:span text:style-name="T490">in other </text:span><text:span text:style-name="T491">jurisdictions</text:span><text:bookmark-end text:name="__RefHeading___Toc4630_2620062090"/></text:h>
      <text:p text:style-name="P86">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251" text:outline-level="4"><text:soft-page-break/>United States</text:h>
      <text:p text:style-name="P79"><text:span text:style-name="T502">Regarding the United States, </text:span><text:span text:style-name="T501">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span></text:p>
      <text:p text:style-name="P108"/>
      <text:p text:style-name="P148"><text:span text:style-name="T295">Peppers (2006) concludes that, although there is a strong bond of trust and mutual respect between justices and clerks, there is no real evidence that justices let their final decision be dictated by judicial assistants. He, however, was more hesitant in concluding on the extent of (other types of) influence of clerks. For example, Peppers interviewed multiple law clerks and a justice at the Supreme Court in the United States for his book </text:span><text:span text:style-name="Default_20_Paragraph_20_Font"><text:span text:style-name="T177">Courtiers of the Marble Palace</text:span></text:span><text:span text:style-name="T295">. In his words: “law clerks do not wield an inordinate amount of influence”. However, there are signs of influence in the interviews he conducted. For example, he quoted a clerk who said they do have influence over their justice, for example by “exposing the justice to salient facts in the record rather than an influence that changed the justice's mind once all the facts were before him”. Gee (2008) and Collins (2008) both also recognized this in their book reviews. </text:span><text:span text:style-name="T329">Clerks at the Supreme Court are, generally speaking, employed for just one year.</text:span></text:p>
      <text:p text:style-name="P107"/>
      <text:p text:style-name="P145"><text:span text:style-name="T295">When comparing the US context to the Dutch context, we see a few notable similarities. </text:span><text:span text:style-name="T323">The main similarity is that </text:span><text:span text:style-name="T245">academics </text:span><text:span text:style-name="T323">in the U.S. and Netherlands alike noted the changing role of judicial assistants. </text:span><text:span text:style-name="T322">Holvast (2017, </text:span><text:span text:style-name="T323">p. 66</text:span><text:span text:style-name="T322">) </text:span><text:span text:style-name="T323">points this out </text:span><text:span text:style-name="T244">too</text:span><text:span text:style-name="T322">: “</text:span><text:span text:style-name="T317">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text:span><text:span text:style-name="T322">(p. 66).</text:span></text:p>
      <text:p text:style-name="P116"/>
      <text:p text:style-name="P146"><text:span text:style-name="T324">An additional similarity is the large reliance courts in both the U.S. and Netherlands on judicial assistants.</text:span><text:span text:style-name="T295"> Mak (2014) concluded that judges at the Dutch Supreme Court (</text:span><text:span text:style-name="Default_20_Paragraph_20_Font"><text:span text:style-name="T177">Hoge Raad</text:span></text:span><text:span text:style-name="T295">) and the High Administrative Court (</text:span><text:span text:style-name="Default_20_Paragraph_20_Font"><text:span text:style-name="T177">Raad van State</text:span></text:span><text:span text:style-name="T295">) </text:span><text:span text:style-name="T246">both</text:span><text:span text:style-name="T295"> </text:span><text:span text:style-name="T325">rely </text:span><text:span text:style-name="T295">largely on the work of assistants when preparing and researching cases. This is similar to the role of clerks at the Supreme Court </text:span><text:span text:style-name="T326">that fulfil a similar responsibility</text:span><text:span text:style-name="T295">. Justices also rely on their clerks for authoring judgements, both Peppers </text:span><text:span text:style-name="T328">(2006)</text:span><text:span text:style-name="T295"> and Ward and Weiden </text:span><text:span text:style-name="T328">(2006) </text:span><text:span text:style-name="T295">conclude. </text:span></text:p>
      <text:p text:style-name="P112"/>
      <text:p text:style-name="P144"><text:span text:style-name="T247">Another</text:span><text:span text:style-name="T243"> similarity </text:span><text:span text:style-name="T295">is the role assistants have at the </text:span><text:span text:style-name="Default_20_Paragraph_20_Font"><text:span text:style-name="T177">certiorari stage</text:span></text:span><text:span text:style-name="T295"> (the stage whether a case is decided as being admissible or not). Both Ward and Weiden </text:span><text:span text:style-name="T327">(2006)</text:span><text:span text:style-name="T295">, and Peppers </text:span><text:span text:style-name="T327">(2006) </text:span><text:span text:style-name="T295">do conclude that – if any influence exists – the influence is most prominent there. Judicial assistants in the Netherlands also have this responsibility. Holvast (2017) analysed the role assistants have in deciding </text:span><text:span text:style-name="T360">if, when and how</text:span><text:span text:style-name="T295">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text:span></text:p>
      <text:p text:style-name="P111"/>
      <text:p text:style-name="P109">An important difference between U.<text:span text:style-name="T528">S.</text:span> literature on the Supreme Court and the Dutch <text:span text:style-name="T529">judiciary</text:span> context is the direct connection judges have with their assistants. While at the Supreme Court, judges can appoint their assistants who work exclusively for them, in the Netherlands judges share a pool of assistants. Mascini and <text:soft-page-break/>Holvast (2020) make an important conclusion regarding this: studies based on an intimate, direct bond between judge and assistant cannot just be generalised to situations in which this bond does not exist. Additionally, the appointment of judicial assistants is highly politicised <text:span text:style-name="T528">in the U.S.</text:span>, and studies “using principal-agent theory to explain assistants’ influence, in this specific setting, focus particularly on justices’ selection of assistants as a tool to control adverse selection and on the congruence of the political attitudes between assistants and justices.” (p. 2).</text:p>
      <text:h text:style-name="P252" text:outline-level="4"><text:span text:style-name="T431">E</text:span><text:span text:style-name="T430">urope</text:span></text:h>
      <text:p text:style-name="P44"><text:span text:style-name="T550">The </text:span><text:span text:style-name="T551">Consultative Council of European Judges </text:span><text:span text:style-name="T550">(CCJE) conducted a survey in 2019 on the role of judicial assistants amongst members of the </text:span><text:span text:style-name="T429">Council of Europe members</text:span><text:span text:style-name="T550">.</text:span><text:span text:style-name="T550"><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 </text:p></text:note-body></text:note></text:span><text:span text:style-name="T550"> </text:span><text:span text:style-name="T552">This survey contains the most recent, thorough overview of how courts are supported by assistants throughout member states. Sanders (2020) reviewed the results from this survey. </text:span><text:span text:style-name="T553">A few notable conclusions from her (comparative) analysis are discussed below.</text:span></text:p>
      <text:p text:style-name="P44"/>
      <text:p text:style-name="P55"><text:span text:style-name="T505">Judicial assistants rarely plan to have a long, permanent career as an assistant. For many assistants, learning on the job (from judges) is an important motive. When comparing this to the U.S. context, especially to law clerks at the federal level, we see a similarity. </text:span><text:span text:style-name="T506">Clerks are often </text:span><text:span text:style-name="T436">employed</text:span><text:span text:style-name="T506"> for a short term (one to three years) before continuing their career. For clerks, gaining experience and education is an important motive; clerkship is a stepping stone before continuing to teaching, commercial practice or working in government </text:span><text:span text:style-name="T507">(Peppers, 2006).</text:span></text:p>
      <text:p text:style-name="P45"/>
      <text:p text:style-name="P55"><text:span text:style-name="T508">In the Netherlands, </text:span><text:span text:style-name="T509">we </text:span><text:span text:style-name="T508">can recognize similar features. There is an active pool of student judicial assistants (</text:span><text:span text:style-name="T9">buitengriffier</text:span><text:span text:style-name="T460">) that work at district courts </text:span><text:span text:style-name="T467">to gain experience and education</text:span><text:span text:style-name="T460">. On </text:span><text:span text:style-name="T461">the other hand, </text:span><text:span text:style-name="T468">there are judicial assistants that have been employed for their entire career – and will be so until retirement. Generally speaking, </text:span><text:span text:style-name="T461">higher courts and Courts of Appeal generally employ more experienced judicial assistants</text:span><text:span text:style-name="T460"> (see section 3.B.IV. for descriptive statistics on the experience of judicial assistants in administrative courts). </text:span><text:span text:style-name="T465">Overall, courts </text:span><text:span text:style-name="T466">often </text:span><text:span text:style-name="T465">have a pool of assistants with mixed experience (Holvast, 2017 p. </text:span><text:span text:style-name="T441">167</text:span><text:span text:style-name="T465">).</text:span></text:p>
      <text:p text:style-name="P61"/>
      <text:p text:style-name="P49"><text:span text:style-name="T462">Sanders also </text:span><text:span text:style-name="T439">concludes</text:span><text:span text:style-name="T462"> that, in most countries, assistants actively draft decisions. </text:span><text:span text:style-name="T463">This is a practice not different from the Netherlands or in the U.S. In </text:span><text:span text:style-name="T440">some</text:span><text:span text:style-name="T463"> countries, assistants conduct work independently (such as hearing cases or even make intermediate decisions); however this is only </text:span><text:span text:style-name="T464">the case in a minority of countries such as Bosnia Herzegovina, Croatia, Finland, Iceland,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span></text:p>
      <text:h text:style-name="P253" text:outline-level="4">International context</text:h>
      <text:p text:style-name="P160"><text:span text:style-name="T418">There is various research conducted on the role of assistants on an international level</text:span><text:span text:style-name="T518">.</text:span><text:span text:style-name="T518"><text:note text:id="ftn5" text:note-class="footnote"><text:note-citation>5</text:note-citation><text:note-body><text:p text:style-name="P196"><text:span text:style-name="T524">The following examples </text:span><text:span text:style-name="T525">were found through </text:span><text:span text:style-name="T524">Crea</text:span><text:span text:style-name="T527">m</text:span><text:span text:style-name="T524">er and Jain (</text:span><text:span text:style-name="T475">2020, </text:span><text:span text:style-name="T476">p. 43</text:span><text:span text:style-name="T524">). </text:span><text:span text:style-name="T533">For more examples and a thorough examination of the role of judicial assistants on an international level, see Baetens (2019).</text:span></text:p></text:note-body></text:note></text:span><text:span text:style-name="T518"> </text:span><text:span text:style-name="T523">For example, i</text:span><text:span text:style-name="T519">n the context of rulings of the World Trade Organisation (WTO), Pauwelyn and Pelc (2019) conducted text </text:span><text:soft-page-break/><text:span text:style-name="T519">analysis to determine the authorship of rulings.</text:span><text:span text:style-name="T519"><text:note text:id="ftn6" text:note-class="footnote"><text:note-citation>6</text:note-citation><text:note-body><text:p text:style-name="P195">The type of analysis is similar to the research of Yoon and Rosenthal described in section B. It belongs to a school of methods called ‘stylometry’.</text:p></text:note-body></text:note></text:span><text:span text:style-name="T519"> They found that the WTO secretariat “exerts significantly more influence over the writing of WTO panel reports than panellists themselves”. Important to note in this context is that panellists retain a temporary position </text:span><text:span text:style-name="T521">(they are agreed upon by disputing parties)</text:span><text:span text:style-name="T519">, while employees of the secretariat are permanently employ</text:span><text:span text:style-name="T520">ed.</text:span></text:p>
      <text:p text:style-name="P155"/>
      <text:p text:style-name="P157"><text:span text:style-name="T526">Another example can be found at the level of the Court of Justice of the European Union (CJEU). At that level, judicial assistants (also called </text:span><text:span text:style-name="T7">référendaires</text:span><text:span text:style-name="T447">)</text:span><text:span text:style-name="T8"> </text:span><text:span text:style-name="T446">perform </text:span><text:span text:style-name="T447">similar tasks as judicial assistants in the Netherlands, such as drafting judgements and opinions when their judge is presiding a case </text:span><text:span text:style-name="T448">(Kenney, 2000)</text:span><text:span text:style-name="T447">. </text:span><text:span text:style-name="T449">Kenney notes that the institutional and social context is such, that it allows them to be much more powerful than clerks in the U.S. Supreme Court. </text:span><text:span text:style-name="T450">This is mitigated by</text:span><text:span text:style-name="T449"> the “single collegiate judgement”, </text:span><text:span text:style-name="T450">which does not allow for </text:span><text:span text:style-name="T449">dissidents (p. 620).</text:span></text:p>
      <text:p text:style-name="P156"/>
      <text:p text:style-name="P161">Jensen (2020) reviewed the role of ‘tribunal secretaries’ at arbitral tribunals. <text:span text:style-name="T530">He found that secretaries perform roughly the same tasks as their national counterparts: “support arbitrators in the entire conduct of the arbitration up to the rendering of the </text:span>arbitral awar<text:span text:style-name="T530">d” (p. 16). He notes that the power of secretaries might be greater at arbitral tribunals because of the “flexible procedures tailored to the parties’ specific agreements and needs”. He even calls for more transparency </text:span><text:span text:style-name="T531">around the appointment </text:span><text:span text:style-name="T532">of secretaries, </text:span><text:span text:style-name="T530">an</text:span><text:span text:style-name="T532">d only </text:span><text:span text:style-name="T530">employ secretaries with the consent of the involved parties.</text:span></text:p>
      <text:h text:style-name="Heading_20_2" text:outline-level="2"><text:bookmark-start text:name="__RefHeading___Toc8111_2188884813"/><text:span text:style-name="T517">B</text:span><text:bookmark-start text:name="_Toc73654135"/>. <text:bookmark-end text:name="_Toc73654135"/>During which steps of the decision-making process can judicial assistants exert influence?<text:bookmark-end text:name="__RefHeading___Toc8111_2188884813"/></text:h>
      <text:p text:style-name="P127">From the first moment a case is submitted to a court, judicial assistants are involved in the legal procedure. For example, in Dutch courts, some judicial assistants advise whether a case is brought to a hearing, or whether it can immediately be decided upon within a hearing. There are more ways in which an assistant can influence the outcome of a case. These ways are the topic of review in this section.</text:p>
      <text:p text:style-name="P128"/>
      <text:p text:style-name="P169"><text:span text:style-name="T393">By exploring the various steps during which an assistant could exert influence, I </text:span><text:span text:style-name="T394">try to </text:span><text:span text:style-name="T221">give an overview of existing quantitative research, and find</text:span><text:span text:style-name="T394"> starting points </text:span><text:span text:style-name="T400">for my own research</text:span><text:span text:style-name="T393">. </text:span><text:span text:style-name="T395">I therefore split this section up in two subsections: the first subsection describes the journey of a case through court, from the moment it </text:span><text:span text:style-name="T401">i</text:span><text:span text:style-name="T395">s submitted until the verdict is send out. In the </text:span><text:span text:style-name="T396">second</text:span><text:span text:style-name="T395"> section section I review quantitative research </text:span><text:span text:style-name="T402">on the influence of judicial assistants during </text:span><text:span text:style-name="T395">these steps.</text:span></text:p>
      <text:h text:style-name="Heading_20_3" text:outline-level="3"><text:bookmark-start text:name="__RefHeading___Toc6168_3751864044"/><text:span text:style-name="T549">I. </text:span>Description of <text:span text:style-name="T544">the journey of</text:span> a <text:span text:style-name="T554">case through </text:span>court<text:bookmark-end text:name="__RefHeading___Toc6168_3751864044"/></text:h>
      <text:p text:style-name="P163"><text:span text:style-name="T162">In the Dutch context, Holvast (2017) conducted research that was ethnographic of </text:span><text:span text:style-name="T380">nature</text:span><text:span text:style-name="T162">. By observing day-to-day proceedings in court </text:span><text:span text:style-name="T380">and the decision-making process,</text:span><text:span text:style-name="T162"> she was able to closely analyse the relationship between judge and assistant, and look for signs on influence. She concluded that “judicial assistants can steer judges in a certain direction” (p. 201), for example by memos they produce, by composing draft judgements, and being a soundboard for judges in complex cases. The potential of influence does not mean that judicial assistants knowingly influence judges; it merely means that judges are susceptible to influences of their assistants</text:span></text:p>
      <text:p text:style-name="P122"/>
      <text:p text:style-name="P122"><text:soft-page-break/>Holvast identified three different ways where “judicial assistants’ involvement affects the judicial decision-making process” (p. 200):</text:p>
      <text:p text:style-name="P121"/>
      <text:list xml:id="list2076299288" text:style-name="L2">
        <text:list-item>
          <text:p text:style-name="P280"><text:span text:style-name="T381">Judicial assistants control the progression of a case within the court.</text:span><text:span text:style-name="T382"> </text:span><text:span text:style-name="T383">Multiple moments exist when this happens. For example in administrative law divisions, judicial assistants screen cases and determine the amount of time a hearing should receive and whether the case should be assigned one or multiple judges. </text:span><text:span text:style-name="T384">After hearings, judicial assistants draft decisions. The speed with which they do so, compared to the deadline for publishing a verdict after hearing, determines the amount of time a judge has to proofread a verdict and how often corrections can be made. </text:span><text:span text:style-name="T383">(p. 200)</text:span></text:p>
        </text:list-item>
        <text:list-item>
          <text:p text:style-name="P277">Judicial assistants are steering the judges in a certain direction. <text:span text:style-name="T482">During pre-trial preparations this could happen through methods such as writing memo’s, recommending possible outcomes or ordering relevant case files in such as way that certain arguments are presented with a higher priority. </text:span><text:span text:style-name="T483">Post-trial this could occur when drafting judgements by including certain references to case law or the framing of arguments.</text:span></text:p>
        </text:list-item>
        <text:list-item>
          <text:p text:style-name="P279"><text:span text:style-name="T163">Judicial assistants are providing judges with additional views to consider. </text:span><text:span text:style-name="T278">This happens often post-</text:span><text:span text:style-name="T385">trial, for example when</text:span><text:span text:style-name="T386"> assistants serve as</text:span><text:span text:style-name="T385"> discussion partners for judges when deciding on the outcome of a case.</text:span></text:p>
        </text:list-item>
      </text:list>
      <text:p text:style-name="P75"/>
      <text:p text:style-name="P162"><text:span text:style-name="T397">Additionally, t</text:span><text:span text:style-name="T162">he Consultative Council of European Judges (CCJE) (2019) </text:span><text:span text:style-name="T398">identifies</text:span><text:span text:style-name="T162"> four types of work </text:span><text:span text:style-name="T398">done by judicial assistants</text:span><text:span text:style-name="T162"> </text:span><text:span text:style-name="T398">that are </text:span><text:span text:style-name="T162">related to the decision-making process. These </text:span><text:span text:style-name="T219">four types of work were</text:span><text:span text:style-name="T162"> taken </text:span><text:span text:style-name="T399">directly</text:span><text:span text:style-name="T162"> from </text:span><text:span text:style-name="T398">their </text:span><text:span text:style-name="T162">opinion:</text:span></text:p>
      <text:p text:style-name="P125"/>
      <text:list xml:id="list1961135047" text:style-name="L3">
        <text:list-item>
          <text:p text:style-name="P281"><text:span text:style-name="Default_20_Paragraph_20_Font"><text:span text:style-name="T163">Organising papers and researching facts</text:span></text:span><text:span text:style-name="T162">, for example by prioritising relevant documents submitted for the judge, or by performing pre-trial investigations,</text:span></text:p>
        </text:list-item>
        <text:list-item>
          <text:p text:style-name="P281"><text:span text:style-name="Default_20_Paragraph_20_Font"><text:span text:style-name="T163">Drafting decisions or writing memos with a proposal for a decision</text:span></text:span><text:span text:style-name="T162">, for example by providing an overview of relevant case law before trial, advising which facts or arguments should be reviewed by the judge, or even recommending the outcome of a case,</text:span></text:p>
        </text:list-item>
        <text:list-item>
          <text:p text:style-name="P281"><text:span text:style-name="Default_20_Paragraph_20_Font"><text:span text:style-name="T163">Independent work on cases</text:span></text:span><text:span text:style-name="T162">, for example in the context of routine cases or repetitive procedural steps such as appointing an exper</text:span><text:span text:style-name="T381">t </text:span><text:span text:style-name="T214">or</text:span><text:span text:style-name="T162"> </text:span><text:span text:style-name="T213">calculating </text:span><text:span text:style-name="T162">costs of proceedings.</text:span></text:p>
        </text:list-item>
        <text:list-item>
          <text:p text:style-name="P276"><text:span text:style-name="Default_20_Paragraph_20_Font"><text:span text:style-name="T547">Work in the selection of cases for appeal or constitutional review</text:span></text:span>, for example in the context of supreme or constitutional courts where they help identify cases that do and do not require specific attention from judges.</text:p>
        </text:list-item>
      </text:list>
      <text:p text:style-name="P103"/>
      <text:p text:style-name="P164"><text:span text:style-name="T330">The basis of the CCJE opinion was a survey conducted amongst members of the Council of Europe. </text:span><text:span text:style-name="T331">Sanders </text:span><text:span text:style-name="T332">(2020)</text:span><text:span text:style-name="T331"> analysed </text:span><text:span text:style-name="T248">that survey, and </text:span><text:span text:style-name="T331">identified a scale on which the involvement in the judicial process can be arranged, </text:span><text:span text:style-name="T333">which corresponds with the amount of influence an assistant can exert</text:span><text:span text:style-name="T331">: “(1) </text:span><text:span text:style-name="T295">only doing research, </text:span><text:span text:style-name="T331">(2)</text:span><text:span text:style-name="T295"> moving on writing memos, and (</text:span><text:span text:style-name="T331">3</text:span><text:span text:style-name="T295">) drafting decisions. Then, </text:span><text:span text:style-name="T331">(4)</text:span><text:span text:style-name="T295"> judicial assistants contribute in deliberations, </text:span><text:span text:style-name="T331">(5) </text:span><text:span text:style-name="T295">take an active and even visible role in hearings and might then, </text:span><text:span text:style-name="T334">(6)</text:span><text:span text:style-name="T295"> on the other side of the scale, hear and decide certain cases themselves with the approval of a judge.”</text:span></text:p>
      <text:p text:style-name="P82"/>
      <text:p text:style-name="P83"><text:span text:style-name="T510">Combining the insights from the CCJE, Sanders and Holvast, we can construct a schematic overview of the journey of a case and </text:span><text:span text:style-name="T437">the tasks </text:span><text:span text:style-name="T438">of </text:span><text:span text:style-name="T437">judicial assistants </text:span><text:span text:style-name="T438">in that process (table 2.B.I.). For each step in that process, I describe in which way a judicial assistant could exert influence.</text:span></text:p>
      <text:p text:style-name="P87"/>
      <table:table table:name="Table7" table:style-name="Table7">
        <table:table-column table:style-name="Table7.A"/>
        <table:table-column table:style-name="Table7.B"/>
        <table:table-row table:style-name="TableLine94258188250640">
          <table:table-cell table:style-name="Table7.A1" table:number-columns-spanned="2" office:value-type="string">
            <text:p text:style-name="P200">Table 2.B.I. Overview of steps in court proceedings during which assistants could exert influence</text:p>
          </table:table-cell>
          <table:covered-table-cell/>
        </table:table-row>
        <table:table-row table:style-name="TableLine94258188157424">
          <table:table-cell table:style-name="Table7.A1" office:value-type="string">
            <text:p text:style-name="P201">Step in process</text:p>
          </table:table-cell>
          <table:table-cell table:style-name="Table7.A1" office:value-type="string">
            <text:p text:style-name="P205">Tasks <text:span text:style-name="T559">performed by assistants</text:span> that could influence the decision-making process<text:soft-page-break/></text:p>
          </table:table-cell>
        </table:table-row>
        <table:table-row table:style-name="TableLine94258188271104">
          <table:table-cell table:style-name="Table7.A1" table:number-rows-spanned="2" office:value-type="string">
            <text:p text:style-name="P207">Submission of case to a court</text:p>
          </table:table-cell>
          <table:table-cell table:style-name="Table7.A1" office:value-type="string">
            <text:p text:style-name="P216">Decides whether single-judge or panel handles the case; determines amount of attention the case receives from the court.</text:p>
          </table:table-cell>
        </table:table-row>
        <table:table-row table:style-name="TableLine94258188271408">
          <table:covered-table-cell/>
          <table:table-cell table:style-name="Table7.A1" office:value-type="string">
            <text:p text:style-name="P217">Decides amount of time scheduled for hearing; determines amount of time litigants have for oral arguments.</text:p>
          </table:table-cell>
        </table:table-row>
        <table:table-row table:style-name="TableLine94258188272096">
          <table:table-cell table:style-name="Table7.A1" table:number-rows-spanned="4" office:value-type="string">
            <text:p text:style-name="P203">Pre-trial</text:p>
          </table:table-cell>
          <table:table-cell table:style-name="Table7.A1" office:value-type="string">
            <text:p text:style-name="P219">Structuring court files; order determines which files judges see first.</text:p>
          </table:table-cell>
        </table:table-row>
        <table:table-row table:style-name="TableLine94258188272736">
          <table:covered-table-cell/>
          <table:table-cell table:style-name="Table7.A1" office:value-type="string">
            <text:p text:style-name="P220">Main contact person for litigants; gives assistants the opportunity to ask questions on content-related matters or suggest settling.</text:p>
          </table:table-cell>
        </table:table-row>
        <table:table-row table:style-name="TableLine94258188273728">
          <table:covered-table-cell/>
          <table:table-cell table:style-name="Table7.A1" office:value-type="string">
            <text:p text:style-name="P222">Write memo’s to help the judge prepare for hearing; can present certain facts, evidence and arguments as particularly important which could lead to bias, <text:span text:style-name="T493">especially when the judge solely reads the memo </text:span><text:span text:style-name="T496">or the memo contains a recommendation on the outcome of the case.</text:span></text:p>
          </table:table-cell>
        </table:table-row>
        <table:table-row table:style-name="TableLine94258188274768">
          <table:covered-table-cell/>
          <table:table-cell table:style-name="Table7.A1" office:value-type="string">
            <text:p text:style-name="P224">In certain cases, conducts pre-trial investigations; decisions directly taken by assistants <text:s/>that influence the proceeding of a case.</text:p>
          </table:table-cell>
        </table:table-row>
        <table:table-row table:style-name="TableLine94258188275808">
          <table:table-cell table:style-name="Table7.A1" table:number-rows-spanned="3" office:value-type="string">
            <text:p text:style-name="P203">During trial</text:p>
          </table:table-cell>
          <table:table-cell table:style-name="Table7.A1" office:value-type="string">
            <text:p text:style-name="P210">Can give judges advice, although mainly on procedural matters.</text:p>
          </table:table-cell>
        </table:table-row>
        <table:table-row table:style-name="TableLine94258188276448">
          <table:covered-table-cell/>
          <table:table-cell table:style-name="Table7.A1" office:value-type="string">
            <text:p text:style-name="P212">Is sometimes given the opportunity to recommend questions to litigants.</text:p>
          </table:table-cell>
        </table:table-row>
        <table:table-row table:style-name="TableLine94258188277568">
          <table:covered-table-cell/>
          <table:table-cell table:style-name="Table7.A1" office:value-type="string">
            <text:p text:style-name="P213">In some jurisdictions, is allowed to participate or independently conduct hearings.</text:p>
          </table:table-cell>
        </table:table-row>
        <table:table-row table:style-name="TableLine94258188278848">
          <table:table-cell table:style-name="Table7.A1" table:number-rows-spanned="3" office:value-type="string">
            <text:p text:style-name="P203">Post-trial</text:p>
          </table:table-cell>
          <table:table-cell table:style-name="Table7.A1" office:value-type="string">
            <text:p text:style-name="P219">Participates in deliberations, although mostly passive; <text:span text:style-name="T492">can direct attention to certain arguments, provide new views or present case law.</text:span></text:p>
          </table:table-cell>
        </table:table-row>
        <table:table-row table:style-name="TableLine94258188279648">
          <table:covered-table-cell/>
          <table:table-cell table:style-name="Table7.A1" office:value-type="string">
            <text:p text:style-name="P226">Drafts judgements; allows them to spend more or less text on certain arguments, evidence and motivations, <text:span text:style-name="T494">limits space to consider other arguments</text:span>.</text:p>
          </table:table-cell>
        </table:table-row>
        <table:table-row table:style-name="TableLine94258188280992">
          <table:covered-table-cell/>
          <table:table-cell table:style-name="Table7.A1" office:value-type="string">
            <text:p text:style-name="P222">Provides sound boarding for judges on particularly complex cases; by being <text:span text:style-name="T495">discussion</text:span> partner<text:span text:style-name="T495">s</text:span> for judges, <text:span text:style-name="T495">assistants</text:span> can directly influence them through <text:span text:style-name="T495">new arguments or highlighting particulars facts from the case</text:span>.</text:p>
          </table:table-cell>
        </table:table-row>
      </table:table>
      <text:p text:style-name="P81"/>
      <text:h text:style-name="Heading_20_3" text:outline-level="3"><text:bookmark-start text:name="__RefHeading___Toc6170_3751864044"/><text:span text:style-name="T548">II. </text:span>Quantitative research on exerting influence during the judicial decision-making process<text:bookmark-end text:name="__RefHeading___Toc6170_3751864044"/></text:h>
      <text:p text:style-name="P165"><text:span text:style-name="T315">I</text:span><text:span text:style-name="T295">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337">I use the steps in table 2.B.I. as a guideline to structure this section.</text:span></text:p>
      <text:h text:style-name="P254" text:outline-level="4">Submission of case to a court</text:h>
      <text:p text:style-name="P147"><text:span text:style-name="T342">I have not found any quantitative research on the role of judicial assistants</text:span><text:span text:style-name="T251"> when a case is submitted. For example, research that analyses whether a case is admitted or not (in the U.S. Supreme Court context) or whether a case is handled by a single judge or a panel (in the Dutch context). </text:span><text:span text:style-name="T252">Holvast and Mascini (2020) suggested further research on this topic as well: “it would be worth conducting experiments that assess the extent to which assistant wield influence via duties other than preparing bench memos. The influence wielded by memos in the process of reviewing requests for review (at the US Supreme Court petitions for certiorari) could, for instance, be a worthy focus for an experiment” </text:span><text:span text:style-name="T253">(p. 17).</text:span></text:p>
      <text:h text:style-name="Heading_20_4" text:outline-level="4"><text:soft-page-break/>Pre-trial</text:h>
      <text:p text:style-name="P168"><text:span text:style-name="T338">The influence of the ‘bench memo’ – a preparatory document for judges that describes facts, evidence and </text:span><text:span text:style-name="T339">merits</text:span><text:span text:style-name="T338"> </text:span><text:span text:style-name="T249">of a </text:span><text:span text:style-name="T338">case – </text:span><text:span text:style-name="T250">is</text:span><text:span text:style-name="T340"> researched by </text:span><text:span text:style-name="T335">H</text:span><text:span text:style-name="T295">olvast and Mascini (2020). </text:span><text:span text:style-name="T341">They</text:span><text:span text:style-name="T295"> conducted </text:span><text:span text:style-name="T316">a </text:span><text:span text:style-name="T295">survey-experiment amongst 63 judges </text:span><text:span text:style-name="T316">through which</text:span><text:span text:style-name="T295"> they measured the involvement of a judicial assistant </text:span><text:span text:style-name="T316">in the decision-making process</text:span><text:span text:style-name="T295">.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117"/>
      <text:p text:style-name="P166"><text:span text:style-name="T336">T</text:span><text:span text:style-name="T295">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177">p</text:span></text:span><text:span text:style-name="T295">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254" text:outline-level="4">During trial</text:h>
      <text:p text:style-name="P137">Like in the submission phase, there is little quantitative or experimental research done on the influence of judicial assistants during trials. <text:span text:style-name="T564">I</text:span>n the Dutch context, Holvast (2017) mentions that she observed judicial assistants remind judges on procedural matters or <text:span text:style-name="T565">a judge asking for advice from the assistant (p. 124), however there is no other research that examined this more closely.</text:span></text:p>
      <text:p text:style-name="P137"/>
      <text:p text:style-name="P138">One important role of assistants during trial is creating the record. In the Dutch context, this task is codified in law. The record is a direct reflection of what happened during the trial. It can be used to draft verdicts and is sometimes submitted to a higher court when a case is appealed. To my knowledge, no research has been done on the role of these records in the decision-making process. There is an extensive body of <text:span text:style-name="T566">legal </text:span>research and writings on the role <text:span text:style-name="T570">and importance </text:span>of <text:span text:style-name="T570">(accurate) </text:span>records though (i.e. see Timmerman, 2018; Den Tonkelaar &amp; Visser, 2018; <text:span text:style-name="T569">Dubelaar, 2014 chapter 10.3.1.3.</text:span><text:span text:style-name="T567">).</text:span></text:p>
      <text:h text:style-name="Heading_20_4" text:outline-level="4">Post-trial</text:h>
      <text:p text:style-name="P115">Rosenthal and Yoon (2011) performed text analysis of U.S. Supreme Court judgements <text:span text:style-name="T558">to find out who authored judgements</text:span>. It is known that judicial assistants in the Netherlands author draft judgements. They analysed function words used in judgements to see who authored the judgement. They concluded that it was possible to see which justice authored a judgement based on the function words they used and saw that – over time – the variable writing style of justices increased. That may “indicate greater reliance on their law clerks when writing opinions”.<text:span text:style-name="Footnote_20_Reference"><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 However, although writing (and style) may be done by assistants, this does not automatically mean that the outcome of the case is also decided or influenced by the assistant. <text:span text:style-name="T556">Judicial assistants authoring draft verdicts is a widespread known practice in the Netherlands.</text:span></text:p>
      <text:p text:style-name="P114"/>
      <text:p text:style-name="P167"><text:soft-page-break/><text:span text:style-name="T220">A similar method of linguistic analysis was conducted by </text:span><text:span text:style-name="T519">Pauwelyn and Pelc (2019) </text:span><text:span text:style-name="T555">(see section 2.A.II for more details on the context of that research). </text:span><text:span text:style-name="T519">They found that </text:span><text:span text:style-name="T557">they could attribute the authorship of texts not to the panellists of the </text:span><text:span text:style-name="T519">WTO, </text:span><text:span text:style-name="T557">but to the </text:span><text:span text:style-name="T519">secretariat. </text:span><text:span text:style-name="T557">This indicates that the penmanship – and with that the choice of words – did not lie with those that decide on the outcome of cases. </text:span><text:span text:style-name="T522">They also found a relation between the experience of WTO staff and the length of reports (p. 33):</text:span></text:p>
      <text:p text:style-name="P158"/>
      <text:p text:style-name="P239"><text:span text:style-name="T522">“When WTO staff, </text:span>especially younger, less experienced staff, draft reports (instead of seasoned adjudicators themselves), language may become more technical and convoluted. This effect may be heightened when staff are assigned to, and draft for, the panel or AB division as a whole, instead of individual adjudicators.”</text:p>
      <text:p text:style-name="P88"/>
      <text:p text:style-name="P136"><text:span text:style-name="T222">While the authoring draft judgements maybe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text:span><text:span text:style-name="T223">Additionally, the process of writing a verdict also allows the author to reflect on the facts, evidence and merits of the case. It happens that, while writing a verdict, the author reconsiders their initial decision. Holvast (2017) observed this during her research. This is one quote taken directly from her research (p. 152):</text:span></text:p>
      <text:p text:style-name="P240"/>
      <text:p text:style-name="P241">“A few months ago, that was also with [name of judge]. The judge said, ‘This and that, dismissed.’ I said, ‘Well...’ But okay, then I looked at it, okay, it is going to be dismissed. I searched for everything, case law. It was about the principle of trust, and I thought that the appellate court had said something about it. I put everything together, and then I concluded: a dismissal is not going to work. So, I went back to [name of judge], grumble, grumble... And then I wrote it as such that the appeal was upheld. And, yes, that made sense. That happens every now and then.” (resp. 58)</text:p>
      <text:p text:style-name="P237"/>
      <text:p text:style-name="P238">Holvast (2017, p. 151) concluded that, the more experienced an assistant is, the more likely they <text:span text:style-name="T594">are to </text:span>develop their own style of writing. <text:span text:style-name="T594">Put differently, i</text:span>nexperienced assistants write more conform the norm <text:span text:style-name="T594">while more experienced assistants have their own take on judgement writing</text:span>. <text:span text:style-name="T594">In the Dutch context, there are quite a few default phrasings that occur in verdicts which are also taught in writing courses. As Holvast puts it: “</text:span>While judicial assistants in the beginning quite strictly follow the style and format they were taught in the courses, various senior assistants mention that they later on developed individual styles;” <text:span text:style-name="T594">(p. 151).</text:span></text:p>
      <text:p text:style-name="P238"/>
      <text:p text:style-name="P172"><text:span text:style-name="T239">There has been some research regarding the importance of group</text:span><text:span text:style-name="T267">s making</text:span><text:span text:style-name="T239"> </text:span><text:span text:style-name="T267">decisions instead of individuals </text:span><text:span text:style-name="T275">in the context of </text:span><text:span text:style-name="T276">a case in criminal law</text:span><text:span text:style-name="T275">. Research from Bauw, Van Dijk and Sonnemans (2013), with students </text:span><text:span text:style-name="T277">(without legal background) </text:span><text:span text:style-name="T275">instead of judge</text:span><text:span text:style-name="T276">s </text:span><text:span text:style-name="T275">having to make a decision on a case, </text:span><text:span text:style-name="T276">showed that </text:span><text:span text:style-name="T277">a decision 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however the conclusion of their research is a starting point to conduct more experimental research on decision-making processes amongst judges. More specifically, they found that group discussions (</text:span><text:span text:style-name="T279">raadkameren</text:span><text:span text:style-name="T277">) did not lead to a better decision, however it did lead to more unanimous decisions.</text:span></text:p>
      <text:p text:style-name="P93"/>
      <text:p text:style-name="P170"><text:soft-page-break/><text:span text:style-name="T254">T</text:span><text:span text:style-name="T257">he other steps a case takes after trial, have not been subjected to quantitative research. Some of the steps, such as the role of judicial assistants during deliberations or sound boarding, are suited to be researched in an experimental context (see section 5.</text:span><text:span text:style-name="T258">B. for an overview of future research).</text:span></text:p>
      <text:h text:style-name="P255" text:outline-level="4">Conclusion</text:h>
      <text:p text:style-name="P171"><text:span text:style-name="T259">T</text:span><text:span text:style-name="T255">here is some quantitative research available on exerting influence during the judicial decision-making process. </text:span><text:span text:style-name="T259">The research that exists is mainly focused on the writing of judgements, and on the bench memo’s written by assistants.</text:span><text:span text:style-name="T255"> </text:span><text:span text:style-name="T256">I enriched the schematic overview of table 2.B.I. with the quantitative research that exists for each step; the result can be seen in table 2.B.II. W</text:span><text:span text:style-name="T255">hen </text:span><text:span text:style-name="T256">looking at this table, </text:span><text:span text:style-name="T260">there is a notable lack of quantitative and experimental research on the influence of judicial in the decision-making process.</text:span></text:p>
      <text:p text:style-name="P89"/>
      <text:p text:style-name="P171"><text:span text:style-name="T263">Table 2.B.II. also contains the </text:span><text:span text:style-name="T262"><text:s/>answer to the first sub-question of this paper: “</text:span><text:span text:style-name="T264">W</text:span><text:span text:style-name="T265">hat quantitative or experimental research on the influence of judicial assistants on the decision-making process is still missing?</text:span><text:span text:style-name="T266">”</text:span></text:p>
      <text:p text:style-name="P94"/>
      <table:table table:name="Table8" table:style-name="Table8">
        <table:table-column table:style-name="Table8.A"/>
        <table:table-column table:style-name="Table8.B"/>
        <table:table-column table:style-name="Table8.C"/>
        <table:table-row table:style-name="TableLine94258188285264">
          <table:table-cell table:style-name="Table8.A1" table:number-columns-spanned="3" office:value-type="string">
            <text:p text:style-name="P215"><text:span text:style-name="T164">Table 2.</text:span><text:span text:style-name="T165">B</text:span><text:span text:style-name="T164">.I</text:span><text:span text:style-name="T165">I</text:span><text:span text:style-name="T164">. </text:span><text:span text:style-name="T280">Journey of a case through court and whether quantitative research has been conducted</text:span></text:p>
          </table:table-cell>
          <table:covered-table-cell/>
          <table:covered-table-cell/>
        </table:table-row>
        <table:table-row table:style-name="TableLine94258188373904">
          <table:table-cell table:style-name="Table8.A1" office:value-type="string">
            <text:p text:style-name="P202">Step in process</text:p>
          </table:table-cell>
          <table:table-cell table:style-name="Table8.A1" office:value-type="string">
            <text:p text:style-name="P206">Tasks <text:span text:style-name="T559">performed by assistants</text:span> that could influence the decision-making process</text:p>
          </table:table-cell>
          <table:table-cell table:style-name="Table8.A1" office:value-type="string">
            <text:p text:style-name="P209">Extent of influence measured through quantitative / <text:span text:style-name="T563">experimental</text:span> research?</text:p>
          </table:table-cell>
        </table:table-row>
        <table:table-row table:style-name="TableLine94258188376096">
          <table:table-cell table:style-name="Table8.A1" table:number-rows-spanned="2" office:value-type="string">
            <text:p text:style-name="P208">Submission of case to a court</text:p>
          </table:table-cell>
          <table:table-cell table:style-name="Table8.A1" office:value-type="string">
            <text:p text:style-name="P218">Decides whether single-judge or panel handles the case; determines amount of attention the case receives from the court.</text:p>
          </table:table-cell>
          <table:table-cell table:style-name="Table8.A1" office:value-type="string">
            <text:p text:style-name="P228">No.</text:p>
          </table:table-cell>
        </table:table-row>
        <table:table-row table:style-name="TableLine94258188376352">
          <table:covered-table-cell/>
          <table:table-cell table:style-name="Table8.A1" office:value-type="string">
            <text:p text:style-name="P218">Decides amount of time scheduled for hearing; determines amount of time litigants have for oral arguments.</text:p>
          </table:table-cell>
          <table:table-cell table:style-name="Table8.A1" office:value-type="string">
            <text:p text:style-name="P228">No.</text:p>
          </table:table-cell>
        </table:table-row>
        <table:table-row table:style-name="TableLine94258188376720">
          <table:table-cell table:style-name="Table8.A1" table:number-rows-spanned="4" office:value-type="string">
            <text:p text:style-name="P204">Pre-trial</text:p>
          </table:table-cell>
          <table:table-cell table:style-name="Table8.A1" office:value-type="string">
            <text:p text:style-name="P221">Structuring court files; order determines which files judges see first.</text:p>
          </table:table-cell>
          <table:table-cell table:style-name="Table8.A1" office:value-type="string">
            <text:p text:style-name="P230">No.</text:p>
          </table:table-cell>
        </table:table-row>
        <table:table-row table:style-name="TableLine94258188377472">
          <table:covered-table-cell/>
          <table:table-cell table:style-name="Table8.A1" office:value-type="string">
            <text:p text:style-name="P221">Main contact person for litigants; gives assistants the opportunity to ask questions on content-related matters or suggest settling.</text:p>
          </table:table-cell>
          <table:table-cell table:style-name="Table8.A1" office:value-type="string">
            <text:p text:style-name="P230">No.</text:p>
          </table:table-cell>
        </table:table-row>
        <table:table-row table:style-name="TableLine94258188378624">
          <table:covered-table-cell/>
          <table:table-cell table:style-name="Table8.A1" office:value-type="string">
            <text:p text:style-name="P223">Write memo’s to help the judge prepare for hearing; can present certain facts, evidence and arguments as particularly important which could lead to bias, <text:span text:style-name="T493">especially when the judge solely reads the memo </text:span><text:span text:style-name="T496">or the memo contains a recommendation on the outcome of the case.</text:span></text:p>
          </table:table-cell>
          <table:table-cell table:style-name="Table8.A1" office:value-type="string">
            <text:p text:style-name="P235">Yes, Holvast <text:span text:style-name="T560">and Mascini </text:span>(2020)</text:p>
          </table:table-cell>
        </table:table-row>
        <table:table-row table:style-name="TableLine94258188379824">
          <table:covered-table-cell/>
          <table:table-cell table:style-name="Table8.A1" office:value-type="string">
            <text:p text:style-name="P225">In certain cases, conducts pre-trial investigations; decisions directly taken by assistants <text:s/>that influence the proceeding of a case.</text:p>
          </table:table-cell>
          <table:table-cell table:style-name="Table8.A1" office:value-type="string">
            <text:p text:style-name="P229">No.</text:p>
          </table:table-cell>
        </table:table-row>
        <table:table-row table:style-name="TableLine94258188381024">
          <table:table-cell table:style-name="Table8.A1" table:number-rows-spanned="3" office:value-type="string">
            <text:p text:style-name="P204">During trial</text:p>
          </table:table-cell>
          <table:table-cell table:style-name="Table8.A1" office:value-type="string">
            <text:p text:style-name="P211">Can give judges advice, although mainly on procedural matters.</text:p>
          </table:table-cell>
          <table:table-cell table:style-name="Table8.A1" office:value-type="string">
            <text:p text:style-name="P214">No.</text:p>
          </table:table-cell>
        </table:table-row>
        <table:table-row table:style-name="TableLine94258188381824">
          <table:covered-table-cell/>
          <table:table-cell table:style-name="Table8.A1" office:value-type="string">
            <text:p text:style-name="P234">Is sometimes given the opportunity to recommend questions to litigants.</text:p>
          </table:table-cell>
          <table:table-cell table:style-name="Table8.A1" office:value-type="string">
            <text:p text:style-name="P214">No.</text:p>
          </table:table-cell>
        </table:table-row>
        <table:table-row table:style-name="TableLine94258188383024">
          <table:covered-table-cell/>
          <table:table-cell table:style-name="Table8.A1" office:value-type="string">
            <text:p text:style-name="P233">In some jurisdictions, is allowed to participate or independently conduct hearings.</text:p>
          </table:table-cell>
          <table:table-cell table:style-name="Table8.A1" office:value-type="string">
            <text:p text:style-name="P214">No.</text:p>
          </table:table-cell>
        </table:table-row>
        <table:table-row table:style-name="TableLine94258188384224">
          <table:table-cell table:style-name="Table8.A1" table:number-rows-spanned="3" office:value-type="string">
            <text:p text:style-name="P204">Post-trial</text:p>
          </table:table-cell>
          <table:table-cell table:style-name="Table8.A1" office:value-type="string">
            <text:p text:style-name="P221">Participates in deliberations, although mostly passive; <text:span text:style-name="T492">can direct attention to certain arguments, provide new views or present case law.</text:span></text:p>
          </table:table-cell>
          <table:table-cell table:style-name="Table8.A1" office:value-type="string">
            <text:p text:style-name="P231">No, <text:span text:style-name="T577">but there is some indicative, exploratory experimental research done by Bauw, Van Dijk and Sonnemans (2013).</text:span></text:p>
          </table:table-cell>
        </table:table-row>
        <table:table-row table:style-name="TableLine94258188385024">
          <table:covered-table-cell/>
          <table:table-cell table:style-name="Table8.A1" office:value-type="string">
            <text:p text:style-name="P227">Drafts judgements; allows them to spend more or less text on certain arguments, evidence and motivations, <text:span text:style-name="T494">limits space to consider other arguments</text:span>.</text:p>
          </table:table-cell>
          <table:table-cell table:style-name="Table8.A1" office:value-type="string">
            <text:p text:style-name="P236">Yes, <text:span text:style-name="T561">but </text:span>mainly textual analysis <text:span text:style-name="T561">to prove </text:span>authorship, i.e. Rosenthal and Yoon (2011), <text:span text:style-name="T574">Carlson, Livermore and Rockmore (2016), Bodwin, Rosenthal and Yoon (2013) and </text:span><text:span text:style-name="T519">Pauwelyn and Pelc (2019)</text:span>. <text:span text:style-name="T562">No </text:span>experimental <text:span text:style-name="T562">research </text:span><text:span text:style-name="T575">has been conducted</text:span><text:span text:style-name="T562">.</text:span></text:p>
          </table:table-cell>
        </table:table-row>
        <table:table-row table:style-name="TableLine94258188386288">
          <table:covered-table-cell/>
          <table:table-cell table:style-name="Table8.A1" office:value-type="string">
            <text:p text:style-name="P223">Provides sound boarding for judges on particularly complex cases; by being <text:span text:style-name="T495">discussion</text:span> partner<text:span text:style-name="T495">s</text:span> for judges, <text:span text:style-name="T495">assistants</text:span> can directly influence them through <text:span text:style-name="T495">new arguments or highlighting particulars facts from the case</text:span>.</text:p>
          </table:table-cell>
          <table:table-cell table:style-name="Table8.A1" office:value-type="string">
            <text:p text:style-name="P232">No.</text:p>
          </table:table-cell>
        </table:table-row>
      </table:table>
      <text:h text:style-name="Heading_20_2" text:outline-level="2"><text:bookmark-start text:name="__RefHeading___Toc8155_2188884813"/>C<text:bookmark-start text:name="_Toc73654136"/>. <text:bookmark-end text:name="_Toc73654136"/>What factors influence the extent of the influence of a judicial assistant?<text:bookmark-end text:name="__RefHeading___Toc8155_2188884813"/></text:h>
      <text:p text:style-name="P118">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113"/>
      <text:p text:style-name="P113"><text:span text:style-name="T571">The starting point for this section is Holvast’s seven factors</text:span> that could determine the extent to which a judicial assistant has influence on the decision-making process. Those factors are (p. 163):</text:p>
      <text:list xml:id="list55694191" text:style-name="L4">
        <text:list-item text:start-value="1">
          <text:p text:style-name="P270">Trust between judge and assistant</text:p>
        </text:list-item>
        <text:list-item>
          <text:p text:style-name="P261">Role perceptions of judges and assistants</text:p>
        </text:list-item>
        <text:list-item>
          <text:p text:style-name="P261">Experience and expertise of both judge and assistant</text:p>
        </text:list-item>
        <text:list-item>
          <text:p text:style-name="P261">Career perspectives and ambitions</text:p>
        </text:list-item>
        <text:list-item>
          <text:p text:style-name="P261">Type and complexity of cases</text:p>
        </text:list-item>
        <text:list-item>
          <text:p text:style-name="P261">Single-judge or panel decision-making</text:p>
        </text:list-item>
        <text:list-item>
          <text:p text:style-name="P266">Time pressure and workloads</text:p>
        </text:list-item>
      </text:list>
      <text:p text:style-name="P30"/>
      <text:p text:style-name="Text_20_body"><text:span text:style-name="Default_20_Paragraph_20_Font"><text:span text:style-name="T128">Another </text:span></text:span><text:span text:style-name="T295">factor that determines the extent of influence of a judicial assistant is </text:span><text:span text:style-name="Default_20_Paragraph_20_Font"><text:span text:style-name="T177">time</text:span></text:span><text:span text:style-name="T295">. Not the time which can be spent on a case, but the time when the case happened. From the literature in the previous section, we learned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text:span><text:span text:style-name="T261">verdicts</text:span><text:span text:style-name="T295"> over time. A judicial assistant employed hundred years ago, will – most likely – have had less influence over a judgement than a judicial assistant employed at this time. Concluding, another factor that determines the extent of the judicial assistant is </text:span><text:span text:style-name="Default_20_Paragraph_20_Font"><text:span text:style-name="T177">time</text:span></text:span><text:span text:style-name="T295">.</text:span></text:p>
      <text:p text:style-name="P103"/>
      <text:p text:style-name="P173"><text:span text:style-name="Default_20_Paragraph_20_Font"><text:span text:style-name="T99">In the international context, </text:span></text:span><text:span text:style-name="Default_20_Paragraph_20_Font"><text:span text:style-name="T100">Kenney </text:span></text:span><text:span text:style-name="Default_20_Paragraph_20_Font"><text:span text:style-name="T101">(2000) </text:span></text:span><text:span text:style-name="Default_20_Paragraph_20_Font"><text:span text:style-name="T99">identified various factors </text:span></text:span><text:span text:style-name="Default_20_Paragraph_20_Font"><text:span text:style-name="T101">which determines the </text:span></text:span><text:span text:style-name="Default_20_Paragraph_20_Font"><text:span text:style-name="T100">amount of influence assistants have </text:span></text:span><text:span text:style-name="Default_20_Paragraph_20_Font"><text:span text:style-name="T101">at the CJEU. </text:span></text:span><text:span text:style-name="Default_20_Paragraph_20_Font"><text:span text:style-name="T99">These were:</text:span></text:span><text:span text:style-name="Default_20_Paragraph_20_Font"><text:span text:style-name="T100"> “</text:span></text:span><text:span text:style-name="Default_20_Paragraph_20_Font"><text:span text:style-name="T138">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139">[</text:span></text:span><text:span text:style-name="Default_20_Paragraph_20_Font"><text:span text:style-name="T27">part of the CJEU, red</text:span></text:span><text:span text:style-name="Default_20_Paragraph_20_Font"><text:span text:style-name="T139">]</text:span></text:span><text:span text:style-name="Default_20_Paragraph_20_Font"><text:span text:style-name="T138"> and a potential lack of expertise in language, judging, or EC law”. </text:span></text:span><text:span text:style-name="Default_20_Paragraph_20_Font"><text:span text:style-name="T140">T</text:span></text:span><text:span text:style-name="Default_20_Paragraph_20_Font"><text:span text:style-name="T141">hese factors – except for the language factor – </text:span></text:span><text:span text:style-name="Default_20_Paragraph_20_Font"><text:span text:style-name="T142">also </text:span></text:span><text:span text:style-name="Default_20_Paragraph_20_Font"><text:span text:style-name="T141">apply </text:span></text:span><text:span text:style-name="Default_20_Paragraph_20_Font"><text:span text:style-name="T140">to the Dutch </text:span></text:span><text:span text:style-name="Default_20_Paragraph_20_Font"><text:span text:style-name="T75">context</text:span></text:span><text:span text:style-name="Default_20_Paragraph_20_Font"><text:span text:style-name="T141">.</text:span></text:span></text:p>
      <text:p text:style-name="P103"/>
      <text:p text:style-name="P103"><text:soft-page-break/>The most relevant quantitative research in the Dutch context on these factors was done by Mascini and Holvast (2020). They surveyed 80 judges to determine the impact of some of these factors. They divided these factors up in two categories: factors related to principal-agent theory and factors that explain the context of a case. More specifically, they researched all seven factors mentioned by Holvast, <text:span text:style-name="T572">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30"><text:span text:style-name="Default_20_Paragraph_20_Font"><text:span text:style-name="T158"/></text:span></text:p>
      <text:p text:style-name="P30">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st judges within a panel could enhance or decrease the involvement of the assistant in pre- or post-trial discussion. <text:span text:style-name="T573">Political ideology could play a role as well, especially in combination with the political ideology of the judge they work for; most research on this topic has been conducted in the U.S. Supreme Court context (i.e. see Bonica et al., 2016).</text:span></text:p>
      <text:p text:style-name="P30"/>
      <text:p text:style-name="P60"><text:span text:style-name="T343">There is a broader corpus on research on what could influence judicial decision-making process. The role of the judicial assistant is not included in that research, however the role of other actors are. </text:span><text:span text:style-name="T295">For example, </text:span><text:span text:style-name="Default_20_Paragraph_20_Font"><text:span text:style-name="T128">Šadl and Sankari (2016) measured the influence of Advocate Generals (AG) at the European Court of Justice. They measure </text:span></text:span><text:span text:style-name="Default_20_Paragraph_20_Font"><text:span text:style-name="T25">implicit influence</text:span></text:span><text:span text:style-name="Default_20_Paragraph_20_Font"><text:span text:style-name="T128">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span></text:span></text:p>
      <text:p text:style-name="P20"/>
      <text:p text:style-name="P159"><text:span text:style-name="Default_20_Paragraph_20_Font"><text:span text:style-name="T136">Another, more technical piece of research was conducted </text:span></text:span><text:span text:style-name="Default_20_Paragraph_20_Font"><text:span text:style-name="T128">Medvedeva, Vols and Wieling (2020). </text:span></text:span><text:span text:style-name="Default_20_Paragraph_20_Font"><text:span text:style-name="T136">They</text:span></text:span><text:span text:style-name="Default_20_Paragraph_20_Font"><text:span text:style-name="T128"> used machine learning to predict decisions of the European Court of Human Rights. They looked at multiple factors, such as the frequency of certain words combinations (</text:span></text:span><text:span text:style-name="Default_20_Paragraph_20_Font"><text:span text:style-name="T25">n-grams</text:span></text:span><text:span text:style-name="Default_20_Paragraph_20_Font"><text:span text:style-name="T128">), the time at which the ruling was made, and the judges that handled the case. They found a significant effect for each of these three factors, depending on the subject matter of the case. In the end, they were able to predict the outcome of a case with 75% accuracy. </text:span></text:span><text:span text:style-name="Default_20_Paragraph_20_Font"><text:span text:style-name="T137">The other variation could be – in part – due to the involvement of assistants.</text:span></text:span></text:p>
      <text:h text:style-name="P244" text:outline-level="2"><text:bookmark-start text:name="__RefHeading___Toc5641_2969010275"/><text:span text:style-name="T517">D</text:span>. Concerns and advantages of judicial assistants’ participation in the decision-making process<text:bookmark-end text:name="__RefHeading___Toc5641_2969010275"/></text:h>
      <text:p text:style-name="P135"><text:span text:style-name="T40">In the previous sections I described the increasing participation of judicial assistants in the judicial decision-making process both in the Netherlands and in other jurisdictions. </text:span><text:span text:style-name="T47">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text:span><text:span text:style-name="T41"> increase of participation is both criticised and welcomed by academics.</text:span></text:p>
      <text:p text:style-name="P71"/>
      <text:p text:style-name="P152"><text:span text:style-name="T65">The relevance of this research </text:span><text:span text:style-name="T66">lies in t</text:span><text:span text:style-name="T65">he </text:span><text:span text:style-name="T69">question if </text:span><text:span text:style-name="T65">assistants </text:span><text:span text:style-name="T68">should have </text:span><text:span text:style-name="T69">a role </text:span><text:span text:style-name="T68">in the decision-making process </text:span><text:span text:style-name="T69">and, if so, the extend of that role</text:span><text:span text:style-name="T65">.</text:span><text:span text:style-name="T67"> </text:span><text:span text:style-name="T70">The disagreement over answering that question alone, makes the topic already worth researching. In order to give the reader proper context of that discussion, discussing </text:span><text:span text:style-name="T67">the </text:span><text:soft-page-break/><text:span text:style-name="T67">concerns and advantages of judicial assistants in the decision-making process is important. </text:span><text:span text:style-name="T74">Therefore this section contains a description of </text:span><text:span text:style-name="T72">both </text:span><text:span text:style-name="T74">the </text:span><text:span text:style-name="T72">advantages and concerns academics have expressed </text:span><text:span text:style-name="T73">of involving </text:span><text:span text:style-name="T71">judicial assistants in the decision-making proce</text:span><text:span text:style-name="T73">ss. </text:span><text:span text:style-name="T71"><text:s/></text:span></text:p>
      <text:h text:style-name="P248" text:outline-level="3"><text:bookmark-start text:name="__RefHeading___Toc6794_2969010275"/><text:span text:style-name="T133">I. </text:span><text:span text:style-name="T134">Concerns </text:span><text:span text:style-name="T135">o</text:span><text:span text:style-name="T125">f involving judicial assistants in the decision-making process</text:span><text:bookmark-end text:name="__RefHeading___Toc6794_2969010275"/></text:h>
      <text:p text:style-name="P43"><text:span text:style-name="T42">Holvast (2017, p. 16 </text:span><text:span text:style-name="T43">to</text:span><text:span text:style-name="T42"> 24) extensively discusses six </text:span><text:span text:style-name="T44">concerns regarding the position of judicial assistants, </text:span><text:span text:style-name="T42">of which two are further discussed in this section. The two concerns discussed in this section are related to the quantitative analysis done in this paper (see </text:span><text:span text:style-name="T46">section D and </text:span><text:span text:style-name="T42">chapter 4) and are particularly relevant for the Dutch context in which judicial assistants operate. </text:span><text:span text:style-name="T45">The six concerns Holvast discusses are:</text:span></text:p>
      <text:p text:style-name="P13"/>
      <text:list xml:id="list3659944892" text:style-name="L5">
        <text:list-item>
          <text:p text:style-name="P267">Firstly, the position of judge is special, and surrounded by important safeguards. The position of judicial assistants does not enjoy similar safeguards. That is a threat to the rule of law.</text:p>
        </text:list-item>
        <text:list-item>
          <text:p text:style-name="P267">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267">Judges adjudicate, assistants do not. The sense of responsibility a judge might feel if they do not prepare and write judgements decreases. That might affect the quality of their decision.</text:p>
        </text:list-item>
        <text:list-item>
          <text:p text:style-name="P267">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267">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267">Judges become managers, because they need to manage assistants adjudicating for them, instead of adjudicating themselves.</text:p>
        </text:list-item>
      </text:list>
      <text:p text:style-name="P47"><text:span text:style-name="Default_20_Paragraph_20_Font"><text:span text:style-name="T128"/></text:span></text:p>
      <text:p text:style-name="P47"><text:span text:style-name="T58">The two concerns discussed further on in this section are </text:span><text:span text:style-name="Default_20_Paragraph_20_Font"><text:span text:style-name="T59">the safeguards around the position of the judge (concern 1) and the legalistic type of adjudication (concern 2).</text:span></text:span></text:p>
      <text:h text:style-name="P256" text:outline-level="4"><text:bookmark-start text:name="__RefHeading___Toc8456_2973193057"/>Safeguards around the position of judges and judicial assistants<text:bookmark-end text:name="__RefHeading___Toc8456_2973193057"/></text:h>
      <text:p text:style-name="P47"><text:span text:style-name="T109">In the first section, I described which tasks and duties of judicial assistants are and are not codified in the Dutch context. </text:span><text:span text:style-name="T15">While some laws contain specific responsibilities of an assistant in legal procedures (for example, </text:span><text:span text:style-name="T110">co-</text:span><text:span text:style-name="T15">signing a verdict together with </text:span><text:span text:style-name="T110">the presiding </text:span><text:span text:style-name="T15">judge), </text:span><text:span text:style-name="T111">many are not</text:span><text:span text:style-name="T15">. Baas (2019, chapter 7.7.3) noticed </text:span><text:span text:style-name="T112">that some </text:span><text:span text:style-name="T15">judicial assistants actively participate in debates with judges regarding the outcome of verdicts, </text:span><text:span text:style-name="T36">while other</text:span><text:span text:style-name="T15"> judicial assistants only </text:span><text:span text:style-name="T112">do </text:span><text:span text:style-name="T15">menial secretarial tasks. On the one hand, this provides the judiciary leeway to adapt the role of assistants to their current needs </text:span><text:span text:style-name="T113">(‘a</text:span><text:span text:style-name="T114">n</text:span><text:span text:style-name="T113"> agile organisation’)</text:span><text:span text:style-name="T15">. On the other hand, </text:span><text:span text:style-name="T116">if it is unclear for outsiders what the exact tasks and duties of a judicial assistant is, it makes it difficult for outsiders to understand the</text:span><text:span text:style-name="T15"> extent of the influence a judicial assistant </text:span><text:span text:style-name="T115">could </text:span><text:span text:style-name="T15">have.</text:span></text:p>
      <text:p text:style-name="P28"/>
      <text:p text:style-name="P46"><text:span text:style-name="T118">To combat this concern, the </text:span><text:span text:style-name="T15">role of the assistant </text:span><text:span text:style-name="T118">could </text:span><text:span text:style-name="T15">be subjected to more formalization. </text:span><text:span text:style-name="T119">This </text:span><text:span text:style-name="T15">would </text:span><text:span text:style-name="T119">make it clearer </text:span><text:span text:style-name="T37">what their tasks and duties are </text:span><text:span text:style-name="T38">(and are not) and, in turn, </text:span><text:span text:style-name="T37">would make it clearer </text:span><text:span text:style-name="T39">during </text:span><text:span text:style-name="T37">which steps of the decision-making process assistants could exert influence. For example, i</text:span><text:span text:style-name="T15">t is now an informal practice that assistants author</text:span><text:span text:style-name="T117">s draft</text:span><text:span text:style-name="T15"> verdicts. Formalization of that task opens the discussion </text:span><text:span text:style-name="T118">if it is necessary to increase </text:span><text:span text:style-name="T15">safeguards around that </text:span><text:span text:style-name="T118">task and, if so, how that could be achieved</text:span><text:span text:style-name="T15">. </text:span><text:span text:style-name="T118">Another example </text:span><text:span text:style-name="T120">is the </text:span><text:soft-page-break/><text:span text:style-name="T120">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span></text:p>
      <text:p text:style-name="P15"/>
      <text:p text:style-name="P47"><text:span text:style-name="Default_20_Paragraph_20_Font"><text:span text:style-name="T121">The concern regarding the safeguard of the position of assistants becomes even more pressing when reviewing recent initiatives to extend the duties and tasks of assistants. For example, </text:span></text:span><text:span text:style-name="Default_20_Paragraph_20_Font"><text:span text:style-name="T15">the recent pre-advice by Stoepker &amp; Schulmer (2020) called for an experiment where the pre-trial investigation </text:span></text:span><text:span text:style-name="Default_20_Paragraph_20_Font"><text:span text:style-name="T122">in administrative law</text:span></text:span><text:span text:style-name="Default_20_Paragraph_20_Font"><text:span text:style-name="T15"> (</text:span></text:span><text:span text:style-name="Default_20_Paragraph_20_Font"><text:span text:style-name="T16">vooronderzoekscomparitie</text:span></text:span><text:span text:style-name="Default_20_Paragraph_20_Font"><text:span text:style-name="T15">) would be led by someone else than an administrative judge, </text:span></text:span><text:span text:style-name="Default_20_Paragraph_20_Font"><text:span text:style-name="T124">such as the</text:span></text:span><text:span text:style-name="Default_20_Paragraph_20_Font"><text:span text:style-name="T123"> judicial assistant</text:span></text:span><text:span text:style-name="Default_20_Paragraph_20_Font"><text:span text:style-name="T15">. Holvast (2021) reviewed that advice and expressed concerns on the (lack of) safeguards currently surrounding the position of judicial assistants in case they would receive a formal leading role in pre-trial investigations.</text:span></text:span></text:p>
      <text:h text:style-name="P256" text:outline-level="4"><text:bookmark-start text:name="__RefHeading___Toc8454_2973193057"/>The legalistic type of adjudication of judicial assistants<text:bookmark-end text:name="__RefHeading___Toc8454_2973193057"/></text:h>
      <text:p text:style-name="P47"><text:span text:style-name="T162">Related to the fifth concern – the more legalistic type of adjudication judicial assistants have – is an increasing trend to focus on </text:span><text:span text:style-name="Default_20_Paragraph_20_Font"><text:span text:style-name="T168">recours subjectif</text:span></text:span><text:span text:style-name="T162"> in Dutch administrative law. </text:span><text:span text:style-name="Default_20_Paragraph_20_Font"><text:span text:style-name="T168">Recours subjectif</text:span></text:span><text:span text:style-name="T162">, the opposite of </text:span><text:span text:style-name="Default_20_Paragraph_20_Font"><text:span text:style-name="T168">recours objectif</text:span></text:span><text:span text:style-name="T162">, is a doctrine that includes a strong focus on the personal position of participants of a procedure. When judging in a </text:span><text:span text:style-name="Default_20_Paragraph_20_Font"><text:span text:style-name="T168">recours subjectif</text:span></text:span><text:span text:style-name="T162"> style, the judge tries to find a remedy that is suitable to all participants. This contrasts with </text:span><text:span text:style-name="Default_20_Paragraph_20_Font"><text:span text:style-name="T168">recours objectif</text:span></text:span><text:span text:style-name="T162"> where the judge safeguards “the abstract legal order against unlawful infringements” (Van den Berge, 2017). In other words, </text:span><text:span text:style-name="Default_20_Paragraph_20_Font"><text:span text:style-name="T168">recours objectif</text:span></text:span><text:span text:style-name="T162"> prioritizes legality, while </text:span><text:span text:style-name="Default_20_Paragraph_20_Font"><text:span text:style-name="T168">recours subjectif</text:span></text:span><text:span text:style-name="T162"> prioritizes legal protection (Barkhuysen, Den Ouden &amp; Schuurmans, 2012).</text:span></text:p>
      <text:p text:style-name="P16"/>
      <text:p text:style-name="P47"><text:span text:style-name="Default_20_Paragraph_20_Font"><text:span text:style-name="T15">Judicial assistants – generally speaking – have less experience than judges (Hol, 2001). This is also seen in the dataset collected for this paper.</text:span></text:span><text:span text:style-name="Footnote_20_Reference"><text:span text:style-name="T15"><text:note text:id="ftn8" text:note-class="footnote"><text:note-citation>8</text:note-citation><text:note-body><text:p text:style-name="Footnote_20_Text"><text:s/>On average, judges presiding a trial have 6462 days of experience compared to 3328 days of experience for a judicial assistant. See section 3.B.IV for more information. </text:p></text:note-body></text:note></text:span></text:span><text:span text:style-name="Default_20_Paragraph_20_Font"><text:span text:style-name="T15"> Following a </text:span></text:span><text:span text:style-name="Default_20_Paragraph_20_Font"><text:span text:style-name="T16">recours objectif</text:span></text:span><text:span text:style-name="Default_20_Paragraph_20_Font"><text:span text:style-name="T15">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16">recours subjectif </text:span></text:span><text:span text:style-name="Default_20_Paragraph_20_Font"><text:span text:style-name="T15">approach is more difficult for an inexperienced assistant. It is a process not taught in law school. It is a decision based on experience.</text:span></text:span></text:p>
      <text:p text:style-name="P16"/>
      <text:p text:style-name="P64"><text:span text:style-name="Default_20_Paragraph_20_Font"><text:span text:style-name="T154">Posner (1985) thinks that relying on judicial assistants will result in a type of adjudication that relies more on </text:span></text:span><text:span text:style-name="Default_20_Paragraph_20_Font"><text:span text:style-name="T53">statutes </text:span></text:span><text:span text:style-name="Default_20_Paragraph_20_Font"><text:span text:style-name="T154">and case law: a more legalistic type of adjudication. “U.S. Law clerks are young and have not acquired </text:span></text:span><text:span text:style-name="Default_20_Paragraph_20_Font"><text:span text:style-name="T15">any substantial experience in legal practice. They would, therefore, be more likely to build up an</text:span></text:span></text:p>
      <text:p text:style-name="P47"><text:span text:style-name="Default_20_Paragraph_20_Font"><text:span text:style-name="T15">argument by referring to authority. Clerks are ‘timid jurists’ who ‘feel naked unless they are quoting and citing cases and other authorities’” </text:span></text:span><text:span text:style-name="Default_20_Paragraph_20_Font"><text:span text:style-name="T154">(Holvast, 2017 p. 22 quoting Posner, 1985 p. 108/109). </text:span></text:span><text:span text:style-name="Default_20_Paragraph_20_Font"><text:span text:style-name="T157">Holvast continues: “</text:span></text:span><text:span text:style-name="Default_20_Paragraph_20_Font"><text:span text:style-name="T154">An indication of this actually occurring in the US is that judicial decisions have become lengthier, more technical and contain more footnotes” </text:span></text:span><text:span text:style-name="Default_20_Paragraph_20_Font"><text:span text:style-name="T157">(Holvast, 2017 p. 22 referencing </text:span></text:span><text:span text:style-name="Default_20_Paragraph_20_Font"><text:span text:style-name="T154"><text:s/></text:span></text:span><text:span text:style-name="Default_20_Paragraph_20_Font"><text:span text:style-name="T157">P</text:span></text:span><text:span text:style-name="Default_20_Paragraph_20_Font"><text:span text:style-name="T154">osner, 1985 p. 112).</text:span></text:span></text:p>
      <text:p text:style-name="P47"><text:span text:style-name="Default_20_Paragraph_20_Font"><text:span text:style-name="T154"/></text:span></text:p>
      <text:p text:style-name="P65"><text:span text:style-name="Default_20_Paragraph_20_Font"><text:span text:style-name="T15">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16">recours objectif</text:span></text:span><text:span text:style-name="Default_20_Paragraph_20_Font"><text:span text:style-name="T15"> to </text:span></text:span><text:span text:style-name="Default_20_Paragraph_20_Font"><text:span text:style-name="T16">recours subjectif</text:span></text:span><text:span text:style-name="Default_20_Paragraph_20_Font"><text:span text:style-name="T15">.</text:span></text:span></text:p>
      <text:p text:style-name="P65"><text:soft-page-break/><text:span text:style-name="Default_20_Paragraph_20_Font"><text:span text:style-name="T156"/></text:span></text:p>
      <text:p text:style-name="P65"><text:span text:style-name="Default_20_Paragraph_20_Font"><text:span text:style-name="T156">As far as I know, t</text:span></text:span><text:span text:style-name="Default_20_Paragraph_20_Font"><text:span text:style-name="T155">here is no quantitative research done on </text:span></text:span><text:span text:style-name="Default_20_Paragraph_20_Font"><text:span text:style-name="T156">referencing law and case law (in the Netherlands), and whether it correlates with the experience of the assistant.</text:span></text:span></text:p>
      <text:h text:style-name="P248" text:outline-level="3"><text:bookmark-start text:name="_Toc73654141"/><text:bookmark-start text:name="__RefHeading___Toc7723_383086430"/>I<text:span text:style-name="T499">I</text:span>. Advantages of involving judicial assistants in the decision-making process<text:bookmark-end text:name="_Toc73654141"/><text:bookmark-end text:name="__RefHeading___Toc7723_383086430"/></text:h>
      <text:p text:style-name="P47"><text:span text:style-name="Default_20_Paragraph_20_Font"><text:span text:style-name="T62">Again, </text:span></text:span><text:span text:style-name="Default_20_Paragraph_20_Font"><text:span text:style-name="T60">Holvast (2017, p. 16 </text:span></text:span><text:span text:style-name="Default_20_Paragraph_20_Font"><text:span text:style-name="T59">to</text:span></text:span><text:span text:style-name="Default_20_Paragraph_20_Font"><text:span text:style-name="T60"> 24) extensively </text:span></text:span><text:span text:style-name="Default_20_Paragraph_20_Font"><text:span text:style-name="T62">multiple advantages </text:span></text:span><text:span text:style-name="Default_20_Paragraph_20_Font"><text:span text:style-name="T61">concerns regarding the position of judicial assistants, </text:span></text:span><text:span text:style-name="Default_20_Paragraph_20_Font"><text:span text:style-name="T60">of which </text:span></text:span><text:span text:style-name="Default_20_Paragraph_20_Font"><text:span text:style-name="T62">three</text:span></text:span><text:span text:style-name="Default_20_Paragraph_20_Font"><text:span text:style-name="T60"> are further discussed in this section. </text:span></text:span><text:span text:style-name="Default_20_Paragraph_20_Font"><text:span text:style-name="T63">They are relevant for the quantitative analysis done in this paper (see section D and chapter 4) </text:span></text:span><text:span text:style-name="Default_20_Paragraph_20_Font"><text:span text:style-name="T60">and are particularly relevant for the Dutch context in which judicial assistants operate. </text:span></text:span><text:span text:style-name="Default_20_Paragraph_20_Font"><text:span text:style-name="T58">The </text:span></text:span><text:span text:style-name="Default_20_Paragraph_20_Font"><text:span text:style-name="T64">seven</text:span></text:span><text:span text:style-name="Default_20_Paragraph_20_Font"><text:span text:style-name="T58"> </text:span></text:span><text:span text:style-name="Default_20_Paragraph_20_Font"><text:span text:style-name="T64">advantages</text:span></text:span><text:span text:style-name="Default_20_Paragraph_20_Font"><text:span text:style-name="T58"> Holvast </text:span></text:span><text:span text:style-name="Default_20_Paragraph_20_Font"><text:span text:style-name="T64">describes </text:span></text:span><text:span text:style-name="Default_20_Paragraph_20_Font"><text:span text:style-name="T58">are:</text:span></text:span></text:p>
      <text:p text:style-name="P16"/>
      <text:list xml:id="list1588313690" text:style-name="L6">
        <text:list-item>
          <text:p text:style-name="P262">Employing assistants can increase efficiency. Judicial assistants help with trivial and repetitive tasks that allow judges to better focus their time and expertise on matters only they can do.</text:p>
        </text:list-item>
        <text:list-item>
          <text:p text:style-name="P262">Involving assistants in a case can decrease biases. Assistants give judges a second perspective on the case at hand through their bench memos and draft judgements. This can help combat biases amongst judges and helps judges to look at cases from a different perspective.</text:p>
        </text:list-item>
        <text:list-item>
          <text:p text:style-name="P262">Assistants can function as sparring partners for judges. This helps judges in their professional reflection when dealing with a difficult case, without having to involve another judge or outsider.</text:p>
        </text:list-item>
        <text:list-item>
          <text:p text:style-name="P262">Assistants are legal experts like judges. They – like judges – also read up on the latest case law and academic articles. Often, they are also employed within a specific section of the court, specializing in that type of law, while judges are typically generalists. They also do a first check whether procedural requirements are met. All of this can increase the quality of judgements.</text:p>
        </text:list-item>
        <text:list-item>
          <text:p text:style-name="P262">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262">Judicial assistants rotate between judges. This means that they see multiple judges apply the same law. Because of this, assistants can enhance the principle of equality before the law.</text:p>
        </text:list-item>
        <text:list-item>
          <text:p text:style-name="P262">Holvast also observed that “assistants, at times, support maintaining the image of impartiality of the judge by functioning as a buffer between judges and litigants when contact between these parties is needed” (p. 211).</text:p>
        </text:list-item>
      </text:list>
      <text:p text:style-name="P16"/>
      <text:p text:style-name="P47"><text:span text:style-name="Default_20_Paragraph_20_Font"><text:span text:style-name="T15">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256" text:outline-level="4"><text:bookmark-start text:name="__RefHeading___Toc8452_2973193057"/>Efficiency: assistants are everywhere, right?<text:bookmark-end text:name="__RefHeading___Toc8452_2973193057"/></text:h>
      <text:p text:style-name="P123">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123"/>
      <text:p text:style-name="P151"><text:span text:style-name="T374">Many c</text:span><text:span text:style-name="T162">ollectivists and libertarians think alike on that matter: overspending public money where it is not required is a waste. Efficient allocation of resources is a political-neutral philosophy. However, in the context </text:span><text:soft-page-break/><text:span text:style-name="T162">of </text:span><text:span text:style-name="Default_20_Paragraph_20_Font"><text:span text:style-name="T168">new public management</text:span></text:span><text:span text:style-name="T162"> and </text:span><text:span text:style-name="Default_20_Paragraph_20_Font"><text:span text:style-name="T168">corporations, </text:span></text:span><text:span text:style-name="T162">efficiency is often seen as negative. But where </text:span><text:span text:style-name="Default_20_Paragraph_20_Font"><text:span text:style-name="T15">tasks can be done more efficiently by others than judges, there is a potential for a more optimal allocation of resources. Realizing that potential should be explored.</text:span></text:span></text:p>
      <text:p text:style-name="P72"/>
      <text:p text:style-name="P72">Although it is a waste to allocate tasks to judges that could also be done by judicial assistants, a few precautions need to be taken. The special task of the judiciary – adjudicating conflicts – calls for special safeguards. Whil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72"/>
      <text:p text:style-name="P151"><text:span text:style-name="T162">Abram et al. (2011) painted a picture of what the ideal cooperation between judge and judicial assistant would look like. The term </text:span><text:span text:style-name="Default_20_Paragraph_20_Font"><text:span text:style-name="T168">assistant </text:span></text:span><text:span text:style-name="T162">was quickly replaced by </text:span><text:span text:style-name="Default_20_Paragraph_20_Font"><text:span text:style-name="T168">legal advisor</text:span></text:span><text:span text:style-name="T162">. The advisor would provide “the legal advisor presents facts, ideas and opinions in comprehensible and correct language in writing and has a sharp legal analytical ability. He is able to signal possible problems and make connections. In addition, he is properly able to distinguish primary and secondary issues.” The advisor helps a judge to navigate a world that becomes more and more complex. In return, the judge receives more time to work on what they should do: adjudicate.</text:span></text:p>
      <text:p text:style-name="P123"/>
      <text:p text:style-name="P151"><text:span text:style-name="Default_20_Paragraph_20_Font"><text:span text:style-name="T15">Important to note here is that instructions to assistants when executing their tasks can vary. There is not a manual as to how to give instructions, and there are neither manuals as to how to interpret instructions. Instructions to judicial assistants by judges, for example when writing draft verdicts, is the most important instrument for a judge to ensure a desired outcome. Holvast (2017, p. 143) observed that there are judges that – almost – dictate assistants what the text of the verdict should be like. She describes that one of the standard sentences pronounced by judges is: “</text:span></text:span><text:span text:style-name="Default_20_Paragraph_20_Font"><text:span text:style-name="T16">You’ll figure it out, right?</text:span></text:span><text:span text:style-name="Default_20_Paragraph_20_Font"><text:span text:style-name="T15">”.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span></text:span></text:p>
      <text:p text:style-name="P151"><text:span text:style-name="Default_20_Paragraph_20_Font"><text:span text:style-name="T15"/></text:span></text:p>
      <text:p text:style-name="P154"><text:span text:style-name="Default_20_Paragraph_20_Font"><text:span text:style-name="T148">The Consultative Council of European Judges opinion on judicial assistants also notices efficiency as an important rationale for employing judicial assistants (CCJE, 2019). They specifically mention that deciding cases in a “timely and cost-efficient way is an important goal for every judiciary. Moreover, the quality of judicial decisions after a fair consideration of the issues is an essential aspect of an efficient judiciary.” (p. 3). They also note that assistants are </text:span></text:span><text:span text:style-name="Default_20_Paragraph_20_Font"><text:span text:style-name="T22">not </text:span></text:span><text:span text:style-name="Default_20_Paragraph_20_Font"><text:span text:style-name="T98">part of the court, and hence it should not be used to replace appointing sufficient judges to oversee the quality of verdicts and ensure fair trials.</text:span></text:span></text:p>
      <text:h text:style-name="P256" text:outline-level="4"><text:bookmark-start text:name="__RefHeading___Toc8450_2973193057"/>Professional reflection<text:bookmark-end text:name="__RefHeading___Toc8450_2973193057"/></text:h>
      <text:p text:style-name="P123">In reaction to two (or more) parties arguing what ought to be right, a judge is expected to deliver justice in that conflict. While in multi-judge panels this responsibility is shared amongst judges, in a single-judge case it is carried by one judge alone. One of the judges interviewed by Holvast (2017, p. 141) said the following about this:</text:p>
      <text:p text:style-name="P123"/>
      <text:p text:style-name="P197">“There was a hearing, and, for some reason, I did not have any judicial assistance [except for someone to create the court record]. Everyone was fully booked, and the idea was that judges would get only half a hearing and do everything themselves. I realised that I really missed a <text:soft-page-break/>discussion partner then. (...) I really missed someone to write the judgments. That, too. (...) But I mainly noticed that what I really miss is the exchange of thoughts. I didn’t expect that to be such an issue.”</text:p>
      <text:p text:style-name="P198"/>
      <text:p text:style-name="P199"><text:span text:style-name="T162">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162"><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162"> opinion on the case at hand.</text:span></text:p>
      <text:h text:style-name="P256" text:outline-level="4"><text:bookmark-start text:name="__RefHeading___Toc8448_2973193057"/>Apprentice model<text:bookmark-end text:name="__RefHeading___Toc8448_2973193057"/></text:h>
      <text:p text:style-name="P151"><text:span text:style-name="Default_20_Paragraph_20_Font"><text:span text:style-name="T15">In contrast to popular belief, judges do not just spring out of holes in the ground!</text:span></text:span><text:span text:style-name="Footnote_20_Reference"><text:span text:style-name="T15"><text:note text:id="ftn10" text:note-class="footnote"><text:note-citation>10</text:note-citation><text:note-body><text:p text:style-name="Footnote">See J.R.R. Tolkien’s Lord of the Rings.</text:p></text:note-body></text:note></text:span></text:span><text:span text:style-name="T162"> Ward &amp; Weiden (2006) argue that law clerks originated from an apprentice model for legal education. In the Netherlands, a judicial assistant can also be a judge in education (</text:span><text:span text:style-name="Default_20_Paragraph_20_Font"><text:span text:style-name="T168">rechter in opleiding</text:span></text:span><text:span text:style-name="T162">). Holvast (2017, p. 67) found in her research that judges and judicial assistants alike find the “unique experience of gaining a deeper understanding of judicial decision-making” as important factors for becoming a judicial assistant. Having judicial assistants be actively involved in the decision-making process, contributes greatly to that understanding.</text:span></text:p>
      <text:p text:style-name="P123"/>
      <text:p text:style-name="P151"><text:span text:style-name="T162">With more and more judicial assistants having academic law degrees (Abrams, 2006), it makes sense that aspiring judges, lawyers or legal professionals want to gain experience in the judiciary. Only performing 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148">The Consultative Council of European Judges opinion on judicial assistants also notices </text:span></text:span><text:span text:style-name="Default_20_Paragraph_20_Font"><text:span text:style-name="T48">the importance of working as a judicial assistant as a source of experience for young lawyers and future judges </text:span></text:span><text:span text:style-name="Default_20_Paragraph_20_Font"><text:span text:style-name="T148">(CCJE, 2019 </text:span></text:span><text:span text:style-name="Default_20_Paragraph_20_Font"><text:span text:style-name="T149">p. 3</text:span></text:span><text:span text:style-name="Default_20_Paragraph_20_Font"><text:span text:style-name="T148">).</text:span></text:span></text:p>
      <text:h text:style-name="Heading_20_2" text:outline-level="2"><text:bookmark-start text:name="__RefHeading___Toc5871_2969010275"/><text:span text:style-name="T517">E</text:span>. <text:span text:style-name="T480">Theoretical framework as starting point for quantitative research</text:span><text:bookmark-end text:name="__RefHeading___Toc5871_2969010275"/></text:h>
      <text:h text:style-name="P249" text:outline-level="3"><text:bookmark-start text:name="__RefHeading___Toc6172_3751864044"/><text:span text:style-name="T540">I. </text:span><text:span text:style-name="T576">Summary &amp; i</text:span>ntermediary conclusion<text:span text:style-name="T541">s</text:span><text:bookmark-end text:name="__RefHeading___Toc6172_3751864044"/></text:h>
      <text:p text:style-name="P110">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106"/>
      <text:p text:style-name="P174"><text:span text:style-name="T321">This is not a new trend </text:span><text:span text:style-name="T344">as discussed in section A. E</text:span><text:span text:style-name="T321">arliest literature on the topic of judicial assistants is found in the United States, on the role </text:span><text:span text:style-name="T295">of assistants at the Supreme Court. </text:span><text:span text:style-name="T321">While the U.S. and Dutch context are not 1-on-1 comparable, it does provide us with examples of the active role assistants </text:span><text:span text:style-name="T179">could</text:span><text:span text:style-name="T363"> play within courts. In </text:span><text:span text:style-name="T364">jurisdictions across Europe and in courts in international levels </text:span><text:span text:style-name="T365">(and their arbitral counterparts), </text:span><text:span text:style-name="T364">we see similar trends Judicial assistants </text:span><text:span text:style-name="T365">can exert considerable influence over the procedure and merits of a case. Their role is often not codified and their tasks customary of nature. </text:span><text:span text:style-name="T366">Generally speaking, we can conclude that </text:span><text:soft-page-break/><text:span text:style-name="T366">throughout jurisdictions and contexts, judicial assistants often have options to influence the judicial decision-making progress. </text:span><text:span text:style-name="T368">Additionally, i</text:span><text:span text:style-name="T365">n the past decade there is a rise of studies and literature on the role of assistants </text:span><text:span text:style-name="T367">in jurisdictions and contexts </text:span><text:span text:style-name="T369">besides the </text:span><text:span text:style-name="T370">existing </text:span><text:span text:style-name="T367">corpus of U.S. based literature</text:span><text:span text:style-name="T365">.</text:span></text:p>
      <text:p text:style-name="P90"/>
      <text:p text:style-name="P91">In section B, I answered the first sub-question of this paper: w<text:span text:style-name="T578">hat quantitative or experimental research on the influence of judicial assistants on the decision-making process is still missing? </text:span>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95"/>
      <text:p text:style-name="P139"><text:span text:style-name="T226">The research that does exist can generally be grouped in two categories: text analysis indicates that judicial assistants – in various contexts – influence the use of language of verdicts greatly. Often they draft first verdicts, leaving a lasting impression on the phrasing of verdicts (i.e. Rosenthal and Yoon, 2013). This is an important type of influence, since law is – in its essence – linguistic of nature. The second category of research is experimental of nature. </text:span><text:span text:style-name="T50">Through an </text:span><text:span text:style-name="T226">experimental survey amongst judges with bench memo’s, we can conclude that judges’ decisions can be affected by the recommendation assistants make in their memo </text:span><text:span text:style-name="T227">(</text:span><text:span text:style-name="T228">H</text:span><text:span text:style-name="T227">olvast and Mascini, 2020)</text:span><text:span text:style-name="T226">. </text:span></text:p>
      <text:p text:style-name="P92"/>
      <text:p text:style-name="P141"><text:span text:style-name="T269">Section C. </text:span><text:span text:style-name="T268">contains an overview of which factors can determine the extent to which judicial assistants could have; this is also the answer to the second sub-question of this paper. In summary, many factors are theorized by various academics. These factors, </text:span><text:span text:style-name="T271">amongst others, </text:span><text:span text:style-name="T270">are</text:span><text:span text:style-name="T268">: t</text:span><text:span text:style-name="T269">rust between judge and assistant, </text:span><text:span text:style-name="T268">role perceptions</text:span><text:span text:style-name="T295"> of judges and assistants, </text:span><text:span text:style-name="T345">e</text:span><text:span text:style-name="T295">xperience and expertise of both judge and assistant, </text:span><text:span text:style-name="T345">c</text:span><text:span text:style-name="T295">areer perspectives and ambitions, </text:span><text:span text:style-name="T345">t</text:span><text:span text:style-name="T295">ype and complexity of cases, </text:span><text:span text:style-name="T345">s</text:span><text:span text:style-name="T295">ingle-judge or panel decision-making, </text:span><text:span text:style-name="T345">ti</text:span><text:span text:style-name="T128">me pressure and workloads, </text:span><text:span text:style-name="T144">time during which the case was held, </text:span><text:span text:style-name="T145">proficiency of the judge and assistant in the language the verdict is written (especially important in international contexts), </text:span><text:span text:style-name="T143">and political ideology of the assistant and the judge they work for.</text:span></text:p>
      <text:p text:style-name="P74"/>
      <text:p text:style-name="P141"><text:span text:style-name="T143">Empirical research on the topic by Mascini and Holvast (2020) based on a survey amongst Dutch judges showed three factors to be relevant determinants: the managerial role orientation of the judge, the trust between judge and assistant and the perceived risk-benefit of involving an assistant in the decision-making process. </text:span><text:span text:style-name="T147">They found that the experience of the assistant and judge and whether the case was brought before a panel or a single-judge, were not significant determinants.</text:span></text:p>
      <text:p text:style-name="P73"/>
      <text:p text:style-name="P176"><text:span text:style-name="T146">Finally, in section D. I reviewed the concerns and advantages academics have expressed regarding involving judicial assistants in the decision-making process. </text:span><text:span text:style-name="T295">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ext:span><text:span text:style-name="T346">The active debate in academics surrounding the position of judicial assistants makes this topic important to further explore.</text:span></text:p>
      <text:h text:style-name="P250" text:outline-level="3"><text:bookmark-start text:name="_Toc73654138"/><text:bookmark-start text:name="__RefHeading___Toc7727_383086430"/><text:soft-page-break/>II. <text:bookmark-end text:name="_Toc73654138"/><text:span text:style-name="T582">A </text:span><text:span text:style-name="T159">basis</text:span><text:span text:style-name="T582"> for exploratory </text:span><text:span text:style-name="T542">quantitative </text:span><text:span text:style-name="T543">research</text:span><text:bookmark-end text:name="__RefHeading___Toc7727_383086430"/></text:h>
      <text:p text:style-name="P177"><text:span text:style-name="T589">Based on the</text:span><text:span text:style-name="T580">se intermediate conclusions, </text:span><text:span text:style-name="T592">I see a large number of options for quantitative research </text:span><text:span text:style-name="T593">(see table 2.B.II for a full overview)</text:span><text:span text:style-name="T592">. </text:span><text:span text:style-name="T593">More specifically </text:span><text:span text:style-name="T580">I identify three </text:span><text:span text:style-name="T52">analyses </text:span><text:span text:style-name="T580">that </text:span><text:span text:style-name="T52">have not yet been done in </text:span><text:span text:style-name="T580">the Dutch context:</text:span></text:p>
      <text:p text:style-name="P177"/>
      <text:list xml:id="list3044001710" text:style-name="L7">
        <text:list-item>
          <text:p text:style-name="P283"><text:span text:style-name="T590">Literature suggests that the experience of assistants has an effect on the length and complexity of verdicts (Pauwelyn and Pelc, 2019). This can be repeated for the Dutch context. </text:span><text:span text:style-name="T591">The hypothesis </text:span><text:span text:style-name="T590">would </text:span><text:span text:style-name="T591">be </text:span><text:span text:style-name="T590">that longer texts would negatively correlate with the experience of assistants.</text:span></text:p>
        </text:list-item>
        <text:list-item>
          <text:p text:style-name="P282"><text:span text:style-name="T4">Literature also suggests that </text:span><text:span text:style-name="T5">greater reliance on </text:span><text:span text:style-name="Default_20_Paragraph_20_Font"><text:span text:style-name="T88">judicial assistants </text:span></text:span><text:span text:style-name="Default_20_Paragraph_20_Font"><text:span text:style-name="T89">leads to a more legalistic </text:span></text:span><text:span text:style-name="Default_20_Paragraph_20_Font"><text:span text:style-name="T90">type of adjudication. </text:span></text:span><text:span text:style-name="Default_20_Paragraph_20_Font"><text:span text:style-name="T91">A legalistic type of verdict can be indicated by the amount of references to case law and law </text:span></text:span><text:span text:style-name="Default_20_Paragraph_20_Font"><text:span text:style-name="T92">to form arguments, instead of reasoning</text:span></text:span><text:span text:style-name="Default_20_Paragraph_20_Font"><text:span text:style-name="T91">. </text:span></text:span><text:span text:style-name="Default_20_Paragraph_20_Font"><text:span text:style-name="T92">Therefore, the hypothesis would be that, </text:span></text:span><text:span text:style-name="Default_20_Paragraph_20_Font"><text:span text:style-name="T93">with the increase of reliance on judicial assistants,</text:span></text:span><text:span text:style-name="Default_20_Paragraph_20_Font"><text:span text:style-name="T92"> the usage of references has increased </text:span></text:span><text:span text:style-name="Default_20_Paragraph_20_Font"><text:span text:style-name="T93">as well</text:span></text:span><text:span text:style-name="Default_20_Paragraph_20_Font"><text:span text:style-name="T92">.</text:span></text:span></text:p>
        </text:list-item>
        <text:list-item>
          <text:p text:style-name="P282"><text:span text:style-name="T56">Finally</text:span><text:span text:style-name="T588">, t</text:span><text:span text:style-name="T581">ext analysis like Rosenthal and Yoon (2013) ha</text:span><text:span text:style-name="T587">s </text:span><text:span text:style-name="T581">not been conducted for the Dutch cont</text:span><text:span text:style-name="T511">ext. </text:span><text:span text:style-name="T512">It is a widespread, known practice that assistants author draft judgements. </text:span><text:span text:style-name="T513">Holvast (2017, p. 151) concluded that, the more experienced an assistant is, the more likely they develop their own style of writing. </text:span><text:span text:style-name="T514">Inexperienced assistants write more conform the norm. </text:span><text:span text:style-name="T512">Therefore, the </text:span><text:span text:style-name="T513">hypothesis would be that </text:span><text:span text:style-name="T76">the </text:span><text:span text:style-name="T77">originality of the verdict </text:span><text:span text:style-name="T76">should </text:span><text:span text:style-name="T513">positively correlate with the experience of the </text:span><text:span text:style-name="T515">assistant</text:span><text:span text:style-name="T512">.</text:span></text:p>
        </text:list-item>
      </text:list>
      <text:p text:style-name="P284"><text:span text:style-name="Default_20_Paragraph_20_Font"><text:span text:style-name="T92"/></text:span></text:p>
      <text:p text:style-name="P178"><text:span text:style-name="T589">Chapter 3 contains </text:span><text:span text:style-name="T581">a methodological explanation </text:span><text:span text:style-name="T595">of how the dataset for these analyses was collected. The chapter also contains an explanation </text:span><text:span text:style-name="T581">of each type of analysis. C</text:span><text:span text:style-name="T589">hapter 4 contains the </text:span><text:span text:style-name="T581">analysis and the results.</text:span></text:p>
      <text:h text:style-name="P242" text:outline-level="1"><text:bookmark-start text:name="__RefHeading___Toc3861_2386464143"/><text:bookmark-start text:name="_Toc73654145"/>3. Methodology<text:bookmark-end text:name="_Toc73654145"/> <text:span text:style-name="T500">for quantitative research</text:span><text:bookmark-end text:name="__RefHeading___Toc3861_2386464143"/></text:h>
      <text:p text:style-name="P287"><text:span text:style-name="T408">At the end of the previous chapter, I </text:span><text:span text:style-name="T409">identified three types of analyses </text:span><text:span text:style-name="T408">that have not yet been </text:span><text:span text:style-name="T55">conducted</text:span><text:span text:style-name="T408"> in the Dutch context. </text:span><text:span text:style-name="T55">In short, these</text:span><text:span text:style-name="T408"> </text:span><text:span text:style-name="T54">analyses </text:span><text:span text:style-name="T55">are:</text:span></text:p>
      <text:p text:style-name="P287"><text:span text:style-name="T55"/></text:p>
      <text:list xml:id="list2187783133" text:style-name="L11">
        <text:list-item>
          <text:p text:style-name="P288"><text:span text:style-name="T32">The length of a verdict should be negatively impacted by the experience of assistants.</text:span></text:p>
        </text:list-item>
        <text:list-item>
          <text:p text:style-name="P288"><text:span text:style-name="T32">The more experienced an assistant is, the more original their verdicts should be.</text:span></text:p>
        </text:list-item>
        <text:list-item>
          <text:p text:style-name="P290"><text:span text:style-name="T32">The usage of references of law and case law has increased over time.</text:span></text:p>
        </text:list-item>
      </text:list>
      <text:p text:style-name="P275"/>
      <text:p text:style-name="P278"><text:span text:style-name="T516">In this chapter,</text:span><text:span text:style-name="T486"> I describe the steps to collect </text:span><text:span text:style-name="T597">a </text:span><text:span text:style-name="T486">dataset </text:span><text:span text:style-name="T597">to conduct these analyses</text:span><text:span text:style-name="T486">. In section A I describe my research population: verdicts in general administrative law published in 2020. </text:span><text:span text:style-name="T487">Section B contains the various steps taken to enrich the dataset, for example identifying which judge(s) and judicial assistant authored the verdict </text:span><text:span text:style-name="T597">and their experience</text:span><text:span text:style-name="T487">. </text:span><text:span text:style-name="T488">This section also contains some general descriptive statistics of the dataset. </text:span><text:span text:style-name="T597">I use linear regressions for the first </text:span><text:span text:style-name="T598">and second</text:span><text:span text:style-name="T597"> analysis, and text analysis for the </text:span><text:span text:style-name="T598">last analysis. Which methods I exactly use are described in section C.</text:span></text:p>
      <text:h text:style-name="Heading_20_2" text:outline-level="2"><text:bookmark-start text:name="__RefHeading___Toc4050_3211586710"/><text:bookmark-start text:name="_Toc73654146"/>A. Research population<text:bookmark-end text:name="__RefHeading___Toc4050_3211586710"/><text:bookmark-end text:name="_Toc73654146"/></text:h>
      <text:p text:style-name="P75">From a dataset containing around 1.8 million Dutch verdicts, I chose around 4967 verdicts to analyse. The exact data collection process is described in the next section; in this section I justify why I selected these verdicts and which criteria played a role in that process.</text:p>
      <text:p text:style-name="P75"/>
      <text:p text:style-name="Text_20_body"><text:span text:style-name="T162">The verdicts I analyse are all published verdicts issued in 2020 from the administrative law section. The cases were published by 15 different institutions, ranging from district courts to High Administrative Court of the Netherlands (</text:span><text:span text:style-name="Default_20_Paragraph_20_Font"><text:span text:style-name="T168">Raad van State</text:span></text:span><text:span text:style-name="T162">). Some cases were adjudicated by a single judge, others by a panel. And in some cases, the plaintiffs were rules in favour of, in others they were ruled against.</text:span></text:p>
      <text:p text:style-name="P75"/>
      <text:p text:style-name="Text_20_body"><text:span text:style-name="T162">In order to be able to do ensure that I measure the effect of the judicial assistant on the verdict, it is important to analyse cases that are as similar as possible. Each case is unique, but by selecting all cases available we have a representative dataset.</text:span><text:span text:style-name="Footnote_20_Reference"><text:span text:style-name="T162"><text:note text:id="ftn11" text:note-class="footnote"><text:note-citation>11</text:note-citation><text:note-body><text:p text:style-name="Footnote_20_Text"><text:s/>Note that not all cases were made public. There are selection criteria which the Dutch judiciary uses to determine which verdicts should be made public and which should not. See section 3B for more information.</text:p></text:note-body></text:note></text:span></text:span></text:p>
      <text:h text:style-name="Heading_20_3" text:outline-level="3"><text:bookmark-start text:name="__RefHeading___Toc7719_383086430"/><text:bookmark-start text:name="_Toc73654147"/>I. All cases are from 2020<text:bookmark-end text:name="__RefHeading___Toc7719_383086430"/><text:bookmark-end text:name="_Toc73654147"/></text:h>
      <text:p text:style-name="P75">I chose to analyse from 2020 because having cases be similar in time, prevents changing legislation affecting the case. When comparing cases, it is important that the same law is applicable, otherwise control variables for the different legislation, which is complex, are required. These verdicts are all issued in 2020, which means that – grosso modo – they are decided upon based on the same legislation.</text:p>
      <text:p text:style-name="P75"/>
      <text:p text:style-name="P75">I chose recent cases, instead of older cases, because conclusions based on newer cases provide a more generalizable result than conclusions based on older cases. Additionally, the role of judicial assistants has evolved over time from a more secretarial role to a full-fledged legal expert. To find the influence they currently have, more recent cases had to be chosen.</text:p>
      <text:h text:style-name="Heading_20_3" text:outline-level="3"><text:bookmark-start text:name="__RefHeading___Toc7715_383086430"/><text:bookmark-start text:name="_Toc73654148"/><text:soft-page-break/>II. All cases are from administrative law<text:bookmark-end text:name="__RefHeading___Toc7715_383086430"/><text:bookmark-end text:name="_Toc73654148"/></text:h>
      <text:p text:style-name="P75">The choice for administrative law was made on two grounds. Pragmatism was the first reason: coding cases in administrative law is also easy since a plaintiff can be found right or wrong. There not many cases where both happen at the same time.</text:p>
      <text:p text:style-name="P75"/>
      <text:p text:style-name="P75">Secondly, Holvast (2017, p. 183) describes that the role of judicial assistants in administrative courts is, generally speaking, larger than other courts of law. Administrative courts are therefore the best starting point to look for significant effects.</text:p>
      <text:h text:style-name="Heading_20_2" text:outline-level="2"><text:bookmark-start text:name="__RefHeading___Toc4350_3211586710"/><text:bookmark-start text:name="_Toc73654149"/><text:span text:style-name="Default_20_Paragraph_20_Font">B. Data collection</text:span><text:bookmark-end text:name="__RefHeading___Toc4350_3211586710"/><text:bookmark-end text:name="_Toc73654149"/></text:h>
      <text:list xml:id="list246793973" text:style-name="WWNum5">
        <text:list-item>
          <text:list>
            <text:list-item>
              <text:list>
                <text:list-item>
                  <text:p text:style-name="P285"><text:span text:style-name="Default_20_Paragraph_20_Font"><text:span text:style-name="T15">I</text:span></text:span><text:span text:style-name="T162">n the previous section I described based on which criteria I selected my research population. In this section I describe where the data originates from and the enrichment process.</text:span></text:p>
                </text:list-item>
              </text:list>
            </text:list-item>
          </text:list>
        </text:list-item>
      </text:list>
      <text:h text:style-name="Heading_20_3" text:outline-level="3"><text:bookmark-start text:name="_Toc73654150"/><text:bookmark-start text:name="__RefHeading___Toc2149_3131216660"/><text:span text:style-name="T162">I. </text:span><text:span text:style-name="Default_20_Paragraph_20_Font"><text:span text:style-name="T182">Origin of the dataset</text:span></text:span><text:bookmark-end text:name="_Toc73654150"/><text:bookmark-end text:name="__RefHeading___Toc2149_3131216660"/></text:h>
      <text:p text:style-name="Text_20_body"><text:span text:style-name="T162">The actual dataset of verdicts was retrieved from the website of the Council of the Judiciary.</text:span><text:span text:style-name="Footnote_20_Reference"><text:span text:style-name="T162"><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162"> The total dataset used contained over 2 million verdicts from 1910 to 2020.</text:span><text:span text:style-name="Footnote_20_Reference"><text:span text:style-name="T162"><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162"> Each verdict is identified by a unique ECLI. Only a small section of cases contained more information than ECLI, such as the actual text of the verdict, the decision and the legal area.</text:span></text:p>
      <text:p text:style-name="P75"/>
      <text:p text:style-name="Text_20_body"><text:span text:style-name="T162">Dutch courts publish around 0.19% (2007) to 0.47% (2019) of all verdicts (</text:span><text:span text:style-name="T217">Raad voor de Rechtspraak, 2020</text:span><text:span text:style-name="T162">). The rest of the verdicts only contain metadata (section 1). Whether a verdict is published depends on several criteria formulated by the Netherlands Council of the Judiciary. For example, all verdicts from the Supreme Court (</text:span><text:span text:style-name="Default_20_Paragraph_20_Font"><text:span text:style-name="T168">Hoge Raad</text:span></text:span><text:span text:style-name="T162">) are made public, while only 0.27% of verdicts from district courts are made public.</text:span></text:p>
      <text:p text:style-name="P75"/>
      <text:p text:style-name="P120">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text:p>
      <text:h text:style-name="Heading_20_3" text:outline-level="3"><text:bookmark-start text:name="_Toc73654151"/><text:bookmark-start text:name="__RefHeading___Toc2151_3131216660"/>II. Enriching the dataset: judges<text:bookmark-end text:name="_Toc73654151"/><text:bookmark-end text:name="__RefHeading___Toc2151_3131216660"/></text:h>
      <text:p text:style-name="Text_20_body"><text:span text:style-name="T162">The dataset of verdicts does not contain a formal relation between a verdict and a judge. Instead, the name of the judge is included somewhere in the raw text of the verdict. I extracted the name of the judge(s) by using pattern recognition, using the public register of judges as a basis (</text:span><text:span text:style-name="T216">Raad voor de Rechtspraak</text:span><text:span text:style-name="T162">, 2021</text:span><text:span text:style-name="T389">e</text:span><text:span text:style-name="T162">). For example, if a judge is called ‘D.A.B. van der Waal’, I scan each verdict on that name. If that name is recognized found, that judge is matched to the verdict.</text:span></text:p>
      <text:p text:style-name="P75"><text:soft-page-break/></text:p>
      <text:p text:style-name="Text_20_body"><text:span text:style-name="T162">There are a few weaknesses in this approach. First, the public register of judges is only available as a ‘snapshot’. This means that the register contains judges that are currently</text:span><text:span text:style-name="Footnote_20_Reference"><text:span text:style-name="T162"><text:note text:id="ftn14" text:note-class="footnote"><text:note-citation>14</text:note-citation><text:note-body><text:p text:style-name="Footnote">A list of judges was compiled on February 21, which is used throughout this research paper.</text:p></text:note-body></text:note></text:span></text:span><text:span text:style-name="T162">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span></text:p>
      <text:p text:style-name="P75"/>
      <text:p text:style-name="P75">Secondly, a spelling mistake in a verdict or if a name in a verdict does not contain middle names – for example ‘D. van der Waal’ instead of ‘D.A.B. van der Waal’ – the name would not be recogniz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75"/>
      <text:p text:style-name="Text_20_body"><text:span text:style-name="T162">Thirdly, if judges have identical names, we do not know which judge issued the judgement. For that reason, judges with identical names were removed from the register.</text:span><text:span text:style-name="Footnote_20_Reference"><text:span text:style-name="T162"><text:note text:id="ftn15" text:note-class="footnote"><text:note-citation>15</text:note-citation><text:note-body><text:p text:style-name="Footnote">Eight judges were removed from the dataset: A. de Boer, J.B. Smits, L. Stevens and S.M. de Bruijn.</text:p></text:note-body></text:note></text:span></text:span><text:span text:style-name="T162"> Fourthly, if an illogical number of judges were recognized in a case – for example 2, 4 or more than 5 judges – the verdict was discarded.</text:span><text:span text:style-name="Footnote_20_Reference"><text:span text:style-name="T162"><text:note text:id="ftn16" text:note-class="footnote"><text:note-citation>16</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Default_20_Paragraph_20_Font"><text:span text:style-name="T7">wraking</text:span></text:span>’), and (3) cases where a judicial assistant had the same name of a person that was on the central list of judges (which could be a coincidence or a judicial assistant becoming a judge). Cases where only 2 or 4 judges were recognized were not discarded; this happened because the central list of judges which could be recognized did not contain judges that already retired (see 2.A.II).</text:p></text:note-body></text:note></text:span></text:span><text:span text:style-name="T162"> This happened in 0.4% of all cases which were dropped.</text:span></text:p>
      <text:p text:style-name="P75"/>
      <text:p text:style-name="P75">Finally, I did a random manual check on 5% on the final dataset to confirm the accuracy of the method works. This resulted that in 99% of all verdicts the algorithm correctly identified the judge(s) that issued the verdict.</text:p>
      <text:p text:style-name="P75"/>
      <text:p text:style-name="P120">The dataset contains 322 unique presiding judges. The judge presiding the most cases was F.C.M.A. Michiels (122) cases, and various judges were only found presiding only one case. On average, judge presided over 15.4 cases.</text:p>
      <text:h text:style-name="Heading_20_3" text:outline-level="3"><text:bookmark-start text:name="_Toc73654152"/><text:bookmark-start text:name="__RefHeading___Toc2153_3131216660"/><text:span text:style-name="T162">III. Enriching the dataset: </text:span><text:span text:style-name="Default_20_Paragraph_20_Font"><text:span text:style-name="T182">judicial assistants</text:span></text:span><text:bookmark-end text:name="_Toc73654152"/><text:bookmark-end text:name="__RefHeading___Toc2153_3131216660"/></text:h>
      <text:p text:style-name="P120">Idem to judges, the published verdicts do not have a formal link between verdict and judicial assistant. However unlike with judges, there is no public register of judicial assistants we can use to perform dictionary matching.</text:p>
      <text:p text:style-name="P75"/>
      <text:p text:style-name="P75">I used a machine learning model on Dutch news data from open-source machine learning library ‘spaCy’ to recognize the names of judicial assistants (spaCy, 2021). I retrained the model on 100 cases where I <text:soft-page-break/>manually identified the names of judicial assistants. The model tried to find the name of the assistant after the judges were identified; this means that the model could not incorrectly label a judge as an assistant.</text:p>
      <text:p text:style-name="P75"/>
      <text:p text:style-name="P75">This is – relatively speaking – the weakest part of the data collection process: while the names of judges can be extracted quite easily from verdicts because of the publicly available register, recognizing the names of judicial assistants is quite prone to errors. To ensure this method works, I did a random manual check on 150 cases to ensure the method worked. I found that the untrained spaCy model was accurate in 93% of the times. The retrained model was accurate in 99% of the time. If no or more than one judicial assistant was recognized, the case was discarded.</text:p>
      <text:p text:style-name="P75"/>
      <text:p text:style-name="Text_20_body"><text:span text:style-name="T162">There is a final edge case that needs to be considered. Sometimes, names of judicial assistants and judges were identical. This could happen in the case where judge in education is a judicial assistant, or a judicial assistant turned judge in the same year. Or in the coincidence that a judicial assistant and a judge just share the exact same name. The cases where this happened, were dropped from the dataset.</text:span><text:span text:style-name="Footnote_20_Reference"><text:span text:style-name="T162"><text:note text:id="ftn17" text:note-class="footnote"><text:note-citation>17</text:note-citation><text:note-body><text:p text:style-name="Footnote"><text:span text:style-name="Default_20_Paragraph_20_Font"><text:span text:style-name="T160">This was the case for 21 people: A.R. Vlierhuis, B. van Dokkum, C.E.C.M. van Roosmalen, C.G.M. van Ede, C.S. de Waal, D. de Vries, I.C. Hof, I.S. Ouwehand, J. de Graaf, J. de Vries, J.M.M. Bancken, L.N. Foppen, M. Duifhuizen, M.B. van Zantvoort, M.B.L. van der Weele, M.G. Ligthart, M.M. van Driel, P.M. Beishuizen, R. Grimbergen, R.H.L. Dallinga, V. van Dorst.</text:span></text:span></text:p></text:note-body></text:note></text:span></text:span><text:span text:style-name="T162"> Assistants shared the same name, were also dropped from the dataset.</text:span><text:span text:style-name="Footnote_20_Reference"><text:span text:style-name="T162"><text:note text:id="ftn18" text:note-class="footnote"><text:note-citation>18</text:note-citation><text:note-body><text:p text:style-name="Footnote"><text:span text:style-name="Default_20_Paragraph_20_Font"><text:span text:style-name="T160">This was the case for 2 people: A. Jansen, A.J. Jansen, J. de Graaf, J. de Vries, M. Bos, M. de Graaf. </text:span></text:span>These people were identified because they were mentioned in verdicts across a large amount of institutions either indicating they used to be lawyers or that multiple people share the same name.</text:p></text:note-body></text:note></text:span></text:span></text:p>
      <text:p text:style-name="P75"/>
      <text:p text:style-name="P75">Like with judges, I did a random manual check on 5% on the final dataset to confirm the accuracy of the method works. This resulted that in 99% of all verdicts the algorithm correctly identified the judge(s) that issued the verdict.</text:p>
      <text:p text:style-name="P75"/>
      <text:p text:style-name="P75">The dataset contains 519 unique judicial assistants. The assistant with the most cases was P.W. Hogenbirk (64 cases), and various assistants were only mentioned in one case. On average, an assistant was mentioned in 9.6 cases.</text:p>
      <text:h text:style-name="Heading_20_3" text:outline-level="3"><text:bookmark-start text:name="__RefHeading___Toc7697_383086430"/><text:bookmark-start text:name="_Toc73654153"/><text:span text:style-name="T162">IV. Enriching the dataset: </text:span><text:span text:style-name="Default_20_Paragraph_20_Font"><text:span text:style-name="T182">experience of judges and judicial assistants</text:span></text:span><text:bookmark-end text:name="__RefHeading___Toc7697_383086430"/><text:bookmark-end text:name="_Toc73654153"/></text:h>
      <text:p text:style-name="P75">It is hypothesised that the experience of the judge and judicial assistant can influence the extent to which a judicial assistant can influence the decision-making process. To determine the experience of a judge, I used th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text:p>
      <text:p text:style-name="P75"/>
      <text:p text:style-name="P75">Unlike the public register for judges, there is no public register of judicial assistants that contain their professional experience. Instead, I searched in all public verdicts issued for the first occurrence of the judicial assistant in a verdict. I used that verdict as the start of their professional experience. This method could be inaccurate, because an assistant could have had years of working experience on cases that were just not published. However, I assume that this inaccuracy evens out over judicial assistants in a large dataset.</text:p>
      <text:p text:style-name="P75"><text:soft-page-break/></text:p>
      <text:p text:style-name="P75">The experience of judge and assistant is calculated on a per-case basis by subtracting the starting date of their professional career from the date on which the case was issued. The result is the relative experience between the judge and the judicial assistant, like the variable used by Mascini and Holvast (2020). Using relative experience makes this research comparable to their research.</text:p>
      <text:p text:style-name="P75"/>
      <text:p text:style-name="P75">Finally, it is important to note that there are many cases where the experience of the judicial assistant was 0 days. This is because of the method of calculating their experience: it is based on the first case found in the public records with their name as assistant. If this was their first case, their experience was 0 days. This caused the higher kurtosis for judicial assistants.</text:p>
      <text:p text:style-name="P7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183">Table 3.IV.1. Descriptive statistics of experience of presiding judges and assistants in days</text:p>
          </table:table-cell>
          <table:covered-table-cell/>
          <table:covered-table-cell/>
          <table:covered-table-cell/>
          <table:covered-table-cell/>
          <table:covered-table-cell/>
        </table:table-row>
        <table:table-row table:style-name="Table1.1">
          <table:table-cell table:style-name="Table1.A2" office:value-type="string">
            <text:p text:style-name="P184"/>
          </table:table-cell>
          <table:table-cell table:style-name="Table1.A2" office:value-type="string">
            <text:p text:style-name="P185">Mean</text:p>
          </table:table-cell>
          <table:table-cell table:style-name="Table1.A2" office:value-type="string">
            <text:p text:style-name="P185">Median</text:p>
          </table:table-cell>
          <table:table-cell table:style-name="Table1.A2" office:value-type="string">
            <text:p text:style-name="P185">Std. deviation</text:p>
          </table:table-cell>
          <table:table-cell table:style-name="Table1.E2" office:value-type="string">
            <text:p text:style-name="P185">Skewness</text:p>
          </table:table-cell>
          <table:table-cell table:style-name="Table1.F2" office:value-type="string">
            <text:p text:style-name="P185">Kurtosis</text:p>
          </table:table-cell>
        </table:table-row>
        <table:table-row table:style-name="Table1.3">
          <table:table-cell table:style-name="Table1.A3" office:value-type="string">
            <text:p text:style-name="P186">Presiding judges</text:p>
          </table:table-cell>
          <table:table-cell table:style-name="Table1.A3" office:value-type="string">
            <text:p text:style-name="P187">6462</text:p>
          </table:table-cell>
          <table:table-cell table:style-name="Table1.A3" office:value-type="string">
            <text:p text:style-name="P187">6407</text:p>
          </table:table-cell>
          <table:table-cell table:style-name="Table1.A3" office:value-type="string">
            <text:p text:style-name="P187">3438</text:p>
          </table:table-cell>
          <table:table-cell table:style-name="Table1.E3" office:value-type="string">
            <text:p text:style-name="P187">.25</text:p>
          </table:table-cell>
          <table:table-cell table:style-name="Table1.F3" office:value-type="string">
            <text:p text:style-name="P187">-.79</text:p>
          </table:table-cell>
        </table:table-row>
        <table:table-row table:style-name="Table1.3">
          <table:table-cell table:style-name="Table1.A4" office:value-type="string">
            <text:p text:style-name="P186">Judicial assistants</text:p>
          </table:table-cell>
          <table:table-cell table:style-name="Table1.A4" office:value-type="string">
            <text:p text:style-name="P187">3328</text:p>
          </table:table-cell>
          <table:table-cell table:style-name="Table1.A4" office:value-type="string">
            <text:p text:style-name="P187">2883</text:p>
          </table:table-cell>
          <table:table-cell table:style-name="Table1.A4" office:value-type="string">
            <text:p text:style-name="P187">2513</text:p>
          </table:table-cell>
          <table:table-cell table:style-name="Table1.E4" office:value-type="string">
            <text:p text:style-name="P187">.27</text:p>
          </table:table-cell>
          <table:table-cell table:style-name="Table1.F4" office:value-type="string">
            <text:p text:style-name="P187">-1.30</text:p>
          </table:table-cell>
        </table:table-row>
        <table:table-row table:style-name="Table1.5">
          <table:table-cell table:style-name="Table1.A4" office:value-type="string">
            <text:p text:style-name="P186">Relative experience</text:p>
          </table:table-cell>
          <table:table-cell table:style-name="Table1.A4" office:value-type="string">
            <text:p text:style-name="P187">3133</text:p>
          </table:table-cell>
          <table:table-cell table:style-name="Table1.A4" office:value-type="string">
            <text:p text:style-name="P187">3210</text:p>
          </table:table-cell>
          <table:table-cell table:style-name="Table1.A4" office:value-type="string">
            <text:p text:style-name="P187">4234</text:p>
          </table:table-cell>
          <table:table-cell table:style-name="Table1.E5" office:value-type="string">
            <text:p text:style-name="P187">-.03</text:p>
          </table:table-cell>
          <table:table-cell table:style-name="Table1.F5" office:value-type="string">
            <text:p text:style-name="P187">-.48</text:p>
          </table:table-cell>
        </table:table-row>
        <table:table-row table:style-name="Table1.6">
          <table:table-cell table:style-name="Table1.A2" table:number-columns-spanned="6" office:value-type="string">
            <text:p text:style-name="P188">Experience in days. Relative experience was measured as follows: experience of presiding judge – experience of judicial assistant.</text:p>
          </table:table-cell>
          <table:covered-table-cell/>
          <table:covered-table-cell/>
          <table:covered-table-cell/>
          <table:covered-table-cell/>
          <table:covered-table-cell/>
        </table:table-row>
      </table:table>
      <text:p text:style-name="P77"/>
      <text:h text:style-name="Heading_20_3" text:outline-level="3"><text:bookmark-start text:name="__RefHeading___Toc4634_2620062090"/><text:bookmark-start text:name="_Toc73654154"/>V. Enriching the dataset: single-judge or panel case<text:bookmark-end text:name="__RefHeading___Toc4634_2620062090"/><text:bookmark-end text:name="_Toc73654154"/></text:h>
      <text:p text:style-name="P75">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7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81"><text:span text:style-name="Default_20_Paragraph_20_Font"><text:span text:style-name="T183">Table 3.V.1. Descriptive statistics of single-judge vs. panel case</text:span></text:span></text:p>
          </table:table-cell>
          <table:covered-table-cell/>
          <table:covered-table-cell/>
        </table:table-row>
        <table:table-row table:style-name="Table2.1">
          <table:table-cell table:style-name="Table2.A2" office:value-type="string">
            <text:p text:style-name="P184"/>
          </table:table-cell>
          <table:table-cell table:style-name="Table2.A2" office:value-type="string">
            <text:p text:style-name="P192">Frequency</text:p>
          </table:table-cell>
          <table:table-cell table:style-name="Table2.A2" office:value-type="string">
            <text:p text:style-name="P185">Percent</text:p>
          </table:table-cell>
        </table:table-row>
        <table:table-row table:style-name="Table2.3">
          <table:table-cell table:style-name="Table2.A3" office:value-type="string">
            <text:p text:style-name="P186">Single-judge</text:p>
          </table:table-cell>
          <table:table-cell table:style-name="Table2.A3" office:value-type="string">
            <text:p text:style-name="P187">3910</text:p>
          </table:table-cell>
          <table:table-cell table:style-name="Table2.A3" office:value-type="string">
            <text:p text:style-name="P187">78.7%</text:p>
          </table:table-cell>
        </table:table-row>
        <table:table-row table:style-name="Table2.3">
          <table:table-cell table:style-name="Table2.A1" office:value-type="string">
            <text:p text:style-name="P186">Panel</text:p>
          </table:table-cell>
          <table:table-cell table:style-name="Table2.A1" office:value-type="string">
            <text:p text:style-name="P187">1057</text:p>
          </table:table-cell>
          <table:table-cell table:style-name="Table2.A1" office:value-type="string">
            <text:p text:style-name="P187">21.3%</text:p>
          </table:table-cell>
        </table:table-row>
      </table:table>
      <text:h text:style-name="Heading_20_3" text:outline-level="3"><text:bookmark-start text:name="_Toc73654155"/><text:bookmark-start text:name="__RefHeading___Toc6340_2973193057"/><text:span text:style-name="T162">VI. Enriching the dataset: </text:span><text:span text:style-name="Default_20_Paragraph_20_Font"><text:span text:style-name="T182">complexity of the case</text:span></text:span><text:bookmark-end text:name="_Toc73654155"/><text:bookmark-end text:name="__RefHeading___Toc6340_2973193057"/></text:h>
      <text:p text:style-name="P22">There is some existing literature on measuring the complexity of a case. Some literature suggests that complexity depends on the type of law and how quickly regulation in that field develops, the number of parties in the proceedings, the arguments made and the positions those parties could take (de Vey Mestdagh, 2017). Other literature also looks at the oral arguments made, responses from parliament and compliance from lower courts to determine the complexity of a case (Goelzhauser, Kassow and Rice, 2021). And others again use the number of trial days, the number of witnesses and the number of exhibits as factors to measure complexity (Ford, 2013). Most of the literature is US specific though, and some of the factors that determine complexity are not transferable to the Dutch context (for example oral arguments are not made public, there is no formal case law culture, etc.).</text:p>
      <text:p text:style-name="P22"><text:soft-page-break/></text:p>
      <text:p text:style-name="P22">Only measuring lexical complexity (for example measured with a Flesch-Kincaid readability tests) is according to Van der Bruggen (2020, p. 2031) not a suitable proxy for the actual complexity of a case. Even the best available tools that measure lexical complexity are not accurate enough to predict the actual complexity of the case. Cases that are complex are handled by more judges than cases that are simple (Baas, de Groot-van Leeuwen &amp; Laemers, 2010). The number of judges is already accounted for in the dataset through the single-judge / panel variable.</text:p>
      <text:p text:style-name="P22"/>
      <text:p text:style-name="P9"><text:span text:style-name="T162">Specifically, for Dutch court cases, no real literature exists that measured complexity on cases. However, I generalized these concepts from US literature to determine the complexity of a case: (1) the length of the verdict in characters and (2) the legal complexity measured in the number of references to previous ECLI cases and (3) the legal complexity measured in number of references to laws. The references to previous cases was measured by counting the number of ECLI references in each verdict. The number of references to laws was directly taken for each case from the Linked Data portal of the Dutch government.</text:span><text:span text:style-name="Footnote_20_Reference"><text:span text:style-name="T162"><text:note text:id="ftn19" text:note-class="footnote"><text:note-citation>19</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p>
      <text:p text:style-name="P22"/>
      <text:p text:style-name="P9"><text:span text:style-name="T162">A higher measurement of each factor contributes to a more complex case. I made one ‘complexity’</text:span><text:span text:style-name="Default_20_Paragraph_20_Font"><text:span text:style-name="T168"> </text:span></text:span><text:span text:style-name="T162">index from these three factors, through the following formula:</text:span></text:p>
      <text:p text:style-name="P22"/>
      <text:p text:style-name="P9"><text:span text:style-name="T162"><text:tab/></text:span><text:span text:style-name="Default_20_Paragraph_20_Font"><text:span text:style-name="T168">Complexity index </text:span></text:span><text:span text:style-name="T162">= </text:span><text:span text:style-name="Default_20_Paragraph_20_Font"><text:span text:style-name="T168">length / 1000 + ECLI references + law references</text:span></text:span></text:p>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183">Table 3.VI.1. Descriptive statistics of experience of presiding judges and assistants in days</text:p>
          </table:table-cell>
          <table:covered-table-cell/>
          <table:covered-table-cell/>
          <table:covered-table-cell/>
          <table:covered-table-cell/>
          <table:covered-table-cell/>
        </table:table-row>
        <table:table-row table:style-name="Table3.1">
          <table:table-cell table:style-name="Table3.A2" office:value-type="string">
            <text:p text:style-name="P184"/>
          </table:table-cell>
          <table:table-cell table:style-name="Table3.A2" office:value-type="string">
            <text:p text:style-name="P185">Mean</text:p>
          </table:table-cell>
          <table:table-cell table:style-name="Table3.A2" office:value-type="string">
            <text:p text:style-name="P185">Median</text:p>
          </table:table-cell>
          <table:table-cell table:style-name="Table3.A2" office:value-type="string">
            <text:p text:style-name="P185">Std. deviation</text:p>
          </table:table-cell>
          <table:table-cell table:style-name="Table3.E2" office:value-type="string">
            <text:p text:style-name="P185">Skewness</text:p>
          </table:table-cell>
          <table:table-cell table:style-name="Table3.F2" office:value-type="string">
            <text:p text:style-name="P185">Kurtosis</text:p>
          </table:table-cell>
        </table:table-row>
        <table:table-row table:style-name="Table3.3">
          <table:table-cell table:style-name="Table3.A3" office:value-type="string">
            <text:p text:style-name="P186">ECLI references</text:p>
          </table:table-cell>
          <table:table-cell table:style-name="Table3.A3" office:value-type="string">
            <text:p text:style-name="P187">2.05</text:p>
          </table:table-cell>
          <table:table-cell table:style-name="Table3.A3" office:value-type="string">
            <text:p text:style-name="P187">1.00</text:p>
          </table:table-cell>
          <table:table-cell table:style-name="Table3.A3" office:value-type="string">
            <text:p text:style-name="P187">6.35</text:p>
          </table:table-cell>
          <table:table-cell table:style-name="Table3.E3" office:value-type="string">
            <text:p text:style-name="P187">50.88</text:p>
          </table:table-cell>
          <table:table-cell table:style-name="Table3.F3" office:value-type="string">
            <text:p text:style-name="P187">3193</text:p>
          </table:table-cell>
        </table:table-row>
        <table:table-row table:style-name="Table3.3">
          <table:table-cell table:style-name="Table3.A4" office:value-type="string">
            <text:p text:style-name="P186">Law references</text:p>
          </table:table-cell>
          <table:table-cell table:style-name="Table3.A4" office:value-type="string">
            <text:p text:style-name="P182"><text:span text:style-name="Default_20_Paragraph_20_Font"><text:span text:style-name="T28">3.48</text:span></text:span></text:p>
          </table:table-cell>
          <table:table-cell table:style-name="Table3.A4" office:value-type="string">
            <text:p text:style-name="P182"><text:span text:style-name="Default_20_Paragraph_20_Font"><text:span text:style-name="T28">3.00</text:span></text:span></text:p>
          </table:table-cell>
          <table:table-cell table:style-name="Table3.A4" office:value-type="string">
            <text:p text:style-name="P182"><text:span text:style-name="Default_20_Paragraph_20_Font"><text:span text:style-name="T28">3.71</text:span></text:span></text:p>
          </table:table-cell>
          <table:table-cell table:style-name="Table3.A4" office:value-type="string">
            <text:p text:style-name="P182"><text:span text:style-name="Default_20_Paragraph_20_Font"><text:span text:style-name="T28">2.75</text:span></text:span></text:p>
          </table:table-cell>
          <table:table-cell table:style-name="Table3.A4" office:value-type="string">
            <text:p text:style-name="P182"><text:span text:style-name="Default_20_Paragraph_20_Font"><text:span text:style-name="T28">23.55</text:span></text:span></text:p>
          </table:table-cell>
        </table:table-row>
        <table:table-row table:style-name="Table3.5">
          <table:table-cell table:style-name="Table3.A4" office:value-type="string">
            <text:p text:style-name="P186">Verdict length (characters)</text:p>
          </table:table-cell>
          <table:table-cell table:style-name="Table3.A4" office:value-type="string">
            <text:p text:style-name="P182"><text:span text:style-name="Default_20_Paragraph_20_Font"><text:span text:style-name="T28">14424</text:span></text:span></text:p>
          </table:table-cell>
          <table:table-cell table:style-name="Table3.A4" office:value-type="string">
            <text:p text:style-name="P182"><text:span text:style-name="Default_20_Paragraph_20_Font"><text:span text:style-name="T28">11633</text:span></text:span></text:p>
          </table:table-cell>
          <table:table-cell table:style-name="Table3.A4" office:value-type="string">
            <text:p text:style-name="P182"><text:span text:style-name="Default_20_Paragraph_20_Font"><text:span text:style-name="T28">16034</text:span></text:span></text:p>
          </table:table-cell>
          <table:table-cell table:style-name="Table3.A4" office:value-type="string">
            <text:p text:style-name="P182"><text:span text:style-name="Default_20_Paragraph_20_Font"><text:span text:style-name="T28">13.94</text:span></text:span></text:p>
          </table:table-cell>
          <table:table-cell table:style-name="Table3.A4" office:value-type="string">
            <text:p text:style-name="P182"><text:span text:style-name="Default_20_Paragraph_20_Font"><text:span text:style-name="T28">361.13</text:span></text:span></text:p>
          </table:table-cell>
        </table:table-row>
        <table:table-row table:style-name="Table3.5">
          <table:table-cell table:style-name="Table3.A4" office:value-type="string">
            <text:p text:style-name="P186">Complexity index</text:p>
          </table:table-cell>
          <table:table-cell table:style-name="Table3.A4" office:value-type="string">
            <text:p text:style-name="P182"><text:span text:style-name="Default_20_Paragraph_20_Font"><text:span text:style-name="T28">19.96</text:span></text:span></text:p>
          </table:table-cell>
          <table:table-cell table:style-name="Table3.A4" office:value-type="string">
            <text:p text:style-name="P182"><text:span text:style-name="Default_20_Paragraph_20_Font"><text:span text:style-name="T28">16.05</text:span></text:span></text:p>
          </table:table-cell>
          <table:table-cell table:style-name="Table3.A4" office:value-type="string">
            <text:p text:style-name="P182"><text:span text:style-name="Default_20_Paragraph_20_Font"><text:span text:style-name="T28">21.06</text:span></text:span></text:p>
          </table:table-cell>
          <table:table-cell table:style-name="Table3.A4" office:value-type="string">
            <text:p text:style-name="P182"><text:span text:style-name="Default_20_Paragraph_20_Font"><text:span text:style-name="T28">13.59</text:span></text:span></text:p>
          </table:table-cell>
          <table:table-cell table:style-name="Table3.A4" office:value-type="string">
            <text:p text:style-name="P182"><text:span text:style-name="Default_20_Paragraph_20_Font"><text:span text:style-name="T28">329.22</text:span></text:span></text:p>
          </table:table-cell>
        </table:table-row>
        <table:table-row table:style-name="Table3.7">
          <table:table-cell table:style-name="Table3.A2" table:number-columns-spanned="6" office:value-type="string">
            <text:p text:style-name="P188">The complexity index was calculated as follows: complexity index = verdict length / 1000 + ECLI references + law references</text:p>
          </table:table-cell>
          <table:covered-table-cell/>
          <table:covered-table-cell/>
          <table:covered-table-cell/>
          <table:covered-table-cell/>
          <table:covered-table-cell/>
        </table:table-row>
      </table:table>
      <text:p text:style-name="P22"/>
      <text:h text:style-name="Heading_20_3" text:outline-level="3"><text:bookmark-start text:name="__RefHeading___Toc4636_2620062090"/><text:bookmark-start text:name="_Toc73654156"/>VII. Enriching the dataset: outcome<text:bookmark-end text:name="__RefHeading___Toc4636_2620062090"/><text:bookmark-end text:name="_Toc73654156"/></text:h>
      <text:p text:style-name="P22">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text:p>
      <text:p text:style-name="P22"/>
      <text:p text:style-name="P9"><text:span text:style-name="T162">Cases with other outcomes were discarded. These cases included judgements where the court asked the CJEU to answer questions, or judgements in which the judge referred the case to a different judge, to a panel or another institution. Verdicts that challenged the judge(s) (</text:span><text:span text:style-name="Default_20_Paragraph_20_Font"><text:span text:style-name="T168">wraking</text:span></text:span><text:span text:style-name="T162">) were also discarded, since they do not </text:span><text:soft-page-break/><text:span text:style-name="T162">pertain administrative law. Finally, verdicts that rectified a previous verdict (often seen at the CBB) were also discarded since they did not contain an outcome.</text:span></text:p>
      <text:p text:style-name="P23"/>
      <text:p text:style-name="P25">If the outcome was not clear, I followed the court’s decision on who should be paying the litigation costs for the trial. If the plaintiff was required to pay their own costs, the case was labelled as unfounded. If the defendant was ordered to do so, the case was labelled as founded. This was only done in the cases where an initial outcome was not clear.</text:p>
      <text:p text:style-name="P2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row table:style-name="Table4.1">
          <table:table-cell table:style-name="Table4.A1" table:number-columns-spanned="3" office:value-type="string">
            <text:p text:style-name="P183">Table 3.VII.1. Coding scheme outcome of cases (N = 4967)</text:p>
          </table:table-cell>
          <table:covered-table-cell/>
          <table:covered-table-cell/>
          <table:table-cell table:style-name="Table4.D1" table:number-columns-spanned="2" office:value-type="string">
            <text:p text:style-name="P183"/>
          </table:table-cell>
          <table:covered-table-cell/>
          <table:table-cell office:value-type="string">
            <text:p text:style-name="P183"/>
          </table:table-cell>
        </table:table-row>
        <table:table-row table:style-name="Table4.1">
          <table:table-cell table:style-name="Table4.A2" office:value-type="string">
            <text:p text:style-name="P184">Outcome</text:p>
          </table:table-cell>
          <table:table-cell table:style-name="Table4.A2" office:value-type="string">
            <text:p text:style-name="P184">Coded to</text:p>
          </table:table-cell>
          <table:table-cell table:style-name="Table4.C2" table:number-columns-spanned="2" office:value-type="string">
            <text:p text:style-name="P184">N</text:p>
          </table:table-cell>
          <table:covered-table-cell/>
          <table:table-cell table:style-name="Table4.E2" table:number-columns-spanned="2" office:value-type="string">
            <text:p text:style-name="P184">%</text:p>
          </table:table-cell>
          <table:covered-table-cell/>
        </table:table-row>
        <table:table-row table:style-name="Table4.1">
          <table:table-cell table:style-name="Table4.A3" office:value-type="string">
            <text:p text:style-name="P186">Founded</text:p>
            <text:p text:style-name="P181"><text:span text:style-name="T162"><text:s text:c="2"/>(plaintiff is right, </text:span><text:span text:style-name="Default_20_Paragraph_20_Font"><text:span text:style-name="T168">gegrond</text:span></text:span><text:span text:style-name="T162">)</text:span></text:p>
          </table:table-cell>
          <table:table-cell table:style-name="Table4.A3" office:value-type="string">
            <text:p text:style-name="P186">Founded</text:p>
          </table:table-cell>
          <table:table-cell table:style-name="Table4.A3" table:number-columns-spanned="2" office:value-type="string">
            <text:p text:style-name="P186">1475</text:p>
          </table:table-cell>
          <table:covered-table-cell/>
          <table:table-cell table:style-name="Table4.A3" table:number-columns-spanned="2" office:value-type="string">
            <text:p text:style-name="P186">29.7%</text:p>
          </table:table-cell>
          <table:covered-table-cell/>
        </table:table-row>
        <table:table-row table:style-name="Table4.1">
          <table:table-cell table:style-name="Table4.A4" office:value-type="string">
            <text:p text:style-name="P186">Unfounded</text:p>
            <text:p text:style-name="P181"><text:span text:style-name="T162"><text:s text:c="2"/>(plaintiff is wrong, </text:span><text:span text:style-name="Default_20_Paragraph_20_Font"><text:span text:style-name="T168">ongegrond</text:span></text:span><text:span text:style-name="T162">)</text:span></text:p>
          </table:table-cell>
          <table:table-cell table:style-name="Table4.A4" office:value-type="string">
            <text:p text:style-name="P186">Unfounded</text:p>
          </table:table-cell>
          <table:table-cell table:style-name="Table4.A4" table:number-columns-spanned="2" office:value-type="string">
            <text:p text:style-name="P186">3173</text:p>
          </table:table-cell>
          <table:covered-table-cell/>
          <table:table-cell table:style-name="Table4.A4" table:number-columns-spanned="2" office:value-type="string">
            <text:p text:style-name="P186">63.8%</text:p>
          </table:table-cell>
          <table:covered-table-cell/>
        </table:table-row>
        <table:table-row table:style-name="Table4.1">
          <table:table-cell table:style-name="Table4.A4" office:value-type="string">
            <text:p text:style-name="P186">Unauthorized</text:p>
            <text:p text:style-name="P181"><text:span text:style-name="T162"><text:s text:c="2"/>(not allowed to reach verdict, </text:span><text:span text:style-name="Default_20_Paragraph_20_Font"><text:span text:style-name="T168">onbevoegd</text:span></text:span><text:span text:style-name="T162">)</text:span></text:p>
          </table:table-cell>
          <table:table-cell table:style-name="Table4.A4" office:value-type="string">
            <text:p text:style-name="P186">Unfounded</text:p>
          </table:table-cell>
          <table:table-cell table:style-name="Table4.A4" table:number-columns-spanned="2" office:value-type="string">
            <text:p text:style-name="P186">33</text:p>
          </table:table-cell>
          <table:covered-table-cell/>
          <table:table-cell table:style-name="Table4.A4" table:number-columns-spanned="2" office:value-type="string">
            <text:p text:style-name="P186">0.07%</text:p>
          </table:table-cell>
          <table:covered-table-cell/>
        </table:table-row>
        <table:table-row table:style-name="Table4.1">
          <table:table-cell table:style-name="Table4.A1" office:value-type="string">
            <text:p text:style-name="P186">Inadmissable</text:p>
            <text:p text:style-name="P181"><text:span text:style-name="T162"><text:s text:c="2"/>(procedural requirements are not met, </text:span><text:span text:style-name="Default_20_Paragraph_20_Font"><text:span text:style-name="T168">niet ontvankelijk</text:span></text:span><text:span text:style-name="T162">)</text:span></text:p>
          </table:table-cell>
          <table:table-cell table:style-name="Table4.A4" office:value-type="string">
            <text:p text:style-name="P186">Unfounded</text:p>
          </table:table-cell>
          <table:table-cell table:style-name="Table4.A4" table:number-columns-spanned="2" office:value-type="string">
            <text:p text:style-name="P186">286</text:p>
          </table:table-cell>
          <table:covered-table-cell/>
          <table:table-cell table:style-name="Table4.A4" table:number-columns-spanned="2" office:value-type="string">
            <text:p text:style-name="P186">5.8%</text:p>
          </table:table-cell>
          <table:covered-table-cell/>
        </table:table-row>
        <table:table-row table:style-name="Table4.1">
          <table:table-cell table:style-name="Table4.A2" table:number-columns-spanned="4" office:value-type="string">
            <text:p text:style-name="P186">Total founded = 1475, 29.7%. Total unfounded = 3492, 70.3%.</text:p>
          </table:table-cell>
          <table:covered-table-cell/>
          <table:covered-table-cell/>
          <table:covered-table-cell/>
          <table:table-cell table:style-name="Table4.E7" table:number-columns-spanned="2" office:value-type="string">
            <text:p text:style-name="P186"/>
          </table:table-cell>
          <table:covered-table-cell/>
        </table:table-row>
      </table:table>
      <text:p text:style-name="P26"/>
      <text:h text:style-name="Heading_20_3" text:outline-level="3"><text:bookmark-start text:name="__RefHeading___Toc4638_2620062090"/><text:bookmark-start text:name="_Toc73654157"/>VIII. Enriching the dataset: institution<text:bookmark-end text:name="__RefHeading___Toc4638_2620062090"/><text:bookmark-end text:name="_Toc73654157"/></text:h>
      <text:p text:style-name="P75">To determine whether a case was adjudicated by a single judge or a panel, I counted the number of judges in the verdict.</text:p>
      <text:p text:style-name="P75"/>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D"/>
        <table:table-row table:style-name="Table5.1">
          <table:table-cell table:style-name="Table5.A1" table:number-columns-spanned="3" office:value-type="string">
            <text:p text:style-name="P183">Table 3.VIII.1. Coding scheme outcome of institutions (N = 4967)</text:p>
          </table:table-cell>
          <table:covered-table-cell/>
          <table:covered-table-cell/>
          <table:table-cell table:style-name="Table5.D1" table:number-columns-spanned="2" office:value-type="string">
            <text:p text:style-name="P183"/>
          </table:table-cell>
          <table:covered-table-cell/>
          <table:table-cell office:value-type="string">
            <text:p text:style-name="P183"/>
          </table:table-cell>
        </table:table-row>
        <table:table-row table:style-name="Table5.1">
          <table:table-cell table:style-name="Table5.A2" office:value-type="string">
            <text:p text:style-name="P184">Institution</text:p>
          </table:table-cell>
          <table:table-cell table:style-name="Table5.A2" office:value-type="string">
            <text:p text:style-name="P184">Coded to</text:p>
          </table:table-cell>
          <table:table-cell table:style-name="Table5.C2" table:number-columns-spanned="2" office:value-type="string">
            <text:p text:style-name="P184">N</text:p>
          </table:table-cell>
          <table:covered-table-cell/>
          <table:table-cell table:style-name="Table5.E2" table:number-columns-spanned="2" office:value-type="string">
            <text:p text:style-name="P184">%</text:p>
          </table:table-cell>
          <table:covered-table-cell/>
        </table:table-row>
        <table:table-row table:style-name="Table5.1">
          <table:table-cell table:style-name="Table5.A3" office:value-type="string">
            <text:p text:style-name="P181"><text:span text:style-name="Default_20_Paragraph_20_Font"><text:span text:style-name="T192">CBB</text:span></text:span><text:span text:style-name="Default_20_Paragraph_20_Font"><text:span text:style-name="T194"> (</text:span></text:span><text:span text:style-name="Default_20_Paragraph_20_Font"><text:span text:style-name="T195">College van Beroep voor het Bedrijfsleven</text:span></text:span><text:span text:style-name="Default_20_Paragraph_20_Font"><text:span text:style-name="T194">)</text:span></text:span></text:p>
          </table:table-cell>
          <table:table-cell table:style-name="Table5.B3" office:value-type="string">
            <text:p text:style-name="P186">High court</text:p>
          </table:table-cell>
          <table:table-cell table:style-name="Table5.C3" table:number-columns-spanned="2" office:value-type="string">
            <text:p text:style-name="P181"><text:span text:style-name="Default_20_Paragraph_20_Font"><text:span text:style-name="T192">684</text:span></text:span></text:p>
          </table:table-cell>
          <table:covered-table-cell/>
          <table:table-cell table:style-name="Table5.E3" table:number-columns-spanned="2" office:value-type="string">
            <text:p text:style-name="P190">13.8%</text:p>
          </table:table-cell>
          <table:covered-table-cell/>
        </table:table-row>
        <table:table-row table:style-name="Table5.1">
          <table:table-cell table:style-name="Table5.A4" office:value-type="string">
            <text:p text:style-name="P181"><text:span text:style-name="Default_20_Paragraph_20_Font"><text:span text:style-name="T192">CRVB</text:span></text:span><text:span text:style-name="Default_20_Paragraph_20_Font"><text:span text:style-name="T194"> (</text:span></text:span><text:span text:style-name="Default_20_Paragraph_20_Font"><text:span text:style-name="T195">Centrale Raad van Beroep</text:span></text:span><text:span text:style-name="Default_20_Paragraph_20_Font"><text:span text:style-name="T194">)</text:span></text:span></text:p>
          </table:table-cell>
          <table:table-cell table:style-name="Table5.B4" office:value-type="string">
            <text:p text:style-name="P186">High court</text:p>
          </table:table-cell>
          <table:table-cell table:style-name="Table5.C4" table:number-columns-spanned="2" office:value-type="string">
            <text:p text:style-name="P181"><text:span text:style-name="Default_20_Paragraph_20_Font"><text:span text:style-name="T192">27</text:span></text:span></text:p>
          </table:table-cell>
          <table:covered-table-cell/>
          <table:table-cell table:style-name="Table5.E4" table:number-columns-spanned="2" office:value-type="string">
            <text:p text:style-name="P190">0.5%</text:p>
          </table:table-cell>
          <table:covered-table-cell/>
        </table:table-row>
        <table:table-row table:style-name="Table5.1">
          <table:table-cell table:style-name="Table5.A5" office:value-type="string">
            <text:p text:style-name="P181"><text:span text:style-name="Default_20_Paragraph_20_Font"><text:span text:style-name="T192">GHARL</text:span></text:span><text:span text:style-name="Default_20_Paragraph_20_Font"><text:span text:style-name="T205"> (</text:span></text:span><text:span text:style-name="Default_20_Paragraph_20_Font"><text:span text:style-name="T207">Gerechtshof Arnhem-Leeuwarden</text:span></text:span><text:span text:style-name="Default_20_Paragraph_20_Font"><text:span text:style-name="T205">)</text:span></text:span></text:p>
          </table:table-cell>
          <table:table-cell table:style-name="Table5.B5" office:value-type="string">
            <text:p text:style-name="P186">High court</text:p>
          </table:table-cell>
          <table:table-cell table:style-name="Table5.C5" table:number-columns-spanned="2" office:value-type="string">
            <text:p text:style-name="P181"><text:span text:style-name="Default_20_Paragraph_20_Font"><text:span text:style-name="T192">25</text:span></text:span></text:p>
          </table:table-cell>
          <table:covered-table-cell/>
          <table:table-cell table:style-name="Table5.E5" table:number-columns-spanned="2" office:value-type="string">
            <text:p text:style-name="P190">0.5%</text:p>
          </table:table-cell>
          <table:covered-table-cell/>
        </table:table-row>
        <table:table-row table:style-name="Table5.1">
          <table:table-cell table:style-name="Table5.A6" office:value-type="string">
            <text:p text:style-name="P181"><text:span text:style-name="Default_20_Paragraph_20_Font"><text:span text:style-name="T192">RVS</text:span></text:span><text:span text:style-name="Default_20_Paragraph_20_Font"><text:span text:style-name="T205"> (</text:span></text:span><text:span text:style-name="Default_20_Paragraph_20_Font"><text:span text:style-name="T207">Raad van State</text:span></text:span><text:span text:style-name="Default_20_Paragraph_20_Font"><text:span text:style-name="T205">)</text:span></text:span></text:p>
          </table:table-cell>
          <table:table-cell table:style-name="Table5.B6" office:value-type="string">
            <text:p text:style-name="P189">High court</text:p>
          </table:table-cell>
          <table:table-cell table:style-name="Table5.C6" table:number-columns-spanned="2" office:value-type="string">
            <text:p text:style-name="P190">1557</text:p>
          </table:table-cell>
          <table:covered-table-cell/>
          <table:table-cell table:style-name="Table5.E6" table:number-columns-spanned="2" office:value-type="string">
            <text:p text:style-name="P190">31.3%</text:p>
          </table:table-cell>
          <table:covered-table-cell/>
        </table:table-row>
        <table:table-row table:style-name="Table5.1">
          <table:table-cell table:style-name="Table5.A7" office:value-type="string">
            <text:p text:style-name="P181"><text:span text:style-name="Default_20_Paragraph_20_Font"><text:span text:style-name="T192">RBAMS</text:span></text:span><text:span text:style-name="Default_20_Paragraph_20_Font"><text:span text:style-name="T205"> (</text:span></text:span><text:span text:style-name="Default_20_Paragraph_20_Font"><text:span text:style-name="T207">Rechtbank Amsterdam</text:span></text:span><text:span text:style-name="Default_20_Paragraph_20_Font"><text:span text:style-name="T205">)</text:span></text:span></text:p>
          </table:table-cell>
          <table:table-cell table:style-name="Table5.B7" office:value-type="string">
            <text:p text:style-name="P186">District court</text:p>
          </table:table-cell>
          <table:table-cell table:style-name="Table5.C7" table:number-columns-spanned="2" office:value-type="string">
            <text:p text:style-name="P181"><text:span text:style-name="Default_20_Paragraph_20_Font"><text:span text:style-name="T192">357</text:span></text:span></text:p>
          </table:table-cell>
          <table:covered-table-cell/>
          <table:table-cell table:style-name="Table5.E7" table:number-columns-spanned="2" office:value-type="string">
            <text:p text:style-name="P190">7.2%</text:p>
          </table:table-cell>
          <table:covered-table-cell/>
        </table:table-row>
        <table:table-row table:style-name="Table5.1">
          <table:table-cell table:style-name="Table5.A8" office:value-type="string">
            <text:p text:style-name="P181"><text:span text:style-name="Default_20_Paragraph_20_Font"><text:span text:style-name="T192">RBDHA</text:span></text:span><text:span text:style-name="Default_20_Paragraph_20_Font"><text:span text:style-name="T205"> (</text:span></text:span><text:span text:style-name="Default_20_Paragraph_20_Font"><text:span text:style-name="T207">Rechtbank Den Haag</text:span></text:span><text:span text:style-name="Default_20_Paragraph_20_Font"><text:span text:style-name="T205">)</text:span></text:span></text:p>
          </table:table-cell>
          <table:table-cell table:style-name="Table5.B8" office:value-type="string">
            <text:p text:style-name="P186">District court</text:p>
          </table:table-cell>
          <table:table-cell table:style-name="Table5.C8" table:number-columns-spanned="2" office:value-type="string">
            <text:p text:style-name="P190">519</text:p>
          </table:table-cell>
          <table:covered-table-cell/>
          <table:table-cell table:style-name="Table5.E8" table:number-columns-spanned="2" office:value-type="string">
            <text:p text:style-name="P190">10.4%</text:p>
          </table:table-cell>
          <table:covered-table-cell/>
        </table:table-row>
        <table:table-row table:style-name="Table5.1">
          <table:table-cell table:style-name="Table5.A9" office:value-type="string">
            <text:p text:style-name="P181"><text:span text:style-name="Default_20_Paragraph_20_Font"><text:span text:style-name="T192">RBGEL</text:span></text:span><text:span text:style-name="Default_20_Paragraph_20_Font"><text:span text:style-name="T205"> (</text:span></text:span><text:span text:style-name="Default_20_Paragraph_20_Font"><text:span text:style-name="T207">Rechtbank Gelderland</text:span></text:span><text:span text:style-name="Default_20_Paragraph_20_Font"><text:span text:style-name="T205">)</text:span></text:span></text:p>
          </table:table-cell>
          <table:table-cell table:style-name="Table5.B9" office:value-type="string">
            <text:p text:style-name="P186">District court</text:p>
          </table:table-cell>
          <table:table-cell table:style-name="Table5.C9" table:number-columns-spanned="2" office:value-type="string">
            <text:p text:style-name="P190">77</text:p>
          </table:table-cell>
          <table:covered-table-cell/>
          <table:table-cell table:style-name="Table5.E9" table:number-columns-spanned="2" office:value-type="string">
            <text:p text:style-name="P190">1.6%</text:p>
          </table:table-cell>
          <table:covered-table-cell/>
        </table:table-row>
        <table:table-row table:style-name="Table5.1">
          <table:table-cell table:style-name="Table5.A10" office:value-type="string">
            <text:p text:style-name="P181"><text:span text:style-name="Default_20_Paragraph_20_Font"><text:span text:style-name="T192">RBLIM</text:span></text:span><text:span text:style-name="Default_20_Paragraph_20_Font"><text:span text:style-name="T205"> (</text:span></text:span><text:span text:style-name="Default_20_Paragraph_20_Font"><text:span text:style-name="T207">Rechtbank Limburg</text:span></text:span><text:span text:style-name="Default_20_Paragraph_20_Font"><text:span text:style-name="T205">)</text:span></text:span></text:p>
          </table:table-cell>
          <table:table-cell table:style-name="Table5.B10" office:value-type="string">
            <text:p text:style-name="P186">District court</text:p>
          </table:table-cell>
          <table:table-cell table:style-name="Table5.C10" table:number-columns-spanned="2" office:value-type="string">
            <text:p text:style-name="P190">225</text:p>
          </table:table-cell>
          <table:covered-table-cell/>
          <table:table-cell table:style-name="Table5.E10" table:number-columns-spanned="2" office:value-type="string">
            <text:p text:style-name="P190">4.5%</text:p>
          </table:table-cell>
          <table:covered-table-cell/>
        </table:table-row>
        <table:table-row table:style-name="Table5.1">
          <table:table-cell table:style-name="Table5.A11" office:value-type="string">
            <text:p text:style-name="P181"><text:span text:style-name="Default_20_Paragraph_20_Font"><text:span text:style-name="T192">RBMNE</text:span></text:span><text:span text:style-name="Default_20_Paragraph_20_Font"><text:span text:style-name="T205"> (</text:span></text:span><text:span text:style-name="Default_20_Paragraph_20_Font"><text:span text:style-name="T207">Rechtbank Midden-Nederland</text:span></text:span><text:span text:style-name="Default_20_Paragraph_20_Font"><text:span text:style-name="T205">)</text:span></text:span></text:p>
          </table:table-cell>
          <table:table-cell table:style-name="Table5.B11" office:value-type="string">
            <text:p text:style-name="P186">District court</text:p>
          </table:table-cell>
          <table:table-cell table:style-name="Table5.C11" table:number-columns-spanned="2" office:value-type="string">
            <text:p text:style-name="P190">304</text:p>
          </table:table-cell>
          <table:covered-table-cell/>
          <table:table-cell table:style-name="Table5.E11" table:number-columns-spanned="2" office:value-type="string">
            <text:p text:style-name="P190">6.1%</text:p>
          </table:table-cell>
          <table:covered-table-cell/>
        </table:table-row>
        <table:table-row table:style-name="Table5.1">
          <table:table-cell table:style-name="Table5.A12" office:value-type="string">
            <text:p text:style-name="P181"><text:span text:style-name="Default_20_Paragraph_20_Font"><text:span text:style-name="T192">RBNHO</text:span></text:span><text:span text:style-name="Default_20_Paragraph_20_Font"><text:span text:style-name="T205"> (</text:span></text:span><text:span text:style-name="Default_20_Paragraph_20_Font"><text:span text:style-name="T207">Rechtbank Noord-Holland</text:span></text:span><text:span text:style-name="Default_20_Paragraph_20_Font"><text:span text:style-name="T205">)</text:span></text:span></text:p>
          </table:table-cell>
          <table:table-cell table:style-name="Table5.B12" office:value-type="string">
            <text:p text:style-name="P186">District court</text:p>
          </table:table-cell>
          <table:table-cell table:style-name="Table5.C12" table:number-columns-spanned="2" office:value-type="string">
            <text:p text:style-name="P190">340</text:p>
          </table:table-cell>
          <table:covered-table-cell/>
          <table:table-cell table:style-name="Table5.E12" table:number-columns-spanned="2" office:value-type="string">
            <text:p text:style-name="P190">6.8%</text:p>
          </table:table-cell>
          <table:covered-table-cell/>
        </table:table-row>
        <table:table-row table:style-name="Table5.1">
          <table:table-cell table:style-name="Table5.A13" office:value-type="string">
            <text:p text:style-name="P181"><text:span text:style-name="Default_20_Paragraph_20_Font"><text:span text:style-name="T192">RBNNE</text:span></text:span><text:span text:style-name="Default_20_Paragraph_20_Font"><text:span text:style-name="T205"> (</text:span></text:span><text:span text:style-name="Default_20_Paragraph_20_Font"><text:span text:style-name="T207">Rechtbank Noord-Nederland</text:span></text:span><text:span text:style-name="Default_20_Paragraph_20_Font"><text:span text:style-name="T205">)</text:span></text:span></text:p>
          </table:table-cell>
          <table:table-cell table:style-name="Table5.B13" office:value-type="string">
            <text:p text:style-name="P186">District court</text:p>
          </table:table-cell>
          <table:table-cell table:style-name="Table5.C13" table:number-columns-spanned="2" office:value-type="string">
            <text:p text:style-name="P190">83</text:p>
          </table:table-cell>
          <table:covered-table-cell/>
          <table:table-cell table:style-name="Table5.E13" table:number-columns-spanned="2" office:value-type="string">
            <text:p text:style-name="P190">1.7%</text:p>
          </table:table-cell>
          <table:covered-table-cell/>
        </table:table-row>
        <text:soft-page-break/>
        <table:table-row table:style-name="Table5.1">
          <table:table-cell table:style-name="Table5.A14" office:value-type="string">
            <text:p text:style-name="P181"><text:span text:style-name="Default_20_Paragraph_20_Font"><text:span text:style-name="T192">RBOBR</text:span></text:span><text:span text:style-name="Default_20_Paragraph_20_Font"><text:span text:style-name="T205"> (</text:span></text:span><text:span text:style-name="Default_20_Paragraph_20_Font"><text:span text:style-name="T207">Rechtbank Oost-Brabant</text:span></text:span><text:span text:style-name="Default_20_Paragraph_20_Font"><text:span text:style-name="T205">)</text:span></text:span></text:p>
          </table:table-cell>
          <table:table-cell table:style-name="Table5.B14" office:value-type="string">
            <text:p text:style-name="P186">District court</text:p>
          </table:table-cell>
          <table:table-cell table:style-name="Table5.C14" table:number-columns-spanned="2" office:value-type="string">
            <text:p text:style-name="P190">23</text:p>
          </table:table-cell>
          <table:covered-table-cell/>
          <table:table-cell table:style-name="Table5.E14" table:number-columns-spanned="2" office:value-type="string">
            <text:p text:style-name="P190">0.5%</text:p>
          </table:table-cell>
          <table:covered-table-cell/>
        </table:table-row>
        <table:table-row table:style-name="Table5.1">
          <table:table-cell table:style-name="Table5.A15" office:value-type="string">
            <text:p text:style-name="P181"><text:span text:style-name="Default_20_Paragraph_20_Font"><text:span text:style-name="T192">RBOVE</text:span></text:span><text:span text:style-name="Default_20_Paragraph_20_Font"><text:span text:style-name="T205"> (</text:span></text:span><text:span text:style-name="Default_20_Paragraph_20_Font"><text:span text:style-name="T207">Rechtbank Overijssel</text:span></text:span><text:span text:style-name="Default_20_Paragraph_20_Font"><text:span text:style-name="T205">)</text:span></text:span></text:p>
          </table:table-cell>
          <table:table-cell table:style-name="Table5.B15" office:value-type="string">
            <text:p text:style-name="P186">District court</text:p>
          </table:table-cell>
          <table:table-cell table:style-name="Table5.C15" table:number-columns-spanned="2" office:value-type="string">
            <text:p text:style-name="P190">48</text:p>
          </table:table-cell>
          <table:covered-table-cell/>
          <table:table-cell table:style-name="Table5.E15" table:number-columns-spanned="2" office:value-type="string">
            <text:p text:style-name="P190">1.0%</text:p>
          </table:table-cell>
          <table:covered-table-cell/>
        </table:table-row>
        <table:table-row table:style-name="Table5.1">
          <table:table-cell table:style-name="Table5.A16" office:value-type="string">
            <text:p text:style-name="P181"><text:span text:style-name="Default_20_Paragraph_20_Font"><text:span text:style-name="T192">RBROT</text:span></text:span><text:span text:style-name="Default_20_Paragraph_20_Font"><text:span text:style-name="T205"> (</text:span></text:span><text:span text:style-name="Default_20_Paragraph_20_Font"><text:span text:style-name="T207">Rechtbank Rotterdam</text:span></text:span><text:span text:style-name="Default_20_Paragraph_20_Font"><text:span text:style-name="T205">)</text:span></text:span></text:p>
          </table:table-cell>
          <table:table-cell table:style-name="Table5.B16" office:value-type="string">
            <text:p text:style-name="P186">District court</text:p>
          </table:table-cell>
          <table:table-cell table:style-name="Table5.C16" table:number-columns-spanned="2" office:value-type="string">
            <text:p text:style-name="P190">177</text:p>
          </table:table-cell>
          <table:covered-table-cell/>
          <table:table-cell table:style-name="Table5.E16" table:number-columns-spanned="2" office:value-type="string">
            <text:p text:style-name="P190">3.6%</text:p>
          </table:table-cell>
          <table:covered-table-cell/>
        </table:table-row>
        <table:table-row table:style-name="Table5.1">
          <table:table-cell table:style-name="Table5.A17" office:value-type="string">
            <text:p text:style-name="P181"><text:span text:style-name="Default_20_Paragraph_20_Font"><text:span text:style-name="T192">RBZWB</text:span></text:span><text:span text:style-name="Default_20_Paragraph_20_Font"><text:span text:style-name="T194"> (</text:span></text:span><text:span text:style-name="Default_20_Paragraph_20_Font"><text:span text:style-name="T195">Rechtbank Zeeland-West-Brabant</text:span></text:span><text:span text:style-name="Default_20_Paragraph_20_Font"><text:span text:style-name="T194">)</text:span></text:span></text:p>
          </table:table-cell>
          <table:table-cell table:style-name="Table5.B17" office:value-type="string">
            <text:p text:style-name="P186">District court</text:p>
          </table:table-cell>
          <table:table-cell table:style-name="Table5.C17" table:number-columns-spanned="2" office:value-type="string">
            <text:p text:style-name="P190">521</text:p>
          </table:table-cell>
          <table:covered-table-cell/>
          <table:table-cell table:style-name="Table5.E17" table:number-columns-spanned="2" office:value-type="string">
            <text:p text:style-name="P190">10.5%</text:p>
          </table:table-cell>
          <table:covered-table-cell/>
        </table:table-row>
        <table:table-row table:style-name="Table5.1">
          <table:table-cell table:style-name="Table5.A18" office:value-type="string">
            <text:p text:style-name="P189">Total district court = 2674, 53.8%. Total high court = 2293, 46.2%.</text:p>
          </table:table-cell>
          <table:table-cell table:style-name="Table5.B18" office:value-type="string">
            <text:p text:style-name="P186"/>
          </table:table-cell>
          <table:table-cell table:style-name="Table5.C18" table:number-columns-spanned="2" office:value-type="string">
            <text:p text:style-name="P190"/>
          </table:table-cell>
          <table:covered-table-cell/>
          <table:table-cell table:style-name="Table5.E18" table:number-columns-spanned="2" office:value-type="string">
            <text:p text:style-name="P190"/>
          </table:table-cell>
          <table:covered-table-cell/>
        </table:table-row>
      </table:table>
      <text:h text:style-name="P246" text:outline-level="2"><text:bookmark-start text:name="__RefHeading___Toc6929_744393825"/><text:span text:style-name="Default_20_Paragraph_20_Font"><text:span text:style-name="T596">C. Statistical methods</text:span></text:span><text:bookmark-end text:name="__RefHeading___Toc6929_744393825"/></text:h>
      <text:h text:style-name="Heading_20_3" text:outline-level="3"><text:span text:style-name="Default_20_Paragraph_20_Font"><text:span text:style-name="T600">I. Linear </text:span></text:span><text:span text:style-name="Default_20_Paragraph_20_Font"><text:span text:style-name="T596">regressions </text:span></text:span><text:span text:style-name="Default_20_Paragraph_20_Font"><text:span text:style-name="T600">on verdict length and references</text:span></text:span></text:h>
      <text:p text:style-name="P291"><text:span text:style-name="Default_20_Paragraph_20_Font"><text:span text:style-name="T127">Linear regressions</text:span></text:span></text:p>
      <text:p text:style-name="P179"><text:span text:style-name="Default_20_Paragraph_20_Font"><text:span text:style-name="T127">t-test</text:span></text:span></text:p>
      <text:p text:style-name="P179"><text:span text:style-name="Default_20_Paragraph_20_Font"><text:span text:style-name="T127"/></text:span></text:p>
      <text:p text:style-name="P179"><text:span text:style-name="Default_20_Paragraph_20_Font"><text:span text:style-name="T127">writing style</text:span></text:span></text:p>
      <text:p text:style-name="P179"><text:span text:style-name="Default_20_Paragraph_20_Font"><text:span text:style-name="T126"/></text:span></text:p>
      <text:p text:style-name="P8">use of references over time:</text:p>
      <text:p text:style-name="P39">[ <text:s/>] regressie op referenties doen, en uitleggen</text:p>
      <text:p text:style-name="P39"/>
      <text:p text:style-name="P40">finally, schrijfstijl</text:p>
      <text:p text:style-name="P39">[ <text:s/>] schrijfstijl literatuur</text:p>
      <text:p text:style-name="P39">[ <text:s/>] schrijfstijl methodology</text:p>
      <text:p text:style-name="P39">[ <text:s/>] schrijfstijl analyse</text:p>
      <text:p text:style-name="P27"><text:span text:style-name="Default_20_Paragraph_20_Font"><text:span text:style-name="T126"/></text:span></text:p>
      <text:p text:style-name="P179"><text:span text:style-name="Default_20_Paragraph_20_Font"><text:span text:style-name="T126">Inspiration to measure influence is taken from Šadl and Sankari (2016) who measured the influence of Advocate Generals (AG) at the European Court of Justice. They measure </text:span></text:span><text:span text:style-name="Default_20_Paragraph_20_Font"><text:span text:style-name="T24">implicit influence</text:span></text:span><text:span text:style-name="Default_20_Paragraph_20_Font"><text:span text:style-name="T126"> by considering several parameters, of which the advice of the AG and the actual outcome of the case are two. The theory is that an advice that corresponds with the outcome of the case means that the AG had influence; an advice and outcome that are not similar means that the court deviated from the advice of the AG, therefore the advice did not have any influence. <text:s/>Šadl and Sankari, however, did not employ any statistical hypothesis testing. They only looked at descriptive statistics.</text:span></text:span></text:p>
      <text:p text:style-name="P70"/>
      <text:p text:style-name="P70">In this paper, I take a similar approach as Šadl and Sankari but I do employ statistical hypothesis testing. The theory to measuring influence is based on how well we can predict the outcome of a verdict based on several parameters. In this case, the most important parameter is the relative experience of judicial assistants to judges. The amount of influence this parameter has in explaining the outcome of a verdict, is an important indication for how much the influence an assistant might have.</text:p>
      <text:p text:style-name="P70"/>
      <text:p text:style-name="P179"><text:span text:style-name="Default_20_Paragraph_20_Font"><text:span text:style-name="T126">I use a logistic regression for this because the outcome of a verdict is binary (see section 3.B.VII). The related hypotheses I want to test are:</text:span></text:span></text:p>
      <text:p text:style-name="P70"/>
      <text:p text:style-name="P191"><text:span text:style-name="Default_20_Paragraph_20_Font"><text:span text:style-name="T24">H</text:span></text:span><text:span text:style-name="Default_20_Paragraph_20_Font"><text:span text:style-name="T14">0</text:span></text:span><text:span text:style-name="Default_20_Paragraph_20_Font"><text:span text:style-name="T126">: The relative experience between judge and judicial assistant has </text:span></text:span><text:span text:style-name="Default_20_Paragraph_20_Font"><text:span text:style-name="T29">no</text:span></text:span><text:span text:style-name="Default_20_Paragraph_20_Font"><text:span text:style-name="T126"> effect on the outcome of a verdict.<text:line-break/></text:span></text:span><text:span text:style-name="Default_20_Paragraph_20_Font"><text:span text:style-name="T24">H</text:span></text:span><text:span text:style-name="Default_20_Paragraph_20_Font"><text:span text:style-name="T14">a</text:span></text:span><text:span text:style-name="Default_20_Paragraph_20_Font"><text:span text:style-name="T126">: The relative experience between judge and judicial assistant has </text:span></text:span><text:span text:style-name="Default_20_Paragraph_20_Font"><text:span text:style-name="T29">an</text:span></text:span><text:span text:style-name="Default_20_Paragraph_20_Font"><text:span text:style-name="T126"> effect on the outcome of a verdict.</text:span></text:span></text:p>
      <text:p text:style-name="P70"><text:soft-page-break/></text:p>
      <text:p text:style-name="P70">A logistic regression can also account for the direction of the effect. In simple terms: does the parameter cause more founded or unfounded cases. By adding other parameters in the regression, we can create a stronger model. A logistic regression is used because the dependent variable, the outcome of the case, is binary.</text:p>
      <text:p text:style-name="P70"/>
      <text:p text:style-name="P179"><text:span text:style-name="Default_20_Paragraph_20_Font"><text:span text:style-name="T126">The assumptions that should be tested for using a logistic regression were largely met. The sample size is large enough, and no collinearity was found amongst the interval variables. However, both the complexity index and the relative experience did not pass the Shapiro-Wilk test (test of normality) (</text:span></text:span><text:span text:style-name="Default_20_Paragraph_20_Font"><text:span text:style-name="T24">p </text:span></text:span><text:span text:style-name="Default_20_Paragraph_20_Font"><text:span text:style-name="T126">&lt; 0.05). The relative experience variable passed Levene’s test (</text:span></text:span><text:span text:style-name="Default_20_Paragraph_20_Font"><text:span text:style-name="T24">p &gt; </text:span></text:span><text:span text:style-name="Default_20_Paragraph_20_Font"><text:span text:style-name="T126">0.05) while complexity did not (</text:span></text:span><text:span text:style-name="Default_20_Paragraph_20_Font"><text:span text:style-name="T24">p </text:span></text:span><text:span text:style-name="Default_20_Paragraph_20_Font"><text:span text:style-name="T126">&lt; 0.05). That is a weakness to the test employed.</text:span></text:span></text:p>
      <text:h text:style-name="Heading_20_3" text:outline-level="3"><text:span text:style-name="Default_20_Paragraph_20_Font"><text:span text:style-name="T600">II. </text:span></text:span>Text analysis</text:h>
      <text:p text:style-name="P179"><text:span text:style-name="T601">It is important to note that t</text:span><text:span text:style-name="T545">extual analys</text:span><text:span text:style-name="T601">es</text:span><text:span text:style-name="T583"> </text:span><text:span text:style-name="T545">do</text:span><text:span text:style-name="T584">es</text:span><text:span text:style-name="T545"> not provide a direct, causal relationship between the involvement of judicial assistants in authoring draft judgements and </text:span><text:span text:style-name="T585">them actually </text:span><text:span text:style-name="T545">exerting influence </text:span><text:span text:style-name="T585">over the outcome of a case</text:span><text:span text:style-name="T545">. </text:span><text:span text:style-name="T51">Text analysis does allow us to get </text:span><text:span text:style-name="T419">an indication of how much text is actually authored by judicial assistants (and not corrected by judges). While the authoring draft judgements maybe does not immediately influence the outcome of the case at hand, it does influence the </text:span><text:span text:style-name="T420">understanding</text:span><text:span text:style-name="T419"> of the case in appeal, </text:span><text:span text:style-name="T420">its </text:span><text:span text:style-name="T421">interpretation </text:span><text:span text:style-name="T419">by academics and </text:span><text:span text:style-name="T421">the way </text:span><text:span text:style-name="T419">future judges (and assistants) </text:span><text:span text:style-name="T421">may use the verdict as case law. </text:span><text:span text:style-name="T422">As Thirlway </text:span><text:span text:style-name="T424">(2006)</text:span><text:span text:style-name="T422"> puts it: “</text:span><text:span text:style-name="T423">L</text:span><text:span text:style-name="T421">aw is a matter of words; and it may be said that the choice of words to convey a legal point is in itself the decision of, or a decision on, that point.”</text:span></text:p>
      <text:p text:style-name="P175"/>
      <text:p text:style-name="P179"><text:span text:style-name="T425">While it is a known, widespread practice that judicial assistants author draft verdicts, textual analyses like those </text:span><text:span text:style-name="T419">done by </text:span><text:span text:style-name="T215">Rosenthal and Yoon (2013) and </text:span><text:span text:style-name="T419">Pauwelyn and Pelc (2019), have not been conducted in the Dutch context. </text:span><text:span text:style-name="T425">That, in itself, makes the analysis relevant. However, it is also interesting to understand the extent of the authorship of judicial assistants. Can we find a connection between the experience of judicial assistants and the originality of the text?</text:span><text:span text:style-name="T428"> </text:span><text:span text:style-name="T425">Do we see inexperienced assistants use more standard formulations – taken from previous cases – to come to a decision, </text:span><text:span text:style-name="T427">and a</text:span><text:span text:style-name="T425">re experienced assistants </text:span><text:span text:style-name="T426">more inclined to write an original judgement? </text:span><text:span text:style-name="T427">And how does the experience of the presiding judge, or whether there is a panel of judges reviewing the judgement influence this?</text:span></text:p>
      <text:p text:style-name="P96"/>
      <text:p text:style-name="P96">The type-token ratio is “the number of different words in an opinion (types) as a percentage</text:p>
      <text:p text:style-name="P96">of the total number of words in the opinion (tokens).” Paul J. Wahlbeck, James F. Spriggs II &amp; Lee</text:p>
      <text:p text:style-name="P96">Sigelman, Ghostwriters on the Court? A Stylistic Analysis of U.S. Supreme Court Opinion Drafts, 30</text:p>
      <text:p text:style-name="P96">A M . P OL . R ES . 166, 176 (2002).</text:p>
      <text:p text:style-name="P96"/>
      <text:p text:style-name="P96">The authors analyzed eight stylistic features of the texts,</text:p>
      <text:p text:style-name="P179"><text:span text:style-name="T235">including average word length, average sentence length, footnote frequency, and footnote length. </text:span><text:a xlink:type="simple" xlink:href="https://openscholarship.wustl.edu/cgi/viewcontent.cgi?referer=&amp;httpsredir=1&amp;article=6227&amp;context=law_lawreview" text:style-name="Internet_20_link" text:visited-style-name="Visited_20_Internet_20_Link"><text:span text:style-name="T235">https://openscholarship.wustl.edu/cgi/viewcontent.cgi?referer=&amp;httpsredir=1&amp;article=6227&amp;context=law_lawreview</text:span></text:a><text:span text:style-name="T235"> </text:span></text:p>
      <text:p text:style-name="P27"><text:span text:style-name="T229"/></text:p>
      <text:p text:style-name="P27">In this research, I will focus on four factors that could influence the extent to which a judicial assistant can influence the decision-making process. These factors are taken from Holvast (2017):</text:p>
      <text:list xml:id="list2409406218" text:style-name="L8">
        <text:list-item>
          <text:p text:style-name="P264">The experience of judge and judicial assistant (factor III)</text:p>
        </text:list-item>
        <text:list-item>
          <text:p text:style-name="P264">The complexity of the case (factor V)</text:p>
        </text:list-item>
        <text:list-item>
          <text:p text:style-name="P264"><text:soft-page-break/>Single-judge or panel case (factor VI)</text:p>
        </text:list-item>
        <text:list-item>
          <text:p text:style-name="P264">The institution that handled the case</text:p>
        </text:list-item>
      </text:list>
      <text:p text:style-name="P269"><text:span text:style-name="Default_20_Paragraph_20_Font"><text:span text:style-name="T127"/></text:span></text:p>
      <text:h text:style-name="P242" text:outline-level="1"><text:bookmark-start text:name="__RefHeading___Toc3183_1383133807"/><text:bookmark-start text:name="_Toc73654159"/>4. Analysis &amp; results<text:bookmark-end text:name="__RefHeading___Toc3183_1383133807"/><text:bookmark-end text:name="_Toc73654159"/></text:h>
      <text:h text:style-name="P247" text:outline-level="2"><text:bookmark-start text:name="_Toc73654160"/><text:bookmark-start text:name="__RefHeading___Toc5032_2973193057"/><text:span text:style-name="T162">A. </text:span><text:bookmark-end text:name="_Toc73654160"/><text:span text:style-name="T375">Length of verdicts</text:span><text:bookmark-end text:name="__RefHeading___Toc5032_2973193057"/></text:h>
      <text:p text:style-name="P268">aassafafd</text:p>
      <text:h text:style-name="P247" text:outline-level="2"><text:bookmark-start text:name="__RefHeading___Toc5034_2973193057"/><text:span text:style-name="T376">B</text:span><text:bookmark-start text:name="_Toc736541601"/><text:span text:style-name="T162">. </text:span><text:bookmark-end text:name="_Toc736541601"/><text:span text:style-name="T376">References in </text:span><text:span text:style-name="T375">verdicts</text:span><text:bookmark-end text:name="__RefHeading___Toc5034_2973193057"/></text:h>
      <text:p text:style-name="P268">asdfasfd</text:p>
      <text:h text:style-name="P247" text:outline-level="2"><text:bookmark-start text:name="__RefHeading___Toc5036_2973193057"/><text:span text:style-name="T376">C</text:span><text:bookmark-start text:name="_Toc736541602"/><text:span text:style-name="T162">. </text:span><text:bookmark-end text:name="_Toc736541602"/><text:span text:style-name="T388">Text analysis</text:span><text:bookmark-end text:name="__RefHeading___Toc5036_2973193057"/></text:h>
      <text:p text:style-name="P268">Table 4 shows a logistic regression on four variables: relative experience, complexity panel and institution. Each It shows that our main hypothesis, the relative experience between judges and assistants has no significant effect on the outcome of a verdict, cannot be rejected. This outcome is similar to previous research conducted by Mascini and Holvast (2020) who found that the relative experience did not contribute to the outcome of a case.</text:p>
      <text:p text:style-name="P257"/>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columns-spanned="6" office:value-type="string">
            <text:p text:style-name="P181"><text:span text:style-name="Default_20_Paragraph_20_Font"><text:span text:style-name="T185">Table 4. Logistic regression analysis of 4967 verdicts in administrative law in 2020</text:span></text:span></text:p>
          </table:table-cell>
          <table:covered-table-cell/>
          <table:covered-table-cell/>
          <table:covered-table-cell/>
          <table:covered-table-cell/>
          <table:covered-table-cell/>
        </table:table-row>
        <table:table-row table:style-name="Table6.1">
          <table:table-cell table:style-name="Table6.A2" office:value-type="string">
            <text:p text:style-name="P293">Parameter</text:p>
          </table:table-cell>
          <table:table-cell table:style-name="Table6.A2" office:value-type="string">
            <text:p text:style-name="P293">β</text:p>
          </table:table-cell>
          <table:table-cell table:style-name="Table6.A2" office:value-type="string">
            <text:p text:style-name="P293">S.E.</text:p>
          </table:table-cell>
          <table:table-cell table:style-name="Table6.A2" office:value-type="string">
            <text:p text:style-name="P293">Wald’s χ2</text:p>
          </table:table-cell>
          <table:table-cell table:style-name="Table6.A2" office:value-type="string">
            <text:p text:style-name="P293">df</text:p>
          </table:table-cell>
          <table:table-cell table:style-name="Table6.A2" office:value-type="string">
            <text:p text:style-name="P181"><text:span text:style-name="Default_20_Paragraph_20_Font"><text:span text:style-name="T174">p</text:span></text:span><text:span text:style-name="Default_20_Paragraph_20_Font"><text:span text:style-name="T167">-value</text:span></text:span></text:p>
          </table:table-cell>
        </table:table-row>
        <table:table-row table:style-name="Table6.3">
          <table:table-cell table:style-name="Table6.A3" office:value-type="string">
            <text:p text:style-name="P294">Constant</text:p>
          </table:table-cell>
          <table:table-cell table:style-name="Table6.A3" office:value-type="string">
            <text:p text:style-name="P294">1.07</text:p>
          </table:table-cell>
          <table:table-cell table:style-name="Table6.A3" office:value-type="string">
            <text:p text:style-name="P294">.06</text:p>
          </table:table-cell>
          <table:table-cell table:style-name="Table6.A3" office:value-type="string">
            <text:p text:style-name="P294">310.28</text:p>
          </table:table-cell>
          <table:table-cell table:style-name="Table6.A3" office:value-type="string">
            <text:p text:style-name="P294">1</text:p>
          </table:table-cell>
          <table:table-cell table:style-name="Table6.A3" office:value-type="string">
            <text:p text:style-name="P294">.000</text:p>
          </table:table-cell>
        </table:table-row>
        <table:table-row table:style-name="Table6.3">
          <table:table-cell table:style-name="Table6.A4" office:value-type="string">
            <text:p text:style-name="P294">Relative experience between judge and assistant</text:p>
          </table:table-cell>
          <table:table-cell table:style-name="Table6.A4" office:value-type="string">
            <text:p text:style-name="P294">.00</text:p>
          </table:table-cell>
          <table:table-cell table:style-name="Table6.A4" office:value-type="string">
            <text:p text:style-name="P294">.00</text:p>
          </table:table-cell>
          <table:table-cell table:style-name="Table6.A4" office:value-type="string">
            <text:p text:style-name="P294">.14</text:p>
          </table:table-cell>
          <table:table-cell table:style-name="Table6.A4" office:value-type="string">
            <text:p text:style-name="P294">1</text:p>
          </table:table-cell>
          <table:table-cell table:style-name="Table6.A4" office:value-type="string">
            <text:p text:style-name="P294">.708</text:p>
          </table:table-cell>
        </table:table-row>
        <table:table-row table:style-name="Table6.5">
          <table:table-cell table:style-name="Table6.A4" office:value-type="string">
            <text:p text:style-name="P294">Complexity of verdict</text:p>
          </table:table-cell>
          <table:table-cell table:style-name="Table6.A4" office:value-type="string">
            <text:p text:style-name="P294">-.013</text:p>
          </table:table-cell>
          <table:table-cell table:style-name="Table6.A4" office:value-type="string">
            <text:p text:style-name="P294">.00</text:p>
          </table:table-cell>
          <table:table-cell table:style-name="Table6.A4" office:value-type="string">
            <text:p text:style-name="P294">38.69</text:p>
          </table:table-cell>
          <table:table-cell table:style-name="Table6.A4" office:value-type="string">
            <text:p text:style-name="P294">1</text:p>
          </table:table-cell>
          <table:table-cell table:style-name="Table6.A4" office:value-type="string">
            <text:p text:style-name="P294">.000</text:p>
          </table:table-cell>
        </table:table-row>
        <table:table-row table:style-name="Table6.1">
          <table:table-cell table:style-name="Table6.A4" office:value-type="string">
            <text:p text:style-name="P294">Judged by panel (vs. single-judge)</text:p>
          </table:table-cell>
          <table:table-cell table:style-name="Table6.A4" office:value-type="string">
            <text:p text:style-name="P294">-.37</text:p>
          </table:table-cell>
          <table:table-cell table:style-name="Table6.A4" office:value-type="string">
            <text:p text:style-name="P294">.08</text:p>
          </table:table-cell>
          <table:table-cell table:style-name="Table6.A4" office:value-type="string">
            <text:p text:style-name="P294">19.72</text:p>
          </table:table-cell>
          <table:table-cell table:style-name="Table6.A4" office:value-type="string">
            <text:p text:style-name="P294">1</text:p>
          </table:table-cell>
          <table:table-cell table:style-name="Table6.A4" office:value-type="string">
            <text:p text:style-name="P294">.000</text:p>
          </table:table-cell>
        </table:table-row>
        <table:table-row table:style-name="Table6.7">
          <table:table-cell table:style-name="Table6.A1" office:value-type="string">
            <text:p text:style-name="P294">Institution</text:p>
          </table:table-cell>
          <table:table-cell table:style-name="Table6.A1" office:value-type="string">
            <text:p text:style-name="P294">.34</text:p>
          </table:table-cell>
          <table:table-cell table:style-name="Table6.A1" office:value-type="string">
            <text:p text:style-name="P294">.07</text:p>
          </table:table-cell>
          <table:table-cell table:style-name="Table6.A1" office:value-type="string">
            <text:p text:style-name="P294">25.52</text:p>
          </table:table-cell>
          <table:table-cell table:style-name="Table6.A1" office:value-type="string">
            <text:p text:style-name="P294">1</text:p>
          </table:table-cell>
          <table:table-cell table:style-name="Table6.A1" office:value-type="string">
            <text:p text:style-name="P294">.000</text:p>
          </table:table-cell>
        </table:table-row>
        <table:table-row table:style-name="Table6.7">
          <table:table-cell table:style-name="Table6.A2" table:number-columns-spanned="6" office:value-type="string">
            <text:p text:style-name="P181"><text:span text:style-name="Default_20_Paragraph_20_Font"><text:span text:style-name="T203">Cox &amp; Snell R</text:span></text:span><text:span text:style-name="Default_20_Paragraph_20_Font"><text:span text:style-name="T12">2</text:span></text:span><text:span text:style-name="Default_20_Paragraph_20_Font"><text:span text:style-name="T203"> = .03, Nagelkerke R</text:span></text:span><text:span text:style-name="Default_20_Paragraph_20_Font"><text:span text:style-name="T12">2</text:span></text:span><text:span text:style-name="Default_20_Paragraph_20_Font"><text:span text:style-name="T203"> = .04. </text:span></text:span><text:span text:style-name="Default_20_Paragraph_20_Font"><text:span text:style-name="T210">Experience in days. Complexity is a composite index based on length of verdict, references to previous cases and references to law. Panel is codes such that 0 is a single-judge case and 1 is a panel case. Institution is coded such that 0 are district courts and 1 are higher courts.</text:span></text:span></text:p>
          </table:table-cell>
          <table:covered-table-cell/>
          <table:covered-table-cell/>
          <table:covered-table-cell/>
          <table:covered-table-cell/>
          <table:covered-table-cell/>
        </table:table-row>
      </table:table>
      <text:p text:style-name="P257"/>
      <text:h text:style-name="P247" text:outline-level="2"><text:bookmark-start text:name="__RefHeading___Toc3187_1383133807"/><text:bookmark-start text:name="_Toc73654161"/>B. Other results<text:bookmark-end text:name="__RefHeading___Toc3187_1383133807"/><text:bookmark-end text:name="_Toc73654161"/></text:h>
      <text:p text:style-name="Standard"><text:span text:style-name="Default_20_Paragraph_20_Font"><text:span text:style-name="T6">Three variables do show significant result: complexity, panel and institution (p &lt; 0.001). This is different from the research by Mascini and Holvast (2020), who found that neither panel nor complexity of the verdict was a significant predictor to the outcome of a case. Mascini and Holvast did note that their methodology might be lacking, and that there was relatively little previous research done on these contextual factors.</text:span></text:span></text:p>
      <text:p text:style-name="P268"/>
      <text:p text:style-name="Standard"><text:span text:style-name="Default_20_Paragraph_20_Font"><text:span text:style-name="T6">This model shows a low R2. This means that this model can explain 4% of the variance in outcome of cases. An R2 of 4% is low, especially when compared to the 45.8% that Mascini and Holvast found when checking for other parameters. However, the 4% found for these contextual factors does correspond to the low R2 Mascini and Holvast found for contextual factors (1.3%). </text:span></text:span></text:p>
      <text:p text:style-name="P268"/>
      <text:p text:style-name="Standard"><text:soft-page-break/><text:span text:style-name="Default_20_Paragraph_20_Font"><text:span text:style-name="T6">Some other, exploratory research was done on the dataset. When using the original variables for relative experience (experience of judge and assistant in days), the result did not change both variables were not significant (p &gt; 0.05). A metric that indicates how many cases an assistant has been involved with, also was not significant (p &gt; 0.05). The individual factors of the complexity of the verdict each were significant (p &lt; 0.05). This shows that each factor taken to construct the index contributes to model.</text:span></text:span></text:p>
      <text:h text:style-name="P242" text:outline-level="1"><text:bookmark-start text:name="__RefHeading___Toc3885_2386464143"/><text:bookmark-start text:name="_Toc73654162"/><text:span text:style-name="T162">5. Discussion &amp; </text:span><text:span text:style-name="Default_20_Paragraph_20_Font"><text:span text:style-name="T181">options</text:span></text:span><text:span text:style-name="T162"> for further research</text:span><text:bookmark-end text:name="__RefHeading___Toc3885_2386464143"/><text:bookmark-end text:name="_Toc73654162"/></text:h>
      <text:p text:style-name="P75">In the last chapter I discuss the findings of this paper in the broader context of previous research. I also discuss options for further research and conclude with a reflection on using quantitative methods in legal research.</text:p>
      <text:p text:style-name="P75"/>
      <text:p text:style-name="P4"><text:span text:style-name="T17"><text:tab/>How do different factors affect the influence a judicial assistant </text:span><text:span text:style-name="T30">has </text:span><text:span text:style-name="T17">in the judicial decision-making</text:span></text:p>
      <text:p text:style-name="P11"><text:tab/>process?</text:p>
      <text:p text:style-name="P77"/>
      <text:p text:style-name="P75">The main conclusion of this research was that no connection was found between the relative experience of a judge and assistant, or their individual experience, and the outcome of a case. Additionally, three other factors were found to have a significant result: the complexity of the verdict, whether the case was adjudicated by a single-judge or a panel, and the institution that handled the case.</text:p>
      <text:h text:style-name="Heading_20_2" text:outline-level="2"><text:bookmark-start text:name="__RefHeading___Toc3474_4126577050"/><text:bookmark-start text:name="_Toc73654163"/>A. Implications of this research<text:bookmark-end text:name="__RefHeading___Toc3474_4126577050"/><text:bookmark-end text:name="_Toc73654163"/></text:h>
      <text:p text:style-name="P75">This research fits within a newer field of research on the influence of judicial assistants within the judiciary. The idea to research the experience of judicial assistants came from Holvast (2017) who conducted ethnographic research within the judiciary. Holvast and Mascini (2020) showed that the relative experience of judges and judicial assistants did not contribute to the outcome of a case; this research supports that theory. In contrast to Holvast and Mascini (2020), this research does find that the complexity of the case and panel did contribute to the outcome of the case. This research did find that the level (district court vs. high court) at which a case is handled, does have a significant effect on the outcome of the verdict.</text:p>
      <text:p text:style-name="P75"/>
      <text:p text:style-name="P75">All of these findings should be seen within the context of this research. This research was based on a dataset if 4967 cases published in 2020. The method to analyse such a large number of cases has not yet been employed often within the Dutch context. In that context, this research is innovative. However, since this research is conducted on cases that were published by the Dutch judiciary, and only a small selection of cases are published, the population on which this research was done is biased.</text:p>
      <text:p text:style-name="P75"/>
      <text:p text:style-name="P75">Within the practical context of the judiciary, this research supports the theory that – from the perspective of the outcome of the case – no care should be taken which judge or assistant is assigned to a case. There might be other important factors that play a role in selecting a judge and assistant for a case (like expertise, ambition or sensitivity when it is a case of large societal importance).</text:p>
      <text:p text:style-name="P75"/>
      <text:p text:style-name="P75">In the broader context of legal research, this research is an example of how to use a purely quantitative method to research a practical legal question. Especially the method to construct a complexity index for cases, and the methodology to recognize judges and judicial assistants in large number of cases should allow other legal researchers to do big scale statistical analyses of cases more easily. In any case, this methodology, which has proven to be accurate, should prevent researchers from hand-coding large number of cases themselves.</text:p>
      <text:h text:style-name="Heading_20_2" text:outline-level="2"><text:bookmark-start text:name="__RefHeading___Toc3189_1383133807"/><text:bookmark-start text:name="_Toc73654164"/>B. Further research options<text:bookmark-end text:name="__RefHeading___Toc3189_1383133807"/><text:bookmark-end text:name="_Toc73654164"/></text:h>
      <text:p text:style-name="P75">Various options to extend this research exist. For example, this research can be repeated across different years and legal areas, in order to be able to increase the generalizability of the conclusions of this research. <text:soft-page-break/>This research could also be combined with a survey amongst judges and assistants to collect information on their opinion on the principal-agent theory factors researched by Mascini and Holvast (2020). It is hypothesised that adding those factors should increase the explainability of this model.</text:p>
      <text:p text:style-name="P75"/>
      <text:p text:style-name="P77">The research by Rosenthal and Yoon (2013) has, to my knowledge, not yet been conducted in the Netherlands or on the Dutch judiciary. Repeating that research is interesting, based on this dataset, might be interesting because we would be able to see how much individual judges and assistants contribute to the writing of the verdict.</text:p>
      <text:p text:style-name="P75"/>
      <text:p text:style-name="P75">The research of Šadl and Sankari (2016) on the role the Advocate General plays at an EU level, could be repeated as well within the Dutch context. The Dutch AG has a similar role as the EU AG. Sadl and Sankari did not employ any thorough statistical hypotheses testing; their research was descriptive of nature. Repeating their research for the Dutch context should include statistical hypothesis testing though.</text:p>
      <text:p text:style-name="P75"/>
      <text:p text:style-name="P80">Similarly, further research needs to be carried out to determine the fre-</text:p>
      <text:p text:style-name="P80">quency and impact of ‘speaking separately together,’ both with fellow judges</text:p>
      <text:p text:style-name="P80">and with other members of the court, including clerks and staff of registries.</text:p>
      <text:p text:style-name="P80">What motivates judges to initiate or join coalitions, are certain factors such</text:p>
      <text:p text:style-name="P80">as national, political, or professional backgrounds predictive of their com-</text:p>
      <text:p text:style-name="P80">position, and do they tend to be one-off or stable? Similar studies should be</text:p>
      <text:p text:style-name="P80">conducted to determine when and how clerk influence on international</text:p>
      <text:p text:style-name="P80">courts can be thought of as inappropriate. Should we adopt different ethical</text:p>
      <text:p text:style-name="P80">standards for judicial clerks than for, say, legislative staffers, executive aides,</text:p>
      <text:p text:style-name="P80">or other international civil servants? 289 Is there evidence to suggest that the</text:p>
      <text:p text:style-name="P80">influence of judicial clerks on rulings supersedes that of the judges? 290</text:p>
      <text:p text:style-name="P126">p. 54 from Creamer and Jain (Separate judicial speech)</text:p>
      <text:p text:style-name="P126"/>
      <text:p text:style-name="P84"><text:span text:style-name="T432">C</text:span><text:span text:style-name="T433">oncludin</text:span><text:span text:style-name="T434">g, there is some quantitative research available on exerting influence during the judicial decision-making process. </text:span><text:span text:style-name="T435">I enriched the schematic overview of table 2.B.I. with the quantitative research that exists for reach step; the result can be seen in table 2.B.II. W</text:span><text:span text:style-name="T434">hen </text:span><text:span text:style-name="T435">looking at this table, we see that many steps in the decision-making process are not yet exhaustively researched.</text:span></text:p>
      <text:h text:style-name="P245" text:outline-level="2"><text:bookmark-start text:name="__RefHeading___Toc3191_1383133807"/><text:bookmark-start text:name="_Toc73654165"/>C. Problems of this research<text:bookmark-end text:name="__RefHeading___Toc3191_1383133807"/><text:bookmark-end text:name="_Toc73654165"/></text:h>
      <text:p text:style-name="P75">There are a few important methodological weaknesses that require attention. This research tried to find a <text:s/></text:p>
      <text:p text:style-name="P75"/>
      <text:p text:style-name="P75">While the method of collecting data was innovative – it was a largely automated process – it is also subject to error. 5% of cases were manually checked and showed that the automated process yielded significant accurate results. This manual check does not guarantee the integrity of the rest of the dataset; a full manual check could be done to ensure this.</text:p>
      <text:p text:style-name="P75"/>
      <text:p text:style-name="P75">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an absolute measure for their experience. Self-reported experience might be more accurate than the method used to calculate experience in this research, although there is no literature that specifically deals with this question. <text:soft-page-break/>It is unlikely, however, that the relative experience variable would become significant in this model with the addition of extra factors.</text:p>
      <text:p text:style-name="P75"/>
      <text:p text:style-name="P75">Other factors that explain the outcome of a verdict, such as the merits of the case, the arguments made by all parties, the parties involved with the case and more are not taken into account in this model. Adding those factors might prove factors that were shown significant to become insignificant. Adding those factors, however, is a large and time intensive process. Additionally, not all standard assumptions to employ a logistic regression were met. More specifically, tests of normality failed. This is mitigated by a relatively large sample size (N = 4967).</text:p>
      <text:p text:style-name="P75"/>
      <text:p text:style-name="P75">Lastly, this analysis was done on verdicts that were published by the Dutch judiciary. Only a very small number of cases (0.47% in 2019) were published. Only a specific selection of cases is made public, based on criteria of the Netherlands Council of the Judiciary. This is a significant methodological weakness, because the analysed research population is not generalizable to all verdicts. In other research this weakness is prevented because they analyse jurisdictions or courts where all cases are published. Most statistical analyses on statistics that I found, were done on the level of European courts. The next section contains a more specific analysis on this.</text:p>
      <text:h text:style-name="Heading_20_2" text:outline-level="2"><text:bookmark-start text:name="__RefHeading___Toc8363_2188884813"/><text:bookmark-start text:name="_Toc73654166"/>D. A note on data accessibility within the Dutch judiciary<text:bookmark-end text:name="__RefHeading___Toc8363_2188884813"/><text:bookmark-end text:name="_Toc73654166"/></text:h>
      <text:p text:style-name="P75">A transparent judiciary is essential for the rule of law. In the Netherlands, this is codified in Article 121 of the constitution. However, although all verdicts are ‘made public’, not all verdicts are publicly available. This confusing, but important distinction makes this research difficult. Article 121 only dictates that the verdict must be read out in public, not that the integral text of the verdict should be made public.</text:p>
      <text:p text:style-name="P75"/>
      <text:p text:style-name="P75">To do proper legal analysis that is representative for all cases, a researcher needs access to as much data as possible. An alternative is that the researchers build a representative sample of the total population. In the Dutch context, the sample of cases of which the integral text is available is decided on by the Netherlands Council of the Judiciary. Neither options to do a proper analysis are available to researchers.</text:p>
      <text:p text:style-name="P75"/>
      <text:p text:style-name="Text_20_body"><text:span text:style-name="T162">That weakness is inherent to the current practice of the Council of the Judiciary. From an academic point of view, this is a shame as it does not allow researchers to conduct research over the full population of verdicts. </text:span><text:span text:style-name="Default_20_Paragraph_20_Font"><text:span text:style-name="T15">This problem is not new. For a long time, academics, researchers and legal professionals have called on the Dutch judiciary to publish more verdicts. More recently, Marseille and Wever (2019) wrote about the effects this had on their empirical research. While the number of cases that have been published has risen over the years, there is no realistic outlook on when the judiciary will publish the outcome of all cases.</text:span></text:span></text:p>
      <text:p text:style-name="P67"/>
      <text:p text:style-name="P75"><text:span text:style-name="T13">For research purposes, not having a complete dataset of all verdicts between 2010 and 2020, including the integral text of each verdict, is unfortunate. Not knowing the exact scope of which verdicts (type, legal area, institution, et cetera) are unpublished, means researchers cannot define a research population that is representative of the whole population. Put differently: when you do not know what you do not know, you cannot know whether what you know is enough to do an analysis. </text:span><text:span text:style-name="T3">Additionally, with larger amounts of verdicts available, the power of statistical tests rises. For example, t-tests with larger sample sizes can be done when more verdicts are published.</text:span></text:p>
      <text:p text:style-name="P69"/>
      <text:p text:style-name="P75"><text:soft-page-break/>While I was writing this paper, the Netherlands Council of the Judiciary announced their ambition to publish 75% of all cases (NRC, 2021). I was enjoyed reading this goal, but it did raise a few concerns. They did not speak of the structure in which they wanted to publish verdicts. If they use the data structures that they currently use, researchers will have a lot of effort analysing the role of judges and judicial assistants. They are not included in the dataset and need to be coded by hand or with an algorithm. This method is prone to errors, in contrast to publishing the verdict with the judges and assistants as separate attributes of the verdict. Their announcement also did not contain a deadline. The ambition to publish as many verdicts as possible is not an ambition that should wait until 2030; it is an ambition that should be realized as soon as possible.</text:p>
      <text:h text:style-name="P242" text:outline-level="1"><text:bookmark-start text:name="__RefHeading___Toc3924_2386464143"/><text:bookmark-start text:name="_Toc73654167"/>Bibliography<text:bookmark-end text:name="__RefHeading___Toc3924_2386464143"/><text:bookmark-end text:name="_Toc73654167"/></text:h>
      <text:p text:style-name="P50"><text:span text:style-name="T162">Abram, T., Berling, M., De Mos, P., Van Lingen, S., Verheijden, I.W.H.M., Vermaat, P.J.F.M. &amp; Wichman, M.C. (2011). </text:span><text:span text:style-name="T168">Partners in crime: de juridisch medewerker in de strafrechtspraak, een professional naast de rechter.</text:span><text:span text:style-name="T162"> Den Haag: Programma Strafsector 2010.</text:span></text:p>
      <text:p text:style-name="P31"/>
      <text:p text:style-name="P50"><text:span text:style-name="T162">Baas, R. (2019). </text:span><text:span text:style-name="T168">De meerwaarde van meervoud: Verschillen en overeenkomsten tussen meervoudige en enkelvoudige rechtspraak in het bijzonder in civiele zaken.</text:span><text:span text:style-name="T162"> Wolters Kluwer.</text:span></text:p>
      <text:p text:style-name="P31"/>
      <text:p text:style-name="P50"><text:span text:style-name="T162">Baas, R., De Groot-van Leeuwen, L. &amp; Laemers, M. (2010). </text:span><text:span text:style-name="T168">Rechtspreken: samen of alleen. Over meervoudige en enkelvoudige rechtspraak.</text:span><text:span text:style-name="T162"> Retrieved on February 20, 2021 from </text:span><text:a xlink:type="simple" xlink:href="https://www.rechtspraak.nl/SiteCollectionDocuments/research-memoranda-2010-5-rechtspreken-samen-of-alleen.pdf" text:style-name="Internet_20_link" text:visited-style-name="Visited_20_Internet_20_Link"><text:span text:style-name="T162">https://www.rechtspraak.nl/SiteCollectionDocuments/research-memoranda-2010-5-rechtspreken-samen-of-alleen.pdf</text:span></text:a><text:span text:style-name="T162"> </text:span></text:p>
      <text:p text:style-name="P31"/>
      <text:p text:style-name="P50"><text:span text:style-name="T162">Baetens, F. (2019). </text:span><text:span text:style-name="T168">Legitimacy of Unseen Actors in International Adjudication.</text:span><text:span text:style-name="T162"> Cambridge University Press.</text:span></text:p>
      <text:p text:style-name="P31"/>
      <text:p text:style-name="P50"><text:span text:style-name="T162">Barkhuysen, T., Den Ouden, W. &amp; Schuurmans, Y.E. (2012). </text:span><text:span text:style-name="T168">The Law on Administrative Procedures in the Netherlands. Netherlands Administrative Law Library.</text:span><text:span text:style-name="T162"> DOI </text:span><text:a xlink:type="simple" xlink:href="https://doi.org/10.5553/NALL/.000005" text:style-name="Internet_20_link" text:visited-style-name="Visited_20_Internet_20_Link"><text:span text:style-name="T162">https://doi.org/10.5553/NALL/.000005</text:span></text:a><text:span text:style-name="T162"> </text:span></text:p>
      <text:p text:style-name="P31"/>
      <text:p text:style-name="P34">Bauw, E. Van Dijk, F., Sonnemans, J. (2013). <text:span text:style-name="T7">De waarde van meervoud: de bijdrage van meervoudig beslissen aan de kwaliteit van rechtspraak</text:span><text:span text:style-name="T446">. Nederlands Juristenblad 88(6). Retrieved from </text:span><text:a xlink:type="simple" xlink:href="https://dare.uva.nl/search?identifier=fd65df1c-a293-4771-99fa-dd13f6439878" text:style-name="Internet_20_link" text:visited-style-name="Visited_20_Internet_20_Link"><text:span text:style-name="T446">https://dare.uva.nl/search?identifier=fd65df1c-a293-4771-99fa-dd13f6439878</text:span></text:a><text:span text:style-name="T446"> </text:span></text:p>
      <text:p text:style-name="P31"/>
      <text:p text:style-name="P50"><text:span text:style-name="T162">Bevers, P.J.J.M. (2004). </text:span><text:span text:style-name="T168">Samenwerken binnen de rechterlijke organisatie</text:span><text:span text:style-name="T162">. Boom.</text:span></text:p>
      <text:p text:style-name="P31"/>
      <text:p text:style-name="P50"><text:span text:style-name="T162">Bodig, M. (2015). </text:span><text:span text:style-name="T168">Legal Doctrinal Scholarship and Interdisciplinary Engagement.</text:span><text:span text:style-name="T162"> 2015(2) Erasmus Law Review. DOI: https://doi.org/10.5553/ELR.000035</text:span></text:p>
      <text:p text:style-name="P31"/>
      <text:p text:style-name="P31">Bodwin, K., Rosenthal, J.S. &amp; Yoon, A.H. (2013). Opinion Writing and Authorship on the Supreme Court of Canada. 63(2) The University of Toronto Law Journal.</text:p>
      <text:p text:style-name="P31"/>
      <text:p text:style-name="P59"><text:span text:style-name="T403">B</text:span><text:span text:style-name="T404">o</text:span><text:span text:style-name="T403">nica, A., Chilton, A., Goldin, J., Rozema, K &amp; Sen, M. (2016). </text:span><text:span text:style-name="T172">The Political Ideology of Law Clerks</text:span><text:span text:style-name="T373">. American Law and Economics Review 19 (1): 96-128. </text:span><text:span text:style-name="T274">Retrieved from </text:span><text:a xlink:type="simple" xlink:href="https://j.mp/2ozuHB5" text:style-name="Internet_20_link" text:visited-style-name="Visited_20_Internet_20_Link"><text:span text:style-name="T373">https://j.mp/2ozuHB5</text:span></text:a><text:span text:style-name="T373"> </text:span></text:p>
      <text:p text:style-name="P31"/>
      <text:p text:style-name="P50"><text:span text:style-name="T162">Boston Consulting Group (2019). </text:span><text:span text:style-name="T168">Doorlichting Financiën Rechtspraak. Raad voor de Rechtspraak</text:span><text:span text:style-name="T162">. Retrieved on April 6 from </text:span><text:a xlink:type="simple" xlink:href="https://www.rechtspraak.nl/SiteCollectionDocuments/doorlichting-Rechtspraak-BCG.pdf" text:style-name="Internet_20_link" text:visited-style-name="Visited_20_Internet_20_Link"><text:span text:style-name="T162">https://www.rechtspraak.nl/SiteCollectionDocuments/doorlichting-Rechtspraak-BCG.pdf</text:span></text:a><text:span text:style-name="T162"> </text:span></text:p>
      <text:p text:style-name="P31"/>
      <text:p text:style-name="P50"><text:span text:style-name="T162">Carlson, K., Livermore, M. A. &amp; Rockmore, D. (2016). </text:span><text:span text:style-name="T168">A Quantitative Analysis of Writing Style on the U.S. Supreme Court</text:span><text:span text:style-name="T162">. 93(6) Washington University Law Review.</text:span></text:p>
      <text:p text:style-name="P31"/>
      <text:p text:style-name="P52"><text:span text:style-name="T162">CCJE (2019). </text:span><text:span text:style-name="T168">CCJE Opinion No. 22 </text:span><text:span text:style-name="T171">The Role of Judicial Assistants</text:span><text:span text:style-name="T390">. Retrieved from </text:span><text:a xlink:type="simple" xlink:href="https://rm.coe.int/opinion-22-ccje-en/168098eecb" text:style-name="Internet_20_link" text:visited-style-name="Visited_20_Internet_20_Link"><text:span text:style-name="T162">https://rm.coe.int/opinion-22-ccje-en/168098eecb</text:span></text:a><text:span text:style-name="T162"> </text:span></text:p>
      <text:p text:style-name="P31"/>
      <text:p text:style-name="P50"><text:soft-page-break/><text:span text:style-name="T162">Collins Jr., P.M. (2008). </text:span><text:span text:style-name="T168">Reviewed Work(s): Courtiers of the Marble Palace: The Rise and Influence of the Supreme Court Law Clerk by Todd C. Peppers; Sorcerers' Apprentices: 100 Years of Law Clerks at the United States Supreme Court by Artemus Ward and David L. Weiden</text:span><text:span text:style-name="T162">. The Justice System Journal, Vol. 29, No. 1 (2008), pp. 117-120. Retrieved from </text:span><text:a xlink:type="simple" xlink:href="https://www.jstor.org/stable/27977383" text:style-name="Internet_20_link" text:visited-style-name="Visited_20_Internet_20_Link"><text:span text:style-name="T162">https://www.jstor.org/stable/27977383</text:span></text:a><text:span text:style-name="T162"> </text:span></text:p>
      <text:p text:style-name="P31"/>
      <text:p text:style-name="P50"><text:span text:style-name="T162">Commissie Visitatie Gerechten (2018). </text:span><text:span text:style-name="T168">Rapport visitatie gerechten 2018: Goede rechtspraak, sterke rechtsstaat.</text:span><text:span text:style-name="T162"> Raad voor de Rechtspraak. Retrieved on April 4 from https://www.rechtspraak.nl/SiteCollectionDocuments/Rapport%20Visitatie%202018.PDF</text:span></text:p>
      <text:p text:style-name="P31"/>
      <text:p text:style-name="P50"><text:span text:style-name="T162">Creamer, C. &amp; Jain, N. (2020). S</text:span><text:span text:style-name="T168">eparate Judicial Speech. 61 Virginia Journal of International Law.</text:span><text:span text:style-name="T162"> Retrieved from https://scholarship.law.umn.edu/faculty_articles/689/ </text:span></text:p>
      <text:p text:style-name="P31"/>
      <text:p text:style-name="P50"><text:span text:style-name="T162">De Vey Mestdagh, C. N. J. (2017). </text:span><text:span text:style-name="T168">A Model of Complexity for the Legal Domain. </text:span><text:span text:style-name="T162">Conference proceedings, presented at the IS4SI 2017 Summit Digitalisation for a Sustainable Society. Retrieved on May 24, 2021. </text:span><text:span text:style-name="T391">Retrieved from </text:span><text:a xlink:type="simple" xlink:href="https://www.researchgate.net/publication/318993876_A_Model_of_Complexity_for_the_Legal_Domain" text:style-name="Internet_20_link" text:visited-style-name="Visited_20_Internet_20_Link"><text:span text:style-name="T391">https://www.researchgate.net/publication/318993876_A_Model_of_Complexity_for_the_Legal_Domain</text:span></text:a></text:p>
      <text:p text:style-name="P31"/>
      <text:p text:style-name="P50"><text:span text:style-name="T162">Den Tonkelaar, J. D. A. (2015). </text:span><text:span text:style-name="T168">Hoe komen de bewoordingen van vonnissen en arresten tot stand?</text:span><text:span text:style-name="T162"> July 2015, Ars Aequi.</text:span></text:p>
      <text:p text:style-name="P31"/>
      <text:p text:style-name="P56"><text:span text:style-name="T162">Den Tonkelaar, H. &amp; Visser, D. (2018).</text:span><text:span text:style-name="T168"> Het proces-verbaal en de civiele mondelinge behandeling</text:span><text:span text:style-name="T371">.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371">https://trema.nvvr.org/editie/2018-02/het-proces-verbaal-en-de-civiele-mondelinge-behandeling</text:span></text:a><text:span text:style-name="T371"> </text:span></text:p>
      <text:p text:style-name="P31"/>
      <text:p text:style-name="P58"><text:span text:style-name="T162">Dubelaar, M.J. (2014). </text:span><text:span text:style-name="T168">Betrouwbaar getuigenbewijs</text:span><text:span text:style-name="T371">. M</text:span><text:span text:style-name="T568">eijersreeks deel 228, Kluwer.</text:span></text:p>
      <text:p text:style-name="P31"/>
      <text:p text:style-name="P50"><text:span text:style-name="T162">Dumaij, A., Niaounakis T. &amp; Urlings, T. (2014). P</text:span><text:span text:style-name="T168">roductiviteitstrends bij de rechterlijke macht. Onderzoek naar het effect van regulering op de productiviteitsontwikkeling van rechtspraak en Openbaar Ministerie tussen 1965 en 2011</text:span><text:span text:style-name="T162">.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162">http://resolver.tudelft.nl/uuid:64a65e18-7643-4da7-876d-3581602f6d4f</text:span></text:a><text:span text:style-name="T162"> </text:span></text:p>
      <text:p text:style-name="P31"/>
      <text:p text:style-name="P50"><text:span text:style-name="T162">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162">https://www.elastic.co/guide/en/elasticsearch/reference/current/query-dsl-match-query.html</text:span></text:a><text:span text:style-name="T162"> </text:span></text:p>
      <text:p text:style-name="P31"/>
      <text:p text:style-name="P50"><text:span text:style-name="T162">Ford, F. (2013). </text:span><text:span text:style-name="T168">Complexity and Efficiency at International Criminal Courts.</text:span><text:span text:style-name="T162"> 29 Emory International Law Review p. 1. DOI: </text:span><text:a xlink:type="simple" xlink:href="http://dx.doi.org/10.2139/ssrn.2370540" text:style-name="Internet_20_link" text:visited-style-name="Visited_20_Internet_20_Link"><text:span text:style-name="T162">http://dx.doi.org/10.2139/ssrn.2370540</text:span></text:a><text:span text:style-name="T162"> </text:span></text:p>
      <text:p text:style-name="P31"/>
      <text:p text:style-name="P50"><text:span text:style-name="T162">Gee, H. (2008). </text:span><text:span text:style-name="T168">Book review of Courtiers of the Marble Palace: The Rise and Influence of the Supreme Court Law Clerk.</text:span><text:span text:style-name="T162"> 110 W. Va. L. Rev. (2008).</text:span></text:p>
      <text:p text:style-name="P31"/>
      <text:p text:style-name="P50"><text:span text:style-name="T162">Goelzhauser, G., Kassow, B., &amp; Rice, D. (2021). </text:span><text:span text:style-name="T168">Measuring Supreme Court Case Complexity. Forthcoming, Journal of Law, Economics, and Organization.</text:span><text:span text:style-name="T162"> DOI </text:span><text:a xlink:type="simple" xlink:href="http://dx.doi.org/10.2139/ssrn.3777373" text:style-name="Internet_20_link" text:visited-style-name="Visited_20_Internet_20_Link"><text:span text:style-name="T162">http://dx.doi.org/10.2139/ssrn.3777373</text:span></text:a><text:span text:style-name="T162"> </text:span></text:p>
      <text:p text:style-name="P31"/>
      <text:p text:style-name="P53"><text:span text:style-name="T162">Hol, A. M. (2001). </text:span><text:span text:style-name="T168">De rechterlijke macht in spagaat: Over rechterlijke samenwerking en bestuurlijk grenzen.</text:span><text:span text:style-name="T162"> Part of C. P. M. Cleiren &amp; G. K. Schoep (Eds.). </text:span><text:span text:style-name="T168">Rechterlijke samenwerking. </text:span><text:span text:style-name="T372">Pp</text:span><text:span text:style-name="T162">. 91-100 Gouda</text:span></text:p>
      <text:p text:style-name="P31"/>
      <text:p text:style-name="P50"><text:soft-page-break/><text:span text:style-name="T162">Holvast, N. &amp; Mascini, P. (2020). </text:span><text:span text:style-name="T168">Is the Judge or the Clerk Making the Decision? Measuring the Influence of Judicial Assistants via an Experimental Survey among Dutch District Court Judges.</text:span><text:span text:style-name="T162"> 11(2) International Journal for Court Administration 14. DOI: </text:span><text:a xlink:type="simple" xlink:href="https://doi.org/10.36745/ijca.358" text:style-name="Internet_20_link" text:visited-style-name="Visited_20_Internet_20_Link"><text:span text:style-name="T162">https://doi.org/10.36745/ijca.358</text:span></text:a><text:span text:style-name="T162"> </text:span></text:p>
      <text:p text:style-name="P31"/>
      <text:p text:style-name="P50"><text:span text:style-name="T162">Holvast, N. (2017). </text:span><text:span text:style-name="T168">In the Shadow of the Judge: The Involvement of Judicial Assistants in Dutch District Courts. </text:span><text:span text:style-name="T162">The Hague: Eleven International publishing.</text:span></text:p>
      <text:p text:style-name="P31"/>
      <text:p text:style-name="P50"><text:span text:style-name="T162">Holvast, N. (2021). </text:span><text:span text:style-name="T168">Van achter de schermen naar de voorgrond: Recensie van het preadvies Experimenteren met het vooronderzoek, door Giel Stoepker &amp; Frank Schulmer. </text:span><text:span text:style-name="T162">Nederlands Tijdschrift voor Bestuursrecht (NTB), 2021 (1-2), 29</text:span></text:p>
      <text:p text:style-name="P31"/>
      <text:p text:style-name="P50"><text:span text:style-name="T162">Jensen, J.O. (2020). S</text:span><text:span text:style-name="T168">ecretaries to Arbitral Tribunals: Judicial Assistants Rooted in Party Autonomy.</text:span><text:span text:style-name="T162"> International Journal for Court Administration, 11(3), 7. DOI: </text:span><text:a xlink:type="simple" xlink:href="http://doi.org/10.36745/ijca.356" text:style-name="Internet_20_link" text:visited-style-name="Visited_20_Internet_20_Link"><text:span text:style-name="T162">http://doi.org/10.36745/ijca.356</text:span></text:a><text:span text:style-name="T162"> </text:span></text:p>
      <text:p text:style-name="P31"/>
      <text:p text:style-name="P50"><text:span text:style-name="T162">Kenney, S. (2000). </text:span><text:span text:style-name="T168">Beyond Principals and Agents: Seeing Courts As Organizations By Comparing Référendaires at the European Court of Justice and Law Clerks at the U.S. Supreme Court. </text:span><text:span text:style-name="T162">Comparative Political Studies 33(5) p. 593-625. DOI: </text:span><text:a xlink:type="simple" xlink:href="http://dx.doi.org/10.1177/0010414000033005002" text:style-name="Internet_20_link" text:visited-style-name="Visited_20_Internet_20_Link"><text:span text:style-name="T162">http://dx.doi.org/10.1177/0010414000033005002</text:span></text:a><text:span text:style-name="T162"> </text:span></text:p>
      <text:p text:style-name="P31"/>
      <text:p text:style-name="P50"><text:span text:style-name="T162">Langbroek, P., Van den Bos, K., Thomas, M.S., Milo, M., Van Rossum, W. (2017). </text:span><text:span text:style-name="T168">Methodology of Legal Research: Challenges and Opportunities. </text:span><text:span text:style-name="T162">13(3) Utrecht Law Reeview. DOI: </text:span><text:a xlink:type="simple" xlink:href="https://doi.org/10.18352/ulr.411" text:style-name="Internet_20_link" text:visited-style-name="Visited_20_Internet_20_Link"><text:span text:style-name="T162">https://doi.org/10.18352/ulr.411</text:span></text:a><text:span text:style-name="T162"> </text:span></text:p>
      <text:p text:style-name="P31"/>
      <text:p text:style-name="P50"><text:span text:style-name="T162">Mak, E. (2014).</text:span><text:span text:style-name="T168"> Judicial Decision-Making in a Globalised World. A Comparative Analysis of the Changing Practices of Western Highest Courts. </text:span><text:span text:style-name="T162">Hart Studies in Comparative Public Law, Hart Publishing, Oxford 2013.</text:span></text:p>
      <text:p text:style-name="P31"/>
      <text:p text:style-name="P50"><text:span text:style-name="T162">Marseille B. &amp; Wever, M. (2019). </text:span><text:span text:style-name="T168">Het verstrekken van niet-gepubliceerde uitspraken door de Rechtspraak: Gunst of recht? Website Nederlands Juristenblad</text:span><text:span text:style-name="T162">. Retrieved on April 9, from </text:span><text:a xlink:type="simple" xlink:href="https://www.njb.nl/blogs/het-verstrekken-van-niet-gepubliceerde-uitspraken-door-de-rechtspraak-gunst-of-recht/" text:style-name="Internet_20_link" text:visited-style-name="Visited_20_Internet_20_Link"><text:span text:style-name="T162">https://www.njb.nl/blogs/het-verstrekken-van-niet-gepubliceerde-uitspraken-door-de-rechtspraak-gunst-of-recht/</text:span></text:a><text:span text:style-name="T162"> </text:span></text:p>
      <text:p text:style-name="P31"/>
      <text:p text:style-name="P50"><text:span text:style-name="T162">Mascini, P. and Holvast, N. (2020). </text:span><text:span text:style-name="T168">Explaining Judicial Assistants’ Influence on Adjudication with Principal-Agent Theory and Contextual Factors</text:span><text:span text:style-name="T162">. 11(2) International Journal for Court Administration 15. DOI: </text:span><text:a xlink:type="simple" xlink:href="https://doi.org/10.36745/ijca.357" text:style-name="Internet_20_link" text:visited-style-name="Visited_20_Internet_20_Link"><text:span text:style-name="T162">https://doi.org/10.36745/ijca.357</text:span></text:a><text:span text:style-name="T162"> </text:span></text:p>
      <text:p text:style-name="P31"/>
      <text:p text:style-name="P50"><text:span text:style-name="T162">Medvedeva, M., Vols, M., &amp; Wieling, M. (2020). </text:span><text:span text:style-name="T168">Using machine learning to predict decisions of the European Court of Human Rights.</text:span><text:span text:style-name="T162"> Artif Intell Law 28, 237–266. DOI: https://doi.org/10.1007/s10506-019-09255-y</text:span></text:p>
      <text:p text:style-name="P31"/>
      <text:p text:style-name="P50"><text:span text:style-name="T162">NRC (2021). </text:span><text:span text:style-name="T168">Rechtspraak wil driekwart van de vonnissen online publiceren. </text:span><text:span text:style-name="T162">NRC, 30 mei 2021. Retrieved from </text:span><text:a xlink:type="simple" xlink:href="https://www.nrc.nl/nieuws/2021/05/30/rechtspraak-wil-driekwart-van-de-vonnissen-online-publiceren-a4045465" text:style-name="Internet_20_link" text:visited-style-name="Visited_20_Internet_20_Link"><text:span text:style-name="T162">https://www.nrc.nl/nieuws/2021/05/30/rechtspraak-wil-driekwart-van-de-vonnissen-online-publiceren-a4045465</text:span></text:a><text:span text:style-name="T162"> </text:span></text:p>
      <text:p text:style-name="P31"/>
      <text:p text:style-name="P50"><text:span text:style-name="T162">Pauwelyn, J. &amp; Pelc, K. (2019). </text:span><text:span text:style-name="T168">Who Writes the Rulings of the World Trade Organization? A Critical Assessment of the Role of the Secretariat in WTO Dispute Settlement.</text:span><text:span text:style-name="T162"> Retrieved from: </text:span><text:a xlink:type="simple" xlink:href="https://ssrn.com/abstract=3458872" text:style-name="Internet_20_link" text:visited-style-name="Visited_20_Internet_20_Link"><text:span text:style-name="T162">https://ssrn.com/abstract=3458872</text:span></text:a><text:span text:style-name="T162"> </text:span></text:p>
      <text:p text:style-name="P31"/>
      <text:p text:style-name="P50"><text:soft-page-break/><text:span text:style-name="T162">Peppers, T. (2006). </text:span><text:span text:style-name="T168">Courtiers of the Marble Palace. The Rise and Influence of the Supreme Court Law Clerk.</text:span><text:span text:style-name="T162"> Stanford: Stanford University Press.</text:span></text:p>
      <text:p text:style-name="P31"/>
      <text:p text:style-name="P31">Posner, R. A. (1985). <text:span text:style-name="T7">The federal courts: Crisis and reform.</text:span> Cambridge, Massachusetts, and London, Eng‐</text:p>
      <text:p text:style-name="P31">land: Harvard University Press.</text:p>
      <text:p text:style-name="P31"/>
      <text:p text:style-name="P50"><text:span text:style-name="T162">Raad voor de Rechtspraak (2018). </text:span><text:span text:style-name="T168">Uitleg over geldtekort Rechtspraak.</text:span><text:span text:style-name="T162">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162">https://www.rechtspraak.nl/Organisatie-en-contact/Organisatie/Raad-voor-de-rechtspraak/Nieuws/Paginas/Uitleg-over-geldtekort-Rechtspraak.aspx</text:span></text:a><text:span text:style-name="T162"> </text:span></text:p>
      <text:p text:style-name="P31"/>
      <text:p text:style-name="P54"><text:span text:style-name="T162">Raad voor de Rechtspraak (2020). </text:span><text:span text:style-name="T168">Kengetallen Rechtspraak 2019.</text:span><text:span text:style-name="T162"> Retrieved on February 10, 2021 from </text:span><text:a xlink:type="simple" xlink:href="https://www.rechtspraak.nl/SiteCollectionDocuments/kengetallen-2019.pdf" text:style-name="Internet_20_link" text:visited-style-name="Visited_20_Internet_20_Link"><text:span text:style-name="T162">https://www.rechtspraak.nl/SiteCollectionDocuments/kengetallen-2019.pdf</text:span></text:a><text:span text:style-name="T162"> </text:span></text:p>
      <text:p text:style-name="P32"/>
      <text:p text:style-name="P50"><text:span text:style-name="T162">Raad voor de Rechtspraak (2021). </text:span><text:span text:style-name="T168">Jaarplan 2021 Rechtspraak maakt samenleven mogelijk. </text:span><text:span text:style-name="T162">Rechtspraak.nl. Retrieved from </text:span><text:a xlink:type="simple" xlink:href="https://www.rechtspraak.nl/SiteCollectionDocuments/jaarplan-van-de-Rechtspraak-2021.pdf" text:style-name="Internet_20_link" text:visited-style-name="Visited_20_Internet_20_Link"><text:span text:style-name="T162">https://www.rechtspraak.nl/SiteCollectionDocuments/jaarplan-van-de-Rechtspraak-2021.pdf</text:span></text:a><text:span text:style-name="T162"> <text:s/></text:span></text:p>
      <text:p text:style-name="P31"/>
      <text:p text:style-name="P50"><text:span text:style-name="T162">Raad voor de Rechtspraak (2021a). </text:span><text:span text:style-name="T168">Proceduresoorten in de rechtspraak. </text:span><text:span text:style-name="T162">Rechtspraak.nl. Retrieved on February 21, 2021 from </text:span><text:a xlink:type="simple" xlink:href="https://data.rechtspraak.nl/Waardelijst/Proceduresoorten" text:style-name="Internet_20_link" text:visited-style-name="Visited_20_Internet_20_Link"><text:span text:style-name="T162">https://data.rechtspraak.nl/Waardelijst/Proceduresoorten</text:span></text:a><text:span text:style-name="T162"> </text:span></text:p>
      <text:p text:style-name="P31"/>
      <text:p text:style-name="P50"><text:span text:style-name="T162">Raad voor de Rechtspraak (2021b). R</text:span><text:span text:style-name="T168">echtsgebieden in de rechtspraak.</text:span><text:span text:style-name="T162"> Rechtspraak.nl. Retrieved on February 21, 2021 from </text:span><text:a xlink:type="simple" xlink:href="https://data.rechtspraak.nl/Waardelijst/Rechtsgebieden" text:style-name="Internet_20_link" text:visited-style-name="Visited_20_Internet_20_Link"><text:span text:style-name="T162">https://data.rechtspraak.nl/Waardelijst/Rechtsgebieden</text:span></text:a><text:span text:style-name="T162"> </text:span></text:p>
      <text:p text:style-name="P31"/>
      <text:p text:style-name="P50"><text:span text:style-name="T162">Raad voor de Rechtspraak (2021c). </text:span><text:span text:style-name="T168">Instanties in de rechtspraak</text:span><text:span text:style-name="T162">. Rechtspraak.nl. Retrieved on February 21, 2021 from </text:span><text:a xlink:type="simple" xlink:href="https://data.rechtspraak.nl/Waardelijst/Instanties" text:style-name="Internet_20_link" text:visited-style-name="Visited_20_Internet_20_Link"><text:span text:style-name="T162">https://data.rechtspraak.nl/Waardelijst/Instanties</text:span></text:a><text:span text:style-name="T162"> </text:span></text:p>
      <text:p text:style-name="P31"/>
      <text:p text:style-name="P50"><text:span text:style-name="T162">Raad voor de Rechtspraak (2021d). </text:span><text:span text:style-name="T168">Jaarverslag 2020</text:span><text:span text:style-name="T162">. Retrieved from </text:span><text:a xlink:type="simple" xlink:href="https://jaarverslagrechtspraak.nl/wp-content/uploads/sites/2/2021/04/Jaarverslag-Rechtspraak-2020.pdf" text:style-name="Internet_20_link" text:visited-style-name="Visited_20_Internet_20_Link"><text:span text:style-name="T162">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392">f</text:span></text:a><text:span text:style-name="T392"> </text:span></text:p>
      <text:p text:style-name="P31"/>
      <text:p text:style-name="P51"><text:span text:style-name="T162">Raad voor de Rechtspraak (2021). </text:span><text:span text:style-name="T180">Beroepsgegevens en nevenfuncties van rechters</text:span><text:span text:style-name="T162">. Retrieved on February 21, 2021 from </text:span><text:a xlink:type="simple" xlink:href="https://namenlijst.rechtspraak.nl/#!/zoeken/index" text:style-name="Internet_20_link" text:visited-style-name="Visited_20_Internet_20_Link"><text:span text:style-name="T162">https://namenlijst.rechtspraak.nl/#!/zoeken/index</text:span></text:a></text:p>
      <text:p text:style-name="P33"/>
      <text:p text:style-name="P50"><text:span text:style-name="T162">Sanders, A. (2020). J</text:span><text:span text:style-name="T168">udicial Assistants in Europe – A Comparative Analysis. International Journal for Court Administration</text:span><text:span text:style-name="T162">. 11(3), 2. DOI: </text:span><text:a xlink:type="simple" xlink:href="http://doi.org/10.36745/ijca.360" text:style-name="Internet_20_link" text:visited-style-name="Visited_20_Internet_20_Link"><text:span text:style-name="T162">http://doi.org/10.36745/ijca.360</text:span></text:a><text:span text:style-name="T162"> </text:span></text:p>
      <text:p text:style-name="P31"/>
      <text:p text:style-name="P50"><text:span text:style-name="T162">Scholtens, A.L. (2006). </text:span><text:span text:style-name="T168">De calculerende rechter? Prestatiemeting binnen de rechterlijke macht</text:span><text:span text:style-name="T162">. Erasmus University Rotterdam. Retrieved from </text:span><text:a xlink:type="simple" xlink:href="https://thesis.eur.nl/pub/3885/Scriptie_Versie_14122006.pdf" text:style-name="Internet_20_link" text:visited-style-name="Visited_20_Internet_20_Link"><text:span text:style-name="T162">https://thesis.eur.nl/pub/3885/Scriptie_Versie_14122006.pdf</text:span></text:a><text:span text:style-name="T162"> <text:s/></text:span></text:p>
      <text:p text:style-name="P31"/>
      <text:p text:style-name="P50"><text:span text:style-name="T162">Selectiecriteria uitsprakendatabase rechtspraak.nl. Raad voor de Rechtspraak. Retrieved on February 24, 2021 from </text:span><text:a xlink:type="simple" xlink:href="https://www.rechtspraak.nl/Uitspraken/paginas/selectiecriteria.aspx" text:style-name="Internet_20_link" text:visited-style-name="Visited_20_Internet_20_Link"><text:span text:style-name="T162">https://www.rechtspraak.nl/Uitspraken/paginas/selectiecriteria.aspx</text:span></text:a><text:span text:style-name="T162"> </text:span></text:p>
      <text:p text:style-name="P31"/>
      <text:p text:style-name="P50"><text:span text:style-name="T162">spaCy. (2021) Retrieved on February 24, 2021 from </text:span><text:a xlink:type="simple" xlink:href="https://spacy.io/models/nl" text:style-name="Internet_20_link" text:visited-style-name="Visited_20_Internet_20_Link"><text:span text:style-name="T162">https://spacy.io/models/nl</text:span></text:a><text:span text:style-name="T162"> </text:span></text:p>
      <text:p text:style-name="P31"/>
      <text:p text:style-name="P50"><text:span text:style-name="T162">Stoepker, G.J. &amp; Schulmer, F.M.E. (2020). </text:span><text:span text:style-name="T168">Experimenteren met het vooronderzoek.</text:span><text:span text:style-name="T162">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162">https://verenigingbestuursrecht.nl/wp-content/uploads/2020/11/Experimenteren-met-het-vooronderzoek-preadvies-Jonge-VAR-definitief.pdf</text:span></text:a><text:span text:style-name="T162"> </text:span></text:p>
      <text:p text:style-name="P31"/>
      <text:p text:style-name="P50"><text:soft-page-break/><text:span text:style-name="T162">Thirlway, H. (2006).</text:span><text:span text:style-name="T168"> The Drafting of ICJ Decisions: Some Personal Recollections and Observations. </text:span><text:span text:style-name="T162">15(5) Chinese Journal of International Law. DOI: </text:span><text:a xlink:type="simple" xlink:href="https://doi.org/10.1093/chinesejil/jml003" text:style-name="Internet_20_link" text:visited-style-name="Visited_20_Internet_20_Link"><text:span text:style-name="T162">https://doi.org/10.1093/chinesejil/jml003</text:span></text:a><text:span text:style-name="T162"> </text:span></text:p>
      <text:p text:style-name="P31"/>
      <text:p text:style-name="P57"><text:span text:style-name="T162">Timmerman, M.L. (2018).</text:span><text:span text:style-name="T168"> Het proces-verbaal in de civiele procedure</text:span><text:span text:style-name="T371">. ArbeidsRecht 2018/22. Retrieved from </text:span><text:a xlink:type="simple" xlink:href="https://www.barentskrans.nl/assets/uploads/2018/05/M.L.-Timmerman-Het-proces-verbaal-in-de-civiele-procedure_2433125.pdf" text:style-name="Internet_20_link" text:visited-style-name="Visited_20_Internet_20_Link"><text:span text:style-name="T371">https://www.barentskrans.nl/assets/uploads/2018/05/M.L.-Timmerman-Het-proces-verbaal-in-de-civiele-procedure_2433125.pdf</text:span></text:a><text:span text:style-name="T371"> </text:span></text:p>
      <text:p text:style-name="P31"/>
      <text:p text:style-name="P50"><text:span text:style-name="T162">Van den Berge, L. (2017). </text:span><text:span text:style-name="T168">The Relational Turn in Dutch Administrative Law. </text:span><text:span text:style-name="T162">13(1) Utrecht Law Review. </text:span><text:a xlink:type="simple" xlink:href="https://doi.org/10.18352/ulr.374" text:style-name="Internet_20_link" text:visited-style-name="Visited_20_Internet_20_Link"><text:span text:style-name="T162">https://doi.org/10.18352/ulr.374</text:span></text:a><text:span text:style-name="T162"> </text:span></text:p>
      <text:p text:style-name="P31"/>
      <text:p text:style-name="P50"><text:span text:style-name="T162">Van der Bruggen, G. (2020). </text:span><text:span text:style-name="T168">Klare taal in uitspraken: Meer dan stijl alleen. </text:span><text:span text:style-name="T371">Nederlands Juristenblad 2020/1808. </text:span><text:span text:style-name="T162">Retrieved on February 20, 2021 from </text:span><text:a xlink:type="simple" xlink:href="https://www.recht.nl/vakliteratuur/algemeen/artikel/489233/klare-taal-in-uitspraken-meer-dan-stijl-alleen/" text:style-name="Internet_20_link" text:visited-style-name="Visited_20_Internet_20_Link"><text:span text:style-name="T162">https://www.recht.nl/vakliteratuur/algemeen/artikel/489233/klare-taal-in-uitspraken-meer-dan-stijl-alleen/</text:span></text:a><text:span text:style-name="T162"> </text:span></text:p>
      <text:p text:style-name="P31"/>
      <text:p text:style-name="P50"><text:span text:style-name="T162">van der Torre, A., Jonker, J., Van Tulder, F., Steeman, T. &amp; Paulides, G. (2007). </text:span><text:span text:style-name="T168">Rechtspraak: productiviteit in perspectief. Sociaal en Cultureel Planbureau. </text:span><text:span text:style-name="T162">Retrieved from </text:span><text:a xlink:type="simple" xlink:href="https://www.politieacademie.nl/kennisenonderzoek/kennis/mediatheek/PDF/47833.pdf" text:style-name="Internet_20_link" text:visited-style-name="Visited_20_Internet_20_Link"><text:span text:style-name="T162">https://www.politieacademie.nl/kennisenonderzoek/kennis/mediatheek/PDF/47833.pdf</text:span></text:a><text:span text:style-name="T162"> </text:span></text:p>
      <text:p text:style-name="P31"/>
      <text:p text:style-name="P50"><text:span text:style-name="T162">Van Klink, B. &amp; Taekema, H.S. (Ed.) (2011). </text:span><text:span text:style-name="T168">Law and Method. On Interdisciplinary Research into Law.</text:span><text:span text:style-name="T162"> Tübingen: Mohr Siebeck.</text:span></text:p>
      <text:p text:style-name="P31"/>
      <text:p text:style-name="P50"><text:span text:style-name="T162">Van Noortwijk, K. &amp; De Mulder, R. (2018). </text:span><text:span text:style-name="T168">Het rijpingsproces van juridische technologie. Vooruitzichten voor de zelfrijdende rechter.</text:span><text:span text:style-name="T162"> Computerrecht: tijdschrift voor informatica en recht, 2018(2), 58–63. Retrieved from </text:span><text:a xlink:type="simple" xlink:href="http://hdl.handle.net/1765/113839" text:style-name="Internet_20_link" text:visited-style-name="Visited_20_Internet_20_Link"><text:span text:style-name="T162">http://hdl.handle.net/1765/113839</text:span></text:a><text:span text:style-name="T162"> </text:span></text:p>
      <text:p text:style-name="P31"/>
      <text:p text:style-name="P50"><text:span text:style-name="T162">Van Roermund, B. (2017). </text:span><text:span text:style-name="T168">Filosofie in de rechtszaal. 2(46) Netherlands Journal of Legal Philosophy.</text:span><text:span text:style-name="T162"> DOI: </text:span><text:a xlink:type="simple" xlink:href="https://doi.org/10.5553/NJLP/221307132017046002007" text:style-name="Internet_20_link" text:visited-style-name="Visited_20_Internet_20_Link"><text:span text:style-name="T162">https://doi.org/10.5553/NJLP/221307132017046002007</text:span></text:a><text:span text:style-name="T162"> </text:span></text:p>
      <text:p text:style-name="P31"/>
      <text:p text:style-name="P50"><text:span text:style-name="T162">Ward, A. &amp; Weiden, D. L. (2006). </text:span><text:span text:style-name="T168">Sorcerers’ Apprentices: 100 Years of Law Clerks at the United States Supreme Court. </text:span><text:span text:style-name="T162">New York: New York University Press.</text:span></text:p>
      <text:p text:style-name="P31"/>
      <text:p text:style-name="P31">Šadl, U. &amp; Sankari, S. (2016). The elusive influence of the Advocate General on the Court of Justice: the case of European citizenship. Yearbook of European Law, Forthcoming, iCourts Working Paper Series No. 70. DOI: http://dx.doi.org/10.2139/ssrn.279603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3252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orphans="2" fo:widows="2" fo:hyphenation-ladder-count="no-limit" style:text-autospace="none" style:vertical-align="auto"/>
      <style:text-properties style:font-name="Liberation Serif1" fo:font-family="'Liberation Serif'" style:font-family-generic="roman" style:font-pitch="variable" fo:font-size="11pt" fo:language="en" fo:country="US" style:letter-kerning="false" fo:background-color="#ffff00" style:font-size-asian="11p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ext-properties fo:font-size="12pt" fo:font-weight="bold"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49</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28T19:30:55.939319012</dc:date>
    <meta:editing-cycles>1024</meta:editing-cycles>
    <meta:editing-duration>P2DT8H1M31S</meta:editing-duration>
    <meta:document-statistic meta:table-count="8" meta:image-count="0" meta:object-count="0" meta:page-count="49" meta:paragraph-count="706" meta:word-count="20168" meta:character-count="130644" meta:non-whitespace-character-count="111077"/>
    <meta:template xlink:type="simple" xlink:actuate="onRequest" xlink:title="" xlink:href="../20210619%20-%20Seib%20-%20v5%20-%20Third%20draft.odt/Normal"/>
  </office:meta>
</office:document-meta>
</file>